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fo:font-weight="normal" officeooo:paragraph-rsid="0004660a" style:font-weight-asian="normal" style:font-weight-complex="normal"/>
    </style:style>
    <style:style style:name="P2" style:family="paragraph" style:parent-style-name="Standard">
      <style:paragraph-properties fo:line-height="150%"/>
      <style:text-properties fo:font-weight="normal" officeooo:paragraph-rsid="012ae591" style:font-weight-asian="normal" style:font-weight-complex="normal"/>
    </style:style>
    <style:style style:name="P3" style:family="paragraph" style:parent-style-name="Standard">
      <style:paragraph-properties fo:line-height="150%"/>
      <style:text-properties fo:font-weight="normal" officeooo:rsid="00aa520e" officeooo:paragraph-rsid="00aa520e" style:font-weight-asian="normal" style:font-weight-complex="normal"/>
    </style:style>
    <style:style style:name="P4" style:family="paragraph" style:parent-style-name="Standard">
      <style:paragraph-properties fo:line-height="150%"/>
      <style:text-properties fo:font-weight="normal" officeooo:rsid="000a664b" officeooo:paragraph-rsid="00381a68" style:font-weight-asian="normal" style:font-weight-complex="normal"/>
    </style:style>
    <style:style style:name="P5" style:family="paragraph" style:parent-style-name="Standard">
      <style:paragraph-properties fo:line-height="150%"/>
      <style:text-properties fo:font-weight="normal" officeooo:rsid="000a664b" officeooo:paragraph-rsid="003be1db" style:font-weight-asian="normal" style:font-weight-complex="normal"/>
    </style:style>
    <style:style style:name="P6" style:family="paragraph" style:parent-style-name="Standard">
      <style:paragraph-properties fo:line-height="150%"/>
      <style:text-properties fo:font-weight="normal" officeooo:paragraph-rsid="00339ad2" style:font-weight-asian="normal" style:font-weight-complex="normal"/>
    </style:style>
    <style:style style:name="P7" style:family="paragraph" style:parent-style-name="Standard">
      <style:paragraph-properties fo:line-height="150%"/>
      <style:text-properties fo:font-weight="normal" officeooo:paragraph-rsid="00f64cc0" style:font-weight-asian="normal" style:font-weight-complex="normal"/>
    </style:style>
    <style:style style:name="P8" style:family="paragraph" style:parent-style-name="Standard">
      <style:paragraph-properties fo:line-height="150%"/>
      <style:text-properties officeooo:paragraph-rsid="0209275a"/>
    </style:style>
    <style:style style:name="P9" style:family="paragraph" style:parent-style-name="Standard">
      <style:paragraph-properties fo:line-height="150%"/>
      <style:text-properties fo:font-weight="normal" officeooo:paragraph-rsid="01e372d2" style:font-weight-asian="normal" style:font-weight-complex="normal"/>
    </style:style>
    <style:style style:name="P10" style:family="paragraph" style:parent-style-name="Standard">
      <style:paragraph-properties fo:line-height="150%"/>
      <style:text-properties officeooo:paragraph-rsid="020ad4c5" style:font-weight-asian="normal"/>
    </style:style>
    <style:style style:name="P11" style:family="paragraph" style:parent-style-name="Standard">
      <style:paragraph-properties fo:line-height="150%"/>
      <style:text-properties fo:font-weight="normal" officeooo:paragraph-rsid="0133675a" style:font-weight-asian="normal" style:font-weight-complex="normal"/>
    </style:style>
    <style:style style:name="P12" style:family="paragraph" style:parent-style-name="Standard">
      <style:paragraph-properties fo:line-height="150%"/>
      <style:text-properties fo:font-weight="normal" officeooo:paragraph-rsid="0264f729" style:font-weight-asian="normal" style:font-weight-complex="normal"/>
    </style:style>
    <style:style style:name="P13" style:family="paragraph" style:parent-style-name="Standard">
      <style:paragraph-properties fo:line-height="150%"/>
      <style:text-properties fo:font-weight="normal" officeooo:paragraph-rsid="02569033" style:font-weight-asian="normal" style:font-weight-complex="normal"/>
    </style:style>
    <style:style style:name="P14" style:family="paragraph" style:parent-style-name="Standard">
      <style:paragraph-properties fo:line-height="150%"/>
      <style:text-properties fo:font-weight="normal" officeooo:paragraph-rsid="0217ee7e" fo:background-color="transparent" style:font-weight-asian="normal" style:font-weight-complex="normal"/>
    </style:style>
    <style:style style:name="P15" style:family="paragraph" style:parent-style-name="Standard">
      <style:paragraph-properties fo:line-height="150%"/>
      <style:text-properties fo:font-style="normal" fo:font-weight="normal" officeooo:rsid="00153305" officeooo:paragraph-rsid="017cd77a" style:font-style-asian="normal" style:font-weight-asian="normal" style:font-style-complex="normal" style:font-weight-complex="normal"/>
    </style:style>
    <style:style style:name="P16" style:family="paragraph" style:parent-style-name="Standard">
      <style:paragraph-properties fo:line-height="150%"/>
      <style:text-properties fo:font-weight="normal" officeooo:paragraph-rsid="007d6f04" style:font-weight-asian="normal" style:font-weight-complex="normal"/>
    </style:style>
    <style:style style:name="P17" style:family="paragraph" style:parent-style-name="Standard">
      <style:paragraph-properties fo:line-height="150%"/>
      <style:text-properties style:text-position="0% 100%" fo:font-style="normal" fo:font-weight="normal" officeooo:rsid="01856f96" officeooo:paragraph-rsid="0004660a" style:font-style-asian="normal" style:font-weight-asian="normal" style:font-style-complex="normal" style:font-weight-complex="normal"/>
    </style:style>
    <style:style style:name="P18" style:family="paragraph" style:parent-style-name="Standard">
      <style:paragraph-properties fo:line-height="150%"/>
      <style:text-properties fo:font-weight="normal" officeooo:paragraph-rsid="017a329d" style:font-weight-asian="normal" style:font-weight-complex="normal"/>
    </style:style>
    <style:style style:name="P19" style:family="paragraph" style:parent-style-name="Standard">
      <style:paragraph-properties fo:line-height="150%"/>
      <style:text-properties fo:font-weight="normal" officeooo:paragraph-rsid="01f7d096" style:font-weight-asian="normal" style:font-weight-complex="normal"/>
    </style:style>
    <style:style style:name="P20" style:family="paragraph" style:parent-style-name="Standard">
      <style:paragraph-properties fo:line-height="150%"/>
      <style:text-properties fo:font-weight="normal" officeooo:paragraph-rsid="0097d4dc" style:font-weight-asian="normal" style:font-weight-complex="normal"/>
    </style:style>
    <style:style style:name="P21" style:family="paragraph" style:parent-style-name="Standard">
      <style:paragraph-properties fo:line-height="150%"/>
      <style:text-properties fo:font-weight="normal" officeooo:paragraph-rsid="016c5f1d" style:font-weight-asian="normal" style:font-weight-complex="normal"/>
    </style:style>
    <style:style style:name="P22" style:family="paragraph" style:parent-style-name="Standard">
      <style:paragraph-properties fo:line-height="150%"/>
      <style:text-properties fo:font-weight="normal" officeooo:rsid="00aa520e" officeooo:paragraph-rsid="00e40c50" style:font-weight-asian="normal" style:font-weight-complex="normal"/>
    </style:style>
    <style:style style:name="P23" style:family="paragraph" style:parent-style-name="Standard">
      <style:paragraph-properties fo:line-height="150%"/>
      <style:text-properties fo:font-weight="normal" officeooo:paragraph-rsid="0004660a" style:font-weight-asian="normal" style:font-weight-complex="normal"/>
    </style:style>
    <style:style style:name="P24" style:family="paragraph" style:parent-style-name="Standard">
      <style:paragraph-properties fo:line-height="150%"/>
      <style:text-properties fo:font-weight="normal" officeooo:paragraph-rsid="00339ad2" style:font-weight-asian="normal" style:font-weight-complex="normal"/>
    </style:style>
    <style:style style:name="P25" style:family="paragraph" style:parent-style-name="Standard">
      <style:paragraph-properties fo:line-height="150%"/>
      <style:text-properties fo:font-weight="normal" officeooo:paragraph-rsid="00f64cc0" style:font-weight-asian="normal" style:font-weight-complex="normal"/>
    </style:style>
    <style:style style:name="P26" style:family="paragraph" style:parent-style-name="Standard">
      <style:paragraph-properties fo:line-height="150%"/>
      <style:text-properties fo:font-weight="normal" officeooo:paragraph-rsid="01e372d2" style:font-weight-asian="normal" style:font-weight-complex="normal"/>
    </style:style>
    <style:style style:name="P27" style:family="paragraph" style:parent-style-name="Standard">
      <style:paragraph-properties fo:line-height="150%"/>
      <style:text-properties fo:font-weight="normal" officeooo:paragraph-rsid="0133675a" style:font-weight-asian="normal" style:font-weight-complex="normal"/>
    </style:style>
    <style:style style:name="P28" style:family="paragraph" style:parent-style-name="Standard">
      <style:paragraph-properties fo:line-height="150%"/>
      <style:text-properties fo:font-weight="normal" officeooo:paragraph-rsid="0264f729" style:font-weight-asian="normal" style:font-weight-complex="normal"/>
    </style:style>
    <style:style style:name="P29" style:family="paragraph" style:parent-style-name="Standard">
      <style:paragraph-properties fo:line-height="150%"/>
      <style:text-properties fo:font-weight="normal" officeooo:paragraph-rsid="02569033" style:font-weight-asian="normal" style:font-weight-complex="normal"/>
    </style:style>
    <style:style style:name="P30" style:family="paragraph" style:parent-style-name="Standard">
      <style:paragraph-properties fo:line-height="150%"/>
      <style:text-properties fo:font-weight="normal" officeooo:paragraph-rsid="007d6f04" style:font-weight-asian="normal" style:font-weight-complex="normal"/>
    </style:style>
    <style:style style:name="P31" style:family="paragraph" style:parent-style-name="Standard">
      <style:paragraph-properties fo:line-height="150%"/>
      <style:text-properties fo:font-weight="normal" officeooo:paragraph-rsid="017a329d" style:font-weight-asian="normal" style:font-weight-complex="normal"/>
    </style:style>
    <style:style style:name="P32" style:family="paragraph" style:parent-style-name="Standard">
      <style:paragraph-properties fo:line-height="150%"/>
      <style:text-properties fo:font-weight="normal" officeooo:paragraph-rsid="01f7d096" style:font-weight-asian="normal" style:font-weight-complex="normal"/>
    </style:style>
    <style:style style:name="P33" style:family="paragraph" style:parent-style-name="Standard">
      <style:paragraph-properties fo:line-height="150%"/>
      <style:text-properties fo:font-weight="normal" officeooo:paragraph-rsid="0097d4dc" style:font-weight-asian="normal" style:font-weight-complex="normal"/>
    </style:style>
    <style:style style:name="P34" style:family="paragraph" style:parent-style-name="Standard">
      <style:paragraph-properties fo:line-height="150%"/>
      <style:text-properties fo:font-weight="normal" officeooo:paragraph-rsid="016c5f1d" style:font-weight-asian="normal" style:font-weight-complex="normal"/>
    </style:style>
    <style:style style:name="P35" style:family="paragraph" style:parent-style-name="Standard">
      <style:paragraph-properties fo:line-height="150%"/>
      <style:text-properties fo:font-weight="normal" officeooo:paragraph-rsid="00153305" style:font-weight-asian="normal" style:font-weight-complex="normal"/>
    </style:style>
    <style:style style:name="P36" style:family="paragraph" style:parent-style-name="Standard">
      <style:paragraph-properties fo:line-height="150%"/>
      <style:text-properties fo:font-weight="normal" officeooo:paragraph-rsid="022c8cc5" style:font-weight-asian="normal" style:font-weight-complex="normal"/>
    </style:style>
    <style:style style:name="P37" style:family="paragraph" style:parent-style-name="Standard">
      <style:paragraph-properties fo:line-height="150%"/>
      <style:text-properties fo:font-weight="normal" officeooo:paragraph-rsid="025ad070" style:font-weight-asian="normal" style:font-weight-complex="normal"/>
    </style:style>
    <style:style style:name="P38" style:family="paragraph" style:parent-style-name="Standard">
      <style:paragraph-properties fo:line-height="150%"/>
      <style:text-properties fo:font-weight="normal" officeooo:rsid="00aa520e" officeooo:paragraph-rsid="00aa520e" style:font-weight-asian="normal" style:font-weight-complex="normal"/>
    </style:style>
    <style:style style:name="P39" style:family="paragraph" style:parent-style-name="Standard">
      <style:paragraph-properties fo:line-height="150%"/>
      <style:text-properties fo:font-weight="normal" officeooo:rsid="00aa520e" officeooo:paragraph-rsid="00e40c50" style:font-weight-asian="normal" style:font-weight-complex="normal"/>
    </style:style>
    <style:style style:name="P40" style:family="paragraph" style:parent-style-name="Standard">
      <style:paragraph-properties fo:line-height="150%"/>
      <style:text-properties fo:font-weight="normal" officeooo:rsid="000a664b" officeooo:paragraph-rsid="00381a68" style:font-weight-asian="normal" style:font-weight-complex="normal"/>
    </style:style>
    <style:style style:name="P41" style:family="paragraph" style:parent-style-name="Standard">
      <style:paragraph-properties fo:line-height="150%"/>
      <style:text-properties fo:font-weight="normal" officeooo:rsid="000a664b" officeooo:paragraph-rsid="003be1db" style:font-weight-asian="normal" style:font-weight-complex="normal"/>
    </style:style>
    <style:style style:name="P42" style:family="paragraph" style:parent-style-name="Standard">
      <style:paragraph-properties fo:line-height="150%"/>
      <style:text-properties fo:font-weight="normal" officeooo:rsid="000a664b" officeooo:paragraph-rsid="0046ea9a" style:font-weight-asian="normal" style:font-weight-complex="normal"/>
    </style:style>
    <style:style style:name="P43" style:family="paragraph" style:parent-style-name="Standard">
      <style:paragraph-properties fo:line-height="150%"/>
      <style:text-properties fo:font-weight="normal" officeooo:rsid="00140e56" officeooo:paragraph-rsid="00140e56" style:font-weight-asian="normal" style:font-weight-complex="normal"/>
    </style:style>
    <style:style style:name="P44" style:family="paragraph" style:parent-style-name="Standard">
      <style:paragraph-properties fo:line-height="150%"/>
      <style:text-properties fo:font-weight="normal" officeooo:rsid="012ae591" officeooo:paragraph-rsid="012ae591" style:font-weight-asian="normal" style:font-weight-complex="normal"/>
    </style:style>
    <style:style style:name="P45" style:family="paragraph" style:parent-style-name="Standard">
      <style:paragraph-properties fo:line-height="150%"/>
      <style:text-properties officeooo:paragraph-rsid="0209275a"/>
    </style:style>
    <style:style style:name="P46" style:family="paragraph" style:parent-style-name="Standard">
      <style:paragraph-properties fo:line-height="150%"/>
      <style:text-properties officeooo:paragraph-rsid="0004660a"/>
    </style:style>
    <style:style style:name="P47" style:family="paragraph" style:parent-style-name="Standard">
      <style:paragraph-properties fo:line-height="150%"/>
      <style:text-properties officeooo:paragraph-rsid="0297e04f"/>
    </style:style>
    <style:style style:name="P48" style:family="paragraph" style:parent-style-name="Standard">
      <style:paragraph-properties fo:line-height="150%"/>
      <style:text-properties officeooo:paragraph-rsid="000ee3d2" style:font-weight-asian="normal"/>
    </style:style>
    <style:style style:name="P49" style:family="paragraph" style:parent-style-name="Standard">
      <style:paragraph-properties fo:line-height="150%"/>
      <style:text-properties fo:font-style="normal" fo:font-weight="normal" officeooo:rsid="00153305" officeooo:paragraph-rsid="017cd77a" style:font-style-asian="normal" style:font-weight-asian="normal" style:font-style-complex="normal" style:font-weight-complex="normal"/>
    </style:style>
    <style:style style:name="P50" style:family="paragraph" style:parent-style-name="Standard">
      <style:paragraph-properties fo:line-height="150%"/>
      <style:text-properties style:text-position="0% 100%" fo:font-style="normal" fo:font-weight="normal" officeooo:rsid="01856f96" officeooo:paragraph-rsid="0004660a" style:font-style-asian="normal" style:font-weight-asian="normal" style:font-style-complex="normal" style:font-weight-complex="normal"/>
    </style:style>
    <style:style style:name="P51" style:family="paragraph" style:parent-style-name="Standard">
      <style:paragraph-properties fo:line-height="150%"/>
      <style:text-properties fo:font-weight="bold" officeooo:paragraph-rsid="0004660a" style:font-weight-asian="bold" style:font-weight-complex="bold"/>
    </style:style>
    <style:style style:name="P52" style:family="paragraph" style:parent-style-name="Standard">
      <style:paragraph-properties fo:line-height="150%"/>
      <style:text-properties fo:font-variant="normal" fo:text-transform="none" fo:color="#000000" style:font-name="Liberation Serif" fo:letter-spacing="normal" fo:font-weight="normal" officeooo:rsid="000fa3bf" officeooo:paragraph-rsid="00136777" style:font-name-asian="Liberation Serif" style:font-size-asian="10.5pt" style:font-style-asian="normal" style:font-weight-asian="normal" style:font-weight-complex="normal"/>
    </style:style>
    <style:style style:name="P53" style:family="paragraph" style:parent-style-name="Standard">
      <style:paragraph-properties fo:line-height="150%"/>
      <style:text-properties fo:font-variant="normal" fo:text-transform="none" fo:color="#000000" style:font-name="Liberation Serif" fo:letter-spacing="normal" fo:font-weight="normal" officeooo:rsid="00153305" officeooo:paragraph-rsid="0014a511" fo:background-color="transparent" style:font-name-asian="Liberation Serif" style:font-size-asian="10.5pt" style:font-style-asian="normal" style:font-weight-asian="normal" style:font-weight-complex="normal"/>
    </style:style>
    <style:style style:name="P54" style:family="paragraph" style:parent-style-name="Standard">
      <style:paragraph-properties fo:line-height="150%"/>
      <style:text-properties fo:font-style="italic" fo:font-weight="normal" officeooo:rsid="000fa3bf" officeooo:paragraph-rsid="000fa3bf" style:font-style-asian="italic" style:font-weight-asian="normal" style:font-style-complex="italic" style:font-weight-complex="normal"/>
    </style:style>
    <style:style style:name="P55" style:family="paragraph" style:parent-style-name="Standard">
      <style:paragraph-properties fo:line-height="150%"/>
      <style:text-properties fo:font-style="italic" fo:font-weight="normal" officeooo:rsid="00153305" officeooo:paragraph-rsid="00153305" style:font-style-asian="italic" style:font-weight-asian="normal" style:font-style-complex="italic" style:font-weight-complex="normal"/>
    </style:style>
    <style:style style:name="P56" style:family="paragraph" style:parent-style-name="Standard">
      <style:paragraph-properties fo:line-height="150%"/>
      <style:text-properties fo:font-style="italic" fo:font-weight="normal" officeooo:rsid="0135502a" officeooo:paragraph-rsid="0135502a" style:font-style-asian="italic" style:font-weight-asian="normal" style:font-style-complex="italic" style:font-weight-complex="normal"/>
    </style:style>
    <style:style style:name="P57" style:family="paragraph" style:parent-style-name="Standard">
      <style:paragraph-properties fo:line-height="150%"/>
      <style:text-properties fo:font-style="italic" officeooo:rsid="000fa3bf" officeooo:paragraph-rsid="000fa3bf" style:font-style-asian="italic" style:font-weight-asian="normal" style:font-style-complex="italic"/>
    </style:style>
    <style:style style:name="P58" style:family="paragraph" style:parent-style-name="Standard">
      <style:paragraph-properties fo:line-height="150%"/>
      <style:text-properties style:font-name="Liberation Serif1" fo:font-style="normal" fo:font-weight="normal" officeooo:rsid="00262ced" officeooo:paragraph-rsid="0020449e" style:font-style-asian="normal" style:font-weight-asian="normal" style:font-style-complex="normal" style:font-weight-complex="normal"/>
    </style:style>
    <style:style style:name="P59" style:family="paragraph" style:parent-style-name="Standard">
      <style:text-properties style:font-name="Liberation Serif" fo:font-size="12pt"/>
    </style:style>
    <style:style style:name="P60" style:family="paragraph" style:parent-style-name="Standard">
      <style:paragraph-properties fo:line-height="150%" fo:break-before="page"/>
      <style:text-properties fo:font-weight="bold" officeooo:paragraph-rsid="0004660a" style:font-weight-asian="bold" style:font-weight-complex="bold"/>
    </style:style>
    <style:style style:name="P61" style:family="paragraph" style:parent-style-name="Standard">
      <style:paragraph-properties fo:line-height="150%" fo:break-before="page"/>
      <style:text-properties fo:font-weight="bold" officeooo:rsid="01ff0443" officeooo:paragraph-rsid="01ff0443" style:font-weight-asian="bold" style:font-weight-complex="bold"/>
    </style:style>
    <style:style style:name="P62" style:family="paragraph" style:parent-style-name="Standard">
      <style:paragraph-properties fo:line-height="150%" fo:break-before="page"/>
      <style:text-properties fo:font-weight="bold" officeooo:rsid="0201be14" officeooo:paragraph-rsid="0297e04f" style:font-weight-asian="bold" style:font-weight-complex="bold"/>
    </style:style>
    <style:style style:name="P63"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64" style:family="paragraph" style:parent-style-name="Standard">
      <style:paragraph-properties fo:line-height="150%"/>
      <style:text-properties fo:font-weight="normal" officeooo:paragraph-rsid="012ae591" style:font-weight-asian="normal" style:font-weight-complex="normal"/>
    </style:style>
    <style:style style:name="P65" style:family="paragraph" style:parent-style-name="Standard">
      <style:paragraph-properties fo:line-height="150%"/>
      <style:text-properties fo:font-weight="normal" officeooo:paragraph-rsid="0004660a" style:font-weight-asian="normal" style:font-weight-complex="normal"/>
    </style:style>
    <style:style style:name="P66" style:family="paragraph" style:parent-style-name="Standard">
      <style:paragraph-properties fo:line-height="150%"/>
      <style:text-properties fo:font-weight="normal" officeooo:paragraph-rsid="00339ad2" style:font-weight-asian="normal" style:font-weight-complex="normal"/>
    </style:style>
    <style:style style:name="P67" style:family="paragraph" style:parent-style-name="Standard">
      <style:paragraph-properties fo:line-height="150%"/>
      <style:text-properties fo:font-weight="normal" officeooo:paragraph-rsid="00f64cc0" style:font-weight-asian="normal" style:font-weight-complex="normal"/>
    </style:style>
    <style:style style:name="P68" style:family="paragraph" style:parent-style-name="Standard">
      <style:paragraph-properties fo:line-height="150%"/>
      <style:text-properties fo:font-weight="normal" officeooo:paragraph-rsid="01e372d2" style:font-weight-asian="normal" style:font-weight-complex="normal"/>
    </style:style>
    <style:style style:name="P69" style:family="paragraph" style:parent-style-name="Standard">
      <style:paragraph-properties fo:line-height="150%"/>
      <style:text-properties fo:font-weight="normal" officeooo:paragraph-rsid="0133675a" style:font-weight-asian="normal" style:font-weight-complex="normal"/>
    </style:style>
    <style:style style:name="P70" style:family="paragraph" style:parent-style-name="Standard">
      <style:paragraph-properties fo:line-height="150%"/>
      <style:text-properties fo:font-weight="normal" officeooo:paragraph-rsid="0264f729" style:font-weight-asian="normal" style:font-weight-complex="normal"/>
    </style:style>
    <style:style style:name="P71" style:family="paragraph" style:parent-style-name="Standard">
      <style:paragraph-properties fo:line-height="150%"/>
      <style:text-properties fo:font-weight="normal" officeooo:paragraph-rsid="02569033" style:font-weight-asian="normal" style:font-weight-complex="normal"/>
    </style:style>
    <style:style style:name="P72" style:family="paragraph" style:parent-style-name="Standard">
      <style:paragraph-properties fo:line-height="150%"/>
      <style:text-properties fo:font-weight="normal" officeooo:paragraph-rsid="007d6f04" style:font-weight-asian="normal" style:font-weight-complex="normal"/>
    </style:style>
    <style:style style:name="P73" style:family="paragraph" style:parent-style-name="Standard">
      <style:paragraph-properties fo:line-height="150%"/>
      <style:text-properties fo:font-weight="normal" officeooo:paragraph-rsid="017a329d" style:font-weight-asian="normal" style:font-weight-complex="normal"/>
    </style:style>
    <style:style style:name="P74" style:family="paragraph" style:parent-style-name="Standard">
      <style:paragraph-properties fo:line-height="150%"/>
      <style:text-properties fo:font-weight="normal" officeooo:paragraph-rsid="01f7d096" style:font-weight-asian="normal" style:font-weight-complex="normal"/>
    </style:style>
    <style:style style:name="P75" style:family="paragraph" style:parent-style-name="Standard">
      <style:paragraph-properties fo:line-height="150%"/>
      <style:text-properties fo:font-weight="normal" officeooo:paragraph-rsid="0097d4dc" style:font-weight-asian="normal" style:font-weight-complex="normal"/>
    </style:style>
    <style:style style:name="P76" style:family="paragraph" style:parent-style-name="Standard">
      <style:paragraph-properties fo:line-height="150%"/>
      <style:text-properties fo:font-weight="normal" officeooo:paragraph-rsid="016c5f1d" style:font-weight-asian="normal" style:font-weight-complex="normal"/>
    </style:style>
    <style:style style:name="P77" style:family="paragraph" style:parent-style-name="Standard">
      <style:paragraph-properties fo:line-height="150%"/>
      <style:text-properties fo:font-weight="normal" officeooo:paragraph-rsid="029fc092" style:font-weight-asian="normal" style:font-weight-complex="normal"/>
    </style:style>
    <style:style style:name="P78" style:family="paragraph" style:parent-style-name="Standard">
      <style:paragraph-properties fo:line-height="150%"/>
      <style:text-properties fo:font-weight="normal" officeooo:rsid="00aa520e" officeooo:paragraph-rsid="00aa520e" style:font-weight-asian="normal" style:font-weight-complex="normal"/>
    </style:style>
    <style:style style:name="P79" style:family="paragraph" style:parent-style-name="Standard">
      <style:paragraph-properties fo:line-height="150%"/>
      <style:text-properties fo:font-weight="normal" officeooo:rsid="00aa520e" officeooo:paragraph-rsid="00e40c50" style:font-weight-asian="normal" style:font-weight-complex="normal"/>
    </style:style>
    <style:style style:name="P80" style:family="paragraph" style:parent-style-name="Standard">
      <style:paragraph-properties fo:line-height="150%"/>
      <style:text-properties fo:font-weight="normal" officeooo:rsid="000a664b" officeooo:paragraph-rsid="00381a68" style:font-weight-asian="normal" style:font-weight-complex="normal"/>
    </style:style>
    <style:style style:name="P81" style:family="paragraph" style:parent-style-name="Standard">
      <style:paragraph-properties fo:line-height="150%"/>
      <style:text-properties fo:font-weight="normal" officeooo:rsid="000a664b" officeooo:paragraph-rsid="003be1db" style:font-weight-asian="normal" style:font-weight-complex="normal"/>
    </style:style>
    <style:style style:name="P82" style:family="paragraph" style:parent-style-name="Standard">
      <style:paragraph-properties fo:line-height="150%"/>
      <style:text-properties fo:font-weight="normal" officeooo:paragraph-rsid="0217ee7e" fo:background-color="transparent" style:font-weight-asian="normal" style:font-weight-complex="normal"/>
    </style:style>
    <style:style style:name="P83" style:family="paragraph" style:parent-style-name="Standard">
      <style:paragraph-properties fo:line-height="150%"/>
      <style:text-properties fo:font-style="normal" fo:font-weight="normal" officeooo:rsid="00153305" officeooo:paragraph-rsid="017cd77a" style:font-style-asian="normal" style:font-weight-asian="normal" style:font-style-complex="normal" style:font-weight-complex="normal"/>
    </style:style>
    <style:style style:name="P84" style:family="paragraph" style:parent-style-name="Standard">
      <style:paragraph-properties fo:line-height="150%"/>
      <style:text-properties style:text-position="0% 100%" fo:font-style="normal" fo:font-weight="normal" officeooo:rsid="01856f96" officeooo:paragraph-rsid="0004660a" style:font-style-asian="normal" style:font-weight-asian="normal" style:font-style-complex="normal" style:font-weight-complex="normal"/>
    </style:style>
    <style:style style:name="P85" style:family="paragraph" style:parent-style-name="Standard">
      <style:paragraph-properties fo:line-height="150%"/>
      <style:text-properties officeooo:paragraph-rsid="020ad4c5" style:font-weight-asian="normal"/>
    </style:style>
    <style:style style:name="P86" style:family="paragraph" style:parent-style-name="Standard">
      <style:paragraph-properties fo:line-height="150%"/>
      <style:text-properties officeooo:paragraph-rsid="0209275a"/>
    </style:style>
    <style:style style:name="P8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abf227"/>
    </style:style>
    <style:style style:name="T2" style:family="text">
      <style:text-properties officeooo:rsid="003e6c18"/>
    </style:style>
    <style:style style:name="T3" style:family="text">
      <style:text-properties officeooo:rsid="003c9e76"/>
    </style:style>
    <style:style style:name="T4" style:family="text">
      <style:text-properties officeooo:rsid="003fcc52"/>
    </style:style>
    <style:style style:name="T5" style:family="text">
      <style:text-properties fo:font-style="normal" officeooo:rsid="0020449e" style:font-style-asian="normal" style:font-style-complex="normal"/>
    </style:style>
    <style:style style:name="T6" style:family="text">
      <style:text-properties fo:font-style="normal" officeooo:rsid="00339ad2" style:font-style-asian="normal" style:font-style-complex="normal"/>
    </style:style>
    <style:style style:name="T7" style:family="text">
      <style:text-properties style:font-name="Liberation Serif1" fo:font-style="normal" officeooo:rsid="00611966" style:font-style-asian="normal" style:font-style-complex="normal"/>
    </style:style>
    <style:style style:name="T8" style:family="text">
      <style:text-properties style:font-name="Liberation Serif1" fo:font-style="normal" officeooo:rsid="00222a4a" style:font-style-asian="normal" style:font-style-complex="normal"/>
    </style:style>
    <style:style style:name="T9" style:family="text">
      <style:text-properties style:font-name="Liberation Serif1" fo:font-style="normal" officeooo:rsid="00237409" style:font-style-asian="normal" style:font-style-complex="normal"/>
    </style:style>
    <style:style style:name="T10" style:family="text">
      <style:text-properties style:text-position="0% 100%" style:font-name="Liberation Serif1" fo:font-style="normal" officeooo:rsid="00636cf0" style:font-style-asian="normal" style:font-style-complex="normal"/>
    </style:style>
    <style:style style:name="T11" style:family="text">
      <style:text-properties style:text-position="sub 58%" fo:font-weight="normal" officeooo:rsid="0025147f" style:font-weight-asian="normal" style:font-weight-complex="normal"/>
    </style:style>
    <style:style style:name="T12" style:family="text">
      <style:text-properties fo:font-weight="normal" officeooo:rsid="0025147f" style:font-weight-asian="normal" style:font-weight-complex="normal"/>
    </style:style>
    <style:style style:name="T13" style:family="text">
      <style:text-properties style:font-name="Liberation Serif1" fo:font-weight="normal" officeooo:rsid="0006daf5" style:font-weight-asian="normal" style:font-weight-complex="normal"/>
    </style:style>
    <style:style style:name="T14" style:family="text">
      <style:text-properties style:font-name="Liberation Serif1" fo:font-weight="normal" officeooo:rsid="0006daf5" fo:background-color="#ffff00" loext:char-shading-value="0" style:font-weight-asian="normal" style:font-weight-complex="normal"/>
    </style:style>
    <style:style style:name="T15" style:family="text">
      <style:text-properties style:font-name="Liberation Serif1" fo:font-weight="normal" officeooo:rsid="01627219" style:font-weight-asian="normal" style:font-weight-complex="normal"/>
    </style:style>
    <style:style style:name="T16" style:family="text">
      <style:text-properties style:font-name="Liberation Serif1" officeooo:rsid="00ca309a"/>
    </style:style>
    <style:style style:name="T17" style:family="text">
      <style:text-properties officeooo:rsid="0006daf5"/>
    </style:style>
    <style:style style:name="T18" style:family="text">
      <style:text-properties fo:font-weight="normal" officeooo:rsid="00cffe5d" style:font-weight-complex="normal"/>
    </style:style>
    <style:style style:name="T19" style:family="text">
      <style:text-properties fo:font-weight="normal" officeooo:rsid="0130c029" style:font-weight-complex="normal"/>
    </style:style>
    <style:style style:name="T20" style:family="text">
      <style:text-properties fo:font-weight="normal" officeooo:rsid="0006daf5" style:font-weight-complex="normal"/>
    </style:style>
    <style:style style:name="T21" style:family="text">
      <style:text-properties fo:font-weight="normal" officeooo:rsid="00d3f331" style:font-weight-complex="normal"/>
    </style:style>
    <style:style style:name="T22" style:family="text">
      <style:text-properties fo:font-weight="normal" officeooo:rsid="00d3987a" style:font-weight-complex="normal"/>
    </style:style>
    <style:style style:name="T23" style:family="text">
      <style:text-properties fo:color="#000000" style:font-name="Liberation Serif1" fo:font-style="italic" fo:font-weight="normal" officeooo:rsid="0014a511" style:font-name-asian="Liberation Serif" style:font-style-asian="italic" style:font-style-complex="italic" style:font-weight-complex="normal"/>
    </style:style>
    <style:style style:name="T24" style:family="text">
      <style:text-properties fo:font-variant="normal" fo:text-transform="none" fo:color="#000000" style:font-name="Liberation Serif" fo:letter-spacing="normal" fo:font-weight="normal" officeooo:rsid="000ee3d2" style:font-name-asian="Liberation Serif" style:font-size-asian="10.5pt" style:font-style-asian="normal" style:font-weight-complex="normal"/>
    </style:style>
    <style:style style:name="T25" style:family="text">
      <style:text-properties fo:font-variant="normal" fo:text-transform="none" fo:color="#000000" style:font-name="Liberation Serif" fo:letter-spacing="normal" fo:font-style="italic" fo:font-weight="normal" officeooo:rsid="000ee3d2" style:font-name-asian="Liberation Serif" style:font-size-asian="10.5pt" style:font-style-asian="italic" style:font-style-complex="italic" style:font-weight-complex="normal"/>
    </style:style>
    <style:style style:name="T26" style:family="text">
      <style:text-properties fo:font-variant="normal" fo:text-transform="none" fo:color="#000000" style:text-position="sub 58%" style:font-name="Liberation Serif" fo:letter-spacing="normal" fo:font-style="normal" fo:font-weight="normal" officeooo:rsid="000ee3d2" style:font-name-asian="Liberation Serif" style:font-size-asian="10.5pt" style:font-style-asian="normal" style:font-style-complex="normal" style:font-weight-complex="normal"/>
    </style:style>
    <style:style style:name="T27" style:family="text">
      <style:text-properties style:font-name="Liberation Serif1" officeooo:rsid="000fa3bf"/>
    </style:style>
    <style:style style:name="T28" style:family="text">
      <style:text-properties fo:font-variant="normal" fo:text-transform="none" fo:color="#000000" style:font-name="Liberation Serif" fo:letter-spacing="normal" officeooo:rsid="0133675a" fo:background-color="transparent" loext:char-shading-value="0" style:font-name-asian="Liberation Serif" style:font-size-asian="10.5pt" style:font-style-asian="normal"/>
    </style:style>
    <style:style style:name="T29" style:family="text">
      <style:text-properties fo:font-variant="normal" fo:text-transform="none" fo:color="#000000" style:font-name="Liberation Serif" fo:letter-spacing="normal" officeooo:rsid="0152c656" fo:background-color="transparent" loext:char-shading-value="0" style:font-name-asian="Liberation Serif" style:font-size-asian="10.5pt" style:font-style-asian="normal"/>
    </style:style>
    <style:style style:name="T30" style:family="text">
      <style:text-properties fo:font-variant="normal" fo:text-transform="none" fo:color="#000000" style:font-name="Liberation Serif1" fo:letter-spacing="normal" officeooo:rsid="000fa3bf" fo:background-color="transparent" loext:char-shading-value="0" style:font-name-asian="Liberation Serif" style:font-size-asian="10.5pt" style:font-style-asian="normal"/>
    </style:style>
    <style:style style:name="T31"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font-style-asian="normal"/>
    </style:style>
    <style:style style:name="T32" style:family="text">
      <style:text-properties style:font-name="Liberation Serif1" officeooo:rsid="00b62140"/>
    </style:style>
    <style:style style:name="T33" style:family="text">
      <style:text-properties style:font-name="Liberation Serif1" officeooo:rsid="017441da"/>
    </style:style>
    <style:style style:name="T34" style:family="text">
      <style:text-properties style:font-name="Liberation Serif1" officeooo:rsid="00136777"/>
    </style:style>
    <style:style style:name="T35" style:family="text">
      <style:text-properties style:font-name="Liberation Serif1" officeooo:rsid="00b65eee"/>
    </style:style>
    <style:style style:name="T36" style:family="text">
      <style:text-properties fo:font-variant="normal" fo:text-transform="none" fo:color="#000000" style:font-name="Liberation Serif" fo:letter-spacing="normal" officeooo:rsid="000fa3bf" fo:background-color="transparent" loext:char-shading-value="0" style:font-name-asian="Liberation Serif" style:font-size-asian="10.5pt" style:font-style-asian="normal"/>
    </style:style>
    <style:style style:name="T37" style:family="text">
      <style:text-properties fo:font-variant="normal" fo:text-transform="none" fo:color="#000000" style:font-name="Liberation Serif" fo:letter-spacing="normal" officeooo:rsid="00136777" style:font-name-asian="Liberation Serif" style:font-size-asian="10.5pt" style:font-style-asian="normal"/>
    </style:style>
    <style:style style:name="T38" style:family="text">
      <style:text-properties fo:font-variant="normal" fo:text-transform="none" fo:color="#000000" style:font-name="Liberation Serif" fo:letter-spacing="normal" officeooo:rsid="009e0b76" style:font-name-asian="Liberation Serif" style:font-size-asian="10.5pt" style:font-style-asian="normal"/>
    </style:style>
    <style:style style:name="T39" style:family="text">
      <style:text-properties style:text-position="0% 100%" fo:font-style="normal" officeooo:rsid="013e7343" style:font-style-asian="normal" style:font-style-complex="normal"/>
    </style:style>
    <style:style style:name="T40" style:family="text">
      <style:text-properties style:text-position="0% 100%" fo:font-style="normal" officeooo:rsid="0135502a" style:font-style-asian="normal" style:font-style-complex="normal"/>
    </style:style>
    <style:style style:name="T41" style:family="text">
      <style:text-properties officeooo:rsid="001eb37f"/>
    </style:style>
    <style:style style:name="T42" style:family="text">
      <style:text-properties style:text-position="0% 100%" officeooo:rsid="01b0de0f"/>
    </style:style>
    <style:style style:name="T43" style:family="text">
      <style:text-properties style:text-position="0% 100%" officeooo:rsid="00dd6597"/>
    </style:style>
    <style:style style:name="T44" style:family="text">
      <style:text-properties fo:font-style="normal" officeooo:rsid="006ce9a7" style:font-style-asian="normal" style:font-style-complex="normal"/>
    </style:style>
    <style:style style:name="T45" style:family="text">
      <style:text-properties fo:font-style="italic" officeooo:rsid="006ce9a7" style:font-style-asian="italic" style:font-style-complex="italic"/>
    </style:style>
    <style:style style:name="T46" style:family="text">
      <style:text-properties fo:font-style="normal" officeooo:rsid="006eceed" style:font-style-asian="normal" style:font-style-complex="normal"/>
    </style:style>
    <style:style style:name="T47" style:family="text">
      <style:text-properties fo:font-style="normal" officeooo:rsid="006f26e4" style:font-style-asian="normal" style:font-style-complex="normal"/>
    </style:style>
    <style:style style:name="T48" style:family="text">
      <style:text-properties style:text-position="0% 100%" fo:font-style="normal" officeooo:rsid="00965377" style:font-style-asian="normal" style:font-style-complex="normal"/>
    </style:style>
    <style:style style:name="T49" style:family="text">
      <style:text-properties style:text-position="0% 100%" fo:font-style="normal" officeooo:rsid="011ba748" style:font-style-asian="normal" style:font-style-complex="normal"/>
    </style:style>
    <style:style style:name="T50" style:family="text">
      <style:text-properties fo:font-style="normal" officeooo:rsid="00726ad8" style:font-style-asian="normal" style:font-style-complex="normal"/>
    </style:style>
    <style:style style:name="T51" style:family="text">
      <style:text-properties fo:font-style="normal" officeooo:rsid="01b0de0f" style:font-style-asian="normal" style:font-style-complex="normal"/>
    </style:style>
    <style:style style:name="T52" style:family="text">
      <style:text-properties style:text-position="0% 100%" fo:font-style="normal" officeooo:rsid="00726ad8" style:font-style-asian="normal" style:font-style-complex="normal"/>
    </style:style>
    <style:style style:name="T53" style:family="text">
      <style:text-properties style:text-position="0% 100%" fo:font-style="normal" officeooo:rsid="00755529" style:font-style-asian="normal" style:font-style-complex="normal"/>
    </style:style>
    <style:style style:name="T54" style:family="text">
      <style:text-properties style:text-position="0% 100%" fo:font-style="normal" officeooo:rsid="007d6f04" style:font-style-asian="normal" style:font-style-complex="normal"/>
    </style:style>
    <style:style style:name="T55" style:family="text">
      <style:text-properties style:text-position="0% 100%" fo:font-style="normal" officeooo:rsid="01b0de0f" style:font-style-asian="normal" style:font-style-complex="normal"/>
    </style:style>
    <style:style style:name="T56" style:family="text">
      <style:text-properties style:text-position="super 58%" fo:font-style="normal" officeooo:rsid="007d6f04" style:font-style-asian="normal" style:font-style-complex="normal"/>
    </style:style>
    <style:style style:name="T57" style:family="text">
      <style:text-properties style:text-position="0% 100%" fo:font-style="normal" officeooo:rsid="015c5674" style:font-style-asian="normal" style:font-style-complex="normal"/>
    </style:style>
    <style:style style:name="T58" style:family="text">
      <style:text-properties style:text-position="0% 100%" fo:font-style="normal" officeooo:rsid="0077b691" style:font-style-asian="normal" style:font-style-complex="normal"/>
    </style:style>
    <style:style style:name="T59" style:family="text">
      <style:text-properties style:text-position="super 58%" fo:font-style="normal" officeooo:rsid="0077b691" style:font-style-asian="normal" style:font-style-complex="normal"/>
    </style:style>
    <style:style style:name="T60" style:family="text">
      <style:text-properties style:text-position="0% 100%" fo:font-style="normal" officeooo:rsid="008a499a" style:font-style-asian="normal" style:font-style-complex="normal"/>
    </style:style>
    <style:style style:name="T61" style:family="text">
      <style:text-properties style:text-position="0% 100%" fo:font-style="normal" officeooo:rsid="008a7481" style:font-style-asian="normal" style:font-style-complex="normal"/>
    </style:style>
    <style:style style:name="T62" style:family="text">
      <style:text-properties style:text-position="0% 100%" fo:font-style="normal" officeooo:rsid="0078ff81" style:font-style-asian="normal" style:font-style-complex="normal"/>
    </style:style>
    <style:style style:name="T63" style:family="text">
      <style:text-properties style:text-position="0% 100%" fo:font-style="normal" officeooo:rsid="007db258" style:font-style-asian="normal" style:font-style-complex="normal"/>
    </style:style>
    <style:style style:name="T64" style:family="text">
      <style:text-properties officeooo:rsid="00860432"/>
    </style:style>
    <style:style style:name="T65" style:family="text">
      <style:text-properties style:text-position="super 58%" officeooo:rsid="00860432"/>
    </style:style>
    <style:style style:name="T66" style:family="text">
      <style:text-properties officeooo:rsid="0160deee"/>
    </style:style>
    <style:style style:name="T67" style:family="text">
      <style:text-properties style:text-position="0% 100%" fo:font-style="normal" officeooo:rsid="01623ff2" style:font-style-asian="normal" style:font-style-complex="normal"/>
    </style:style>
    <style:style style:name="T68" style:family="text">
      <style:text-properties officeooo:rsid="0182b2c3"/>
    </style:style>
    <style:style style:name="T69" style:family="text">
      <style:text-properties style:text-position="super 58%" officeooo:rsid="01937f76"/>
    </style:style>
    <style:style style:name="T70" style:family="text">
      <style:text-properties officeooo:rsid="01937f76"/>
    </style:style>
    <style:style style:name="T71" style:family="text">
      <style:text-properties style:text-position="super 58%" officeooo:rsid="0182b2c3"/>
    </style:style>
    <style:style style:name="T72" style:family="text">
      <style:text-properties style:text-position="super 58%"/>
    </style:style>
    <style:style style:name="T73" style:family="text">
      <style:text-properties officeooo:rsid="017a329d"/>
    </style:style>
    <style:style style:name="T74" style:family="text">
      <style:text-properties style:text-position="0% 100%" officeooo:rsid="00cd8e3a"/>
    </style:style>
    <style:style style:name="T75" style:family="text">
      <style:text-properties style:text-position="0% 100%" officeooo:rsid="00de6077"/>
    </style:style>
    <style:style style:name="T76" style:family="text">
      <style:text-properties style:text-position="0% 100%" officeooo:rsid="017a329d"/>
    </style:style>
    <style:style style:name="T77" style:family="text">
      <style:text-properties style:text-position="0% 100%" officeooo:rsid="00db9436"/>
    </style:style>
    <style:style style:name="T78" style:family="text">
      <style:text-properties style:text-position="0% 100%" officeooo:rsid="00dc33cb"/>
    </style:style>
    <style:style style:name="T79" style:family="text">
      <style:text-properties style:text-position="0% 100%" style:font-name="Liberation Serif1" officeooo:rsid="00dd6597"/>
    </style:style>
    <style:style style:name="T80" style:family="text">
      <style:text-properties style:text-position="0% 100%" style:font-name="Liberation Serif1" officeooo:rsid="00de6077"/>
    </style:style>
    <style:style style:name="T81" style:family="text">
      <style:text-properties officeooo:rsid="00ba2a3e"/>
    </style:style>
    <style:style style:name="T82" style:family="text">
      <style:text-properties style:text-position="0% 100%" officeooo:rsid="00bd4a1f"/>
    </style:style>
    <style:style style:name="T83" style:family="text">
      <style:text-properties style:text-position="0% 100%" officeooo:rsid="01208e86"/>
    </style:style>
    <style:style style:name="T84" style:family="text">
      <style:text-properties style:text-position="0% 100%" officeooo:rsid="016d3349"/>
    </style:style>
    <style:style style:name="T85" style:family="text">
      <style:text-properties style:text-position="0% 100%" officeooo:rsid="00bf35e0"/>
    </style:style>
    <style:style style:name="T86" style:family="text">
      <style:text-properties style:text-position="0% 100%" officeooo:rsid="00c0d781"/>
    </style:style>
    <style:style style:name="T87" style:family="text">
      <style:text-properties style:text-position="0% 100%" officeooo:rsid="00c4ba31"/>
    </style:style>
    <style:style style:name="T88" style:family="text">
      <style:text-properties style:text-position="0% 100%" officeooo:rsid="00c8f3eb"/>
    </style:style>
    <style:style style:name="T89" style:family="text">
      <style:text-properties officeooo:rsid="00cdf6ac"/>
    </style:style>
    <style:style style:name="T90" style:family="text">
      <style:text-properties officeooo:rsid="00abf227"/>
    </style:style>
    <style:style style:name="T91" style:family="text">
      <style:text-properties officeooo:rsid="003e6c18"/>
    </style:style>
    <style:style style:name="T92" style:family="text">
      <style:text-properties officeooo:rsid="003c9e76"/>
    </style:style>
    <style:style style:name="T93" style:family="text">
      <style:text-properties officeooo:rsid="003fcc52"/>
    </style:style>
    <style:style style:name="T94" style:family="text">
      <style:text-properties fo:font-style="normal" officeooo:rsid="0020449e" style:font-style-asian="normal" style:font-style-complex="normal"/>
    </style:style>
    <style:style style:name="T95" style:family="text">
      <style:text-properties fo:font-style="normal" officeooo:rsid="00339ad2" style:font-style-asian="normal" style:font-style-complex="normal"/>
    </style:style>
    <style:style style:name="T96" style:family="text">
      <style:text-properties fo:font-style="normal" officeooo:rsid="006ce9a7" style:font-style-asian="normal" style:font-style-complex="normal"/>
    </style:style>
    <style:style style:name="T97" style:family="text">
      <style:text-properties fo:font-style="normal" officeooo:rsid="006eceed" style:font-style-asian="normal" style:font-style-complex="normal"/>
    </style:style>
    <style:style style:name="T98" style:family="text">
      <style:text-properties fo:font-style="normal" officeooo:rsid="006f26e4" style:font-style-asian="normal" style:font-style-complex="normal"/>
    </style:style>
    <style:style style:name="T99" style:family="text">
      <style:text-properties fo:font-style="normal" officeooo:rsid="00726ad8" style:font-style-asian="normal" style:font-style-complex="normal"/>
    </style:style>
    <style:style style:name="T100" style:family="text">
      <style:text-properties fo:font-style="normal" officeooo:rsid="01b0de0f" style:font-style-asian="normal" style:font-style-complex="normal"/>
    </style:style>
    <style:style style:name="T101" style:family="text">
      <style:text-properties fo:font-style="normal" officeooo:rsid="000fa3bf" style:font-style-asian="normal" style:font-style-complex="normal"/>
    </style:style>
    <style:style style:name="T102" style:family="text">
      <style:text-properties fo:font-style="normal" officeooo:rsid="0034e9b1" style:font-style-asian="normal" style:font-style-complex="normal"/>
    </style:style>
    <style:style style:name="T103" style:family="text">
      <style:text-properties fo:font-style="normal" officeooo:rsid="00369e82" style:font-style-asian="normal" style:font-style-complex="normal"/>
    </style:style>
    <style:style style:name="T104" style:family="text">
      <style:text-properties fo:font-style="normal" officeooo:rsid="0036d57b" style:font-style-asian="normal" style:font-style-complex="normal"/>
    </style:style>
    <style:style style:name="T105" style:family="text">
      <style:text-properties fo:font-style="normal" officeooo:rsid="0036e442" style:font-style-asian="normal" style:font-style-complex="normal"/>
    </style:style>
    <style:style style:name="T106" style:family="text">
      <style:text-properties fo:font-style="normal" officeooo:rsid="003c9e76" style:font-style-asian="normal" style:font-style-complex="normal"/>
    </style:style>
    <style:style style:name="T107" style:family="text">
      <style:text-properties fo:font-style="normal" officeooo:rsid="003dea43" style:font-style-asian="normal" style:font-style-complex="normal"/>
    </style:style>
    <style:style style:name="T108" style:family="text">
      <style:text-properties fo:font-style="normal" officeooo:rsid="0046ea9a" style:font-style-asian="normal" style:font-style-complex="normal"/>
    </style:style>
    <style:style style:name="T109" style:family="text">
      <style:text-properties fo:font-style="normal" officeooo:rsid="00611966" style:font-style-asian="normal" style:font-style-complex="normal"/>
    </style:style>
    <style:style style:name="T110" style:family="text">
      <style:text-properties fo:font-style="normal" officeooo:rsid="0065da6b" style:font-style-asian="normal" style:font-style-complex="normal"/>
    </style:style>
    <style:style style:name="T111" style:family="text">
      <style:text-properties fo:font-style="normal" officeooo:rsid="0067811c" style:font-style-asian="normal" style:font-style-complex="normal"/>
    </style:style>
    <style:style style:name="T112" style:family="text">
      <style:text-properties fo:font-style="normal" officeooo:rsid="006978c0" style:font-style-asian="normal" style:font-style-complex="normal"/>
    </style:style>
    <style:style style:name="T113" style:family="text">
      <style:text-properties fo:font-style="normal" officeooo:rsid="006a6e3a" style:font-style-asian="normal" style:font-style-complex="normal"/>
    </style:style>
    <style:style style:name="T114" style:family="text">
      <style:text-properties fo:font-style="normal" officeooo:rsid="006acb6e" style:font-style-asian="normal" style:font-style-complex="normal"/>
    </style:style>
    <style:style style:name="T115" style:family="text">
      <style:text-properties fo:font-style="normal" officeooo:rsid="006c7e7a" style:font-style-asian="normal" style:font-style-complex="normal"/>
    </style:style>
    <style:style style:name="T116" style:family="text">
      <style:text-properties fo:font-style="normal" officeooo:rsid="006cb25f" style:font-style-asian="normal" style:font-style-complex="normal"/>
    </style:style>
    <style:style style:name="T117" style:family="text">
      <style:text-properties fo:font-style="normal" officeooo:rsid="0095a63e" style:font-style-asian="normal" style:font-style-complex="normal"/>
    </style:style>
    <style:style style:name="T118" style:family="text">
      <style:text-properties fo:font-style="normal" officeooo:rsid="00965377" style:font-style-asian="normal" style:font-style-complex="normal"/>
    </style:style>
    <style:style style:name="T119" style:family="text">
      <style:text-properties fo:font-style="normal" officeooo:rsid="00d5a54b" style:font-style-asian="normal" style:font-style-complex="normal"/>
    </style:style>
    <style:style style:name="T120" style:family="text">
      <style:text-properties fo:font-style="normal" officeooo:rsid="010f1067" style:font-style-asian="normal" style:font-style-complex="normal"/>
    </style:style>
    <style:style style:name="T121" style:family="text">
      <style:text-properties fo:font-style="normal" officeooo:rsid="011374e4" style:font-style-asian="normal" style:font-style-complex="normal"/>
    </style:style>
    <style:style style:name="T122" style:family="text">
      <style:text-properties fo:font-style="normal" officeooo:rsid="01148fc6" style:font-style-asian="normal" style:font-style-complex="normal"/>
    </style:style>
    <style:style style:name="T123" style:family="text">
      <style:text-properties fo:font-style="normal" officeooo:rsid="011ba748" style:font-style-asian="normal" style:font-style-complex="normal"/>
    </style:style>
    <style:style style:name="T124" style:family="text">
      <style:text-properties fo:font-style="normal" officeooo:rsid="011ee8f5" style:font-style-asian="normal" style:font-style-complex="normal"/>
    </style:style>
    <style:style style:name="T125" style:family="text">
      <style:text-properties fo:font-style="normal" officeooo:rsid="01225d44" style:font-style-asian="normal" style:font-style-complex="normal"/>
    </style:style>
    <style:style style:name="T126" style:family="text">
      <style:text-properties fo:font-style="normal" officeooo:rsid="0135502a" style:font-style-asian="normal" style:font-style-complex="normal"/>
    </style:style>
    <style:style style:name="T127" style:family="text">
      <style:text-properties fo:font-style="normal" officeooo:rsid="0138cd3d" style:font-style-asian="normal" style:font-style-complex="normal"/>
    </style:style>
    <style:style style:name="T128" style:family="text">
      <style:text-properties fo:font-style="normal" officeooo:rsid="01444b5c" style:font-style-asian="normal" style:font-style-complex="normal"/>
    </style:style>
    <style:style style:name="T129" style:family="text">
      <style:text-properties fo:font-style="normal" officeooo:rsid="01455498" style:font-style-asian="normal" style:font-style-complex="normal"/>
    </style:style>
    <style:style style:name="T130" style:family="text">
      <style:text-properties fo:font-style="normal" officeooo:rsid="01623ff2" style:font-style-asian="normal" style:font-style-complex="normal"/>
    </style:style>
    <style:style style:name="T131" style:family="text">
      <style:text-properties fo:font-style="normal" officeooo:rsid="0240e80a" style:font-style-asian="normal" style:font-style-complex="normal"/>
    </style:style>
    <style:style style:name="T132" style:family="text">
      <style:text-properties fo:font-style="normal" officeooo:rsid="024410ff" style:font-style-asian="normal" style:font-style-complex="normal"/>
    </style:style>
    <style:style style:name="T133" style:family="text">
      <style:text-properties fo:font-style="normal" officeooo:rsid="02460c66" style:font-style-asian="normal" style:font-style-complex="normal"/>
    </style:style>
    <style:style style:name="T134" style:family="text">
      <style:text-properties fo:font-style="normal" officeooo:rsid="026c2abf" style:font-style-asian="normal" style:font-style-complex="normal"/>
    </style:style>
    <style:style style:name="T135" style:family="text">
      <style:text-properties fo:font-style="normal" officeooo:rsid="026d6dca" style:font-style-asian="normal" style:font-style-complex="normal"/>
    </style:style>
    <style:style style:name="T136" style:family="text">
      <style:text-properties fo:font-style="normal" officeooo:rsid="028e6349" style:font-style-asian="normal" style:font-style-complex="normal"/>
    </style:style>
    <style:style style:name="T137" style:family="text">
      <style:text-properties fo:font-style="normal" officeooo:rsid="028f1daf" style:font-style-asian="normal" style:font-style-complex="normal"/>
    </style:style>
    <style:style style:name="T138" style:family="text">
      <style:text-properties fo:font-style="normal" style:text-underline-style="none" officeooo:rsid="003c9e76" style:font-style-asian="normal" style:font-style-complex="normal"/>
    </style:style>
    <style:style style:name="T139" style:family="text">
      <style:text-properties style:font-name="Liberation Serif1"/>
    </style:style>
    <style:style style:name="T140" style:family="text">
      <style:text-properties style:font-name="Liberation Serif1" fo:font-style="normal" officeooo:rsid="00611966" style:font-style-asian="normal" style:font-style-complex="normal"/>
    </style:style>
    <style:style style:name="T141" style:family="text">
      <style:text-properties style:font-name="Liberation Serif1" fo:font-style="normal" officeooo:rsid="00222a4a" style:font-style-asian="normal" style:font-style-complex="normal"/>
    </style:style>
    <style:style style:name="T142" style:family="text">
      <style:text-properties style:font-name="Liberation Serif1" fo:font-style="normal" officeooo:rsid="00237409" style:font-style-asian="normal" style:font-style-complex="normal"/>
    </style:style>
    <style:style style:name="T143" style:family="text">
      <style:text-properties style:font-name="Liberation Serif1" fo:font-style="normal" officeooo:rsid="00058766" style:font-style-asian="normal" style:font-style-complex="normal"/>
    </style:style>
    <style:style style:name="T144" style:family="text">
      <style:text-properties style:font-name="Liberation Serif1" fo:font-style="normal" officeooo:rsid="0020449e" style:font-style-asian="normal" style:font-style-complex="normal"/>
    </style:style>
    <style:style style:name="T145" style:family="text">
      <style:text-properties style:font-name="Liberation Serif1" fo:font-style="normal" officeooo:rsid="00229e06" style:font-style-asian="normal" style:font-style-complex="normal"/>
    </style:style>
    <style:style style:name="T146" style:family="text">
      <style:text-properties style:font-name="Liberation Serif1" fo:font-style="normal" officeooo:rsid="00262ced" style:font-style-asian="normal" style:font-style-complex="normal"/>
    </style:style>
    <style:style style:name="T147" style:family="text">
      <style:text-properties style:font-name="Liberation Serif1" fo:font-style="normal" officeooo:rsid="006206e9" style:font-style-asian="normal" style:font-style-complex="normal"/>
    </style:style>
    <style:style style:name="T148" style:family="text">
      <style:text-properties style:font-name="Liberation Serif1" fo:font-style="normal" officeooo:rsid="00636cf0" style:font-style-asian="normal" style:font-style-complex="normal"/>
    </style:style>
    <style:style style:name="T149" style:family="text">
      <style:text-properties style:font-name="Liberation Serif1" fo:font-style="normal" officeooo:rsid="0064ff87" style:font-style-asian="normal" style:font-style-complex="normal"/>
    </style:style>
    <style:style style:name="T150" style:family="text">
      <style:text-properties style:font-name="Liberation Serif1" fo:font-style="normal" officeooo:rsid="00f64cc0" style:font-style-asian="normal" style:font-style-complex="normal"/>
    </style:style>
    <style:style style:name="T151" style:family="text">
      <style:text-properties style:font-name="Liberation Serif1" fo:font-style="normal" officeooo:rsid="01148fc6" style:font-style-asian="normal" style:font-style-complex="normal"/>
    </style:style>
    <style:style style:name="T152" style:family="text">
      <style:text-properties style:font-name="Liberation Serif1" fo:font-style="normal" officeooo:rsid="0115bfa2" style:font-style-asian="normal" style:font-style-complex="normal"/>
    </style:style>
    <style:style style:name="T153" style:family="text">
      <style:text-properties style:font-name="Liberation Serif1" fo:font-style="normal" officeooo:rsid="01a158d6" style:font-style-asian="normal" style:font-style-complex="normal"/>
    </style:style>
    <style:style style:name="T154" style:family="text">
      <style:text-properties style:font-name="Liberation Serif1" fo:font-weight="normal" officeooo:rsid="0006daf5" style:font-weight-asian="normal" style:font-weight-complex="normal"/>
    </style:style>
    <style:style style:name="T155" style:family="text">
      <style:text-properties style:font-name="Liberation Serif1" fo:font-weight="normal" officeooo:rsid="01627219" style:font-weight-asian="normal" style:font-weight-complex="normal"/>
    </style:style>
    <style:style style:name="T156" style:family="text">
      <style:text-properties style:font-name="Liberation Serif1" fo:font-weight="normal" officeooo:rsid="00058766" style:font-weight-asian="normal" style:font-weight-complex="normal"/>
    </style:style>
    <style:style style:name="T157" style:family="text">
      <style:text-properties style:font-name="Liberation Serif1" fo:font-weight="normal" officeooo:rsid="00063587" style:font-weight-asian="normal" style:font-weight-complex="normal"/>
    </style:style>
    <style:style style:name="T158" style:family="text">
      <style:text-properties style:font-name="Liberation Serif1" fo:font-weight="normal" officeooo:rsid="01df8b51" style:font-weight-asian="normal" style:font-weight-complex="normal"/>
    </style:style>
    <style:style style:name="T159" style:family="text">
      <style:text-properties style:font-name="Liberation Serif1" fo:font-weight="normal" officeooo:rsid="01e03a5c" style:font-weight-asian="normal" style:font-weight-complex="normal"/>
    </style:style>
    <style:style style:name="T160" style:family="text">
      <style:text-properties style:font-name="Liberation Serif1" fo:font-weight="normal" officeooo:rsid="01dfff33" style:font-weight-asian="normal" style:font-weight-complex="normal"/>
    </style:style>
    <style:style style:name="T161" style:family="text">
      <style:text-properties style:font-name="Liberation Serif1" fo:font-weight="normal" officeooo:rsid="01e1df82" style:font-weight-asian="normal" style:font-weight-complex="normal"/>
    </style:style>
    <style:style style:name="T162" style:family="text">
      <style:text-properties style:font-name="Liberation Serif1" fo:font-weight="normal" officeooo:rsid="0006daf5" fo:background-color="#ffff00" loext:char-shading-value="0" style:font-weight-asian="normal" style:font-weight-complex="normal"/>
    </style:style>
    <style:style style:name="T163" style:family="text">
      <style:text-properties style:font-name="Liberation Serif1" officeooo:rsid="00ca309a"/>
    </style:style>
    <style:style style:name="T164" style:family="text">
      <style:text-properties style:font-name="Liberation Serif1" officeooo:rsid="000fa3bf"/>
    </style:style>
    <style:style style:name="T165" style:family="text">
      <style:text-properties style:font-name="Liberation Serif1" officeooo:rsid="00b62140"/>
    </style:style>
    <style:style style:name="T166" style:family="text">
      <style:text-properties style:font-name="Liberation Serif1" officeooo:rsid="017441da"/>
    </style:style>
    <style:style style:name="T167" style:family="text">
      <style:text-properties style:font-name="Liberation Serif1" officeooo:rsid="00136777"/>
    </style:style>
    <style:style style:name="T168" style:family="text">
      <style:text-properties style:font-name="Liberation Serif1" officeooo:rsid="00b65eee"/>
    </style:style>
    <style:style style:name="T169" style:family="text">
      <style:text-properties style:font-name="Liberation Serif1" officeooo:rsid="0006daf5"/>
    </style:style>
    <style:style style:name="T170" style:family="text">
      <style:text-properties style:font-name="Liberation Serif1" fo:font-style="italic" officeooo:rsid="00237409" style:font-style-asian="italic" style:font-style-complex="italic"/>
    </style:style>
    <style:style style:name="T171" style:family="text">
      <style:text-properties style:font-name="Liberation Serif1" fo:font-style="italic" officeooo:rsid="00f64cc0" style:font-style-asian="italic" style:font-style-complex="italic"/>
    </style:style>
    <style:style style:name="T172" style:family="text">
      <style:text-properties style:font-name="Liberation Serif1" fo:font-style="italic" fo:font-weight="normal" officeooo:rsid="0006daf5" style:font-style-asian="italic" style:font-style-complex="italic" style:font-weight-complex="normal"/>
    </style:style>
    <style:style style:name="T173" style:family="text">
      <style:text-properties style:font-name="Liberation Serif1" officeooo:rsid="000d9c89"/>
    </style:style>
    <style:style style:name="T174" style:family="text">
      <style:text-properties style:font-name="Liberation Serif1" officeooo:rsid="00a0ccb0"/>
    </style:style>
    <style:style style:name="T175" style:family="text">
      <style:text-properties style:font-name="Liberation Serif1" officeooo:rsid="00b34b6b"/>
    </style:style>
    <style:style style:name="T176" style:family="text">
      <style:text-properties style:font-name="Liberation Serif1" officeooo:rsid="00b475d4"/>
    </style:style>
    <style:style style:name="T177" style:family="text">
      <style:text-properties style:font-name="Liberation Serif1" officeooo:rsid="00c8f3eb"/>
    </style:style>
    <style:style style:name="T178" style:family="text">
      <style:text-properties style:font-name="Liberation Serif1" officeooo:rsid="00cc9fab"/>
    </style:style>
    <style:style style:name="T179" style:family="text">
      <style:text-properties style:font-name="Liberation Serif1" officeooo:rsid="0115bfa2"/>
    </style:style>
    <style:style style:name="T180" style:family="text">
      <style:text-properties style:font-name="Liberation Serif1" officeooo:rsid="01191934"/>
    </style:style>
    <style:style style:name="T181" style:family="text">
      <style:text-properties style:font-name="Liberation Serif1" officeooo:rsid="01762e85"/>
    </style:style>
    <style:style style:name="T182" style:family="text">
      <style:text-properties style:font-name="Liberation Serif1" officeooo:rsid="01e1df82"/>
    </style:style>
    <style:style style:name="T183" style:family="text">
      <style:text-properties style:font-name="Liberation Serif1" officeooo:rsid="0210be4d"/>
    </style:style>
    <style:style style:name="T184" style:family="text">
      <style:text-properties style:font-name="Liberation Serif1" officeooo:rsid="0263aaec"/>
    </style:style>
    <style:style style:name="T185" style:family="text">
      <style:text-properties style:text-position="0% 100%" style:font-name="Liberation Serif1" fo:font-style="normal" officeooo:rsid="00636cf0" style:font-style-asian="normal" style:font-style-complex="normal"/>
    </style:style>
    <style:style style:name="T186" style:family="text">
      <style:text-properties style:text-position="0% 100%" style:font-name="Liberation Serif1" fo:font-style="normal" officeooo:rsid="0020449e" style:font-style-asian="normal" style:font-style-complex="normal"/>
    </style:style>
    <style:style style:name="T187" style:family="text">
      <style:text-properties style:text-position="0% 100%" style:font-name="Liberation Serif1" fo:font-style="normal" officeooo:rsid="00222a4a" style:font-style-asian="normal" style:font-style-complex="normal"/>
    </style:style>
    <style:style style:name="T188" style:family="text">
      <style:text-properties style:text-position="0% 100%" style:font-name="Liberation Serif1" fo:font-style="normal" officeooo:rsid="0025147f" style:font-style-asian="normal" style:font-style-complex="normal"/>
    </style:style>
    <style:style style:name="T189" style:family="text">
      <style:text-properties style:text-position="0% 100%" style:font-name="Liberation Serif1" fo:font-style="normal" officeooo:rsid="00262ced" style:font-style-asian="normal" style:font-style-complex="normal"/>
    </style:style>
    <style:style style:name="T190" style:family="text">
      <style:text-properties style:text-position="0% 100%" style:font-name="Liberation Serif1" fo:font-style="normal" officeooo:rsid="00237409" style:font-style-asian="normal" style:font-style-complex="normal"/>
    </style:style>
    <style:style style:name="T191" style:family="text">
      <style:text-properties style:text-position="0% 100%" style:font-name="Liberation Serif1" fo:font-style="normal" officeooo:rsid="00f64cc0" style:font-style-asian="normal" style:font-style-complex="normal"/>
    </style:style>
    <style:style style:name="T192" style:family="text">
      <style:text-properties style:text-position="0% 100%" style:font-name="Liberation Serif1" fo:font-style="normal" officeooo:rsid="02087e80" style:font-style-asian="normal" style:font-style-complex="normal"/>
    </style:style>
    <style:style style:name="T193" style:family="text">
      <style:text-properties style:text-position="0% 100%" style:font-name="Liberation Serif1" officeooo:rsid="00dd6597"/>
    </style:style>
    <style:style style:name="T194" style:family="text">
      <style:text-properties style:text-position="0% 100%" style:font-name="Liberation Serif1" officeooo:rsid="00de6077"/>
    </style:style>
    <style:style style:name="T195" style:family="text">
      <style:text-properties style:text-position="0% 100%" style:font-name="Liberation Serif1" officeooo:rsid="000d9c89"/>
    </style:style>
    <style:style style:name="T196" style:family="text">
      <style:text-properties style:text-position="0% 100%" style:font-name="Liberation Serif1" fo:font-style="italic" fo:font-weight="normal" officeooo:rsid="0006daf5" style:font-style-asian="italic" style:font-style-complex="italic" style:font-weight-complex="normal"/>
    </style:style>
    <style:style style:name="T197" style:family="text">
      <style:text-properties style:text-position="0% 100%" style:font-name="Liberation Serif1" fo:font-weight="normal" officeooo:rsid="00093ce7" style:font-weight-complex="normal"/>
    </style:style>
    <style:style style:name="T198" style:family="text">
      <style:text-properties style:text-position="0% 100%" style:font-name="Liberation Serif1" fo:font-weight="normal" officeooo:rsid="0006daf5" style:font-weight-complex="normal"/>
    </style:style>
    <style:style style:name="T199" style:family="text">
      <style:text-properties style:text-position="0% 100%" style:font-name="Liberation Serif1" fo:font-weight="normal" officeooo:rsid="000b3897" style:font-weight-complex="normal"/>
    </style:style>
    <style:style style:name="T200" style:family="text">
      <style:text-properties style:text-position="0% 100%" style:font-name="Liberation Serif1" fo:font-weight="normal" officeooo:rsid="00063587" style:font-weight-asian="normal" style:font-weight-complex="normal"/>
    </style:style>
    <style:style style:name="T201" style:family="text">
      <style:text-properties style:text-position="0% 100%" style:font-name="Liberation Serif1" fo:font-weight="normal" officeooo:rsid="0006daf5" style:font-weight-asian="normal" style:font-weight-complex="normal"/>
    </style:style>
    <style:style style:name="T202" style:family="text">
      <style:text-properties style:text-position="0% 100%" style:font-name="Liberation Serif1" officeooo:rsid="000fa3bf"/>
    </style:style>
    <style:style style:name="T203" style:family="text">
      <style:text-properties style:text-position="0% 100%" style:font-name="Liberation Serif1" officeooo:rsid="017cd77a"/>
    </style:style>
    <style:style style:name="T204" style:family="text">
      <style:text-properties style:text-position="0% 100%" style:font-name="Liberation Serif1" officeooo:rsid="017dba8a"/>
    </style:style>
    <style:style style:name="T205" style:family="text">
      <style:text-properties style:text-position="0% 100%" style:font-name="Liberation Serif1" officeooo:rsid="017e1b8a"/>
    </style:style>
    <style:style style:name="T206" style:family="text">
      <style:text-properties style:text-position="0% 100%" style:font-name="Liberation Serif1" officeooo:rsid="01b0de0f"/>
    </style:style>
    <style:style style:name="T207" style:family="text">
      <style:text-properties style:text-position="0% 100%" fo:font-style="normal" officeooo:rsid="013e7343" style:font-style-asian="normal" style:font-style-complex="normal"/>
    </style:style>
    <style:style style:name="T208" style:family="text">
      <style:text-properties style:text-position="0% 100%" fo:font-style="normal" officeooo:rsid="0135502a" style:font-style-asian="normal" style:font-style-complex="normal"/>
    </style:style>
    <style:style style:name="T209" style:family="text">
      <style:text-properties style:text-position="0% 100%" fo:font-style="normal" officeooo:rsid="00965377" style:font-style-asian="normal" style:font-style-complex="normal"/>
    </style:style>
    <style:style style:name="T210" style:family="text">
      <style:text-properties style:text-position="0% 100%" fo:font-style="normal" officeooo:rsid="011ba748" style:font-style-asian="normal" style:font-style-complex="normal"/>
    </style:style>
    <style:style style:name="T211" style:family="text">
      <style:text-properties style:text-position="0% 100%" fo:font-style="normal" officeooo:rsid="00726ad8" style:font-style-asian="normal" style:font-style-complex="normal"/>
    </style:style>
    <style:style style:name="T212" style:family="text">
      <style:text-properties style:text-position="0% 100%" fo:font-style="normal" officeooo:rsid="00755529" style:font-style-asian="normal" style:font-style-complex="normal"/>
    </style:style>
    <style:style style:name="T213" style:family="text">
      <style:text-properties style:text-position="0% 100%" fo:font-style="normal" officeooo:rsid="007d6f04" style:font-style-asian="normal" style:font-style-complex="normal"/>
    </style:style>
    <style:style style:name="T214" style:family="text">
      <style:text-properties style:text-position="0% 100%" fo:font-style="normal" officeooo:rsid="01b0de0f" style:font-style-asian="normal" style:font-style-complex="normal"/>
    </style:style>
    <style:style style:name="T215" style:family="text">
      <style:text-properties style:text-position="0% 100%" fo:font-style="normal" officeooo:rsid="015c5674" style:font-style-asian="normal" style:font-style-complex="normal"/>
    </style:style>
    <style:style style:name="T216" style:family="text">
      <style:text-properties style:text-position="0% 100%" fo:font-style="normal" officeooo:rsid="0077b691" style:font-style-asian="normal" style:font-style-complex="normal"/>
    </style:style>
    <style:style style:name="T217" style:family="text">
      <style:text-properties style:text-position="0% 100%" fo:font-style="normal" officeooo:rsid="008a499a" style:font-style-asian="normal" style:font-style-complex="normal"/>
    </style:style>
    <style:style style:name="T218" style:family="text">
      <style:text-properties style:text-position="0% 100%" fo:font-style="normal" officeooo:rsid="008a7481" style:font-style-asian="normal" style:font-style-complex="normal"/>
    </style:style>
    <style:style style:name="T219" style:family="text">
      <style:text-properties style:text-position="0% 100%" fo:font-style="normal" officeooo:rsid="0078ff81" style:font-style-asian="normal" style:font-style-complex="normal"/>
    </style:style>
    <style:style style:name="T220" style:family="text">
      <style:text-properties style:text-position="0% 100%" fo:font-style="normal" officeooo:rsid="007db258" style:font-style-asian="normal" style:font-style-complex="normal"/>
    </style:style>
    <style:style style:name="T221" style:family="text">
      <style:text-properties style:text-position="0% 100%" fo:font-style="normal" officeooo:rsid="01623ff2" style:font-style-asian="normal" style:font-style-complex="normal"/>
    </style:style>
    <style:style style:name="T222" style:family="text">
      <style:text-properties style:text-position="0% 100%" fo:font-style="normal" officeooo:rsid="01937f76" style:font-style-asian="normal" style:font-style-complex="normal"/>
    </style:style>
    <style:style style:name="T223" style:family="text">
      <style:text-properties style:text-position="0% 100%" fo:font-style="normal" officeooo:rsid="018215b5" style:font-style-asian="normal" style:font-style-complex="normal"/>
    </style:style>
    <style:style style:name="T224" style:family="text">
      <style:text-properties style:text-position="0% 100%" fo:font-style="normal" officeooo:rsid="0182b2c3" style:font-style-asian="normal" style:font-style-complex="normal"/>
    </style:style>
    <style:style style:name="T225" style:family="text">
      <style:text-properties style:text-position="0% 100%" fo:font-style="normal" officeooo:rsid="01946709" style:font-style-asian="normal" style:font-style-complex="normal"/>
    </style:style>
    <style:style style:name="T226" style:family="text">
      <style:text-properties style:text-position="0% 100%" fo:font-style="normal" officeooo:rsid="0191d529" style:font-style-asian="normal" style:font-style-complex="normal"/>
    </style:style>
    <style:style style:name="T227" style:family="text">
      <style:text-properties style:text-position="0% 100%" fo:font-style="normal" officeooo:rsid="01856f96" style:font-style-asian="normal" style:font-style-complex="normal"/>
    </style:style>
    <style:style style:name="T228" style:family="text">
      <style:text-properties style:text-position="0% 100%" fo:font-style="normal" officeooo:rsid="003c9e76" style:font-style-asian="normal" style:font-style-complex="normal"/>
    </style:style>
    <style:style style:name="T229" style:family="text">
      <style:text-properties style:text-position="0% 100%" fo:font-style="normal" officeooo:rsid="003dea43" style:font-style-asian="normal" style:font-style-complex="normal"/>
    </style:style>
    <style:style style:name="T230" style:family="text">
      <style:text-properties style:text-position="0% 100%" fo:font-style="normal" officeooo:rsid="00768b17" style:font-style-asian="normal" style:font-style-complex="normal"/>
    </style:style>
    <style:style style:name="T231" style:family="text">
      <style:text-properties style:text-position="0% 100%" fo:font-style="normal" officeooo:rsid="0089b805" style:font-style-asian="normal" style:font-style-complex="normal"/>
    </style:style>
    <style:style style:name="T232" style:family="text">
      <style:text-properties style:text-position="0% 100%" fo:font-style="normal" officeooo:rsid="00db9436" style:font-style-asian="normal" style:font-style-complex="normal"/>
    </style:style>
    <style:style style:name="T233" style:family="text">
      <style:text-properties style:text-position="0% 100%" fo:font-style="normal" officeooo:rsid="010f1067" style:font-style-asian="normal" style:font-style-complex="normal"/>
    </style:style>
    <style:style style:name="T234" style:family="text">
      <style:text-properties style:text-position="0% 100%" fo:font-style="normal" officeooo:rsid="01326006" style:font-style-asian="normal" style:font-style-complex="normal"/>
    </style:style>
    <style:style style:name="T235" style:family="text">
      <style:text-properties style:text-position="0% 100%" fo:font-style="normal" officeooo:rsid="0138cd3d" style:font-style-asian="normal" style:font-style-complex="normal"/>
    </style:style>
    <style:style style:name="T236" style:family="text">
      <style:text-properties style:text-position="0% 100%" fo:font-style="normal" officeooo:rsid="013997b7" style:font-style-asian="normal" style:font-style-complex="normal"/>
    </style:style>
    <style:style style:name="T237" style:family="text">
      <style:text-properties style:text-position="0% 100%" fo:font-style="normal" officeooo:rsid="013a3c4b" style:font-style-asian="normal" style:font-style-complex="normal"/>
    </style:style>
    <style:style style:name="T238" style:family="text">
      <style:text-properties style:text-position="0% 100%" fo:font-style="normal" officeooo:rsid="013db570" style:font-style-asian="normal" style:font-style-complex="normal"/>
    </style:style>
    <style:style style:name="T239" style:family="text">
      <style:text-properties style:text-position="0% 100%" fo:font-style="normal" officeooo:rsid="01455498" style:font-style-asian="normal" style:font-style-complex="normal"/>
    </style:style>
    <style:style style:name="T240" style:family="text">
      <style:text-properties style:text-position="0% 100%" fo:font-style="normal" officeooo:rsid="0156aa4c" style:font-style-asian="normal" style:font-style-complex="normal"/>
    </style:style>
    <style:style style:name="T241" style:family="text">
      <style:text-properties style:text-position="0% 100%" fo:font-style="normal" officeooo:rsid="0158961c" style:font-style-asian="normal" style:font-style-complex="normal"/>
    </style:style>
    <style:style style:name="T242" style:family="text">
      <style:text-properties style:text-position="0% 100%" fo:font-style="normal" officeooo:rsid="015a9069" style:font-style-asian="normal" style:font-style-complex="normal"/>
    </style:style>
    <style:style style:name="T243" style:family="text">
      <style:text-properties style:text-position="0% 100%" fo:font-style="normal" officeooo:rsid="016c5f1d" style:font-style-asian="normal" style:font-style-complex="normal"/>
    </style:style>
    <style:style style:name="T244" style:family="text">
      <style:text-properties style:text-position="0% 100%" fo:font-style="normal" officeooo:rsid="0177912c" style:font-style-asian="normal" style:font-style-complex="normal"/>
    </style:style>
    <style:style style:name="T245" style:family="text">
      <style:text-properties style:text-position="0% 100%" fo:font-style="normal" officeooo:rsid="017ac911" style:font-style-asian="normal" style:font-style-complex="normal"/>
    </style:style>
    <style:style style:name="T246" style:family="text">
      <style:text-properties style:text-position="0% 100%" fo:font-style="normal" officeooo:rsid="01a3bd94" style:font-style-asian="normal" style:font-style-complex="normal"/>
    </style:style>
    <style:style style:name="T247" style:family="text">
      <style:text-properties style:text-position="0% 100%" fo:font-style="normal" officeooo:rsid="01ed152a" style:font-style-asian="normal" style:font-style-complex="normal"/>
    </style:style>
    <style:style style:name="T248" style:family="text">
      <style:text-properties style:text-position="0% 100%" fo:font-style="normal" officeooo:rsid="01f4c67d" style:font-style-asian="normal" style:font-style-complex="normal"/>
    </style:style>
    <style:style style:name="T249" style:family="text">
      <style:text-properties style:text-position="0% 100%" fo:font-style="normal" officeooo:rsid="021532ec" style:font-style-asian="normal" style:font-style-complex="normal"/>
    </style:style>
    <style:style style:name="T250" style:family="text">
      <style:text-properties style:text-position="0% 100%" fo:font-style="normal" officeooo:rsid="02193d28" style:font-style-asian="normal" style:font-style-complex="normal"/>
    </style:style>
    <style:style style:name="T251" style:family="text">
      <style:text-properties style:text-position="0% 100%" fo:font-style="normal" officeooo:rsid="021ace40" style:font-style-asian="normal" style:font-style-complex="normal"/>
    </style:style>
    <style:style style:name="T252" style:family="text">
      <style:text-properties style:text-position="0% 100%" fo:font-style="normal" officeooo:rsid="0227ed17" style:font-style-asian="normal" style:font-style-complex="normal"/>
    </style:style>
    <style:style style:name="T253" style:family="text">
      <style:text-properties style:text-position="0% 100%" fo:font-style="normal" officeooo:rsid="0229b552" style:font-style-asian="normal" style:font-style-complex="normal"/>
    </style:style>
    <style:style style:name="T254" style:family="text">
      <style:text-properties style:text-position="0% 100%" fo:font-style="normal" officeooo:rsid="022b40c7" style:font-style-asian="normal" style:font-style-complex="normal"/>
    </style:style>
    <style:style style:name="T255" style:family="text">
      <style:text-properties style:text-position="0% 100%" fo:font-style="normal" officeooo:rsid="022e0603" style:font-style-asian="normal" style:font-style-complex="normal"/>
    </style:style>
    <style:style style:name="T256" style:family="text">
      <style:text-properties style:text-position="0% 100%" fo:font-style="normal" officeooo:rsid="023d55a2" style:font-style-asian="normal" style:font-style-complex="normal"/>
    </style:style>
    <style:style style:name="T257" style:family="text">
      <style:text-properties style:text-position="0% 100%" fo:font-style="normal" officeooo:rsid="023e842a" style:font-style-asian="normal" style:font-style-complex="normal"/>
    </style:style>
    <style:style style:name="T258" style:family="text">
      <style:text-properties style:text-position="0% 100%" fo:font-style="normal" officeooo:rsid="023f05d6" style:font-style-asian="normal" style:font-style-complex="normal"/>
    </style:style>
    <style:style style:name="T259" style:family="text">
      <style:text-properties style:text-position="0% 100%" fo:font-style="normal" officeooo:rsid="024410ff" style:font-style-asian="normal" style:font-style-complex="normal"/>
    </style:style>
    <style:style style:name="T260" style:family="text">
      <style:text-properties style:text-position="0% 100%" fo:font-style="normal" officeooo:rsid="02487903" style:font-style-asian="normal" style:font-style-complex="normal"/>
    </style:style>
    <style:style style:name="T261" style:family="text">
      <style:text-properties style:text-position="0% 100%" fo:font-style="normal" officeooo:rsid="024d1ab0" style:font-style-asian="normal" style:font-style-complex="normal"/>
    </style:style>
    <style:style style:name="T262" style:family="text">
      <style:text-properties style:text-position="0% 100%" fo:font-style="normal" officeooo:rsid="026f451b" style:font-style-asian="normal" style:font-style-complex="normal"/>
    </style:style>
    <style:style style:name="T263" style:family="text">
      <style:text-properties style:text-position="0% 100%" fo:font-style="normal" officeooo:rsid="026f51b2" style:font-style-asian="normal" style:font-style-complex="normal"/>
    </style:style>
    <style:style style:name="T264" style:family="text">
      <style:text-properties style:text-position="0% 100%" fo:font-style="normal" officeooo:rsid="0270e18b" style:font-style-asian="normal" style:font-style-complex="normal"/>
    </style:style>
    <style:style style:name="T265" style:family="text">
      <style:text-properties style:text-position="0% 100%" fo:font-style="normal" officeooo:rsid="0270ec65" style:font-style-asian="normal" style:font-style-complex="normal"/>
    </style:style>
    <style:style style:name="T266" style:family="text">
      <style:text-properties style:text-position="0% 100%" fo:font-style="normal" officeooo:rsid="0270ef76" style:font-style-asian="normal" style:font-style-complex="normal"/>
    </style:style>
    <style:style style:name="T267" style:family="text">
      <style:text-properties style:text-position="0% 100%" fo:font-style="normal" officeooo:rsid="0271f69c" style:font-style-asian="normal" style:font-style-complex="normal"/>
    </style:style>
    <style:style style:name="T268" style:family="text">
      <style:text-properties style:text-position="0% 100%" fo:font-style="normal" officeooo:rsid="0272e872" style:font-style-asian="normal" style:font-style-complex="normal"/>
    </style:style>
    <style:style style:name="T269" style:family="text">
      <style:text-properties style:text-position="0% 100%" fo:font-style="normal" officeooo:rsid="02744bf7" style:font-style-asian="normal" style:font-style-complex="normal"/>
    </style:style>
    <style:style style:name="T270" style:family="text">
      <style:text-properties style:text-position="0% 100%" fo:font-style="normal" officeooo:rsid="02748077" style:font-style-asian="normal" style:font-style-complex="normal"/>
    </style:style>
    <style:style style:name="T271" style:family="text">
      <style:text-properties style:text-position="0% 100%" fo:font-style="normal" officeooo:rsid="0275fcb1" style:font-style-asian="normal" style:font-style-complex="normal"/>
    </style:style>
    <style:style style:name="T272" style:family="text">
      <style:text-properties style:text-position="0% 100%" fo:font-style="normal" officeooo:rsid="0276ae9a" style:font-style-asian="normal" style:font-style-complex="normal"/>
    </style:style>
    <style:style style:name="T273" style:family="text">
      <style:text-properties style:text-position="0% 100%" fo:font-style="normal" officeooo:rsid="0278f702" style:font-style-asian="normal" style:font-style-complex="normal"/>
    </style:style>
    <style:style style:name="T274" style:family="text">
      <style:text-properties style:text-position="0% 100%" fo:font-style="normal" officeooo:rsid="027a32a7" style:font-style-asian="normal" style:font-style-complex="normal"/>
    </style:style>
    <style:style style:name="T275" style:family="text">
      <style:text-properties style:text-position="0% 100%" fo:font-style="normal" officeooo:rsid="027be093" style:font-style-asian="normal" style:font-style-complex="normal"/>
    </style:style>
    <style:style style:name="T276" style:family="text">
      <style:text-properties style:text-position="0% 100%" fo:font-style="normal" officeooo:rsid="027c4e37" style:font-style-asian="normal" style:font-style-complex="normal"/>
    </style:style>
    <style:style style:name="T277" style:family="text">
      <style:text-properties style:text-position="0% 100%" fo:font-style="normal" officeooo:rsid="027de956" style:font-style-asian="normal" style:font-style-complex="normal"/>
    </style:style>
    <style:style style:name="T278" style:family="text">
      <style:text-properties style:text-position="0% 100%" fo:font-style="normal" officeooo:rsid="027f6e40" style:font-style-asian="normal" style:font-style-complex="normal"/>
    </style:style>
    <style:style style:name="T279" style:family="text">
      <style:text-properties style:text-position="0% 100%" fo:font-style="normal" officeooo:rsid="027fb7bf" style:font-style-asian="normal" style:font-style-complex="normal"/>
    </style:style>
    <style:style style:name="T280" style:family="text">
      <style:text-properties style:text-position="0% 100%" fo:font-style="normal" officeooo:rsid="028e6349" style:font-style-asian="normal" style:font-style-complex="normal"/>
    </style:style>
    <style:style style:name="T281" style:family="text">
      <style:text-properties style:text-position="0% 100%" fo:font-style="normal" officeooo:rsid="028f1daf" style:font-style-asian="normal" style:font-style-complex="normal"/>
    </style:style>
    <style:style style:name="T282" style:family="text">
      <style:text-properties style:text-position="0% 100%" fo:font-style="normal" officeooo:rsid="028fbebe" style:font-style-asian="normal" style:font-style-complex="normal"/>
    </style:style>
    <style:style style:name="T283" style:family="text">
      <style:text-properties style:text-position="0% 100%" fo:font-style="normal" style:text-underline-style="none" officeooo:rsid="003c9e76" style:font-style-asian="normal" style:font-style-complex="normal"/>
    </style:style>
    <style:style style:name="T284" style:family="text">
      <style:text-properties style:text-position="0% 100%" officeooo:rsid="01b0de0f"/>
    </style:style>
    <style:style style:name="T285" style:family="text">
      <style:text-properties style:text-position="0% 100%" officeooo:rsid="00dd6597"/>
    </style:style>
    <style:style style:name="T286" style:family="text">
      <style:text-properties style:text-position="0% 100%" officeooo:rsid="017a329d"/>
    </style:style>
    <style:style style:name="T287" style:family="text">
      <style:text-properties style:text-position="0% 100%" officeooo:rsid="00cd8e3a"/>
    </style:style>
    <style:style style:name="T288" style:family="text">
      <style:text-properties style:text-position="0% 100%" officeooo:rsid="00de6077"/>
    </style:style>
    <style:style style:name="T289" style:family="text">
      <style:text-properties style:text-position="0% 100%" officeooo:rsid="00db9436"/>
    </style:style>
    <style:style style:name="T290" style:family="text">
      <style:text-properties style:text-position="0% 100%" officeooo:rsid="00dc33cb"/>
    </style:style>
    <style:style style:name="T291" style:family="text">
      <style:text-properties style:text-position="0% 100%" officeooo:rsid="01208e86"/>
    </style:style>
    <style:style style:name="T292" style:family="text">
      <style:text-properties style:text-position="0% 100%" officeooo:rsid="00bd4a1f"/>
    </style:style>
    <style:style style:name="T293" style:family="text">
      <style:text-properties style:text-position="0% 100%" officeooo:rsid="016d3349"/>
    </style:style>
    <style:style style:name="T294" style:family="text">
      <style:text-properties style:text-position="0% 100%" officeooo:rsid="00bf35e0"/>
    </style:style>
    <style:style style:name="T295" style:family="text">
      <style:text-properties style:text-position="0% 100%" officeooo:rsid="00c0d781"/>
    </style:style>
    <style:style style:name="T296" style:family="text">
      <style:text-properties style:text-position="0% 100%" officeooo:rsid="00c4ba31"/>
    </style:style>
    <style:style style:name="T297" style:family="text">
      <style:text-properties style:text-position="0% 100%" officeooo:rsid="00c8f3eb"/>
    </style:style>
    <style:style style:name="T298" style:family="text">
      <style:text-properties style:text-position="0% 100%" fo:font-weight="normal" officeooo:rsid="01e51e3c" style:font-weight-asian="normal" style:font-weight-complex="normal"/>
    </style:style>
    <style:style style:name="T299" style:family="text">
      <style:text-properties style:text-position="0% 100%" fo:font-weight="normal" officeooo:rsid="0006daf5" style:font-weight-complex="normal"/>
    </style:style>
    <style:style style:name="T300" style:family="text">
      <style:text-properties style:text-position="0% 100%" fo:font-weight="normal" officeooo:rsid="00cffe5d" style:font-weight-complex="normal"/>
    </style:style>
    <style:style style:name="T301" style:family="text">
      <style:text-properties style:text-position="0% 100%" officeooo:rsid="00381a68"/>
    </style:style>
    <style:style style:name="T302" style:family="text">
      <style:text-properties style:text-position="0% 100%" officeooo:rsid="003fcc52"/>
    </style:style>
    <style:style style:name="T303" style:family="text">
      <style:text-properties style:text-position="0% 100%" officeooo:rsid="00450c56"/>
    </style:style>
    <style:style style:name="T304" style:family="text">
      <style:text-properties style:text-position="0% 100%" officeooo:rsid="00bad510"/>
    </style:style>
    <style:style style:name="T305" style:family="text">
      <style:text-properties style:text-position="0% 100%" officeooo:rsid="00bc719d"/>
    </style:style>
    <style:style style:name="T306" style:family="text">
      <style:text-properties style:text-position="0% 100%" officeooo:rsid="00bc95ca"/>
    </style:style>
    <style:style style:name="T307" style:family="text">
      <style:text-properties style:text-position="0% 100%" officeooo:rsid="00c10919"/>
    </style:style>
    <style:style style:name="T308" style:family="text">
      <style:text-properties style:text-position="0% 100%" officeooo:rsid="00c278dc"/>
    </style:style>
    <style:style style:name="T309" style:family="text">
      <style:text-properties style:text-position="0% 100%" officeooo:rsid="00c8ec5d"/>
    </style:style>
    <style:style style:name="T310" style:family="text">
      <style:text-properties style:text-position="0% 100%" officeooo:rsid="00cc9fab"/>
    </style:style>
    <style:style style:name="T311" style:family="text">
      <style:text-properties style:text-position="0% 100%" officeooo:rsid="00ccb347"/>
    </style:style>
    <style:style style:name="T312" style:family="text">
      <style:text-properties style:text-position="0% 100%" officeooo:rsid="00cdf6ac"/>
    </style:style>
    <style:style style:name="T313" style:family="text">
      <style:text-properties style:text-position="0% 100%" officeooo:rsid="00dfe882"/>
    </style:style>
    <style:style style:name="T314" style:family="text">
      <style:text-properties style:text-position="0% 100%" officeooo:rsid="00f21c76"/>
    </style:style>
    <style:style style:name="T315" style:family="text">
      <style:text-properties style:text-position="0% 100%" officeooo:rsid="00f2ca34"/>
    </style:style>
    <style:style style:name="T316" style:family="text">
      <style:text-properties style:text-position="0% 100%" officeooo:rsid="0039f8a9"/>
    </style:style>
    <style:style style:name="T317" style:family="text">
      <style:text-properties style:text-position="0% 100%" fo:font-style="italic" officeooo:rsid="01326006" style:font-style-asian="italic" style:font-style-complex="italic"/>
    </style:style>
    <style:style style:name="T318" style:family="text">
      <style:text-properties style:text-position="0% 100%" fo:font-style="italic" officeooo:rsid="013db570" style:font-style-asian="italic" style:font-style-complex="italic"/>
    </style:style>
    <style:style style:name="T319" style:family="text">
      <style:text-properties style:text-position="0% 100%" fo:font-style="italic" officeooo:rsid="013e7343" style:font-style-asian="italic" style:font-style-complex="italic"/>
    </style:style>
    <style:style style:name="T320" style:family="text">
      <style:text-properties style:text-position="0% 100%" fo:font-style="italic" officeooo:rsid="016c5f1d" style:font-style-asian="italic" style:font-style-complex="italic"/>
    </style:style>
    <style:style style:name="T321" style:family="text">
      <style:text-properties style:text-position="0% 100%" fo:font-style="italic" officeooo:rsid="017cd77a" style:font-style-asian="italic" style:font-style-complex="italic"/>
    </style:style>
    <style:style style:name="T322" style:family="text">
      <style:text-properties style:text-position="0% 100%" fo:font-style="italic" officeooo:rsid="00db9436" style:font-style-asian="italic" style:font-style-complex="italic"/>
    </style:style>
    <style:style style:name="T323" style:family="text">
      <style:text-properties style:text-position="0% 100%" fo:font-style="italic" officeooo:rsid="01623ff2" style:font-style-asian="italic" style:font-style-complex="italic"/>
    </style:style>
    <style:style style:name="T324" style:family="text">
      <style:text-properties style:text-position="0% 100%" officeooo:rsid="0163e365"/>
    </style:style>
    <style:style style:name="T325" style:family="text">
      <style:text-properties style:text-position="0% 100%" officeooo:rsid="0165d405"/>
    </style:style>
    <style:style style:name="T326" style:family="text">
      <style:text-properties style:text-position="0% 100%" officeooo:rsid="01676d3f"/>
    </style:style>
    <style:style style:name="T327" style:family="text">
      <style:text-properties style:text-position="0% 100%" officeooo:rsid="0167f275"/>
    </style:style>
    <style:style style:name="T328" style:family="text">
      <style:text-properties style:text-position="0% 100%" officeooo:rsid="01692ad3"/>
    </style:style>
    <style:style style:name="T329" style:family="text">
      <style:text-properties style:text-position="0% 100%" officeooo:rsid="0169a374"/>
    </style:style>
    <style:style style:name="T330" style:family="text">
      <style:text-properties style:text-position="0% 100%" officeooo:rsid="016abada"/>
    </style:style>
    <style:style style:name="T331" style:family="text">
      <style:text-properties style:text-position="0% 100%" officeooo:rsid="016ba94e"/>
    </style:style>
    <style:style style:name="T332" style:family="text">
      <style:text-properties style:text-position="0% 100%" officeooo:rsid="016c4b61"/>
    </style:style>
    <style:style style:name="T333" style:family="text">
      <style:text-properties style:text-position="0% 100%" officeooo:rsid="016efdcd"/>
    </style:style>
    <style:style style:name="T334" style:family="text">
      <style:text-properties style:text-position="0% 100%" officeooo:rsid="016fea6c"/>
    </style:style>
    <style:style style:name="T335" style:family="text">
      <style:text-properties style:text-position="0% 100%" officeooo:rsid="017cd77a"/>
    </style:style>
    <style:style style:name="T336" style:family="text">
      <style:text-properties style:text-position="0% 100%" officeooo:rsid="017e1b8a"/>
    </style:style>
    <style:style style:name="T337" style:family="text">
      <style:text-properties style:text-position="0% 100%" officeooo:rsid="018e3b36"/>
    </style:style>
    <style:style style:name="T338" style:family="text">
      <style:text-properties style:text-position="0% 100%" officeooo:rsid="01903a66"/>
    </style:style>
    <style:style style:name="T339" style:family="text">
      <style:text-properties style:text-position="0% 100%" officeooo:rsid="0190f126"/>
    </style:style>
    <style:style style:name="T340" style:family="text">
      <style:text-properties style:text-position="0% 100%" officeooo:rsid="0191d529"/>
    </style:style>
    <style:style style:name="T341" style:family="text">
      <style:text-properties style:text-position="0% 100%" officeooo:rsid="0192e975"/>
    </style:style>
    <style:style style:name="T342" style:family="text">
      <style:text-properties style:text-position="0% 100%" officeooo:rsid="01946709"/>
    </style:style>
    <style:style style:name="T343" style:family="text">
      <style:text-properties style:text-position="0% 100%" officeooo:rsid="01964359"/>
    </style:style>
    <style:style style:name="T344" style:family="text">
      <style:text-properties style:text-position="0% 100%" officeooo:rsid="0196b48e"/>
    </style:style>
    <style:style style:name="T345" style:family="text">
      <style:text-properties style:text-position="0% 100%" officeooo:rsid="01a3bd94"/>
    </style:style>
    <style:style style:name="T346" style:family="text">
      <style:text-properties style:text-position="0% 100%" officeooo:rsid="003c9e76"/>
    </style:style>
    <style:style style:name="T347" style:family="text">
      <style:text-properties style:text-position="0% 100%" officeooo:rsid="01f3377b"/>
    </style:style>
    <style:style style:name="T348" style:family="text">
      <style:text-properties style:text-position="0% 100%" officeooo:rsid="0290aadb"/>
    </style:style>
    <style:style style:name="T349" style:family="text">
      <style:text-properties style:text-position="0% 100%" officeooo:rsid="016c5f1d"/>
    </style:style>
    <style:style style:name="T350" style:family="text">
      <style:text-properties style:text-position="0% 100%" officeooo:rsid="029244e8"/>
    </style:style>
    <style:style style:name="T351" style:family="text">
      <style:text-properties style:text-position="0% 100%" officeooo:rsid="029bf938"/>
    </style:style>
    <style:style style:name="T352" style:family="text">
      <style:text-properties style:text-position="0% 100%" officeooo:rsid="029d5d36"/>
    </style:style>
    <style:style style:name="T353" style:family="text">
      <style:text-properties style:text-position="0% 100%" officeooo:rsid="029e22e6"/>
    </style:style>
    <style:style style:name="T354" style:family="text">
      <style:text-properties style:text-position="0% 100%" officeooo:rsid="029fc092"/>
    </style:style>
    <style:style style:name="T355" style:family="text">
      <style:text-properties style:text-position="0% 100%" officeooo:rsid="02a0809b"/>
    </style:style>
    <style:style style:name="T356" style:family="text">
      <style:text-properties style:text-position="0% 100%" officeooo:rsid="02a237f1"/>
    </style:style>
    <style:style style:name="T357" style:family="text">
      <style:text-properties style:text-position="sub 58%" fo:font-weight="normal" officeooo:rsid="0025147f" style:font-weight-asian="normal" style:font-weight-complex="normal"/>
    </style:style>
    <style:style style:name="T358" style:family="text">
      <style:text-properties style:text-position="sub 58%" fo:font-weight="normal" officeooo:rsid="01e51e3c" style:font-weight-asian="normal" style:font-weight-complex="normal"/>
    </style:style>
    <style:style style:name="T359" style:family="text">
      <style:text-properties style:text-position="sub 58%" fo:font-style="normal" officeooo:rsid="01326006" style:font-style-asian="normal" style:font-style-complex="normal"/>
    </style:style>
    <style:style style:name="T360" style:family="text">
      <style:text-properties style:text-position="sub 58%" fo:font-style="normal" fo:font-weight="normal" officeooo:rsid="01e445f4" style:font-style-asian="normal" style:font-weight-asian="normal" style:font-style-complex="normal" style:font-weight-complex="normal"/>
    </style:style>
    <style:style style:name="T361" style:family="text">
      <style:text-properties style:text-position="sub 58%" style:font-name="Liberation Serif1" fo:font-weight="normal" officeooo:rsid="00093ce7" style:font-weight-complex="normal"/>
    </style:style>
    <style:style style:name="T362" style:family="text">
      <style:text-properties style:text-position="sub 58%" style:font-name="Liberation Serif1" fo:font-weight="normal" officeooo:rsid="0006daf5" style:font-weight-complex="normal"/>
    </style:style>
    <style:style style:name="T363" style:family="text">
      <style:text-properties style:text-position="sub 58%" officeooo:rsid="0014a511"/>
    </style:style>
    <style:style style:name="T364" style:family="text">
      <style:text-properties style:text-position="sub 58%" officeooo:rsid="00db9436"/>
    </style:style>
    <style:style style:name="T365" style:family="text">
      <style:text-properties style:text-position="sub 58%" officeooo:rsid="00dc33cb"/>
    </style:style>
    <style:style style:name="T366" style:family="text">
      <style:text-properties fo:font-weight="normal" style:font-weight-asian="normal" style:font-weight-complex="normal"/>
    </style:style>
    <style:style style:name="T367" style:family="text">
      <style:text-properties fo:font-weight="normal" officeooo:rsid="0025147f" style:font-weight-asian="normal" style:font-weight-complex="normal"/>
    </style:style>
    <style:style style:name="T368" style:family="text">
      <style:text-properties fo:font-weight="normal" officeooo:rsid="00058766" style:font-weight-asian="normal" style:font-weight-complex="normal"/>
    </style:style>
    <style:style style:name="T369" style:family="text">
      <style:text-properties fo:font-weight="normal" officeooo:rsid="01e445f4" style:font-weight-asian="normal" style:font-weight-complex="normal"/>
    </style:style>
    <style:style style:name="T370" style:family="text">
      <style:text-properties fo:font-weight="normal" officeooo:rsid="01e51e3c" style:font-weight-asian="normal" style:font-weight-complex="normal"/>
    </style:style>
    <style:style style:name="T371" style:family="text">
      <style:text-properties fo:font-weight="normal" officeooo:rsid="0208dd4b" style:font-weight-asian="normal" style:font-weight-complex="normal"/>
    </style:style>
    <style:style style:name="T372" style:family="text">
      <style:text-properties fo:font-weight="normal" officeooo:rsid="0201be14" style:font-weight-asian="normal" style:font-weight-complex="normal"/>
    </style:style>
    <style:style style:name="T373" style:family="text">
      <style:text-properties fo:font-weight="normal" officeooo:rsid="0204e712" style:font-weight-asian="normal" style:font-weight-complex="normal"/>
    </style:style>
    <style:style style:name="T374" style:family="text">
      <style:text-properties fo:font-weight="normal" officeooo:rsid="02030786" style:font-weight-asian="normal" style:font-weight-complex="normal"/>
    </style:style>
    <style:style style:name="T375" style:family="text">
      <style:text-properties fo:font-weight="normal" officeooo:rsid="02062b66" style:font-weight-asian="normal" style:font-weight-complex="normal"/>
    </style:style>
    <style:style style:name="T376" style:family="text">
      <style:text-properties fo:font-weight="normal" officeooo:rsid="02073738" style:font-weight-asian="normal" style:font-weight-complex="normal"/>
    </style:style>
    <style:style style:name="T377" style:family="text">
      <style:text-properties fo:font-weight="normal" style:font-weight-complex="normal"/>
    </style:style>
    <style:style style:name="T378" style:family="text">
      <style:text-properties fo:font-weight="normal" officeooo:rsid="00cffe5d" style:font-weight-complex="normal"/>
    </style:style>
    <style:style style:name="T379" style:family="text">
      <style:text-properties fo:font-weight="normal" officeooo:rsid="0130c029" style:font-weight-complex="normal"/>
    </style:style>
    <style:style style:name="T380" style:family="text">
      <style:text-properties fo:font-weight="normal" officeooo:rsid="0006daf5" style:font-weight-complex="normal"/>
    </style:style>
    <style:style style:name="T381" style:family="text">
      <style:text-properties fo:font-weight="normal" officeooo:rsid="00d3f331" style:font-weight-complex="normal"/>
    </style:style>
    <style:style style:name="T382" style:family="text">
      <style:text-properties fo:font-weight="normal" officeooo:rsid="00d3987a" style:font-weight-complex="normal"/>
    </style:style>
    <style:style style:name="T383" style:family="text">
      <style:text-properties fo:font-weight="normal" officeooo:rsid="00d023c6" style:font-weight-complex="normal"/>
    </style:style>
    <style:style style:name="T384" style:family="text">
      <style:text-properties fo:font-weight="normal" officeooo:rsid="00d1e7c8" style:font-weight-complex="normal"/>
    </style:style>
    <style:style style:name="T385" style:family="text">
      <style:text-properties fo:font-weight="normal" officeooo:rsid="00d2411a" style:font-weight-complex="normal"/>
    </style:style>
    <style:style style:name="T386" style:family="text">
      <style:text-properties officeooo:rsid="0006daf5"/>
    </style:style>
    <style:style style:name="T387" style:family="text">
      <style:text-properties fo:color="#000000" style:font-name="Liberation Serif1" fo:font-style="italic" fo:font-weight="normal" officeooo:rsid="0014a511" style:font-name-asian="Liberation Serif" style:font-style-asian="italic" style:font-style-complex="italic" style:font-weight-complex="normal"/>
    </style:style>
    <style:style style:name="T388" style:family="text">
      <style:text-properties fo:color="#000000" fo:font-weight="normal" officeooo:rsid="0006daf5" style:font-weight-complex="normal"/>
    </style:style>
    <style:style style:name="T389" style:family="text">
      <style:text-properties fo:color="#000000" fo:font-weight="normal" officeooo:rsid="000ee3d2" style:font-weight-complex="normal"/>
    </style:style>
    <style:style style:name="T390" style:family="text">
      <style:text-properties fo:color="#000000" fo:font-weight="normal" officeooo:rsid="01163101" style:font-weight-complex="normal"/>
    </style:style>
    <style:style style:name="T391" style:family="text">
      <style:text-properties fo:color="#000000" fo:font-weight="normal" officeooo:rsid="01b09021" style:font-weight-complex="normal"/>
    </style:style>
    <style:style style:name="T392" style:family="text">
      <style:text-properties fo:color="#000000" style:font-name="Liberation Serif" fo:font-weight="normal" officeooo:rsid="0006daf5" style:font-name-asian="Liberation Serif" style:font-weight-complex="normal"/>
    </style:style>
    <style:style style:name="T393" style:family="text">
      <style:text-properties fo:color="#000000" style:font-name="Liberation Serif" fo:font-weight="normal" officeooo:rsid="000ee3d2" style:font-name-asian="Liberation Serif" style:font-weight-complex="normal"/>
    </style:style>
    <style:style style:name="T394" style:family="text">
      <style:text-properties fo:color="#000000" style:font-name="Liberation Serif" fo:font-weight="normal" officeooo:rsid="00110c07" style:font-name-asian="Liberation Serif" style:font-weight-complex="normal"/>
    </style:style>
    <style:style style:name="T395" style:family="text">
      <style:text-properties fo:color="#000000" style:font-name="Liberation Serif" fo:font-weight="normal" officeooo:rsid="020ad4c5" style:font-name-asian="Liberation Serif" style:font-weight-complex="normal"/>
    </style:style>
    <style:style style:name="T396" style:family="text">
      <style:text-properties fo:color="#000000" style:font-name="Liberation Serif" fo:font-style="italic" fo:font-weight="normal" officeooo:rsid="0006daf5" style:font-name-asian="Liberation Serif" style:font-style-asian="italic" style:font-style-complex="italic" style:font-weight-complex="normal"/>
    </style:style>
    <style:style style:name="T397" style:family="text">
      <style:text-properties fo:color="#000000" style:font-name="Liberation Serif" fo:font-style="italic" fo:font-weight="normal" officeooo:rsid="0130c029" style:font-name-asian="Liberation Serif" style:font-style-asian="italic" style:font-style-complex="italic" style:font-weight-complex="normal"/>
    </style:style>
    <style:style style:name="T398" style:family="text">
      <style:text-properties fo:color="#000000" style:font-name="Liberation Serif" fo:font-style="italic" fo:font-weight="normal" officeooo:rsid="020ad4c5" style:font-name-asian="Liberation Serif" style:font-style-asian="italic" style:font-style-complex="italic" style:font-weight-complex="normal"/>
    </style:style>
    <style:style style:name="T399" style:family="text">
      <style:text-properties fo:color="#000000" style:text-position="0% 100%" style:font-name="Liberation Serif" fo:font-weight="normal" officeooo:rsid="00093ce7" style:font-name-asian="Liberation Serif" style:font-weight-complex="normal"/>
    </style:style>
    <style:style style:name="T400" style:family="text">
      <style:text-properties fo:color="#000000" style:text-position="0% 100%" style:font-name="Liberation Serif" fo:font-weight="normal" officeooo:rsid="01b09021" style:font-name-asian="Liberation Serif" style:font-weight-complex="normal"/>
    </style:style>
    <style:style style:name="T401" style:family="text">
      <style:text-properties fo:color="#000000" style:text-position="sub 58%" style:font-name="Liberation Serif" fo:font-weight="normal" officeooo:rsid="00093ce7" style:font-name-asian="Liberation Serif" style:font-weight-complex="normal"/>
    </style:style>
    <style:style style:name="T402" style:family="text">
      <style:text-properties fo:color="#000000" style:text-position="sub 58%" style:font-name="Liberation Serif" fo:font-style="normal" fo:font-weight="normal" officeooo:rsid="020ad4c5" style:font-name-asian="Liberation Serif" style:font-style-asian="normal" style:font-style-complex="normal" style:font-weight-complex="normal"/>
    </style:style>
    <style:style style:name="T403" style:family="text">
      <style:text-properties fo:color="#000000" style:text-position="super 58%" style:font-name="Liberation Serif" fo:font-weight="normal" officeooo:rsid="000ee3d2" style:font-name-asian="Liberation Serif" style:font-weight-complex="normal"/>
    </style:style>
    <style:style style:name="T404" style:family="text">
      <style:text-properties fo:font-variant="normal" fo:text-transform="none" fo:color="#000000" style:font-name="Liberation Serif" fo:letter-spacing="normal" fo:font-weight="normal" officeooo:rsid="000ee3d2" style:font-name-asian="Liberation Serif" style:font-size-asian="10.5pt" style:font-style-asian="normal" style:font-weight-complex="normal"/>
    </style:style>
    <style:style style:name="T405" style:family="text">
      <style:text-properties fo:font-variant="normal" fo:text-transform="none" fo:color="#000000" style:font-name="Liberation Serif" fo:letter-spacing="normal" fo:font-weight="normal" officeooo:rsid="020ad4c5" style:font-name-asian="Liberation Serif" style:font-size-asian="10.5pt" style:font-style-asian="normal" style:font-weight-complex="normal"/>
    </style:style>
    <style:style style:name="T406" style:family="text">
      <style:text-properties fo:font-variant="normal" fo:text-transform="none" fo:color="#000000" style:font-name="Liberation Serif" fo:letter-spacing="normal" fo:font-weight="normal" style:font-name-asian="Liberation Serif" style:font-size-asian="10.5pt" style:font-weight-complex="normal"/>
    </style:style>
    <style:style style:name="T407" style:family="text">
      <style:text-properties fo:font-variant="normal" fo:text-transform="none" fo:color="#000000" style:font-name="Liberation Serif" fo:letter-spacing="normal" fo:font-weight="normal" officeooo:rsid="000fa3bf" style:font-name-asian="Liberation Serif" style:font-size-asian="10.5pt" style:font-weight-complex="normal"/>
    </style:style>
    <style:style style:name="T408" style:family="text">
      <style:text-properties fo:font-variant="normal" fo:text-transform="none" fo:color="#000000" style:font-name="Liberation Serif" fo:letter-spacing="normal" fo:font-style="italic" fo:font-weight="normal" officeooo:rsid="000ee3d2" style:font-name-asian="Liberation Serif" style:font-size-asian="10.5pt" style:font-style-asian="italic" style:font-style-complex="italic" style:font-weight-complex="normal"/>
    </style:style>
    <style:style style:name="T409" style:family="text">
      <style:text-properties fo:font-variant="normal" fo:text-transform="none" fo:color="#000000" style:font-name="Liberation Serif" fo:letter-spacing="normal" fo:font-style="italic" officeooo:rsid="009e0b76" style:font-name-asian="Liberation Serif" style:font-size-asian="10.5pt" style:font-style-asian="italic" style:font-style-complex="italic"/>
    </style:style>
    <style:style style:name="T410" style:family="text">
      <style:text-properties fo:font-variant="normal" fo:text-transform="none" fo:color="#000000" style:font-name="Liberation Serif" fo:letter-spacing="normal" fo:background-color="transparent" loext:char-shading-value="0" style:font-name-asian="Liberation Serif" style:font-size-asian="10.5pt"/>
    </style:style>
    <style:style style:name="T411" style:family="text">
      <style:text-properties fo:font-variant="normal" fo:text-transform="none" fo:color="#000000" style:font-name="Liberation Serif" fo:letter-spacing="normal" officeooo:rsid="0133675a" fo:background-color="transparent" loext:char-shading-value="0" style:font-name-asian="Liberation Serif" style:font-size-asian="10.5pt" style:font-style-asian="normal"/>
    </style:style>
    <style:style style:name="T412" style:family="text">
      <style:text-properties fo:font-variant="normal" fo:text-transform="none" fo:color="#000000" style:font-name="Liberation Serif" fo:letter-spacing="normal" officeooo:rsid="0152c656" fo:background-color="transparent" loext:char-shading-value="0" style:font-name-asian="Liberation Serif" style:font-size-asian="10.5pt" style:font-style-asian="normal"/>
    </style:style>
    <style:style style:name="T413"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font-style-asian="normal"/>
    </style:style>
    <style:style style:name="T414" style:family="text">
      <style:text-properties fo:font-variant="normal" fo:text-transform="none" fo:color="#000000" style:font-name="Liberation Serif" fo:letter-spacing="normal" officeooo:rsid="000fa3bf" fo:background-color="transparent" loext:char-shading-value="0" style:font-name-asian="Liberation Serif" style:font-size-asian="10.5pt" style:font-style-asian="normal"/>
    </style:style>
    <style:style style:name="T415" style:family="text">
      <style:text-properties fo:font-variant="normal" fo:text-transform="none" fo:color="#000000" style:font-name="Liberation Serif" fo:letter-spacing="normal" officeooo:rsid="0016c9d1" fo:background-color="transparent" loext:char-shading-value="0" style:font-name-asian="Liberation Serif" style:font-size-asian="10.5pt" style:font-style-asian="normal"/>
    </style:style>
    <style:style style:name="T416" style:family="text">
      <style:text-properties fo:font-variant="normal" fo:text-transform="none" fo:color="#000000" style:font-name="Liberation Serif" fo:letter-spacing="normal" officeooo:rsid="01762e85" fo:background-color="transparent" loext:char-shading-value="0" style:font-name-asian="Liberation Serif" style:font-size-asian="10.5pt" style:font-style-asian="normal"/>
    </style:style>
    <style:style style:name="T417" style:family="text">
      <style:text-properties fo:font-variant="normal" fo:text-transform="none" fo:color="#000000" style:font-name="Liberation Serif" fo:letter-spacing="normal" officeooo:rsid="01aff95e" fo:background-color="transparent" loext:char-shading-value="0" style:font-name-asian="Liberation Serif" style:font-size-asian="10.5pt" style:font-style-asian="normal"/>
    </style:style>
    <style:style style:name="T418" style:family="text">
      <style:text-properties fo:font-variant="normal" fo:text-transform="none" fo:color="#000000" style:font-name="Liberation Serif" fo:letter-spacing="normal" officeooo:rsid="01a075e1" fo:background-color="transparent" loext:char-shading-value="0" style:font-name-asian="Liberation Serif" style:font-size-asian="10.5pt" style:font-style-asian="normal"/>
    </style:style>
    <style:style style:name="T419"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style>
    <style:style style:name="T420" style:family="text">
      <style:text-properties fo:font-variant="normal" fo:text-transform="none" fo:color="#000000" style:font-name="Liberation Serif" fo:letter-spacing="normal" style:font-name-asian="Liberation Serif" style:font-size-asian="10.5pt" style:font-style-asian="normal"/>
    </style:style>
    <style:style style:name="T421" style:family="text">
      <style:text-properties fo:font-variant="normal" fo:text-transform="none" fo:color="#000000" style:font-name="Liberation Serif" fo:letter-spacing="normal" officeooo:rsid="00136777" style:font-name-asian="Liberation Serif" style:font-size-asian="10.5pt" style:font-style-asian="normal"/>
    </style:style>
    <style:style style:name="T422" style:family="text">
      <style:text-properties fo:font-variant="normal" fo:text-transform="none" fo:color="#000000" style:font-name="Liberation Serif" fo:letter-spacing="normal" officeooo:rsid="009e0b76" style:font-name-asian="Liberation Serif" style:font-size-asian="10.5pt" style:font-style-asian="normal"/>
    </style:style>
    <style:style style:name="T423" style:family="text">
      <style:text-properties fo:font-variant="normal" fo:text-transform="none" fo:color="#000000" style:font-name="Liberation Serif" fo:letter-spacing="normal" officeooo:rsid="000fa3bf" style:font-name-asian="Liberation Serif" style:font-size-asian="10.5pt" style:font-style-asian="normal"/>
    </style:style>
    <style:style style:name="T424" style:family="text">
      <style:text-properties fo:font-variant="normal" fo:text-transform="none" fo:color="#000000" style:font-name="Liberation Serif" fo:letter-spacing="normal" officeooo:rsid="0014a511" style:font-name-asian="Liberation Serif" style:font-size-asian="10.5pt" style:font-style-asian="normal"/>
    </style:style>
    <style:style style:name="T425" style:family="text">
      <style:text-properties fo:font-variant="normal" fo:text-transform="none" fo:color="#000000" style:font-name="Liberation Serif" fo:letter-spacing="normal" officeooo:rsid="01762e85" style:font-name-asian="Liberation Serif" style:font-size-asian="10.5pt" style:font-style-asian="normal"/>
    </style:style>
    <style:style style:name="T426" style:family="text">
      <style:text-properties fo:font-variant="normal" fo:text-transform="none" fo:color="#000000" style:font-name="Liberation Serif" fo:letter-spacing="normal" officeooo:rsid="01a075e1" style:font-name-asian="Liberation Serif" style:font-size-asian="10.5pt" style:font-style-asian="normal"/>
    </style:style>
    <style:style style:name="T427" style:family="text">
      <style:text-properties fo:font-variant="normal" fo:text-transform="none" fo:color="#000000" style:font-name="Liberation Serif" fo:letter-spacing="normal" officeooo:rsid="025be99e" style:font-name-asian="Liberation Serif" style:font-size-asian="10.5pt" style:font-style-asian="normal"/>
    </style:style>
    <style:style style:name="T428" style:family="text">
      <style:text-properties fo:font-variant="normal" fo:text-transform="none" fo:color="#000000" style:font-name="Liberation Serif" fo:letter-spacing="normal" officeooo:rsid="025d7d5f" style:font-name-asian="Liberation Serif" style:font-size-asian="10.5pt" style:font-style-asian="normal"/>
    </style:style>
    <style:style style:name="T429" style:family="text">
      <style:text-properties fo:font-variant="normal" fo:text-transform="none" fo:color="#000000" style:font-name="Liberation Serif" fo:letter-spacing="normal" officeooo:rsid="02603fd9" style:font-name-asian="Liberation Serif" style:font-size-asian="10.5pt" style:font-style-asian="normal"/>
    </style:style>
    <style:style style:name="T430" style:family="text">
      <style:text-properties fo:font-variant="normal" fo:text-transform="none" fo:color="#000000" style:font-name="Liberation Serif" fo:letter-spacing="normal" officeooo:rsid="02621df8" style:font-name-asian="Liberation Serif" style:font-size-asian="10.5pt" style:font-style-asian="normal"/>
    </style:style>
    <style:style style:name="T431" style:family="text">
      <style:text-properties fo:font-variant="normal" fo:text-transform="none" fo:color="#000000" style:font-name="Liberation Serif" fo:letter-spacing="normal" officeooo:rsid="0268cae9" style:font-name-asian="Liberation Serif" style:font-size-asian="10.5pt" style:font-style-asian="normal"/>
    </style:style>
    <style:style style:name="T432" style:family="text">
      <style:text-properties fo:font-variant="normal" fo:text-transform="none" fo:color="#000000" style:font-name="Liberation Serif" fo:letter-spacing="normal" officeooo:rsid="026a0e9e" style:font-name-asian="Liberation Serif" style:font-size-asian="10.5pt" style:font-style-asian="normal"/>
    </style:style>
    <style:style style:name="T433" style:family="text">
      <style:text-properties fo:font-variant="normal" fo:text-transform="none" fo:color="#000000" style:font-name="Liberation Serif" fo:letter-spacing="normal" fo:font-style="normal" officeooo:rsid="009e0b76" style:font-name-asian="Liberation Serif" style:font-size-asian="10.5pt" style:font-style-asian="normal" style:font-style-complex="normal"/>
    </style:style>
    <style:style style:name="T434" style:family="text">
      <style:text-properties fo:font-variant="normal" fo:text-transform="none" fo:color="#000000" style:font-name="Liberation Serif" fo:letter-spacing="normal" fo:font-style="normal" officeooo:rsid="025e4bde" style:font-name-asian="Liberation Serif" style:font-size-asian="10.5pt" style:font-style-asian="normal" style:font-style-complex="normal"/>
    </style:style>
    <style:style style:name="T435" style:family="text">
      <style:text-properties fo:font-variant="normal" fo:text-transform="none" fo:color="#000000" style:font-name="Liberation Serif" fo:letter-spacing="normal" fo:font-style="normal" officeooo:rsid="0264f729" style:font-name-asian="Liberation Serif" style:font-size-asian="10.5pt" style:font-style-asian="normal" style:font-style-complex="normal"/>
    </style:style>
    <style:style style:name="T436" style:family="text">
      <style:text-properties fo:font-variant="normal" fo:text-transform="none" fo:color="#000000" style:text-position="sub 58%" style:font-name="Liberation Serif" fo:letter-spacing="normal" fo:font-style="normal" fo:font-weight="normal" officeooo:rsid="000ee3d2" style:font-name-asian="Liberation Serif" style:font-size-asian="10.5pt" style:font-style-asian="normal" style:font-style-complex="normal" style:font-weight-complex="normal"/>
    </style:style>
    <style:style style:name="T437" style:family="text">
      <style:text-properties fo:font-variant="normal" fo:text-transform="none" fo:color="#000000" style:text-position="sub 58%" style:font-name="Liberation Serif1" fo:letter-spacing="normal" officeooo:rsid="020d5af4" fo:background-color="transparent" loext:char-shading-value="0" style:font-name-asian="Liberation Serif" style:font-size-asian="10.5pt" style:font-style-asian="normal"/>
    </style:style>
    <style:style style:name="T438" style:family="text">
      <style:text-properties fo:font-variant="normal" fo:text-transform="none" fo:color="#000000" style:font-name="Liberation Serif1" fo:letter-spacing="normal" officeooo:rsid="000fa3bf" fo:background-color="transparent" loext:char-shading-value="0" style:font-name-asian="Liberation Serif" style:font-size-asian="10.5pt" style:font-style-asian="normal"/>
    </style:style>
    <style:style style:name="T439" style:family="text">
      <style:text-properties fo:font-variant="normal" fo:text-transform="none" fo:color="#000000" style:font-name="Liberation Serif1" fo:letter-spacing="normal" officeooo:rsid="020f1c8a" fo:background-color="transparent" loext:char-shading-value="0" style:font-name-asian="Liberation Serif" style:font-size-asian="10.5pt" style:font-style-asian="normal"/>
    </style:style>
    <style:style style:name="T440" style:family="text">
      <style:text-properties fo:font-variant="normal" fo:text-transform="none" fo:color="#000000" style:font-name="Liberation Serif1" fo:letter-spacing="normal" officeooo:rsid="024cc4f2" fo:background-color="transparent" loext:char-shading-value="0" style:font-name-asian="Liberation Serif" style:font-size-asian="10.5pt" style:font-style-asian="normal"/>
    </style:style>
    <style:style style:name="T441" style:family="text">
      <style:text-properties fo:font-variant="normal" fo:text-transform="none" fo:color="#000000" style:font-name="Liberation Serif1" fo:letter-spacing="normal" officeooo:rsid="0210539f" fo:background-color="transparent" loext:char-shading-value="0" style:font-name-asian="Liberation Serif" style:font-size-asian="10.5pt" style:font-style-asian="normal"/>
    </style:style>
    <style:style style:name="T442" style:family="text">
      <style:text-properties fo:font-variant="normal" fo:text-transform="none" fo:color="#000000" style:font-name="Liberation Serif1" fo:letter-spacing="normal" officeooo:rsid="017441da" fo:background-color="transparent" loext:char-shading-value="0" style:font-name-asian="Liberation Serif" style:font-size-asian="10.5pt" style:font-style-asian="normal"/>
    </style:style>
    <style:style style:name="T443" style:family="text">
      <style:text-properties fo:font-variant="normal" fo:text-transform="none" fo:color="#000000" style:font-name="Liberation Serif1" fo:letter-spacing="normal" officeooo:rsid="020d5af4" fo:background-color="transparent" loext:char-shading-value="0" style:font-name-asian="Liberation Serif" style:font-size-asian="10.5pt" style:font-style-asian="normal"/>
    </style:style>
    <style:style style:name="T444" style:family="text">
      <style:text-properties fo:font-variant="normal" fo:text-transform="none" fo:color="#000000" style:font-name="Liberation Serif1" fo:letter-spacing="normal" officeooo:rsid="025299ec" fo:background-color="transparent" loext:char-shading-value="0" style:font-name-asian="Liberation Serif" style:font-size-asian="10.5pt" style:font-style-asian="normal"/>
    </style:style>
    <style:style style:name="T445" style:family="text">
      <style:text-properties fo:font-variant="normal" fo:text-transform="none" fo:color="#000000" style:font-name="Liberation Serif1" fo:letter-spacing="normal" officeooo:rsid="02569033" fo:background-color="transparent" loext:char-shading-value="0" style:font-name-asian="Liberation Serif" style:font-size-asian="10.5pt" style:font-style-asian="normal"/>
    </style:style>
    <style:style style:name="T446" style:family="text">
      <style:text-properties fo:font-variant="normal" fo:text-transform="none" fo:color="#000000" style:font-name="Liberation Serif1" fo:letter-spacing="normal" fo:font-style="italic" officeooo:rsid="0210539f" fo:background-color="transparent" loext:char-shading-value="0" style:font-name-asian="Liberation Serif" style:font-size-asian="10.5pt" style:font-style-asian="italic" style:font-style-complex="italic"/>
    </style:style>
    <style:style style:name="T447" style:family="text">
      <style:text-properties fo:font-variant="normal" fo:text-transform="none" fo:color="#000000" style:font-name="Liberation Serif1" fo:letter-spacing="normal" fo:font-style="italic" officeooo:rsid="02105c70" fo:background-color="transparent" loext:char-shading-value="0" style:font-name-asian="Liberation Serif" style:font-size-asian="10.5pt" style:font-style-asian="italic" style:font-style-complex="italic"/>
    </style:style>
    <style:style style:name="T448" style:family="text">
      <style:text-properties fo:font-variant="normal" fo:text-transform="none" fo:color="#000000" style:font-name="Liberation Serif1" fo:letter-spacing="normal" fo:font-style="italic" officeooo:rsid="020d5af4" fo:background-color="transparent" loext:char-shading-value="0" style:font-name-asian="Liberation Serif" style:font-size-asian="10.5pt" style:font-style-asian="italic" style:font-style-complex="italic"/>
    </style:style>
    <style:style style:name="T449" style:family="text">
      <style:text-properties fo:font-variant="normal" fo:text-transform="none" fo:color="#000000" style:font-name="Liberation Serif1" fo:letter-spacing="normal" fo:font-style="normal" officeooo:rsid="0210539f" fo:background-color="transparent" loext:char-shading-value="0" style:font-name-asian="Liberation Serif" style:font-size-asian="10.5pt" style:font-style-asian="normal" style:font-style-complex="normal"/>
    </style:style>
    <style:style style:name="T450" style:family="text">
      <style:text-properties fo:font-variant="normal" fo:text-transform="none" fo:color="#000000" style:font-name="Liberation Serif1" fo:letter-spacing="normal" fo:font-style="normal" officeooo:rsid="02105c70" fo:background-color="transparent" loext:char-shading-value="0" style:font-name-asian="Liberation Serif" style:font-size-asian="10.5pt" style:font-style-asian="normal" style:font-style-complex="normal"/>
    </style:style>
    <style:style style:name="T451" style:family="text">
      <style:text-properties fo:font-variant="normal" fo:text-transform="none" fo:color="#000000" style:font-name="Liberation Serif1" fo:letter-spacing="normal" fo:font-style="normal" officeooo:rsid="020f1c8a" fo:background-color="transparent" loext:char-shading-value="0" style:font-name-asian="Liberation Serif" style:font-size-asian="10.5pt" style:font-style-asian="normal" style:font-style-complex="normal"/>
    </style:style>
    <style:style style:name="T452" style:family="text">
      <style:text-properties fo:font-variant="normal" fo:text-transform="none" fo:color="#000000" style:font-name="Liberation Serif1" fo:letter-spacing="normal" fo:font-style="normal" officeooo:rsid="02576000" fo:background-color="transparent" loext:char-shading-value="0" style:font-name-asian="Liberation Serif" style:font-size-asian="10.5pt" style:font-style-asian="normal" style:font-style-complex="normal"/>
    </style:style>
    <style:style style:name="T453" style:family="text">
      <style:text-properties fo:font-variant="normal" fo:text-transform="none" fo:color="#000000" style:text-position="0% 100%" style:font-name="Liberation Serif" fo:letter-spacing="normal" fo:font-style="normal" officeooo:rsid="009e0b76" style:font-name-asian="Liberation Serif" style:font-size-asian="10.5pt" style:font-style-asian="normal" style:font-style-complex="normal"/>
    </style:style>
    <style:style style:name="T454" style:family="text">
      <style:text-properties fo:font-variant="normal" fo:text-transform="none" fo:color="#000000" style:text-position="0% 100%" style:font-name="Liberation Serif" fo:letter-spacing="normal" fo:font-style="normal" officeooo:rsid="025e4bde" style:font-name-asian="Liberation Serif" style:font-size-asian="10.5pt" style:font-style-asian="normal" style:font-style-complex="normal"/>
    </style:style>
    <style:style style:name="T455" style:family="text">
      <style:text-properties fo:font-variant="normal" fo:text-transform="none" fo:color="#000000" style:text-position="0% 100%" style:font-name="Liberation Serif1" fo:letter-spacing="normal" officeooo:rsid="017441da" fo:background-color="transparent" loext:char-shading-value="0" style:font-name-asian="Liberation Serif" style:font-size-asian="10.5pt" style:font-style-asian="normal"/>
    </style:style>
    <style:style style:name="T456" style:family="text">
      <style:text-properties fo:font-variant="normal" fo:text-transform="none" fo:color="#000000" style:text-position="0% 100%" style:font-name="Liberation Serif1" fo:letter-spacing="normal" fo:font-style="normal" officeooo:rsid="0210539f" fo:background-color="transparent" loext:char-shading-value="0" style:font-name-asian="Liberation Serif" style:font-size-asian="10.5pt" style:font-style-asian="normal" style:font-style-complex="normal"/>
    </style:style>
    <style:style style:name="T457" style:family="text">
      <style:text-properties officeooo:rsid="001eb37f"/>
    </style:style>
    <style:style style:name="T458" style:family="text">
      <style:text-properties fo:font-style="italic" style:font-style-asian="italic"/>
    </style:style>
    <style:style style:name="T459" style:family="text">
      <style:text-properties fo:font-style="italic" officeooo:rsid="006ce9a7" style:font-style-asian="italic" style:font-style-complex="italic"/>
    </style:style>
    <style:style style:name="T460" style:family="text">
      <style:text-properties fo:font-style="italic" officeooo:rsid="0014a511" style:font-style-asian="italic" style:font-style-complex="italic"/>
    </style:style>
    <style:style style:name="T461" style:family="text">
      <style:text-properties fo:font-style="italic" officeooo:rsid="003c9e76" style:font-style-asian="italic" style:font-style-complex="italic"/>
    </style:style>
    <style:style style:name="T462" style:family="text">
      <style:text-properties fo:font-style="italic" officeooo:rsid="003dea43" style:font-style-asian="italic" style:font-style-complex="italic"/>
    </style:style>
    <style:style style:name="T463" style:family="text">
      <style:text-properties fo:font-style="italic" officeooo:rsid="0065da6b" style:font-style-asian="italic" style:font-style-complex="italic"/>
    </style:style>
    <style:style style:name="T464" style:family="text">
      <style:text-properties fo:font-style="italic" officeooo:rsid="006978c0" style:font-style-asian="italic" style:font-style-complex="italic"/>
    </style:style>
    <style:style style:name="T465" style:family="text">
      <style:text-properties fo:font-style="italic" officeooo:rsid="006eceed" style:font-style-asian="italic" style:font-style-complex="italic"/>
    </style:style>
    <style:style style:name="T466" style:family="text">
      <style:text-properties fo:font-style="italic" officeooo:rsid="00d5a54b" style:font-style-asian="italic" style:font-style-complex="italic"/>
    </style:style>
    <style:style style:name="T467" style:family="text">
      <style:text-properties fo:font-style="italic" officeooo:rsid="01326006" style:font-style-asian="italic" style:font-style-complex="italic"/>
    </style:style>
    <style:style style:name="T468" style:family="text">
      <style:text-properties fo:font-style="italic" officeooo:rsid="0135502a" style:font-style-asian="italic" style:font-style-complex="italic"/>
    </style:style>
    <style:style style:name="T469" style:family="text">
      <style:text-properties fo:font-style="italic" officeooo:rsid="01444b5c" style:font-style-asian="italic" style:font-style-complex="italic"/>
    </style:style>
    <style:style style:name="T470" style:family="text">
      <style:text-properties fo:font-style="italic" officeooo:rsid="01623ff2" style:font-style-asian="italic" style:font-style-complex="italic"/>
    </style:style>
    <style:style style:name="T471" style:family="text">
      <style:text-properties fo:font-style="italic" officeooo:rsid="017ac911" style:font-style-asian="italic" style:font-style-complex="italic"/>
    </style:style>
    <style:style style:name="T472" style:family="text">
      <style:text-properties fo:font-style="italic" officeooo:rsid="024410ff" style:font-style-asian="italic" style:font-style-complex="italic"/>
    </style:style>
    <style:style style:name="T473" style:family="text">
      <style:text-properties fo:font-style="italic" fo:font-weight="normal" officeooo:rsid="01e445f4" style:font-style-asian="italic" style:font-weight-asian="normal" style:font-style-complex="italic" style:font-weight-complex="normal"/>
    </style:style>
    <style:style style:name="T474" style:family="text">
      <style:text-properties fo:font-style="italic" fo:font-weight="normal" officeooo:rsid="01e51e3c" style:font-style-asian="italic" style:font-weight-asian="normal" style:font-style-complex="italic" style:font-weight-complex="normal"/>
    </style:style>
    <style:style style:name="T475" style:family="text">
      <style:text-properties style:text-position="super 58%"/>
    </style:style>
    <style:style style:name="T476" style:family="text">
      <style:text-properties style:text-position="super 58%" fo:font-style="normal" officeooo:rsid="007d6f04" style:font-style-asian="normal" style:font-style-complex="normal"/>
    </style:style>
    <style:style style:name="T477" style:family="text">
      <style:text-properties style:text-position="super 58%" fo:font-style="normal" officeooo:rsid="0077b691" style:font-style-asian="normal" style:font-style-complex="normal"/>
    </style:style>
    <style:style style:name="T478" style:family="text">
      <style:text-properties style:text-position="super 58%" fo:font-style="normal" officeooo:rsid="01937f76" style:font-style-asian="normal" style:font-style-complex="normal"/>
    </style:style>
    <style:style style:name="T479" style:family="text">
      <style:text-properties style:text-position="super 58%" fo:font-style="normal" officeooo:rsid="0182b2c3" style:font-style-asian="normal" style:font-style-complex="normal"/>
    </style:style>
    <style:style style:name="T480" style:family="text">
      <style:text-properties style:text-position="super 58%" fo:font-style="normal" officeooo:rsid="01856f96" style:font-style-asian="normal" style:font-style-complex="normal"/>
    </style:style>
    <style:style style:name="T481" style:family="text">
      <style:text-properties style:text-position="super 58%" fo:font-style="normal" officeooo:rsid="00726ad8" style:font-style-asian="normal" style:font-style-complex="normal"/>
    </style:style>
    <style:style style:name="T482" style:family="text">
      <style:text-properties style:text-position="super 58%" fo:font-style="normal" officeooo:rsid="0078ff81" style:font-style-asian="normal" style:font-style-complex="normal"/>
    </style:style>
    <style:style style:name="T483" style:family="text">
      <style:text-properties style:text-position="super 58%" fo:font-style="normal" officeooo:rsid="0138cd3d" style:font-style-asian="normal" style:font-style-complex="normal"/>
    </style:style>
    <style:style style:name="T484" style:family="text">
      <style:text-properties style:text-position="super 58%" fo:font-style="normal" officeooo:rsid="01455498" style:font-style-asian="normal" style:font-style-complex="normal"/>
    </style:style>
    <style:style style:name="T485" style:family="text">
      <style:text-properties style:text-position="super 58%" fo:font-style="normal" officeooo:rsid="01623ff2" style:font-style-asian="normal" style:font-style-complex="normal"/>
    </style:style>
    <style:style style:name="T486" style:family="text">
      <style:text-properties style:text-position="super 58%" fo:font-style="normal" officeooo:rsid="024410ff" style:font-style-asian="normal" style:font-style-complex="normal"/>
    </style:style>
    <style:style style:name="T487" style:family="text">
      <style:text-properties style:text-position="super 58%" fo:font-style="normal" officeooo:rsid="027a32a7" style:font-style-asian="normal" style:font-style-complex="normal"/>
    </style:style>
    <style:style style:name="T488" style:family="text">
      <style:text-properties style:text-position="super 58%" officeooo:rsid="00860432"/>
    </style:style>
    <style:style style:name="T489" style:family="text">
      <style:text-properties style:text-position="super 58%" officeooo:rsid="01937f76"/>
    </style:style>
    <style:style style:name="T490" style:family="text">
      <style:text-properties style:text-position="super 58%" officeooo:rsid="0182b2c3"/>
    </style:style>
    <style:style style:name="T491" style:family="text">
      <style:text-properties style:text-position="super 58%" style:font-name="Liberation Serif1" fo:font-style="normal" officeooo:rsid="00222a4a" style:font-style-asian="normal" style:font-style-complex="normal"/>
    </style:style>
    <style:style style:name="T492" style:family="text">
      <style:text-properties style:text-position="super 58%" style:font-name="Liberation Serif1" fo:font-style="normal" officeooo:rsid="00229e06" style:font-style-asian="normal" style:font-style-complex="normal"/>
    </style:style>
    <style:style style:name="T493" style:family="text">
      <style:text-properties style:text-position="super 58%" style:font-name="Liberation Serif1" fo:font-style="normal" officeooo:rsid="00636cf0" style:font-style-asian="normal" style:font-style-complex="normal"/>
    </style:style>
    <style:style style:name="T494" style:family="text">
      <style:text-properties style:text-position="super 58%" officeooo:rsid="008fa397"/>
    </style:style>
    <style:style style:name="T495" style:family="text">
      <style:text-properties style:text-position="super 58%" officeooo:rsid="00ba2a3e"/>
    </style:style>
    <style:style style:name="T496" style:family="text">
      <style:text-properties style:text-position="super 58%" officeooo:rsid="00bad510"/>
    </style:style>
    <style:style style:name="T497" style:family="text">
      <style:text-properties style:text-position="super 58%" officeooo:rsid="016ba94e"/>
    </style:style>
    <style:style style:name="T498" style:family="text">
      <style:text-properties style:text-position="super 58%" fo:font-style="italic" officeooo:rsid="017ac911" style:font-style-asian="italic" style:font-style-complex="italic"/>
    </style:style>
    <style:style style:name="T499" style:family="text">
      <style:text-properties style:text-position="super 58%" officeooo:rsid="029fc092"/>
    </style:style>
    <style:style style:name="T500" style:family="text">
      <style:text-properties officeooo:rsid="00860432"/>
    </style:style>
    <style:style style:name="T501" style:family="text">
      <style:text-properties officeooo:rsid="0160deee"/>
    </style:style>
    <style:style style:name="T502" style:family="text">
      <style:text-properties officeooo:rsid="0182b2c3"/>
    </style:style>
    <style:style style:name="T503" style:family="text">
      <style:text-properties officeooo:rsid="01937f76"/>
    </style:style>
    <style:style style:name="T504" style:family="text">
      <style:text-properties officeooo:rsid="017a329d"/>
    </style:style>
    <style:style style:name="T505" style:family="text">
      <style:text-properties officeooo:rsid="00ba2a3e"/>
    </style:style>
    <style:style style:name="T506" style:family="text">
      <style:text-properties officeooo:rsid="00cdf6ac"/>
    </style:style>
    <style:style style:name="T507" style:family="text">
      <style:text-properties fo:font-weight="bold" style:font-weight-asian="bold" style:font-weight-complex="bold"/>
    </style:style>
    <style:style style:name="T508" style:family="text">
      <style:text-properties fo:font-weight="bold" officeooo:rsid="00066895" style:font-weight-asian="bold" style:font-weight-complex="bold"/>
    </style:style>
    <style:style style:name="T509" style:family="text">
      <style:text-properties fo:font-weight="bold" officeooo:rsid="000734a5" style:font-weight-asian="bold" style:font-weight-complex="bold"/>
    </style:style>
    <style:style style:name="T510" style:family="text">
      <style:text-properties fo:font-weight="bold" officeooo:rsid="00a728b8" style:font-weight-asian="bold" style:font-weight-complex="bold"/>
    </style:style>
    <style:style style:name="T511" style:family="text">
      <style:text-properties fo:font-weight="bold" officeooo:rsid="00b1e212" style:font-weight-asian="bold" style:font-weight-complex="bold"/>
    </style:style>
    <style:style style:name="T512" style:family="text">
      <style:text-properties officeooo:rsid="000734a5"/>
    </style:style>
    <style:style style:name="T513" style:family="text">
      <style:text-properties style:font-name="Liberation Serif" fo:font-weight="normal" officeooo:rsid="00058766" style:font-weight-asian="normal" style:font-weight-complex="normal"/>
    </style:style>
    <style:style style:name="T514" style:family="text">
      <style:text-properties style:font-name="Liberation Serif" fo:font-weight="normal" officeooo:rsid="00063587" style:font-weight-asian="normal" style:font-weight-complex="normal"/>
    </style:style>
    <style:style style:name="T515" style:family="text">
      <style:text-properties style:font-name="Liberation Serif" officeooo:rsid="01e71338"/>
    </style:style>
    <style:style style:name="T516" style:family="text">
      <style:text-properties officeooo:rsid="0014a511"/>
    </style:style>
    <style:style style:name="T517" style:family="text">
      <style:text-properties officeooo:rsid="00222a4a"/>
    </style:style>
    <style:style style:name="T518" style:family="text">
      <style:text-properties officeooo:rsid="0039f8a9"/>
    </style:style>
    <style:style style:name="T519" style:family="text">
      <style:text-properties officeooo:rsid="0065da6b"/>
    </style:style>
    <style:style style:name="T520" style:family="text">
      <style:text-properties officeooo:rsid="00a682e1"/>
    </style:style>
    <style:style style:name="T521" style:family="text">
      <style:text-properties officeooo:rsid="017441da"/>
    </style:style>
    <style:style style:name="T522" style:family="text">
      <style:text-properties officeooo:rsid="01b3fd14"/>
    </style:style>
    <style:style style:name="T523" style:family="text">
      <style:text-properties officeooo:rsid="012ae591"/>
    </style:style>
    <style:style style:name="T524" style:family="text">
      <style:text-properties officeooo:rsid="01dbcda6"/>
    </style:style>
    <style:style style:name="T5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7" style:family="text">
      <style:text-properties fo:font-size="10pt" fo:language="en" fo:country="US" style:language-asian="zh" style:country-asian="CN" style:language-complex="hi" style:country-complex="IN"/>
    </style:style>
    <style:style style:name="T528"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9" style:family="text">
      <style:text-properties fo:font-variant="normal" fo:text-transform="none" style:use-window-font-color="true" style:text-outline="false" style:text-line-through-style="none" style:text-line-through-type="none" style:text-position="super 58%"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61101344" text:id="ct61101344">
          <text:insertion>
            <office:change-info>
              <dc:creator>Unknown Author</dc:creator>
              <dc:date>2016-11-10T11:54:00</dc:date>
            </office:change-info>
          </text:insertion>
        </text:changed-region>
        <text:changed-region xml:id="ct61118368" text:id="ct61118368">
          <text:deletion>
            <office:change-info>
              <dc:creator>Unknown Author</dc:creator>
              <dc:date>2016-11-10T11:55:00</dc:date>
            </office:change-info>
            <text:p text:style-name="P1"><office:annotation><dc:creator>Joe Warren</dc:creator><dc:date>2016-11-03T14:33:42</dc:date><loext:sender-initials>JW</loext:sender-initials><text:p text:style-name="P87"><text:span text:style-name="T526">Reply to Unknown Author (10/28/2016, 12:12): "..."</text:span></text:p><text:p><text:span text:style-name="T527">Yep. Things that come out of my lab via proposals I wrote/got, etc – I'm corresponding on (i.e. such as this). <text:s/>Thesis chapter pubs – you would/should be corresponding author for those.</text:span></text:p><text:p><text:span text:style-name="T527"/></text:p><text:p><text:span text:style-name="T527">As opposed Brad/Gobler who are corresponding on everything that comes out of their lab. </text:span></text:p></office:annotation></text:p>
          </text:deletion>
        </text:changed-region>
        <text:changed-region xml:id="ct61098384" text:id="ct61098384">
          <text:insertion>
            <office:change-info>
              <dc:creator>Unknown Author</dc:creator>
              <dc:date>2016-10-28T12:11:00</dc:date>
            </office:change-info>
          </text:insertion>
        </text:changed-region>
        <text:changed-region xml:id="ct61107312" text:id="ct61107312">
          <text:insertion>
            <office:change-info>
              <dc:creator>Unknown Author</dc:creator>
              <dc:date>2016-11-17T21:00:00</dc:date>
            </office:change-info>
          </text:insertion>
        </text:changed-region>
        <text:changed-region xml:id="ct61108176" text:id="ct61108176">
          <text:insertion>
            <office:change-info>
              <dc:creator>Unknown Author</dc:creator>
              <dc:date>2016-11-10T11:55:00</dc:date>
            </office:change-info>
          </text:insertion>
        </text:changed-region>
        <text:changed-region xml:id="ct61101568" text:id="ct61101568">
          <text:insertion>
            <office:change-info>
              <dc:creator>Unknown Author</dc:creator>
              <dc:date>2016-10-28T12:13:00</dc:date>
            </office:change-info>
          </text:insertion>
        </text:changed-region>
        <text:changed-region xml:id="ct61086208" text:id="ct61086208">
          <text:insertion>
            <office:change-info>
              <dc:creator>Sam Urmy</dc:creator>
              <dc:date>2016-10-29T14:05:00</dc:date>
            </office:change-info>
          </text:insertion>
        </text:changed-region>
        <text:changed-region xml:id="ct61087168" text:id="ct61087168">
          <text:insertion>
            <office:change-info>
              <dc:creator>Unknown Author</dc:creator>
              <dc:date>2016-11-18T17:39:00</dc:date>
            </office:change-info>
          </text:insertion>
        </text:changed-region>
        <text:changed-region xml:id="ct61073680" text:id="ct61073680">
          <text:insertion>
            <office:change-info>
              <dc:creator>Unknown Author</dc:creator>
              <dc:date>2016-10-28T12:14:00</dc:date>
            </office:change-info>
          </text:insertion>
        </text:changed-region>
        <text:changed-region xml:id="ct61116800" text:id="ct61116800">
          <text:insertion>
            <office:change-info>
              <dc:creator>Unknown Author</dc:creator>
              <dc:date>2016-11-17T20:58:00</dc:date>
            </office:change-info>
          </text:insertion>
        </text:changed-region>
        <text:changed-region xml:id="ct61104576" text:id="ct61104576">
          <text:insertion>
            <office:change-info>
              <dc:creator>Unknown Author</dc:creator>
              <dc:date>2016-11-18T17:38:00</dc:date>
            </office:change-info>
          </text:insertion>
        </text:changed-region>
        <text:changed-region xml:id="ct61090224" text:id="ct61090224">
          <text:insertion>
            <office:change-info>
              <dc:creator>Unknown Author</dc:creator>
              <dc:date>2016-11-18T17:39:00</dc:date>
            </office:change-info>
          </text:insertion>
        </text:changed-region>
        <text:changed-region xml:id="ct62143040" text:id="ct62143040">
          <text:insertion>
            <office:change-info>
              <dc:creator>Unknown Author</dc:creator>
              <dc:date>2016-11-21T10:18:00</dc:date>
            </office:change-info>
          </text:insertion>
        </text:changed-region>
        <text:changed-region xml:id="ct91425248" text:id="ct91425248">
          <text:insertion>
            <office:change-info>
              <dc:creator>Unknown Author</dc:creator>
              <dc:date>2016-11-21T10:21:00</dc:date>
            </office:change-info>
          </text:insertion>
        </text:changed-region>
        <text:changed-region xml:id="ct91490640" text:id="ct91490640">
          <text:insertion>
            <office:change-info>
              <dc:creator>Unknown Author</dc:creator>
              <dc:date>2016-11-21T10:22:00</dc:date>
            </office:change-info>
          </text:insertion>
        </text:changed-region>
        <text:changed-region xml:id="ct61158704" text:id="ct61158704">
          <text:deletion>
            <office:change-info>
              <dc:creator>Unknown Author</dc:creator>
              <dc:date>2016-11-18T17:40:00</dc:date>
            </office:change-info>
            <text:p text:style-name="P2"/>
            <text:p text:style-name="P2"/>
          </text:deletion>
        </text:changed-region>
        <text:changed-region xml:id="ct61117312" text:id="ct61117312">
          <text:insertion>
            <office:change-info>
              <dc:creator>Unknown Author</dc:creator>
              <dc:date>2016-10-28T12:10:00</dc:date>
            </office:change-info>
          </text:insertion>
        </text:changed-region>
        <text:changed-region xml:id="ct61117024" text:id="ct61117024">
          <text:deletion>
            <office:change-info>
              <dc:creator>Unknown Author</dc:creator>
              <dc:date>2016-10-26T12:53:00</dc:date>
            </office:change-info>
            <text:p text:style-name="P3">spatially</text:p>
          </text:deletion>
        </text:changed-region>
        <text:changed-region xml:id="ct61065120" text:id="ct61065120">
          <text:deletion>
            <office:change-info>
              <dc:creator>Unknown Author</dc:creator>
              <dc:date>2016-10-26T12:53:00</dc:date>
            </office:change-info>
            <text:p text:style-name="P3"><office:annotation><dc:creator>Joe Warren</dc:creator><dc:date>2016-10-07T12:35:03</dc:date><loext:sender-initials>JW</loext:sender-initials><text:p text:style-name="P87"><text:span text:style-name="T525">Redundant, cut 2</text:span><text:span text:style-name="T529">nd</text:span><text:span text:style-name="T525"> spatial ?</text:span></text:p></office:annotation></text:p>
          </text:deletion>
        </text:changed-region>
        <text:changed-region xml:id="ct61090720" text:id="ct61090720">
          <text:deletion>
            <office:change-info>
              <dc:creator>Joe Warren</dc:creator>
              <dc:date>2016-10-07T12:35:00</dc:date>
            </office:change-info>
            <text:p text:style-name="P3"><text:span text:style-name="T1">,</text:span></text:p>
          </text:deletion>
        </text:changed-region>
        <text:changed-region xml:id="ct61162288" text:id="ct61162288">
          <text:deletion>
            <office:change-info>
              <dc:creator>Joe Warren</dc:creator>
              <dc:date>2016-10-07T12:35:00</dc:date>
            </office:change-info>
            <text:p text:style-name="P3"><text:span text:style-name="T1">mounted on</text:span></text:p>
          </text:deletion>
        </text:changed-region>
        <text:changed-region xml:id="ct61113440" text:id="ct61113440">
          <text:insertion>
            <office:change-info>
              <dc:creator>Joe Warren</dc:creator>
              <dc:date>2016-10-07T12:35:00</dc:date>
            </office:change-info>
          </text:insertion>
        </text:changed-region>
        <text:changed-region xml:id="ct61106944" text:id="ct61106944">
          <text:deletion>
            <office:change-info>
              <dc:creator>Joe Warren</dc:creator>
              <dc:date>2016-10-07T12:35:00</dc:date>
            </office:change-info>
            <text:p text:style-name="P3"><text:span text:style-name="T1">,</text:span></text:p>
          </text:deletion>
        </text:changed-region>
        <text:changed-region xml:id="ct61161568" text:id="ct61161568">
          <text:deletion>
            <office:change-info>
              <dc:creator>Joe Warren</dc:creator>
              <dc:date>2016-10-07T12:36:00</dc:date>
            </office:change-info>
            <text:p text:style-name="P3"><text:span text:style-name="T1">also </text:span></text:p>
          </text:deletion>
        </text:changed-region>
        <text:changed-region xml:id="ct61093840" text:id="ct61093840">
          <text:deletion>
            <office:change-info>
              <dc:creator>Joe Warren</dc:creator>
              <dc:date>2016-10-07T12:36:00</dc:date>
            </office:change-info>
            <text:p text:style-name="P3"><text:span text:style-name="T1">,</text:span></text:p>
          </text:deletion>
        </text:changed-region>
        <text:changed-region xml:id="ct61084320" text:id="ct61084320">
          <text:insertion>
            <office:change-info>
              <dc:creator>Joe Warren</dc:creator>
              <dc:date>2016-10-07T12:36:00</dc:date>
            </office:change-info>
          </text:insertion>
        </text:changed-region>
        <text:changed-region xml:id="ct61084544" text:id="ct61084544">
          <text:deletion>
            <office:change-info>
              <dc:creator>Joe Warren</dc:creator>
              <dc:date>2016-10-07T12:36:00</dc:date>
            </office:change-info>
            <text:p text:style-name="P3"><text:span text:style-name="T1">for their</text:span></text:p>
          </text:deletion>
        </text:changed-region>
        <text:changed-region xml:id="ct61102928" text:id="ct61102928">
          <text:insertion>
            <office:change-info>
              <dc:creator>Joe Warren</dc:creator>
              <dc:date>2016-10-07T12:36:00</dc:date>
            </office:change-info>
          </text:insertion>
        </text:changed-region>
        <text:changed-region xml:id="ct61071552" text:id="ct61071552">
          <text:insertion>
            <office:change-info>
              <dc:creator>Joe Warren</dc:creator>
              <dc:date>2016-10-07T12:36:00</dc:date>
            </office:change-info>
          </text:insertion>
        </text:changed-region>
        <text:changed-region xml:id="ct61066016" text:id="ct61066016">
          <text:deletion>
            <office:change-info>
              <dc:creator>Joe Warren</dc:creator>
              <dc:date>2016-10-07T12:36:00</dc:date>
            </office:change-info>
            <text:p text:style-name="P3"><text:span text:style-name="T1">ese then</text:span></text:p>
          </text:deletion>
        </text:changed-region>
        <text:changed-region xml:id="ct60090032" text:id="ct60090032">
          <text:insertion>
            <office:change-info>
              <dc:creator>Joe Warren</dc:creator>
              <dc:date>2016-10-07T12:36:00</dc:date>
            </office:change-info>
          </text:insertion>
        </text:changed-region>
        <text:changed-region xml:id="ct61069424" text:id="ct61069424">
          <text:deletion>
            <office:change-info>
              <dc:creator>Joe Warren</dc:creator>
              <dc:date>2016-10-07T12:37:00</dc:date>
            </office:change-info>
            <text:p text:style-name="P3"><text:span text:style-name="T1">translate</text:span></text:p>
          </text:deletion>
        </text:changed-region>
        <text:changed-region xml:id="ct61161184" text:id="ct61161184">
          <text:insertion>
            <office:change-info>
              <dc:creator>Joe Warren</dc:creator>
              <dc:date>2016-10-07T12:37:00</dc:date>
            </office:change-info>
          </text:insertion>
        </text:changed-region>
        <text:changed-region xml:id="ct61159184" text:id="ct61159184">
          <text:insertion>
            <office:change-info>
              <dc:creator>Joe Warren</dc:creator>
              <dc:date>2016-10-07T12:37:00</dc:date>
            </office:change-info>
          </text:insertion>
        </text:changed-region>
        <text:changed-region xml:id="ct61159936" text:id="ct61159936">
          <text:deletion>
            <office:change-info>
              <dc:creator>Joe Warren</dc:creator>
              <dc:date>2016-10-07T12:37:00</dc:date>
            </office:change-info>
            <text:p text:style-name="P3"><text:span text:style-name="T1">our</text:span></text:p>
          </text:deletion>
        </text:changed-region>
        <text:changed-region xml:id="ct61068656" text:id="ct61068656">
          <text:insertion>
            <office:change-info>
              <dc:creator>Joe Warren</dc:creator>
              <dc:date>2016-10-07T12:37:00</dc:date>
            </office:change-info>
          </text:insertion>
        </text:changed-region>
        <text:changed-region xml:id="ct61173568" text:id="ct61173568">
          <text:insertion>
            <office:change-info>
              <dc:creator>Unknown Author</dc:creator>
              <dc:date>2016-10-26T12:54:00</dc:date>
            </office:change-info>
          </text:insertion>
        </text:changed-region>
        <text:changed-region xml:id="ct61175040" text:id="ct61175040">
          <text:deletion>
            <office:change-info>
              <dc:creator>Unknown Author</dc:creator>
              <dc:date>2016-11-17T21:06:00</dc:date>
            </office:change-info>
            <text:p text:style-name="P3"><office:annotation><dc:creator>Joe Warren</dc:creator><dc:date>2016-10-07T12:37:44</dc:date><loext:sender-initials>JW</loext:sender-initials><text:p text:style-name="P87"><text:span text:style-name="T525">Need to specify if this is wet weight, dry weight, g C ? <text:s/>All of those are considered measures of biomass.</text:span></text:p></office:annotation></text:p>
          </text:deletion>
        </text:changed-region>
        <text:changed-region xml:id="ct61171584" text:id="ct61171584">
          <text:insertion>
            <office:change-info>
              <dc:creator>Sam Urmy</dc:creator>
              <dc:date>2016-11-01T10:09:00</dc:date>
            </office:change-info>
          </text:insertion>
        </text:changed-region>
        <text:changed-region xml:id="ct61166464" text:id="ct61166464">
          <text:insertion>
            <office:change-info>
              <dc:creator>Sam Urmy</dc:creator>
              <dc:date>2016-11-01T10:10:00</dc:date>
            </office:change-info>
          </text:insertion>
        </text:changed-region>
        <text:changed-region xml:id="ct61220688" text:id="ct61220688">
          <text:insertion>
            <office:change-info>
              <dc:creator>Joe Warren</dc:creator>
              <dc:date>2016-11-03T14:36:00</dc:date>
            </office:change-info>
          </text:insertion>
        </text:changed-region>
        <text:changed-region xml:id="ct61155200" text:id="ct61155200">
          <text:insertion>
            <office:change-info>
              <dc:creator>Sam Urmy</dc:creator>
              <dc:date>2016-11-01T10:10:00</dc:date>
            </office:change-info>
          </text:insertion>
        </text:changed-region>
        <text:changed-region xml:id="ct61219648" text:id="ct61219648">
          <text:deletion>
            <office:change-info>
              <dc:creator>Unknown Author</dc:creator>
              <dc:date>2016-11-17T21:05:00</dc:date>
            </office:change-info>
            <text:p text:style-name="P3"><text:span text:style-name="T1">both </text:span></text:p>
          </text:deletion>
        </text:changed-region>
        <text:changed-region xml:id="ct61213424" text:id="ct61213424">
          <text:insertion>
            <office:change-info>
              <dc:creator>Sam Urmy</dc:creator>
              <dc:date>2016-11-01T10:10:00</dc:date>
            </office:change-info>
          </text:insertion>
        </text:changed-region>
        <text:changed-region xml:id="ct61212912" text:id="ct61212912">
          <text:deletion>
            <office:change-info>
              <dc:creator>Unknown Author</dc:creator>
              <dc:date>2016-11-17T21:05:00</dc:date>
            </office:change-info>
            <text:p text:style-name="P3"><office:annotation><dc:creator>Joe Warren</dc:creator><dc:date>2016-11-03T14:37:13</dc:date><loext:sender-initials>JW</loext:sender-initials><text:p text:style-name="P87"><text:span text:style-name="T525">Is there supposed to be a 2</text:span><text:span text:style-name="T529">nd</text:span><text:span text:style-name="T525"> month/season here ? <text:s/>Or does the first “both” need to be deleted ?</text:span></text:p></office:annotation></text:p>
          </text:deletion>
        </text:changed-region>
        <text:changed-region xml:id="ct61155504" text:id="ct61155504">
          <text:insertion>
            <office:change-info>
              <dc:creator>Sam Urmy</dc:creator>
              <dc:date>2016-11-01T10:10:00</dc:date>
            </office:change-info>
          </text:insertion>
        </text:changed-region>
        <text:changed-region xml:id="ct61218016" text:id="ct61218016">
          <text:deletion>
            <office:change-info>
              <dc:creator>Sam Urmy</dc:creator>
              <dc:date>2016-11-01T10:06:00</dc:date>
            </office:change-info>
            <text:p text:style-name="P3"><text:span text:style-name="T1">closer to the <text:s/>lakes’ main stream inlets</text:span></text:p>
          </text:deletion>
        </text:changed-region>
        <text:changed-region xml:id="ct61154000" text:id="ct61154000">
          <text:deletion>
            <office:change-info>
              <dc:creator>Joe Warren</dc:creator>
              <dc:date>2016-10-07T12:38:00</dc:date>
            </office:change-info>
            <text:p text:style-name="P3"><text:span text:style-name="T1">towards </text:span></text:p>
          </text:deletion>
        </text:changed-region>
        <text:changed-region xml:id="ct61154608" text:id="ct61154608">
          <text:deletion>
            <office:change-info>
              <dc:creator>Sam Urmy</dc:creator>
              <dc:date>2016-11-01T10:06:00</dc:date>
            </office:change-info>
            <text:p text:style-name="P3"><text:span text:style-name="T1"><text:s/>dincrease</text:span></text:p>
          </text:deletion>
        </text:changed-region>
        <text:changed-region xml:id="ct61148224" text:id="ct61148224">
          <text:deletion>
            <office:change-info>
              <dc:creator>Joe Warren</dc:creator>
              <dc:date>2016-10-07T12:38:00</dc:date>
            </office:change-info>
            <text:p text:style-name="P3"><text:span text:style-name="T1">appeared to </text:span></text:p>
          </text:deletion>
        </text:changed-region>
        <text:changed-region xml:id="ct61210496" text:id="ct61210496">
          <text:insertion>
            <office:change-info>
              <dc:creator>Sam Urmy</dc:creator>
              <dc:date>2016-11-01T10:06:00</dc:date>
            </office:change-info>
          </text:insertion>
        </text:changed-region>
        <text:changed-region xml:id="ct61210896" text:id="ct61210896">
          <text:insertion>
            <office:change-info>
              <dc:creator>Sam Urmy</dc:creator>
              <dc:date>2016-11-01T10:07:00</dc:date>
            </office:change-info>
          </text:insertion>
        </text:changed-region>
        <text:changed-region xml:id="ct61214768" text:id="ct61214768">
          <text:insertion>
            <office:change-info>
              <dc:creator>Joe Warren</dc:creator>
              <dc:date>2016-11-03T14:37:00</dc:date>
            </office:change-info>
          </text:insertion>
        </text:changed-region>
        <text:changed-region xml:id="ct61217088" text:id="ct61217088">
          <text:deletion>
            <office:change-info>
              <dc:creator>Joe Warren</dc:creator>
              <dc:date>2016-11-03T14:37:00</dc:date>
            </office:change-info>
            <text:p text:style-name="P3"><text:span text:style-name="T1">y</text:span></text:p>
          </text:deletion>
        </text:changed-region>
        <text:changed-region xml:id="ct61217552" text:id="ct61217552">
          <text:insertion>
            <office:change-info>
              <dc:creator>Sam Urmy</dc:creator>
              <dc:date>2016-11-01T10:07:00</dc:date>
            </office:change-info>
          </text:insertion>
        </text:changed-region>
        <text:changed-region xml:id="ct61216752" text:id="ct61216752">
          <text:insertion>
            <office:change-info>
              <dc:creator>Joe Warren</dc:creator>
              <dc:date>2016-11-03T14:37:00</dc:date>
            </office:change-info>
          </text:insertion>
        </text:changed-region>
        <text:changed-region xml:id="ct61241712" text:id="ct61241712">
          <text:insertion>
            <office:change-info>
              <dc:creator>Sam Urmy</dc:creator>
              <dc:date>2016-11-01T10:07:00</dc:date>
            </office:change-info>
          </text:insertion>
        </text:changed-region>
        <text:changed-region xml:id="ct61153664" text:id="ct61153664">
          <text:insertion>
            <office:change-info>
              <dc:creator>Sam Urmy</dc:creator>
              <dc:date>2016-11-01T10:08:00</dc:date>
            </office:change-info>
          </text:insertion>
        </text:changed-region>
        <text:changed-region xml:id="ct61168976" text:id="ct61168976">
          <text:deletion>
            <office:change-info>
              <dc:creator>Unknown Author</dc:creator>
              <dc:date>2016-11-17T21:03:00</dc:date>
            </office:change-info>
            <text:p text:style-name="P3"><text:span text:style-name="T1"><text:s/>lydistinct</text:span></text:p>
          </text:deletion>
        </text:changed-region>
        <text:changed-region xml:id="ct61218704" text:id="ct61218704">
          <text:deletion>
            <office:change-info>
              <dc:creator>Sam Urmy</dc:creator>
              <dc:date>2016-11-01T10:08:00</dc:date>
            </office:change-info>
            <text:p text:style-name="P3"><text:span text:style-name="T1">spatial</text:span></text:p>
          </text:deletion>
        </text:changed-region>
        <text:changed-region xml:id="ct61218480" text:id="ct61218480">
          <text:deletion>
            <office:change-info>
              <dc:creator>Unknown Author</dc:creator>
              <dc:date>2016-11-17T21:03:00</dc:date>
            </office:change-info>
            <text:p text:style-name="P3"><office:annotation><dc:creator>Joe Warren</dc:creator><dc:date>2016-11-03T14:38:30</dc:date><loext:sender-initials>JW</loext:sender-initials><text:p text:style-name="P87"><text:span text:style-name="T525">I'm not sure I follow how the residuals were distinctly patchy – did the residuals indicate patchiness ? <text:s/>Can residuals themselves be patchy ?</text:span></text:p></office:annotation><text:span text:style-name="T1">y patch</text:span></text:p>
          </text:deletion>
        </text:changed-region>
        <text:changed-region xml:id="ct61150752" text:id="ct61150752">
          <text:deletion>
            <office:change-info>
              <dc:creator>Sam Urmy</dc:creator>
              <dc:date>2016-11-01T10:08:00</dc:date>
            </office:change-info>
            <text:p text:style-name="P3"><text:span text:style-name="T1">iness</text:span></text:p>
          </text:deletion>
        </text:changed-region>
        <text:changed-region xml:id="ct61157888" text:id="ct61157888">
          <text:insertion>
            <office:change-info>
              <dc:creator>Unknown Author</dc:creator>
              <dc:date>2016-11-17T21:03:00</dc:date>
            </office:change-info>
          </text:insertion>
        </text:changed-region>
        <text:changed-region xml:id="ct61242640" text:id="ct61242640">
          <text:insertion>
            <office:change-info>
              <dc:creator>Unknown Author</dc:creator>
              <dc:date>2016-11-17T21:09:00</dc:date>
            </office:change-info>
          </text:insertion>
        </text:changed-region>
        <text:changed-region xml:id="ct61197664" text:id="ct61197664">
          <text:deletion>
            <office:change-info>
              <dc:creator>Joe Warren</dc:creator>
              <dc:date>2016-10-07T12:38:00</dc:date>
            </office:change-info>
            <text:p text:style-name="P3"><text:span text:style-name="T1">some of the advantages of</text:span></text:p>
          </text:deletion>
        </text:changed-region>
        <text:changed-region xml:id="ct61222352" text:id="ct61222352">
          <text:insertion>
            <office:change-info>
              <dc:creator>Joe Warren</dc:creator>
              <dc:date>2016-10-07T12:38:00</dc:date>
            </office:change-info>
          </text:insertion>
        </text:changed-region>
        <text:changed-region xml:id="ct61175952" text:id="ct61175952">
          <text:insertion>
            <office:change-info>
              <dc:creator>Joe Warren</dc:creator>
              <dc:date>2016-10-07T12:38:00</dc:date>
            </office:change-info>
          </text:insertion>
        </text:changed-region>
        <text:changed-region xml:id="ct61250928" text:id="ct61250928">
          <text:deletion>
            <office:change-info>
              <dc:creator>Unknown Author</dc:creator>
              <dc:date>2016-10-26T12:54:00</dc:date>
            </office:change-info>
            <text:p text:style-name="P3"><text:span text:style-name="T1">for the</text:span></text:p>
          </text:deletion>
        </text:changed-region>
        <text:changed-region xml:id="ct61176176" text:id="ct61176176">
          <text:insertion>
            <office:change-info>
              <dc:creator>Sam Urmy</dc:creator>
              <dc:date>2016-11-01T10:13:00</dc:date>
            </office:change-info>
          </text:insertion>
        </text:changed-region>
        <text:changed-region xml:id="ct61176512" text:id="ct61176512">
          <text:deletion>
            <office:change-info>
              <dc:creator>Joe Warren</dc:creator>
              <dc:date>2016-11-03T14:39:00</dc:date>
            </office:change-info>
            <text:p text:style-name="P3"><text:span text:style-name="T1">assess</text:span></text:p>
          </text:deletion>
        </text:changed-region>
        <text:changed-region xml:id="ct61224400" text:id="ct61224400">
          <text:insertion>
            <office:change-info>
              <dc:creator>Joe Warren</dc:creator>
              <dc:date>2016-11-03T14:39:00</dc:date>
            </office:change-info>
          </text:insertion>
        </text:changed-region>
        <text:changed-region xml:id="ct61209136" text:id="ct61209136">
          <text:insertion>
            <office:change-info>
              <dc:creator>Sam Urmy</dc:creator>
              <dc:date>2016-11-01T10:13:00</dc:date>
            </office:change-info>
          </text:insertion>
        </text:changed-region>
        <text:changed-region xml:id="ct61248064" text:id="ct61248064">
          <text:insertion>
            <office:change-info>
              <dc:creator>Sam Urmy</dc:creator>
              <dc:date>2016-11-01T10:14:00</dc:date>
            </office:change-info>
          </text:insertion>
        </text:changed-region>
        <text:changed-region xml:id="ct61205696" text:id="ct61205696">
          <text:insertion>
            <office:change-info>
              <dc:creator>Unknown Author</dc:creator>
              <dc:date>2016-10-26T12:54:00</dc:date>
            </office:change-info>
          </text:insertion>
        </text:changed-region>
        <text:changed-region xml:id="ct61207392" text:id="ct61207392">
          <text:deletion>
            <office:change-info>
              <dc:creator>Sam Urmy</dc:creator>
              <dc:date>2016-11-01T10:15:00</dc:date>
            </office:change-info>
            <text:p text:style-name="P3"><text:span text:style-name="T1"><text:s/>of</text:span></text:p>
          </text:deletion>
        </text:changed-region>
        <text:changed-region xml:id="ct61207168" text:id="ct61207168">
          <text:deletion>
            <office:change-info>
              <dc:creator>Unknown Author</dc:creator>
              <dc:date>2016-10-26T12:54:00</dc:date>
            </office:change-info>
            <text:p text:style-name="P3"><text:span text:style-name="T1">ion</text:span></text:p>
          </text:deletion>
        </text:changed-region>
        <text:changed-region xml:id="ct61206944" text:id="ct61206944">
          <text:deletion>
            <office:change-info>
              <dc:creator>Sam Urmy</dc:creator>
              <dc:date>2016-11-01T10:15:00</dc:date>
            </office:change-info>
            <text:p text:style-name="P3"><text:span text:style-name="T1">detect</text:span></text:p>
          </text:deletion>
        </text:changed-region>
        <text:changed-region xml:id="ct61251568" text:id="ct61251568">
          <text:insertion>
            <office:change-info>
              <dc:creator>Sam Urmy</dc:creator>
              <dc:date>2016-11-01T10:15:00</dc:date>
            </office:change-info>
          </text:insertion>
        </text:changed-region>
        <text:changed-region xml:id="ct61253760" text:id="ct61253760">
          <text:insertion>
            <office:change-info>
              <dc:creator>Sam Urmy</dc:creator>
              <dc:date>2016-11-01T10:14:00</dc:date>
            </office:change-info>
          </text:insertion>
        </text:changed-region>
        <text:changed-region xml:id="ct61196160" text:id="ct61196160">
          <text:insertion>
            <office:change-info>
              <dc:creator>Joe Warren</dc:creator>
              <dc:date>2016-11-03T14:39:00</dc:date>
            </office:change-info>
          </text:insertion>
        </text:changed-region>
        <text:changed-region xml:id="ct61196384" text:id="ct61196384">
          <text:deletion>
            <office:change-info>
              <dc:creator>Sam Urmy</dc:creator>
              <dc:date>2016-11-01T10:14:00</dc:date>
            </office:change-info>
            <text:p text:style-name="P3"><text:span text:style-name="T1"><text:s/>in zooplankton distributions</text:span></text:p>
          </text:deletion>
        </text:changed-region>
        <text:changed-region xml:id="ct61202848" text:id="ct61202848">
          <text:deletion>
            <office:change-info>
              <dc:creator>Unknown Author</dc:creator>
              <dc:date>2016-11-17T21:02:00</dc:date>
            </office:change-info>
            <text:p text:style-name="P3"><text:span text:style-name="T1"><office:annotation><dc:creator>Joe Warren</dc:creator><dc:date>2016-10-07T12:39:09</dc:date><loext:sender-initials>JW</loext:sender-initials><text:p text:style-name="P87"><text:span text:style-name="T525">I think it's worth adding a sentence or clause here (or maybe after the peak biomass estimate sentence) pointing out that this approach provides a rapid way (for smaller lakes) to assess the biomass of 1 or 2 trophic levels in the aquatic ecosystem non-invasively.</text:span></text:p></office:annotation></text:span></text:p>
          </text:deletion>
        </text:changed-region>
        <text:changed-region xml:id="ct61222128" text:id="ct61222128">
          <text:deletion>
            <office:change-info>
              <dc:creator>Joe Warren</dc:creator>
              <dc:date>2016-11-03T14:40:00</dc:date>
            </office:change-info>
            <text:p text:style-name="P4"><text:span text:style-name="T2">exert</text:span></text:p>
          </text:deletion>
        </text:changed-region>
        <text:changed-region xml:id="ct59719728" text:id="ct59719728">
          <text:deletion>
            <office:change-info>
              <dc:creator>Joe Warren</dc:creator>
              <dc:date>2016-11-03T14:40:00</dc:date>
            </office:change-info>
            <text:p text:style-name="P4"><text:span text:style-name="T2"><text:s/>on</text:span></text:p>
          </text:deletion>
        </text:changed-region>
        <text:changed-region xml:id="ct61162512" text:id="ct61162512">
          <text:deletion>
            <office:change-info>
              <dc:creator>Joe Warren</dc:creator>
              <dc:date>2016-11-03T14:40:00</dc:date>
            </office:change-info>
            <text:p text:style-name="P4"><text:span text:style-name="T2">. <text:s/>They </text:span></text:p>
          </text:deletion>
        </text:changed-region>
        <text:changed-region xml:id="ct61247840" text:id="ct61247840">
          <text:insertion>
            <office:change-info>
              <dc:creator>Joe Warren</dc:creator>
              <dc:date>2016-11-03T14:40:00</dc:date>
            </office:change-info>
          </text:insertion>
        </text:changed-region>
        <text:changed-region xml:id="ct61213936" text:id="ct61213936">
          <text:insertion>
            <office:change-info>
              <dc:creator>Joe Warren</dc:creator>
              <dc:date>2016-10-07T12:40:00</dc:date>
            </office:change-info>
          </text:insertion>
        </text:changed-region>
        <text:changed-region xml:id="ct60090256" text:id="ct60090256">
          <text:deletion>
            <office:change-info>
              <dc:creator>Joe Warren</dc:creator>
              <dc:date>2016-10-07T12:40:00</dc:date>
            </office:change-info>
            <text:p text:style-name="P4"><text:span text:style-name="T2">i</text:span></text:p>
          </text:deletion>
        </text:changed-region>
        <text:changed-region xml:id="ct61153424" text:id="ct61153424">
          <text:deletion>
            <office:change-info>
              <dc:creator>Unknown Author</dc:creator>
              <dc:date>2016-11-17T21:11:00</dc:date>
            </office:change-info>
            <text:p text:style-name="P4"><text:span text:style-name="T2">very</text:span></text:p>
          </text:deletion>
        </text:changed-region>
        <text:changed-region xml:id="ct61163104" text:id="ct61163104">
          <text:deletion>
            <office:change-info>
              <dc:creator>Unknown Author</dc:creator>
              <dc:date>2016-11-17T21:11:00</dc:date>
            </office:change-info>
            <text:p text:style-name="P4"><office:annotation><dc:creator>Joe Warren</dc:creator><dc:date>2016-11-03T14:41:09</dc:date><loext:sender-initials>JW</loext:sender-initials><text:p text:style-name="P87"><text:span text:style-name="T525">Use “small” instead of local ?</text:span></text:p></office:annotation><text:span text:style-name="T2">local</text:span></text:p>
          </text:deletion>
        </text:changed-region>
        <text:changed-region xml:id="ct61169200" text:id="ct61169200">
          <text:insertion>
            <office:change-info>
              <dc:creator>Unknown Author</dc:creator>
              <dc:date>2016-11-17T21:11:00</dc:date>
            </office:change-info>
          </text:insertion>
        </text:changed-region>
        <text:changed-region xml:id="ct61220432" text:id="ct61220432">
          <text:insertion>
            <office:change-info>
              <dc:creator>Joe Warren</dc:creator>
              <dc:date>2016-10-07T12:41:00</dc:date>
            </office:change-info>
          </text:insertion>
        </text:changed-region>
        <text:changed-region xml:id="ct59605040" text:id="ct59605040">
          <text:insertion>
            <office:change-info>
              <dc:creator>Joe Warren</dc:creator>
              <dc:date>2016-10-07T12:43:00</dc:date>
            </office:change-info>
          </text:insertion>
        </text:changed-region>
        <text:changed-region xml:id="ct61251792" text:id="ct61251792">
          <text:deletion>
            <office:change-info>
              <dc:creator>Joe Warren</dc:creator>
              <dc:date>2016-10-07T12:43:00</dc:date>
            </office:change-info>
            <text:p text:style-name="P5"><text:span text:style-name="T3">onar</text:span></text:p>
          </text:deletion>
        </text:changed-region>
        <text:changed-region xml:id="ct61110352" text:id="ct61110352">
          <text:insertion>
            <office:change-info>
              <dc:creator>Unknown Author</dc:creator>
              <dc:date>2016-11-17T21:23:00</dc:date>
            </office:change-info>
          </text:insertion>
        </text:changed-region>
        <text:changed-region xml:id="ct61093072" text:id="ct61093072">
          <text:deletion>
            <office:change-info>
              <dc:creator>Joe Warren</dc:creator>
              <dc:date>2016-10-07T12:45:00</dc:date>
            </office:change-info>
            <text:p text:style-name="P5"><text:span text:style-name="T4">only</text:span></text:p>
          </text:deletion>
        </text:changed-region>
        <text:changed-region xml:id="ct61084992" text:id="ct61084992">
          <text:deletion>
            <office:change-info>
              <dc:creator>Joe Warren</dc:creator>
              <dc:date>2016-10-07T12:45:00</dc:date>
            </office:change-info>
            <text:p text:style-name="P5"><text:span text:style-name="T4">ir sensitive</text:span></text:p>
          </text:deletion>
        </text:changed-region>
        <text:changed-region xml:id="ct61070096" text:id="ct61070096">
          <text:insertion>
            <office:change-info>
              <dc:creator>Joe Warren</dc:creator>
              <dc:date>2016-10-07T12:46:00</dc:date>
            </office:change-info>
          </text:insertion>
        </text:changed-region>
        <text:changed-region xml:id="ct61084768" text:id="ct61084768">
          <text:deletion>
            <office:change-info>
              <dc:creator>Joe Warren</dc:creator>
              <dc:date>2016-10-07T12:48:00</dc:date>
            </office:change-info>
            <text:p text:style-name="P6"><text:span text:style-name="T5">three</text:span></text:p>
          </text:deletion>
        </text:changed-region>
        <text:changed-region xml:id="ct61067968" text:id="ct61067968">
          <text:insertion>
            <office:change-info>
              <dc:creator>Joe Warren</dc:creator>
              <dc:date>2016-10-07T12:48:00</dc:date>
            </office:change-info>
          </text:insertion>
        </text:changed-region>
        <text:changed-region xml:id="ct61173136" text:id="ct61173136">
          <text:insertion>
            <office:change-info>
              <dc:creator>Joe Warren</dc:creator>
              <dc:date>2016-10-07T12:48:00</dc:date>
            </office:change-info>
          </text:insertion>
        </text:changed-region>
        <text:changed-region xml:id="ct61197408" text:id="ct61197408">
          <text:insertion>
            <office:change-info>
              <dc:creator>Joe Warren</dc:creator>
              <dc:date>2016-10-07T12:49:00</dc:date>
            </office:change-info>
          </text:insertion>
        </text:changed-region>
        <text:changed-region xml:id="ct60789824" text:id="ct60789824">
          <text:insertion>
            <office:change-info>
              <dc:creator>Joe Warren</dc:creator>
              <dc:date>2016-10-07T12:49:00</dc:date>
            </office:change-info>
          </text:insertion>
        </text:changed-region>
        <text:changed-region xml:id="ct61067120" text:id="ct61067120">
          <text:insertion>
            <office:change-info>
              <dc:creator>Unknown Author</dc:creator>
              <dc:date>2016-11-17T21:28:00</dc:date>
            </office:change-info>
          </text:insertion>
        </text:changed-region>
        <text:changed-region xml:id="ct61172768" text:id="ct61172768">
          <text:insertion>
            <office:change-info>
              <dc:creator>Joe Warren</dc:creator>
              <dc:date>2016-10-07T12:50:00</dc:date>
            </office:change-info>
          </text:insertion>
        </text:changed-region>
        <text:changed-region xml:id="ct61242144" text:id="ct61242144">
          <text:deletion>
            <office:change-info>
              <dc:creator>Joe Warren</dc:creator>
              <dc:date>2016-10-07T12:50:00</dc:date>
            </office:change-info>
            <text:p text:style-name="P7"><text:span text:style-name="T6">three</text:span></text:p>
          </text:deletion>
        </text:changed-region>
        <text:changed-region xml:id="ct61206464" text:id="ct61206464">
          <text:insertion>
            <office:change-info>
              <dc:creator>Joe Warren</dc:creator>
              <dc:date>2016-10-07T12:50:00</dc:date>
            </office:change-info>
          </text:insertion>
        </text:changed-region>
        <text:changed-region xml:id="ct60385216" text:id="ct60385216">
          <text:deletion>
            <office:change-info>
              <dc:creator>Joe Warren</dc:creator>
              <dc:date>2016-10-07T12:50:00</dc:date>
            </office:change-info>
            <text:p text:style-name="P7"><text:span text:style-name="T6">, namely</text:span></text:p>
          </text:deletion>
        </text:changed-region>
        <text:changed-region xml:id="ct59861888" text:id="ct59861888">
          <text:insertion>
            <office:change-info>
              <dc:creator>Sam Urmy</dc:creator>
              <dc:date>2016-11-01T12:15:00</dc:date>
            </office:change-info>
          </text:insertion>
        </text:changed-region>
        <text:changed-region xml:id="ct59788144" text:id="ct59788144">
          <text:deletion>
            <office:change-info>
              <dc:creator>Sam Urmy</dc:creator>
              <dc:date>2016-11-01T12:15:00</dc:date>
            </office:change-info>
            <text:p text:style-name="P7"><text:span text:style-name="T7">3</text:span></text:p>
          </text:deletion>
        </text:changed-region>
        <text:changed-region xml:id="ct61195136" text:id="ct61195136">
          <text:insertion>
            <office:change-info>
              <dc:creator>Joe Warren</dc:creator>
              <dc:date>2016-10-07T12:50:00</dc:date>
            </office:change-info>
          </text:insertion>
        </text:changed-region>
        <text:changed-region xml:id="ct60382016" text:id="ct60382016">
          <text:deletion>
            <office:change-info>
              <dc:creator>Unknown Author</dc:creator>
              <dc:date>2016-11-18T09:33:00</dc:date>
            </office:change-info>
            <text:p text:style-name="P7"><text:span text:style-name="T8">on successive days</text:span></text:p>
          </text:deletion>
        </text:changed-region>
        <text:changed-region xml:id="ct60383040" text:id="ct60383040">
          <text:insertion>
            <office:change-info>
              <dc:creator>Unknown Author</dc:creator>
              <dc:date>2016-11-18T09:33:00</dc:date>
            </office:change-info>
          </text:insertion>
        </text:changed-region>
        <text:changed-region xml:id="ct61503184" text:id="ct61503184">
          <text:insertion>
            <office:change-info>
              <dc:creator>Sam Urmy</dc:creator>
              <dc:date>2016-11-01T12:15:00</dc:date>
            </office:change-info>
          </text:insertion>
        </text:changed-region>
        <text:changed-region xml:id="ct61495168" text:id="ct61495168">
          <text:deletion>
            <office:change-info>
              <dc:creator>Unknown Author</dc:creator>
              <dc:date>2016-11-17T22:10:00</dc:date>
            </office:change-info>
            <text:p text:style-name="P7"><text:span text:style-name="T8"><office:annotation><dc:creator>Joe Warren</dc:creator><dc:date>2016-10-07T12:51:45</dc:date><loext:sender-initials>JW</loext:sender-initials><text:p text:style-name="P87"><text:span text:style-name="T526">Reply to Sam Urmy (05/04/2016, 18:54): "..."</text:span></text:p><text:p><text:span text:style-name="T527">Seems like you've added this info ? <text:s/>Delete comment ? <text:s/>Or are you still waiting ? <text:s/>Do we have a citation (pers. Comm ?) for the fish species stock info ?</text:span></text:p></office:annotation></text:span><text:span text:style-name="T8"><office:annotation><dc:creator>Sam Urmy</dc:creator><dc:date>2016-05-04T18:54:13</dc:date><text:p text:style-name="P87"><text:span text:style-name="T528">Add information on history of fish stocking here—waiting to hear back from California DFW</text:span></text:p></office:annotation></text:span></text:p>
          </text:deletion>
        </text:changed-region>
        <text:changed-region xml:id="ct61490048" text:id="ct61490048">
          <text:deletion>
            <office:change-info>
              <dc:creator>Unknown Author</dc:creator>
              <dc:date>2016-11-17T22:10:00</dc:date>
            </office:change-info>
            <text:p text:style-name="P7"><text:span text:style-name="T9"><office:annotation><dc:creator>Joe Warren</dc:creator><dc:date>2016-10-07T12:53:00</dc:date><loext:sender-initials>JW</loext:sender-initials><text:p text:style-name="P87"><text:span text:style-name="T525">Cite needed?</text:span></text:p></office:annotation></text:span></text:p>
          </text:deletion>
        </text:changed-region>
        <text:changed-region xml:id="ct61489472" text:id="ct61489472">
          <text:deletion>
            <office:change-info>
              <dc:creator>Unknown Author</dc:creator>
              <dc:date>2016-11-18T09:27:00</dc:date>
            </office:change-info>
            <text:p text:style-name="P7"><text:span text:style-name="T10">eutrophic</text:span></text:p>
          </text:deletion>
        </text:changed-region>
        <text:changed-region xml:id="ct61538496" text:id="ct61538496">
          <text:insertion>
            <office:change-info>
              <dc:creator>Unknown Author</dc:creator>
              <dc:date>2016-11-18T09:27:00</dc:date>
            </office:change-info>
          </text:insertion>
        </text:changed-region>
        <text:changed-region xml:id="ct61539552" text:id="ct61539552">
          <text:insertion>
            <office:change-info>
              <dc:creator>Unknown Author</dc:creator>
              <dc:date>2016-11-18T09:28:00</dc:date>
            </office:change-info>
          </text:insertion>
        </text:changed-region>
        <text:changed-region xml:id="ct61542016" text:id="ct61542016">
          <text:insertion>
            <office:change-info>
              <dc:creator>Joe Warren</dc:creator>
              <dc:date>2016-10-07T12:53:00</dc:date>
            </office:change-info>
          </text:insertion>
        </text:changed-region>
        <text:changed-region xml:id="ct61148816" text:id="ct61148816">
          <text:insertion>
            <office:change-info>
              <dc:creator>Unknown Author</dc:creator>
              <dc:date>2016-11-17T22:32:00</dc:date>
            </office:change-info>
          </text:insertion>
        </text:changed-region>
        <text:changed-region xml:id="ct59910512" text:id="ct59910512">
          <text:insertion>
            <office:change-info>
              <dc:creator>Unknown Author</dc:creator>
              <dc:date>2016-11-18T09:29:00</dc:date>
            </office:change-info>
          </text:insertion>
        </text:changed-region>
        <text:changed-region xml:id="ct61564672" text:id="ct61564672">
          <text:insertion>
            <office:change-info>
              <dc:creator>Unknown Author</dc:creator>
              <dc:date>2016-11-17T22:35:00</dc:date>
            </office:change-info>
          </text:insertion>
        </text:changed-region>
        <text:changed-region xml:id="ct59917616" text:id="ct59917616">
          <text:deletion>
            <office:change-info>
              <dc:creator>Unknown Author</dc:creator>
              <dc:date>2016-11-17T22:33:00</dc:date>
            </office:change-info>
            <text:p text:style-name="P8"><text:span text:style-name="T11">were</text:span></text:p>
          </text:deletion>
        </text:changed-region>
        <text:changed-region xml:id="ct61156768" text:id="ct61156768">
          <text:deletion>
            <office:change-info>
              <dc:creator>Unknown Author</dc:creator>
              <dc:date>2016-11-17T22:34:00</dc:date>
            </office:change-info>
            <text:p text:style-name="P8"><text:span text:style-name="T11"><text:s/></text:span></text:p>
          </text:deletion>
        </text:changed-region>
        <text:changed-region xml:id="ct59789984" text:id="ct59789984">
          <text:deletion>
            <office:change-info>
              <dc:creator>Unknown Author</dc:creator>
              <dc:date>2016-11-17T22:32:00</dc:date>
            </office:change-info>
            <text:p text:style-name="P8"><text:span text:style-name="T11"><office:annotation><dc:creator>Joe Warren</dc:creator><dc:date>2016-10-07T12:59:06</dc:date><loext:sender-initials>JW</loext:sender-initials><text:p text:style-name="P87"><text:span text:style-name="T525">Specify that we measured Sv here (see later comment after the numerical density equation)</text:span></text:p></office:annotation></text:span><text:span text:style-name="T11">data</text:span></text:p>
          </text:deletion>
        </text:changed-region>
        <text:changed-region xml:id="ct61153056" text:id="ct61153056">
          <text:insertion>
            <office:change-info>
              <dc:creator>Unknown Author</dc:creator>
              <dc:date>2016-11-17T22:33:00</dc:date>
            </office:change-info>
          </text:insertion>
        </text:changed-region>
        <text:changed-region xml:id="ct61177072" text:id="ct61177072">
          <text:deletion>
            <office:change-info>
              <dc:creator>Unknown Author</dc:creator>
              <dc:date>2016-11-17T22:33:00</dc:date>
            </office:change-info>
            <text:p text:style-name="P8"><text:span text:style-name="T12">collected</text:span></text:p>
          </text:deletion>
        </text:changed-region>
        <text:changed-region xml:id="ct61091536" text:id="ct61091536">
          <text:insertion>
            <office:change-info>
              <dc:creator>Unknown Author</dc:creator>
              <dc:date>2016-11-17T22:33:00</dc:date>
            </office:change-info>
          </text:insertion>
        </text:changed-region>
        <text:changed-region xml:id="ct61223456" text:id="ct61223456">
          <text:insertion>
            <office:change-info>
              <dc:creator>Unknown Author</dc:creator>
              <dc:date>2016-11-17T22:34:00</dc:date>
            </office:change-info>
          </text:insertion>
        </text:changed-region>
        <text:changed-region xml:id="ct61571424" text:id="ct61571424">
          <text:insertion>
            <office:change-info>
              <dc:creator>Unknown Author</dc:creator>
              <dc:date>2016-11-17T22:34:00</dc:date>
            </office:change-info>
          </text:insertion>
        </text:changed-region>
        <text:changed-region xml:id="ct61571920" text:id="ct61571920">
          <text:insertion>
            <office:change-info>
              <dc:creator>Unknown Author</dc:creator>
              <dc:date>2016-11-18T09:32:00</dc:date>
            </office:change-info>
          </text:insertion>
        </text:changed-region>
        <text:changed-region xml:id="ct61419488" text:id="ct61419488">
          <text:deletion>
            <office:change-info>
              <dc:creator>Unknown Author</dc:creator>
              <dc:date>2016-11-18T09:32:00</dc:date>
            </office:change-info>
            <text:p text:style-name="P8"><text:span text:style-name="T13"><text:s text:c="2"/></text:span></text:p>
          </text:deletion>
        </text:changed-region>
        <text:changed-region xml:id="ct61253984" text:id="ct61253984">
          <text:insertion>
            <office:change-info>
              <dc:creator>Unknown Author</dc:creator>
              <dc:date>2016-10-28T15:59:00</dc:date>
            </office:change-info>
          </text:insertion>
        </text:changed-region>
        <text:changed-region xml:id="ct61254208" text:id="ct61254208">
          <text:insertion>
            <office:change-info>
              <dc:creator>Unknown Author</dc:creator>
              <dc:date>2016-10-28T15:59:00</dc:date>
            </office:change-info>
          </text:insertion>
        </text:changed-region>
        <text:changed-region xml:id="ct61281712" text:id="ct61281712">
          <text:deletion>
            <office:change-info>
              <dc:creator>Unknown Author</dc:creator>
              <dc:date>2016-10-28T15:57:00</dc:date>
            </office:change-info>
            <text:p text:style-name="P8"><text:span text:style-name="T14">] </text:span><text:span text:style-name="T14"><office:annotation><dc:creator>Joe Warren</dc:creator><dc:date>2016-10-07T12:54:07</dc:date><loext:sender-initials>JW</loext:sender-initials><text:p text:style-name="P87"><text:span text:style-name="T525">Fill this in.</text:span></text:p></office:annotation></text:span><text:span text:style-name="T14">[***date***</text:span></text:p>
          </text:deletion>
        </text:changed-region>
        <text:changed-region xml:id="ct61281936" text:id="ct61281936">
          <text:insertion>
            <office:change-info>
              <dc:creator>Unknown Author</dc:creator>
              <dc:date>2016-10-28T16:00:00</dc:date>
            </office:change-info>
          </text:insertion>
        </text:changed-region>
        <text:changed-region xml:id="ct61320928" text:id="ct61320928">
          <text:insertion>
            <office:change-info>
              <dc:creator>Unknown Author</dc:creator>
              <dc:date>2016-10-28T16:00:00</dc:date>
            </office:change-info>
          </text:insertion>
        </text:changed-region>
        <text:changed-region xml:id="ct61152608" text:id="ct61152608">
          <text:insertion>
            <office:change-info>
              <dc:creator>Unknown Author</dc:creator>
              <dc:date>2016-10-28T16:01:00</dc:date>
            </office:change-info>
          </text:insertion>
        </text:changed-region>
        <text:changed-region xml:id="ct61321216" text:id="ct61321216">
          <text:insertion>
            <office:change-info>
              <dc:creator>Unknown Author</dc:creator>
              <dc:date>2016-10-28T16:04:00</dc:date>
            </office:change-info>
          </text:insertion>
        </text:changed-region>
        <text:changed-region xml:id="ct60008240" text:id="ct60008240">
          <text:deletion>
            <office:change-info>
              <dc:creator>Unknown Author</dc:creator>
              <dc:date>2016-11-17T22:23:00</dc:date>
            </office:change-info>
            <text:p text:style-name="P8"><text:span text:style-name="T15"><office:annotation><dc:creator>Joe Warren</dc:creator><dc:date>2016-11-03T14:46:35</dc:date><loext:sender-initials>JW</loext:sender-initials><text:p text:style-name="P87"><text:span text:style-name="T525">I think we're going to have to provide more information here – what were the results of the tank based calibration. <text:s/>A sentence like this is just begging a reviewer to ask you for more information.</text:span></text:p></office:annotation></text:span></text:p>
          </text:deletion>
        </text:changed-region>
        <text:changed-region xml:id="ct61423536" text:id="ct61423536">
          <text:insertion>
            <office:change-info>
              <dc:creator>Unknown Author</dc:creator>
              <dc:date>2016-10-28T16:04:00</dc:date>
            </office:change-info>
          </text:insertion>
        </text:changed-region>
        <text:changed-region xml:id="ct61106528" text:id="ct61106528">
          <text:insertion>
            <office:change-info>
              <dc:creator>Unknown Author</dc:creator>
              <dc:date>2016-11-17T22:15:00</dc:date>
            </office:change-info>
          </text:insertion>
        </text:changed-region>
        <text:changed-region xml:id="ct61564976" text:id="ct61564976">
          <text:insertion>
            <office:change-info>
              <dc:creator>Unknown Author</dc:creator>
              <dc:date>2016-11-17T22:16:00</dc:date>
            </office:change-info>
          </text:insertion>
        </text:changed-region>
        <text:changed-region xml:id="ct61158112" text:id="ct61158112">
          <text:insertion>
            <office:change-info>
              <dc:creator>Unknown Author</dc:creator>
              <dc:date>2016-11-17T22:17:00</dc:date>
            </office:change-info>
          </text:insertion>
        </text:changed-region>
        <text:changed-region xml:id="ct60046912" text:id="ct60046912">
          <text:insertion>
            <office:change-info>
              <dc:creator>Unknown Author</dc:creator>
              <dc:date>2016-11-17T22:18:00</dc:date>
            </office:change-info>
          </text:insertion>
        </text:changed-region>
        <text:changed-region xml:id="ct61550224" text:id="ct61550224">
          <text:insertion>
            <office:change-info>
              <dc:creator>Unknown Author</dc:creator>
              <dc:date>2016-11-17T22:19:00</dc:date>
            </office:change-info>
          </text:insertion>
        </text:changed-region>
        <text:changed-region xml:id="ct60323872" text:id="ct60323872">
          <text:insertion>
            <office:change-info>
              <dc:creator>Unknown Author</dc:creator>
              <dc:date>2016-11-17T22:10:00</dc:date>
            </office:change-info>
          </text:insertion>
        </text:changed-region>
        <text:changed-region xml:id="ct61489696" text:id="ct61489696">
          <text:insertion>
            <office:change-info>
              <dc:creator>Unknown Author</dc:creator>
              <dc:date>2016-11-17T22:23:00</dc:date>
            </office:change-info>
          </text:insertion>
        </text:changed-region>
        <text:changed-region xml:id="ct60039664" text:id="ct60039664">
          <text:insertion>
            <office:change-info>
              <dc:creator>Unknown Author</dc:creator>
              <dc:date>2016-11-17T22:24:00</dc:date>
            </office:change-info>
          </text:insertion>
        </text:changed-region>
        <text:changed-region xml:id="ct61068880" text:id="ct61068880">
          <text:deletion>
            <office:change-info>
              <dc:creator>Joe Warren</dc:creator>
              <dc:date>2016-10-07T12:54:00</dc:date>
            </office:change-info>
            <text:p text:style-name="P9"><text:span text:style-name="T16">cut </text:span></text:p>
          </text:deletion>
        </text:changed-region>
        <text:changed-region xml:id="ct61149792" text:id="ct61149792">
          <text:insertion>
            <office:change-info>
              <dc:creator>Joe Warren</dc:creator>
              <dc:date>2016-10-07T12:54:00</dc:date>
            </office:change-info>
          </text:insertion>
        </text:changed-region>
        <text:changed-region xml:id="ct59951424" text:id="ct59951424">
          <text:deletion>
            <office:change-info>
              <dc:creator>Joe Warren</dc:creator>
              <dc:date>2016-10-07T12:54:00</dc:date>
            </office:change-info>
            <text:p text:style-name="P9"><text:span text:style-name="T16">shortened</text:span></text:p>
          </text:deletion>
        </text:changed-region>
        <text:changed-region xml:id="ct61071776" text:id="ct61071776">
          <text:insertion>
            <office:change-info>
              <dc:creator>Unknown Author</dc:creator>
              <dc:date>2016-10-28T12:25:00</dc:date>
            </office:change-info>
          </text:insertion>
        </text:changed-region>
        <text:changed-region xml:id="ct60383552" text:id="ct60383552">
          <text:deletion>
            <office:change-info>
              <dc:creator>Unknown Author</dc:creator>
              <dc:date>2016-10-28T12:25:00</dc:date>
            </office:change-info>
            <text:p text:style-name="P1"><text:span text:style-name="T17"><office:annotation><dc:creator>Joe Warren</dc:creator><dc:date>2016-10-07T12:55:09</dc:date><loext:sender-initials>JW</loext:sender-initials><text:p text:style-name="P87"><text:span text:style-name="T525">Insert “from approximately the center of the lake” ???? or mid-point of the cross-lake transect ?</text:span></text:p></office:annotation></text:span></text:p>
          </text:deletion>
        </text:changed-region>
        <text:changed-region xml:id="ct61065632" text:id="ct61065632">
          <text:deletion>
            <office:change-info>
              <dc:creator>Unknown Author</dc:creator>
              <dc:date>2016-11-17T22:53:00</dc:date>
            </office:change-info>
            <text:p text:style-name="P1"><text:span text:style-name="T17">0.75 m diameter</text:span></text:p>
          </text:deletion>
        </text:changed-region>
        <text:changed-region xml:id="ct61166144" text:id="ct61166144">
          <text:insertion>
            <office:change-info>
              <dc:creator>Unknown Author</dc:creator>
              <dc:date>2016-10-28T12:32:00</dc:date>
            </office:change-info>
          </text:insertion>
        </text:changed-region>
        <text:changed-region xml:id="ct61534848" text:id="ct61534848">
          <text:insertion>
            <office:change-info>
              <dc:creator>Unknown Author</dc:creator>
              <dc:date>2016-11-17T22:53:00</dc:date>
            </office:change-info>
          </text:insertion>
        </text:changed-region>
        <text:changed-region xml:id="ct57367264" text:id="ct57367264">
          <text:deletion>
            <office:change-info>
              <dc:creator>Unknown Author</dc:creator>
              <dc:date>2016-11-17T22:53:00</dc:date>
            </office:change-info>
            <text:p text:style-name="P1"><text:span text:style-name="T17">80</text:span></text:p>
          </text:deletion>
        </text:changed-region>
        <text:changed-region xml:id="ct61222576" text:id="ct61222576">
          <text:insertion>
            <office:change-info>
              <dc:creator>Unknown Author</dc:creator>
              <dc:date>2016-11-17T22:53:00</dc:date>
            </office:change-info>
          </text:insertion>
        </text:changed-region>
        <text:changed-region xml:id="ct61196656" text:id="ct61196656">
          <text:insertion>
            <office:change-info>
              <dc:creator>Unknown Author</dc:creator>
              <dc:date>2016-10-28T12:26:00</dc:date>
            </office:change-info>
          </text:insertion>
        </text:changed-region>
        <text:changed-region xml:id="ct61151120" text:id="ct61151120">
          <text:deletion>
            <office:change-info>
              <dc:creator>Unknown Author</dc:creator>
              <dc:date>2016-10-28T12:26:00</dc:date>
            </office:change-info>
            <text:p text:style-name="P1"><text:span text:style-name="T17"><text:s/>and</text:span></text:p>
          </text:deletion>
        </text:changed-region>
        <text:changed-region xml:id="ct61569280" text:id="ct61569280">
          <text:insertion>
            <office:change-info>
              <dc:creator>Unknown Author</dc:creator>
              <dc:date>2016-10-28T12:26:00</dc:date>
            </office:change-info>
          </text:insertion>
        </text:changed-region>
        <text:changed-region xml:id="ct61195616" text:id="ct61195616">
          <text:insertion>
            <office:change-info>
              <dc:creator>Unknown Author</dc:creator>
              <dc:date>2016-10-28T12:32:00</dc:date>
            </office:change-info>
          </text:insertion>
        </text:changed-region>
        <text:changed-region xml:id="ct61539152" text:id="ct61539152">
          <text:insertion>
            <office:change-info>
              <dc:creator>Unknown Author</dc:creator>
              <dc:date>2016-10-28T12:35:00</dc:date>
            </office:change-info>
          </text:insertion>
        </text:changed-region>
        <text:changed-region xml:id="ct59976896" text:id="ct59976896">
          <text:insertion>
            <office:change-info>
              <dc:creator>Unknown Author</dc:creator>
              <dc:date>2016-10-28T12:27:00</dc:date>
            </office:change-info>
          </text:insertion>
        </text:changed-region>
        <text:changed-region xml:id="ct61484384" text:id="ct61484384">
          <text:insertion>
            <office:change-info>
              <dc:creator>Unknown Author</dc:creator>
              <dc:date>2016-10-28T12:28:00</dc:date>
            </office:change-info>
          </text:insertion>
        </text:changed-region>
        <text:changed-region xml:id="ct61212032" text:id="ct61212032">
          <text:deletion>
            <office:change-info>
              <dc:creator>Unknown Author</dc:creator>
              <dc:date>2016-11-17T22:47:00</dc:date>
            </office:change-info>
            <text:p text:style-name="P1"><text:span text:style-name="T17"><office:annotation><dc:creator>Joe Warren</dc:creator><dc:date>2016-11-03T14:47:32</dc:date><loext:sender-initials>JW</loext:sender-initials><text:p text:style-name="P87"><text:span text:style-name="T525">Specify what the mesh size was (I think you measured this under the scope at some point, right ?)</text:span></text:p></office:annotation></text:span></text:p>
          </text:deletion>
        </text:changed-region>
        <text:changed-region xml:id="ct61212256" text:id="ct61212256">
          <text:insertion>
            <office:change-info>
              <dc:creator>Unknown Author</dc:creator>
              <dc:date>2016-10-28T12:28:00</dc:date>
            </office:change-info>
          </text:insertion>
        </text:changed-region>
        <text:changed-region xml:id="ct61069648" text:id="ct61069648">
          <text:insertion>
            <office:change-info>
              <dc:creator>Unknown Author</dc:creator>
              <dc:date>2016-10-28T12:37:00</dc:date>
            </office:change-info>
          </text:insertion>
        </text:changed-region>
        <text:changed-region xml:id="ct61069872" text:id="ct61069872">
          <text:insertion>
            <office:change-info>
              <dc:creator>Unknown Author</dc:creator>
              <dc:date>2016-10-28T12:26:00</dc:date>
            </office:change-info>
          </text:insertion>
        </text:changed-region>
        <text:changed-region xml:id="ct61483776" text:id="ct61483776">
          <text:insertion>
            <office:change-info>
              <dc:creator>Unknown Author</dc:creator>
              <dc:date>2016-10-28T12:37:00</dc:date>
            </office:change-info>
          </text:insertion>
        </text:changed-region>
        <text:changed-region xml:id="ct61484000" text:id="ct61484000">
          <text:insertion>
            <office:change-info>
              <dc:creator>Unknown Author</dc:creator>
              <dc:date>2016-10-28T12:38:00</dc:date>
            </office:change-info>
          </text:insertion>
        </text:changed-region>
        <text:changed-region xml:id="ct60097392" text:id="ct60097392">
          <text:insertion>
            <office:change-info>
              <dc:creator>Unknown Author</dc:creator>
              <dc:date>2016-10-28T12:39:00</dc:date>
            </office:change-info>
          </text:insertion>
        </text:changed-region>
        <text:changed-region xml:id="ct60006336" text:id="ct60006336">
          <text:insertion>
            <office:change-info>
              <dc:creator>Unknown Author</dc:creator>
              <dc:date>2016-11-18T09:34:00</dc:date>
            </office:change-info>
          </text:insertion>
        </text:changed-region>
        <text:changed-region xml:id="ct60091440" text:id="ct60091440">
          <text:insertion>
            <office:change-info>
              <dc:creator>Unknown Author</dc:creator>
              <dc:date>2016-10-28T12:40:00</dc:date>
            </office:change-info>
          </text:insertion>
        </text:changed-region>
        <text:changed-region xml:id="ct60072528" text:id="ct60072528">
          <text:deletion>
            <office:change-info>
              <dc:creator>Unknown Author</dc:creator>
              <dc:date>2016-11-17T22:48:00</dc:date>
            </office:change-info>
            <text:p text:style-name="P1"><text:span text:style-name="T17"><office:annotation><dc:creator>Joe Warren</dc:creator><dc:date>2016-11-03T14:48:13</dc:date><loext:sender-initials>JW</loext:sender-initials><text:p text:style-name="P87"><text:span text:style-name="T525">The previous sentence says you measured biovolume, now you are stating biomass – those are two different things. <text:s/>I also assume you mean the catch was too small for total biovolume, but that individual animals were still measured ? <text:s/>Need to be more specific. Was the issue here that the total catch for these samples was &lt; 1 mm or some other fine gradation <text:s/>on the cylinder/jar ? <text:s/>Maybe add that info (biovolumes were &lt; X ml).</text:span></text:p></office:annotation></text:span></text:p>
          </text:deletion>
        </text:changed-region>
        <text:changed-region xml:id="ct60209504" text:id="ct60209504">
          <text:insertion>
            <office:change-info>
              <dc:creator>Unknown Author</dc:creator>
              <dc:date>2016-11-18T14:36:00</dc:date>
            </office:change-info>
          </text:insertion>
        </text:changed-region>
        <text:changed-region xml:id="ct60149712" text:id="ct60149712">
          <text:insertion>
            <office:change-info>
              <dc:creator>Unknown Author</dc:creator>
              <dc:date>2016-10-28T12:40:00</dc:date>
            </office:change-info>
          </text:insertion>
        </text:changed-region>
        <text:changed-region xml:id="ct61249136" text:id="ct61249136">
          <text:insertion>
            <office:change-info>
              <dc:creator>Joe Warren</dc:creator>
              <dc:date>2016-10-07T12:55:00</dc:date>
            </office:change-info>
          </text:insertion>
        </text:changed-region>
        <text:changed-region xml:id="ct61071008" text:id="ct61071008">
          <text:insertion>
            <office:change-info>
              <dc:creator>Joe Warren</dc:creator>
              <dc:date>2016-10-07T12:56:00</dc:date>
            </office:change-info>
          </text:insertion>
        </text:changed-region>
        <text:changed-region xml:id="ct61421168" text:id="ct61421168">
          <text:deletion>
            <office:change-info>
              <dc:creator>Unknown Author</dc:creator>
              <dc:date>2016-10-28T12:41:00</dc:date>
            </office:change-info>
            <text:p text:style-name="P10"><text:span text:style-name="T18">L</text:span></text:p>
          </text:deletion>
        </text:changed-region>
        <text:changed-region xml:id="ct61164624" text:id="ct61164624">
          <text:insertion>
            <office:change-info>
              <dc:creator>Unknown Author</dc:creator>
              <dc:date>2016-10-28T12:41:00</dc:date>
            </office:change-info>
          </text:insertion>
        </text:changed-region>
        <text:changed-region xml:id="ct61164848" text:id="ct61164848">
          <text:deletion>
            <office:change-info>
              <dc:creator>Unknown Author</dc:creator>
              <dc:date>2016-11-17T22:54:00</dc:date>
            </office:change-info>
            <text:p text:style-name="P10"><text:span text:style-name="T19"><office:annotation><dc:creator>Joe Warren</dc:creator><dc:date>2016-10-07T12:56:26</dc:date><loext:sender-initials>JW</loext:sender-initials><text:p text:style-name="P87"><text:span text:style-name="T525">Should this be capitalized ?</text:span></text:p></office:annotation></text:span></text:p>
          </text:deletion>
        </text:changed-region>
        <text:changed-region xml:id="ct61471680" text:id="ct61471680">
          <text:deletion>
            <office:change-info>
              <dc:creator>Unknown Author</dc:creator>
              <dc:date>2016-11-17T22:54:00</dc:date>
            </office:change-info>
            <text:p text:style-name="P10"><text:span text:style-name="T20"><office:annotation><dc:creator>Joe Warren</dc:creator><dc:date>2016-10-07T12:56:42</dc:date><loext:sender-initials>JW</loext:sender-initials><text:p text:style-name="P87"><text:span text:style-name="T525">How dare you call my shape models “generic” ? <text:s text:c="2"/>!!</text:span></text:p></office:annotation></text:span></text:p>
          </text:deletion>
        </text:changed-region>
        <text:changed-region xml:id="ct61549360" text:id="ct61549360">
          <text:deletion>
            <office:change-info>
              <dc:creator>Joe Warren</dc:creator>
              <dc:date>2016-10-07T12:56:00</dc:date>
            </office:change-info>
            <text:p text:style-name="P10"><text:span text:style-name="T20">generic </text:span></text:p>
          </text:deletion>
        </text:changed-region>
        <text:changed-region xml:id="ct61477776" text:id="ct61477776">
          <text:deletion>
            <office:change-info>
              <dc:creator>Joe Warren</dc:creator>
              <dc:date>2016-10-07T12:57:00</dc:date>
            </office:change-info>
            <text:p text:style-name="P10"><text:span text:style-name="T20">“</text:span><text:span text:style-name="T21">typical</text:span><text:span text:style-name="T22">”</text:span></text:p>
          </text:deletion>
        </text:changed-region>
        <text:changed-region xml:id="ct61537040" text:id="ct61537040">
          <text:insertion>
            <office:change-info>
              <dc:creator>Joe Warren</dc:creator>
              <dc:date>2016-10-07T12:57:00</dc:date>
            </office:change-info>
          </text:insertion>
        </text:changed-region>
        <text:changed-region xml:id="ct61166832" text:id="ct61166832">
          <text:insertion>
            <office:change-info>
              <dc:creator>Joe Warren</dc:creator>
              <dc:date>2016-11-03T14:53:00</dc:date>
            </office:change-info>
          </text:insertion>
        </text:changed-region>
        <text:changed-region xml:id="ct61628768" text:id="ct61628768">
          <text:insertion>
            <office:change-info>
              <dc:creator>Unknown Author</dc:creator>
              <dc:date>2016-10-28T12:43:00</dc:date>
            </office:change-info>
          </text:insertion>
        </text:changed-region>
        <text:changed-region xml:id="ct61629216" text:id="ct61629216">
          <text:deletion>
            <office:change-info>
              <dc:creator>Unknown Author</dc:creator>
              <dc:date>2016-11-17T22:54:00</dc:date>
            </office:change-info>
            <text:p text:style-name="P10"><text:span text:style-name="T23"><office:annotation><dc:creator>Joe Warren</dc:creator><dc:date>2016-10-07T12:57:55</dc:date><loext:sender-initials>JW</loext:sender-initials><text:p text:style-name="P87"><text:span text:style-name="T525">I want to say folks use a different symbol than this for organism abundances (lowercase n maybe ?) <text:s/>But maybe I'm just recollecting wrong.</text:span></text:p></office:annotation></text:span></text:p>
          </text:deletion>
        </text:changed-region>
        <text:changed-region xml:id="ct61628992" text:id="ct61628992">
          <text:deletion>
            <office:change-info>
              <dc:creator>Unknown Author</dc:creator>
              <dc:date>2016-10-28T12:43:00</dc:date>
            </office:change-info>
            <text:p text:style-name="P10"><text:span text:style-name="T23">ρ</text:span></text:p>
          </text:deletion>
        </text:changed-region>
        <text:changed-region xml:id="ct61648896" text:id="ct61648896">
          <text:deletion>
            <office:change-info>
              <dc:creator>Unknown Author</dc:creator>
              <dc:date>2016-11-18T09:57:00</dc:date>
            </office:change-info>
            <text:p text:style-name="P10"><text:span text:style-name="T24"/></text:p>
            <text:p text:style-name="Standard"/>
            <text:p text:style-name="P10"><text:span text:style-name="T24"/></text:p>
          </text:deletion>
        </text:changed-region>
        <text:changed-region xml:id="ct61648672" text:id="ct61648672">
          <text:deletion>
            <office:change-info>
              <dc:creator>Unknown Author</dc:creator>
              <dc:date>2016-11-17T22:55:00</dc:date>
            </office:change-info>
            <text:p text:style-name="P10"><text:span text:style-name="T24"><text:s/></text:span><text:span text:style-name="T24"><office:annotation><dc:creator>Joe Warren</dc:creator><dc:date>2016-10-07T12:58:44</dc:date><loext:sender-initials>JW</loext:sender-initials><text:p text:style-name="P87"><text:span text:style-name="T525">Should we specify that this is what the echosounders are measuring ?</text:span></text:p></office:annotation></text:span><text:span text:style-name="T24">where </text:span><text:span text:style-name="T25">s</text:span><text:span text:style-name="T26">v</text:span><text:span text:style-name="T24"> is the acoustic volume backscattering coefficient</text:span></text:p>
          </text:deletion>
        </text:changed-region>
        <text:changed-region xml:id="ct60121952" text:id="ct60121952">
          <text:deletion>
            <office:change-info>
              <dc:creator>Unknown Author</dc:creator>
              <dc:date>2016-10-28T15:31:00</dc:date>
            </office:change-info>
            <text:p text:style-name="P11"><text:span text:style-name="T27"><office:annotation><dc:creator>Joe Warren</dc:creator><dc:date>2016-10-07T12:59:53</dc:date><loext:sender-initials>JW</loext:sender-initials><text:p text:style-name="P87"><text:span text:style-name="T525">Format of this reference is wrong – should be names followed by year in parentheses.</text:span></text:p></office:annotation></text:span></text:p>
          </text:deletion>
        </text:changed-region>
        <text:changed-region xml:id="ct61536816" text:id="ct61536816">
          <text:insertion>
            <office:change-info>
              <dc:creator>Joe Warren</dc:creator>
              <dc:date>2016-10-07T13:00:00</dc:date>
            </office:change-info>
          </text:insertion>
        </text:changed-region>
        <text:changed-region xml:id="ct60151328" text:id="ct60151328">
          <text:insertion>
            <office:change-info>
              <dc:creator>Joe Warren</dc:creator>
              <dc:date>2016-10-07T13:00:00</dc:date>
            </office:change-info>
          </text:insertion>
        </text:changed-region>
        <text:changed-region xml:id="ct60153520" text:id="ct60153520">
          <text:insertion>
            <office:change-info>
              <dc:creator>Joe Warren</dc:creator>
              <dc:date>2016-10-07T13:00:00</dc:date>
            </office:change-info>
          </text:insertion>
        </text:changed-region>
        <text:changed-region xml:id="ct61249360" text:id="ct61249360">
          <text:deletion>
            <office:change-info>
              <dc:creator>Sam Urmy</dc:creator>
              <dc:date>2016-10-29T14:20:00</dc:date>
            </office:change-info>
            <text:p text:style-name="P11"><text:span text:style-name="T28">makes them stronger targets </text:span><text:span text:style-name="T29">the</text:span><text:span text:style-name="T28"> lower frequenc</text:span><text:span text:style-name="T29">y.</text:span><text:span text:style-name="T28"> </text:span><text:span text:style-name="T30"><text:s/></text:span><text:span text:style-name="T31">Integration cells were classified as fish if their backscatter was higher at 120 kHz than at 710 kHz, </text:span><text:span text:style-name="T28">since resonant scattering from fishes’ swim bladders </text:span></text:p>
          </text:deletion>
        </text:changed-region>
        <text:changed-region xml:id="ct60088032" text:id="ct60088032">
          <text:insertion>
            <office:change-info>
              <dc:creator>Unknown Author</dc:creator>
              <dc:date>2016-10-28T12:46:00</dc:date>
            </office:change-info>
          </text:insertion>
        </text:changed-region>
        <text:changed-region xml:id="ct61216160" text:id="ct61216160">
          <text:insertion>
            <office:change-info>
              <dc:creator>Joe Warren</dc:creator>
              <dc:date>2016-10-07T13:00:00</dc:date>
            </office:change-info>
          </text:insertion>
        </text:changed-region>
        <text:changed-region xml:id="ct60384032" text:id="ct60384032">
          <text:deletion>
            <office:change-info>
              <dc:creator>Joe Warren</dc:creator>
              <dc:date>2016-10-07T13:00:00</dc:date>
            </office:change-info>
            <text:p text:style-name="P11"><text:span text:style-name="T27">in</text:span></text:p>
          </text:deletion>
        </text:changed-region>
        <text:changed-region xml:id="ct61076384" text:id="ct61076384">
          <text:insertion>
            <office:change-info>
              <dc:creator>Joe Warren</dc:creator>
              <dc:date>2016-10-07T13:01:00</dc:date>
            </office:change-info>
          </text:insertion>
        </text:changed-region>
        <text:changed-region xml:id="ct61647424" text:id="ct61647424">
          <text:insertion>
            <office:change-info>
              <dc:creator>Unknown Author</dc:creator>
              <dc:date>2016-10-28T12:54:00</dc:date>
            </office:change-info>
          </text:insertion>
        </text:changed-region>
        <text:changed-region xml:id="ct60384928" text:id="ct60384928">
          <text:insertion>
            <office:change-info>
              <dc:creator>Joe Warren</dc:creator>
              <dc:date>2016-11-03T14:50:00</dc:date>
            </office:change-info>
          </text:insertion>
        </text:changed-region>
        <text:changed-region xml:id="ct61160720" text:id="ct61160720">
          <text:insertion>
            <office:change-info>
              <dc:creator>Unknown Author</dc:creator>
              <dc:date>2016-11-18T09:59:00</dc:date>
            </office:change-info>
          </text:insertion>
        </text:changed-region>
        <text:changed-region xml:id="ct61204608" text:id="ct61204608">
          <text:insertion>
            <office:change-info>
              <dc:creator>Unknown Author</dc:creator>
              <dc:date>2016-11-18T15:02:00</dc:date>
            </office:change-info>
          </text:insertion>
        </text:changed-region>
        <text:changed-region xml:id="ct61248288" text:id="ct61248288">
          <text:insertion>
            <office:change-info>
              <dc:creator>Unknown Author</dc:creator>
              <dc:date>2016-11-18T15:03:00</dc:date>
            </office:change-info>
          </text:insertion>
        </text:changed-region>
        <text:changed-region xml:id="ct61639232" text:id="ct61639232">
          <text:deletion>
            <office:change-info>
              <dc:creator>Unknown Author</dc:creator>
              <dc:date>2016-11-18T15:02:00</dc:date>
            </office:change-info>
            <text:p text:style-name="P11"><text:span text:style-name="T32">used a single-beam target detection algorithm in Echoview (single-beam method 1)</text:span></text:p>
          </text:deletion>
        </text:changed-region>
        <text:changed-region xml:id="ct61454432" text:id="ct61454432">
          <text:insertion>
            <office:change-info>
              <dc:creator>Sam Urmy</dc:creator>
              <dc:date>2016-10-29T14:10:00</dc:date>
            </office:change-info>
          </text:insertion>
        </text:changed-region>
        <text:changed-region xml:id="ct60208496" text:id="ct60208496">
          <text:insertion>
            <office:change-info>
              <dc:creator>Sam Urmy</dc:creator>
              <dc:date>2016-10-29T14:11:00</dc:date>
            </office:change-info>
          </text:insertion>
        </text:changed-region>
        <text:changed-region xml:id="ct61501264" text:id="ct61501264">
          <text:deletion>
            <office:change-info>
              <dc:creator>Unknown Author</dc:creator>
              <dc:date>2016-11-18T14:45:00</dc:date>
            </office:change-info>
            <text:p text:style-name="P11"><text:span text:style-name="T33"><text:s/>by solving the TS-length relationship for physoclist fishes from </text:span></text:p>
          </text:deletion>
        </text:changed-region>
        <text:changed-region xml:id="ct61471904" text:id="ct61471904">
          <text:deletion>
            <office:change-info>
              <dc:creator>Unknown Author</dc:creator>
              <dc:date>2016-11-18T10:09:00</dc:date>
            </office:change-info>
            <text:p text:style-name="P11"><text:span text:style-name="T33"><text:s/>in each lake and survey</text:span></text:p>
          </text:deletion>
        </text:changed-region>
        <text:changed-region xml:id="ct61567536" text:id="ct61567536">
          <text:deletion>
            <office:change-info>
              <dc:creator>Unknown Author</dc:creator>
              <dc:date>2016-11-18T14:45:00</dc:date>
            </office:change-info>
            <text:p text:style-name="P11"><text:span text:style-name="T33"><text:s/>length of fish</text:span></text:p>
          </text:deletion>
        </text:changed-region>
        <text:changed-region xml:id="ct61631744" text:id="ct61631744">
          <text:deletion>
            <office:change-info>
              <dc:creator>Unknown Author</dc:creator>
              <dc:date>2016-11-18T10:09:00</dc:date>
            </office:change-info>
            <text:p text:style-name="P11"><text:span text:style-name="T33">mean</text:span></text:p>
          </text:deletion>
        </text:changed-region>
        <text:changed-region xml:id="ct61650896" text:id="ct61650896">
          <text:deletion>
            <office:change-info>
              <dc:creator>Unknown Author</dc:creator>
              <dc:date>2016-11-18T14:45:00</dc:date>
            </office:change-info>
            <text:p text:style-name="P11"><text:span text:style-name="T33">We also made a rough estimate of the </text:span></text:p>
          </text:deletion>
        </text:changed-region>
        <text:changed-region xml:id="ct61071232" text:id="ct61071232">
          <text:insertion>
            <office:change-info>
              <dc:creator>Unknown Author</dc:creator>
              <dc:date>2016-11-18T10:12:00</dc:date>
            </office:change-info>
          </text:insertion>
        </text:changed-region>
        <text:changed-region xml:id="ct61637520" text:id="ct61637520">
          <text:deletion>
            <office:change-info>
              <dc:creator>Unknown Author</dc:creator>
              <dc:date>2016-11-18T10:36:00</dc:date>
            </office:change-info>
            <text:p text:style-name="P11"><text:span text:style-name="T34">After exporting, </text:span></text:p>
          </text:deletion>
        </text:changed-region>
        <text:changed-region xml:id="ct61105984" text:id="ct61105984">
          <text:deletion>
            <office:change-info>
              <dc:creator>Sam Urmy</dc:creator>
              <dc:date>2016-10-29T14:22:00</dc:date>
            </office:change-info>
            <text:p text:style-name="P11"><text:span text:style-name="T35">volume backscatter due to fish was</text:span><text:span text:style-name="T34"> eliminated from the 710 kHz data by excluding cells where backscatter was higher at 120 kHz. <text:s/></text:span></text:p>
          </text:deletion>
        </text:changed-region>
        <text:changed-region xml:id="ct61105760" text:id="ct61105760">
          <text:deletion>
            <office:change-info>
              <dc:creator>Unknown Author</dc:creator>
              <dc:date>2016-11-18T10:36:00</dc:date>
            </office:change-info>
            <text:p text:style-name="P11"><text:span text:style-name="T34">, </text:span></text:p>
          </text:deletion>
        </text:changed-region>
        <text:changed-region xml:id="ct61637744" text:id="ct61637744">
          <text:insertion>
            <office:change-info>
              <dc:creator>Unknown Author</dc:creator>
              <dc:date>2016-11-18T10:36:00</dc:date>
            </office:change-info>
          </text:insertion>
        </text:changed-region>
        <text:changed-region xml:id="ct61170800" text:id="ct61170800">
          <text:insertion>
            <office:change-info>
              <dc:creator>Sam Urmy</dc:creator>
              <dc:date>2016-10-29T14:22:00</dc:date>
            </office:change-info>
          </text:insertion>
        </text:changed-region>
        <text:changed-region xml:id="ct61171024" text:id="ct61171024">
          <text:insertion>
            <office:change-info>
              <dc:creator>Sam Urmy</dc:creator>
              <dc:date>2016-10-29T14:20:00</dc:date>
            </office:change-info>
          </text:insertion>
        </text:changed-region>
        <text:changed-region xml:id="ct61205120" text:id="ct61205120">
          <text:insertion>
            <office:change-info>
              <dc:creator>Joe Warren</dc:creator>
              <dc:date>2016-11-03T14:52:00</dc:date>
            </office:change-info>
          </text:insertion>
        </text:changed-region>
        <text:changed-region xml:id="ct61205344" text:id="ct61205344">
          <text:insertion>
            <office:change-info>
              <dc:creator>Sam Urmy</dc:creator>
              <dc:date>2016-10-29T14:20:00</dc:date>
            </office:change-info>
          </text:insertion>
        </text:changed-region>
        <text:changed-region xml:id="ct61548848" text:id="ct61548848">
          <text:insertion>
            <office:change-info>
              <dc:creator>Sam Urmy</dc:creator>
              <dc:date>2016-10-29T14:22:00</dc:date>
            </office:change-info>
          </text:insertion>
        </text:changed-region>
        <text:changed-region xml:id="ct61549072" text:id="ct61549072">
          <text:deletion>
            <office:change-info>
              <dc:creator>Sam Urmy</dc:creator>
              <dc:date>2016-10-29T14:22:00</dc:date>
            </office:change-info>
            <text:p text:style-name="P11"><text:span text:style-name="T36">B</text:span></text:p>
          </text:deletion>
        </text:changed-region>
        <text:changed-region xml:id="ct60385520" text:id="ct60385520">
          <text:insertion>
            <office:change-info>
              <dc:creator>Sam Urmy</dc:creator>
              <dc:date>2016-10-29T14:23:00</dc:date>
            </office:change-info>
          </text:insertion>
        </text:changed-region>
        <text:changed-region xml:id="ct60385744" text:id="ct60385744">
          <text:deletion>
            <office:change-info>
              <dc:creator>Joe Warren</dc:creator>
              <dc:date>2016-11-03T14:52:00</dc:date>
            </office:change-info>
            <text:p text:style-name="P11"><text:span text:style-name="T37"><text:s/></text:span></text:p>
          </text:deletion>
        </text:changed-region>
        <text:changed-region xml:id="ct61745104" text:id="ct61745104">
          <text:insertion>
            <office:change-info>
              <dc:creator>Unknown Author</dc:creator>
              <dc:date>2016-10-28T12:45:00</dc:date>
            </office:change-info>
          </text:insertion>
        </text:changed-region>
        <text:changed-region xml:id="ct61740832" text:id="ct61740832">
          <text:insertion>
            <office:change-info>
              <dc:creator>Unknown Author</dc:creator>
              <dc:date>2016-10-28T12:46:00</dc:date>
            </office:change-info>
          </text:insertion>
        </text:changed-region>
        <text:changed-region xml:id="ct61750672" text:id="ct61750672">
          <text:insertion>
            <office:change-info>
              <dc:creator>Joe Warren</dc:creator>
              <dc:date>2016-11-03T14:52:00</dc:date>
            </office:change-info>
          </text:insertion>
        </text:changed-region>
        <text:changed-region xml:id="ct61808464" text:id="ct61808464">
          <text:insertion>
            <office:change-info>
              <dc:creator>Unknown Author</dc:creator>
              <dc:date>2016-11-18T10:37:00</dc:date>
            </office:change-info>
          </text:insertion>
        </text:changed-region>
        <text:changed-region xml:id="ct61762240" text:id="ct61762240">
          <text:insertion>
            <office:change-info>
              <dc:creator>Sam Urmy</dc:creator>
              <dc:date>2016-11-01T12:11:00</dc:date>
            </office:change-info>
          </text:insertion>
        </text:changed-region>
        <text:changed-region xml:id="ct61746688" text:id="ct61746688">
          <text:deletion>
            <office:change-info>
              <dc:creator>Unknown Author</dc:creator>
              <dc:date>2016-11-17T22:57:00</dc:date>
            </office:change-info>
            <text:p text:style-name="P12"><text:span text:style-name="T38"><office:annotation><dc:creator>Joe Warren</dc:creator><dc:date>2016-10-07T13:01:58</dc:date><loext:sender-initials>JW</loext:sender-initials><text:p text:style-name="P87"><text:span text:style-name="T525">As in the abstract, need to specify what biomass we're using (wet weight, etc).</text:span></text:p></office:annotation></text:span></text:p>
          </text:deletion>
        </text:changed-region>
        <text:changed-region xml:id="ct61784352" text:id="ct61784352">
          <text:insertion>
            <office:change-info>
              <dc:creator>Unknown Author</dc:creator>
              <dc:date>2016-11-18T14:53:00</dc:date>
            </office:change-info>
          </text:insertion>
        </text:changed-region>
        <text:changed-region xml:id="ct61787168" text:id="ct61787168">
          <text:insertion>
            <office:change-info>
              <dc:creator>Unknown Author</dc:creator>
              <dc:date>2016-11-18T16:13:00</dc:date>
            </office:change-info>
          </text:insertion>
        </text:changed-region>
        <text:changed-region xml:id="ct61791344" text:id="ct61791344">
          <text:insertion>
            <office:change-info>
              <dc:creator>Unknown Author</dc:creator>
              <dc:date>2016-11-18T16:13:00</dc:date>
            </office:change-info>
          </text:insertion>
        </text:changed-region>
        <text:changed-region xml:id="ct61780720" text:id="ct61780720">
          <text:insertion>
            <office:change-info>
              <dc:creator>Unknown Author</dc:creator>
              <dc:date>2016-11-18T14:44:00</dc:date>
            </office:change-info>
          </text:insertion>
        </text:changed-region>
        <text:changed-region xml:id="ct61765024" text:id="ct61765024">
          <text:insertion>
            <office:change-info>
              <dc:creator>Sam Urmy</dc:creator>
              <dc:date>2016-10-29T14:23:00</dc:date>
            </office:change-info>
          </text:insertion>
        </text:changed-region>
        <text:changed-region xml:id="ct61813520" text:id="ct61813520">
          <text:deletion>
            <office:change-info>
              <dc:creator>Sam Urmy</dc:creator>
              <dc:date>2016-10-29T14:23:00</dc:date>
            </office:change-info>
            <text:p text:style-name="P13"><text:span text:style-name="T31">.</text:span></text:p>
          </text:deletion>
        </text:changed-region>
        <text:changed-region xml:id="ct61764608" text:id="ct61764608">
          <text:deletion>
            <office:change-info>
              <dc:creator>Unknown Author</dc:creator>
              <dc:date>2016-10-28T12:46:00</dc:date>
            </office:change-info>
            <text:p text:style-name="P13"><text:span text:style-name="T31"><text:s/>Integration cells were classified as fish if their backscatter was higher at 120 kHz than at 710 kHz</text:span></text:p>
          </text:deletion>
        </text:changed-region>
        <text:changed-region xml:id="ct61760912" text:id="ct61760912">
          <text:deletion>
            <office:change-info>
              <dc:creator>Unknown Author</dc:creator>
              <dc:date>2016-11-17T22:57:00</dc:date>
            </office:change-info>
            <text:p text:style-name="P13"><text:span text:style-name="T31"><office:annotation><dc:creator>Joe Warren</dc:creator><dc:date>2016-10-07T13:02:49</dc:date><loext:sender-initials>JW</loext:sender-initials><text:p text:style-name="P87"><text:span text:style-name="T525">Should we move this earlier in the paragraph – explain that cells were identified as being “fish” or “zoop” by the 120 vs 710 Sv values, then go into what was done from there ? <text:s/>Think that may be clearer to the reader ?</text:span></text:p></office:annotation></text:span></text:p>
          </text:deletion>
        </text:changed-region>
        <text:changed-region xml:id="ct61755568" text:id="ct61755568">
          <text:insertion>
            <office:change-info>
              <dc:creator>Sam Urmy</dc:creator>
              <dc:date>2016-10-29T14:23:00</dc:date>
            </office:change-info>
          </text:insertion>
        </text:changed-region>
        <text:changed-region xml:id="ct61755792" text:id="ct61755792">
          <text:deletion>
            <office:change-info>
              <dc:creator>Sam Urmy</dc:creator>
              <dc:date>2016-10-29T14:23:00</dc:date>
            </office:change-info>
            <text:p text:style-name="P13"><text:span text:style-name="T31">T</text:span></text:p>
          </text:deletion>
        </text:changed-region>
        <text:changed-region xml:id="ct61757200" text:id="ct61757200">
          <text:insertion>
            <office:change-info>
              <dc:creator>Sam Urmy</dc:creator>
              <dc:date>2016-10-29T14:23:00</dc:date>
            </office:change-info>
          </text:insertion>
        </text:changed-region>
        <text:changed-region xml:id="ct61772592" text:id="ct61772592">
          <text:deletion>
            <office:change-info>
              <dc:creator>Sam Urmy</dc:creator>
              <dc:date>2016-10-29T14:23:00</dc:date>
            </office:change-info>
            <text:p text:style-name="P13"><text:span text:style-name="T31">was used </text:span></text:p>
          </text:deletion>
        </text:changed-region>
        <text:changed-region xml:id="ct61773088" text:id="ct61773088">
          <text:insertion>
            <office:change-info>
              <dc:creator>Unknown Author</dc:creator>
              <dc:date>2016-11-18T14:44:00</dc:date>
            </office:change-info>
          </text:insertion>
        </text:changed-region>
        <text:changed-region xml:id="ct61853504" text:id="ct61853504">
          <text:insertion>
            <office:change-info>
              <dc:creator>Unknown Author</dc:creator>
              <dc:date>2016-11-18T14:44:00</dc:date>
            </office:change-info>
          </text:insertion>
        </text:changed-region>
        <text:changed-region xml:id="ct61334880" text:id="ct61334880">
          <text:insertion>
            <office:change-info>
              <dc:creator>Unknown Author</dc:creator>
              <dc:date>2016-11-18T14:44:00</dc:date>
            </office:change-info>
          </text:insertion>
        </text:changed-region>
        <text:changed-region xml:id="ct61865888" text:id="ct61865888">
          <text:insertion>
            <office:change-info>
              <dc:creator>Unknown Author</dc:creator>
              <dc:date>2016-11-18T14:44:00</dc:date>
            </office:change-info>
          </text:insertion>
        </text:changed-region>
        <text:changed-region xml:id="ct61895584" text:id="ct61895584">
          <text:insertion>
            <office:change-info>
              <dc:creator>Unknown Author</dc:creator>
              <dc:date>2016-11-18T14:44:00</dc:date>
            </office:change-info>
          </text:insertion>
        </text:changed-region>
        <text:changed-region xml:id="ct61748736" text:id="ct61748736">
          <text:insertion>
            <office:change-info>
              <dc:creator>Unknown Author</dc:creator>
              <dc:date>2016-11-18T14:51:00</dc:date>
            </office:change-info>
          </text:insertion>
        </text:changed-region>
        <text:changed-region xml:id="ct61724784" text:id="ct61724784">
          <text:insertion>
            <office:change-info>
              <dc:creator>Unknown Author</dc:creator>
              <dc:date>2016-11-18T16:14:00</dc:date>
            </office:change-info>
          </text:insertion>
        </text:changed-region>
        <text:changed-region xml:id="ct61776592" text:id="ct61776592">
          <text:insertion>
            <office:change-info>
              <dc:creator>Unknown Author</dc:creator>
              <dc:date>2016-11-18T15:01:00</dc:date>
            </office:change-info>
          </text:insertion>
        </text:changed-region>
        <text:changed-region xml:id="ct61807856" text:id="ct61807856">
          <text:insertion>
            <office:change-info>
              <dc:creator>Unknown Author</dc:creator>
              <dc:date>2016-11-18T15:02:00</dc:date>
            </office:change-info>
          </text:insertion>
        </text:changed-region>
        <text:changed-region xml:id="ct61754496" text:id="ct61754496">
          <text:insertion>
            <office:change-info>
              <dc:creator>Unknown Author</dc:creator>
              <dc:date>2016-10-28T12:55:00</dc:date>
            </office:change-info>
          </text:insertion>
        </text:changed-region>
        <text:changed-region xml:id="ct60371120" text:id="ct60371120">
          <text:insertion>
            <office:change-info>
              <dc:creator>Unknown Author</dc:creator>
              <dc:date>2016-10-28T13:05:00</dc:date>
            </office:change-info>
          </text:insertion>
        </text:changed-region>
        <text:changed-region xml:id="ct61718144" text:id="ct61718144">
          <text:insertion>
            <office:change-info>
              <dc:creator>Unknown Author</dc:creator>
              <dc:date>2016-10-28T13:06:00</dc:date>
            </office:change-info>
          </text:insertion>
        </text:changed-region>
        <text:changed-region xml:id="ct61752368" text:id="ct61752368">
          <text:insertion>
            <office:change-info>
              <dc:creator>Unknown Author</dc:creator>
              <dc:date>2016-10-28T13:07:00</dc:date>
            </office:change-info>
          </text:insertion>
        </text:changed-region>
        <text:changed-region xml:id="ct61863296" text:id="ct61863296">
          <text:insertion>
            <office:change-info>
              <dc:creator>Joe Warren</dc:creator>
              <dc:date>2016-11-03T14:54:00</dc:date>
            </office:change-info>
          </text:insertion>
        </text:changed-region>
        <text:changed-region xml:id="ct61748016" text:id="ct61748016">
          <text:insertion>
            <office:change-info>
              <dc:creator>Unknown Author</dc:creator>
              <dc:date>2016-11-17T23:01:00</dc:date>
            </office:change-info>
          </text:insertion>
        </text:changed-region>
        <text:changed-region xml:id="ct61865328" text:id="ct61865328">
          <text:insertion>
            <office:change-info>
              <dc:creator>Unknown Author</dc:creator>
              <dc:date>2016-10-28T13:07:00</dc:date>
            </office:change-info>
          </text:insertion>
        </text:changed-region>
        <text:changed-region xml:id="ct61735376" text:id="ct61735376">
          <text:insertion>
            <office:change-info>
              <dc:creator>Unknown Author</dc:creator>
              <dc:date>2016-10-28T13:08:00</dc:date>
            </office:change-info>
          </text:insertion>
        </text:changed-region>
        <text:changed-region xml:id="ct61747472" text:id="ct61747472">
          <text:insertion>
            <office:change-info>
              <dc:creator>Unknown Author</dc:creator>
              <dc:date>2016-10-28T13:09:00</dc:date>
            </office:change-info>
          </text:insertion>
        </text:changed-region>
        <text:changed-region xml:id="ct61726704" text:id="ct61726704">
          <text:insertion>
            <office:change-info>
              <dc:creator>Unknown Author</dc:creator>
              <dc:date>2016-10-28T13:44:00</dc:date>
            </office:change-info>
          </text:insertion>
        </text:changed-region>
        <text:changed-region xml:id="ct61787472" text:id="ct61787472">
          <text:insertion>
            <office:change-info>
              <dc:creator>Unknown Author</dc:creator>
              <dc:date>2016-10-28T13:13:00</dc:date>
            </office:change-info>
          </text:insertion>
        </text:changed-region>
        <text:changed-region xml:id="ct61862496" text:id="ct61862496">
          <text:insertion>
            <office:change-info>
              <dc:creator>Unknown Author</dc:creator>
              <dc:date>2016-10-28T13:14:00</dc:date>
            </office:change-info>
          </text:insertion>
        </text:changed-region>
        <text:changed-region xml:id="ct61862896" text:id="ct61862896">
          <text:insertion>
            <office:change-info>
              <dc:creator>Unknown Author</dc:creator>
              <dc:date>2016-10-28T13:15:00</dc:date>
            </office:change-info>
          </text:insertion>
        </text:changed-region>
        <text:changed-region xml:id="ct57194016" text:id="ct57194016">
          <text:insertion>
            <office:change-info>
              <dc:creator>Unknown Author</dc:creator>
              <dc:date>2016-10-28T13:45:00</dc:date>
            </office:change-info>
          </text:insertion>
        </text:changed-region>
        <text:changed-region xml:id="ct61754944" text:id="ct61754944">
          <text:insertion>
            <office:change-info>
              <dc:creator>Unknown Author</dc:creator>
              <dc:date>2016-10-28T13:17:00</dc:date>
            </office:change-info>
          </text:insertion>
        </text:changed-region>
        <text:changed-region xml:id="ct61771488" text:id="ct61771488">
          <text:insertion>
            <office:change-info>
              <dc:creator>Unknown Author</dc:creator>
              <dc:date>2016-10-28T13:41:00</dc:date>
            </office:change-info>
          </text:insertion>
        </text:changed-region>
        <text:changed-region xml:id="ct61778016" text:id="ct61778016">
          <text:insertion>
            <office:change-info>
              <dc:creator>Unknown Author</dc:creator>
              <dc:date>2016-10-28T13:42:00</dc:date>
            </office:change-info>
          </text:insertion>
        </text:changed-region>
        <text:changed-region xml:id="ct61745680" text:id="ct61745680">
          <text:insertion>
            <office:change-info>
              <dc:creator>Unknown Author</dc:creator>
              <dc:date>2016-10-28T13:43:00</dc:date>
            </office:change-info>
          </text:insertion>
        </text:changed-region>
        <text:changed-region xml:id="ct61892288" text:id="ct61892288">
          <text:insertion>
            <office:change-info>
              <dc:creator>Unknown Author</dc:creator>
              <dc:date>2016-10-28T13:45:00</dc:date>
            </office:change-info>
          </text:insertion>
        </text:changed-region>
        <text:changed-region xml:id="ct61737040" text:id="ct61737040">
          <text:insertion>
            <office:change-info>
              <dc:creator>Unknown Author</dc:creator>
              <dc:date>2016-10-28T13:46:00</dc:date>
            </office:change-info>
          </text:insertion>
        </text:changed-region>
        <text:changed-region xml:id="ct61738176" text:id="ct61738176">
          <text:insertion>
            <office:change-info>
              <dc:creator>Unknown Author</dc:creator>
              <dc:date>2016-10-28T13:47:00</dc:date>
            </office:change-info>
          </text:insertion>
        </text:changed-region>
        <text:changed-region xml:id="ct61847344" text:id="ct61847344">
          <text:insertion>
            <office:change-info>
              <dc:creator>Sam Urmy</dc:creator>
              <dc:date>2016-10-31T17:17:00</dc:date>
            </office:change-info>
          </text:insertion>
        </text:changed-region>
        <text:changed-region xml:id="ct61847568" text:id="ct61847568">
          <text:deletion>
            <office:change-info>
              <dc:creator>Sam Urmy</dc:creator>
              <dc:date>2016-10-31T17:17:00</dc:date>
            </office:change-info>
            <text:p text:style-name="P14"><text:span text:style-name="T39">in</text:span></text:p>
          </text:deletion>
        </text:changed-region>
        <text:changed-region xml:id="ct61327184" text:id="ct61327184">
          <text:insertion>
            <office:change-info>
              <dc:creator>Unknown Author</dc:creator>
              <dc:date>2016-10-28T13:47:00</dc:date>
            </office:change-info>
          </text:insertion>
        </text:changed-region>
        <text:changed-region xml:id="ct61923168" text:id="ct61923168">
          <text:deletion>
            <office:change-info>
              <dc:creator>Unknown Author</dc:creator>
              <dc:date>2016-10-28T13:05:00</dc:date>
            </office:change-info>
            <text:p text:style-name="P14"><text:span text:style-name="T40"/></text:p>
            <text:p text:style-name="P14"><text:span text:style-name="T40"/></text:p>
          </text:deletion>
        </text:changed-region>
        <text:changed-region xml:id="ct60373984" text:id="ct60373984">
          <text:deletion>
            <office:change-info>
              <dc:creator>Sam Urmy</dc:creator>
              <dc:date>2016-10-31T20:26:00</dc:date>
            </office:change-info>
            <text:p text:style-name="P15"><text:span text:style-name="T41">fish and </text:span></text:p>
          </text:deletion>
        </text:changed-region>
        <text:changed-region xml:id="ct61326960" text:id="ct61326960">
          <text:insertion>
            <office:change-info>
              <dc:creator>Joe Warren</dc:creator>
              <dc:date>2016-10-07T13:21:00</dc:date>
            </office:change-info>
          </text:insertion>
        </text:changed-region>
        <text:changed-region xml:id="ct61735152" text:id="ct61735152">
          <text:deletion>
            <office:change-info>
              <dc:creator>Joe Warren</dc:creator>
              <dc:date>2016-10-07T13:21:00</dc:date>
            </office:change-info>
            <text:p text:style-name="P15"><text:span text:style-name="T41">e.g.</text:span></text:p>
          </text:deletion>
        </text:changed-region>
        <text:changed-region xml:id="ct61326368" text:id="ct61326368">
          <text:deletion>
            <office:change-info>
              <dc:creator>Joe Warren</dc:creator>
              <dc:date>2016-10-07T13:21:00</dc:date>
            </office:change-info>
            <text:p text:style-name="P15"><text:span text:style-name="T41">in</text:span></text:p>
          </text:deletion>
        </text:changed-region>
        <text:changed-region xml:id="ct60395056" text:id="ct60395056">
          <text:insertion>
            <office:change-info>
              <dc:creator>Joe Warren</dc:creator>
              <dc:date>2016-10-07T13:21:00</dc:date>
            </office:change-info>
          </text:insertion>
        </text:changed-region>
        <text:changed-region xml:id="ct61891824" text:id="ct61891824">
          <text:insertion>
            <office:change-info>
              <dc:creator>Sam Urmy</dc:creator>
              <dc:date>2016-11-01T08:31:00</dc:date>
            </office:change-info>
          </text:insertion>
        </text:changed-region>
        <text:changed-region xml:id="ct61846032" text:id="ct61846032">
          <text:insertion>
            <office:change-info>
              <dc:creator>Joe Warren</dc:creator>
              <dc:date>2016-11-03T14:57:00</dc:date>
            </office:change-info>
          </text:insertion>
        </text:changed-region>
        <text:changed-region xml:id="ct61772048" text:id="ct61772048">
          <text:deletion>
            <office:change-info>
              <dc:creator>Unknown Author</dc:creator>
              <dc:date>2016-11-17T23:07:00</dc:date>
            </office:change-info>
            <text:p text:style-name="P15"><text:span text:style-name="T42">is</text:span></text:p>
          </text:deletion>
        </text:changed-region>
        <text:changed-region xml:id="ct61892512" text:id="ct61892512">
          <text:insertion>
            <office:change-info>
              <dc:creator>Unknown Author</dc:creator>
              <dc:date>2016-11-17T23:07:00</dc:date>
            </office:change-info>
          </text:insertion>
        </text:changed-region>
        <text:changed-region xml:id="ct61771008" text:id="ct61771008">
          <text:insertion>
            <office:change-info>
              <dc:creator>Joe Warren</dc:creator>
              <dc:date>2016-11-03T14:57:00</dc:date>
            </office:change-info>
          </text:insertion>
        </text:changed-region>
        <text:changed-region xml:id="ct61784720" text:id="ct61784720">
          <text:insertion>
            <office:change-info>
              <dc:creator>Sam Urmy</dc:creator>
              <dc:date>2016-11-01T08:31:00</dc:date>
            </office:change-info>
          </text:insertion>
        </text:changed-region>
        <text:changed-region xml:id="ct60410368" text:id="ct60410368">
          <text:insertion>
            <office:change-info>
              <dc:creator>Joe Warren</dc:creator>
              <dc:date>2016-11-03T14:57:00</dc:date>
            </office:change-info>
          </text:insertion>
        </text:changed-region>
        <text:changed-region xml:id="ct61903200" text:id="ct61903200">
          <text:deletion>
            <office:change-info>
              <dc:creator>Joe Warren</dc:creator>
              <dc:date>2016-11-03T14:57:00</dc:date>
            </office:change-info>
            <text:p text:style-name="P15"><text:span text:style-name="T43">y</text:span></text:p>
          </text:deletion>
        </text:changed-region>
        <text:changed-region xml:id="ct61780944" text:id="ct61780944">
          <text:insertion>
            <office:change-info>
              <dc:creator>Joe Warren</dc:creator>
              <dc:date>2016-11-03T14:57:00</dc:date>
            </office:change-info>
          </text:insertion>
        </text:changed-region>
        <text:changed-region xml:id="ct61845744" text:id="ct61845744">
          <text:insertion>
            <office:change-info>
              <dc:creator>Unknown Author</dc:creator>
              <dc:date>2016-11-17T23:08:00</dc:date>
            </office:change-info>
          </text:insertion>
        </text:changed-region>
        <text:changed-region xml:id="ct61491904" text:id="ct61491904">
          <text:insertion>
            <office:change-info>
              <dc:creator>Sam Urmy</dc:creator>
              <dc:date>2016-11-01T08:31:00</dc:date>
            </office:change-info>
          </text:insertion>
        </text:changed-region>
        <text:changed-region xml:id="ct61895120" text:id="ct61895120">
          <text:insertion>
            <office:change-info>
              <dc:creator>Sam Urmy</dc:creator>
              <dc:date>2016-11-01T08:34:00</dc:date>
            </office:change-info>
          </text:insertion>
        </text:changed-region>
        <text:changed-region xml:id="ct61893392" text:id="ct61893392">
          <text:insertion>
            <office:change-info>
              <dc:creator>Sam Urmy</dc:creator>
              <dc:date>2016-11-01T08:36:00</dc:date>
            </office:change-info>
          </text:insertion>
        </text:changed-region>
        <text:changed-region xml:id="ct61731760" text:id="ct61731760">
          <text:insertion>
            <office:change-info>
              <dc:creator>Sam Urmy</dc:creator>
              <dc:date>2016-11-01T08:37:00</dc:date>
            </office:change-info>
          </text:insertion>
        </text:changed-region>
        <text:changed-region xml:id="ct61329088" text:id="ct61329088">
          <text:insertion>
            <office:change-info>
              <dc:creator>Joe Warren</dc:creator>
              <dc:date>2016-11-03T14:57:00</dc:date>
            </office:change-info>
          </text:insertion>
        </text:changed-region>
        <text:changed-region xml:id="ct61734560" text:id="ct61734560">
          <text:insertion>
            <office:change-info>
              <dc:creator>Sam Urmy</dc:creator>
              <dc:date>2016-11-01T08:37:00</dc:date>
            </office:change-info>
          </text:insertion>
        </text:changed-region>
        <text:changed-region xml:id="ct61778352" text:id="ct61778352">
          <text:deletion>
            <office:change-info>
              <dc:creator>Unknown Author</dc:creator>
              <dc:date>2016-11-17T23:08:00</dc:date>
            </office:change-info>
            <text:p text:style-name="P15"><text:span text:style-name="T41"><office:annotation><dc:creator>Joe Warren</dc:creator><dc:date>2016-10-07T13:21:59</dc:date><loext:sender-initials>JW</loext:sender-initials><text:p text:style-name="P87"><text:span text:style-name="T525">Because it's a HUGE ass lake!</text:span></text:p></office:annotation></text:span></text:p>
          </text:deletion>
        </text:changed-region>
        <text:changed-region xml:id="ct61752032" text:id="ct61752032">
          <text:deletion>
            <office:change-info>
              <dc:creator>Sam Urmy</dc:creator>
              <dc:date>2016-10-31T20:28:00</dc:date>
            </office:change-info>
            <text:p text:style-name="P15"><text:span text:style-name="T41">both </text:span></text:p>
          </text:deletion>
        </text:changed-region>
        <text:changed-region xml:id="ct61817456" text:id="ct61817456">
          <text:insertion>
            <office:change-info>
              <dc:creator>Sam Urmy</dc:creator>
              <dc:date>2016-10-31T20:28:00</dc:date>
            </office:change-info>
          </text:insertion>
        </text:changed-region>
        <text:changed-region xml:id="ct61335536" text:id="ct61335536">
          <text:deletion>
            <office:change-info>
              <dc:creator>Sam Urmy</dc:creator>
              <dc:date>2016-10-31T20:29:00</dc:date>
            </office:change-info>
            <text:p text:style-name="P15"><text:span text:style-name="T41">more importantly,</text:span></text:p>
          </text:deletion>
        </text:changed-region>
        <text:changed-region xml:id="ct61733056" text:id="ct61733056">
          <text:insertion>
            <office:change-info>
              <dc:creator>Sam Urmy</dc:creator>
              <dc:date>2016-10-31T20:29:00</dc:date>
            </office:change-info>
          </text:insertion>
        </text:changed-region>
        <text:changed-region xml:id="ct61335104" text:id="ct61335104">
          <text:insertion>
            <office:change-info>
              <dc:creator>Joe Warren</dc:creator>
              <dc:date>2016-10-07T13:23:00</dc:date>
            </office:change-info>
          </text:insertion>
        </text:changed-region>
        <text:changed-region xml:id="ct61808144" text:id="ct61808144">
          <text:insertion>
            <office:change-info>
              <dc:creator>Joe Warren</dc:creator>
              <dc:date>2016-10-07T13:23:00</dc:date>
            </office:change-info>
          </text:insertion>
        </text:changed-region>
        <text:changed-region xml:id="ct61733440" text:id="ct61733440">
          <text:deletion>
            <office:change-info>
              <dc:creator>Joe Warren</dc:creator>
              <dc:date>2016-10-07T13:23:00</dc:date>
            </office:change-info>
            <text:p text:style-name="P1"><text:span text:style-name="T44">4-10</text:span></text:p>
          </text:deletion>
        </text:changed-region>
        <text:changed-region xml:id="ct60345088" text:id="ct60345088">
          <text:deletion>
            <office:change-info>
              <dc:creator>Joe Warren</dc:creator>
              <dc:date>2016-10-07T13:23:00</dc:date>
            </office:change-info>
            <text:p text:style-name="P1"><text:span text:style-name="T44">both </text:span></text:p>
          </text:deletion>
        </text:changed-region>
        <text:changed-region xml:id="ct61786944" text:id="ct61786944">
          <text:insertion>
            <office:change-info>
              <dc:creator>Joe Warren</dc:creator>
              <dc:date>2016-10-07T13:23:00</dc:date>
            </office:change-info>
          </text:insertion>
        </text:changed-region>
        <text:changed-region xml:id="ct57195600" text:id="ct57195600">
          <text:deletion>
            <office:change-info>
              <dc:creator>Joe Warren</dc:creator>
              <dc:date>2016-10-07T13:23:00</dc:date>
            </office:change-info>
            <text:p text:style-name="P1"><text:span text:style-name="T44">y</text:span></text:p>
          </text:deletion>
        </text:changed-region>
        <text:changed-region xml:id="ct61732288" text:id="ct61732288">
          <text:insertion>
            <office:change-info>
              <dc:creator>Joe Warren</dc:creator>
              <dc:date>2016-10-07T13:23:00</dc:date>
            </office:change-info>
          </text:insertion>
        </text:changed-region>
        <text:changed-region xml:id="ct61813744" text:id="ct61813744">
          <text:deletion>
            <office:change-info>
              <dc:creator>Joe Warren</dc:creator>
              <dc:date>2016-10-07T13:23:00</dc:date>
            </office:change-info>
            <text:p text:style-name="P1"><text:span text:style-name="T44">as</text:span></text:p>
          </text:deletion>
        </text:changed-region>
        <text:changed-region xml:id="ct57197408" text:id="ct57197408">
          <text:insertion>
            <office:change-info>
              <dc:creator>Unknown Author</dc:creator>
              <dc:date>2016-10-28T13:52:00</dc:date>
            </office:change-info>
          </text:insertion>
        </text:changed-region>
        <text:changed-region xml:id="ct61870544" text:id="ct61870544">
          <text:insertion>
            <office:change-info>
              <dc:creator>Unknown Author</dc:creator>
              <dc:date>2016-10-28T13:53:00</dc:date>
            </office:change-info>
          </text:insertion>
        </text:changed-region>
        <text:changed-region xml:id="ct61335760" text:id="ct61335760">
          <text:insertion>
            <office:change-info>
              <dc:creator>Unknown Author</dc:creator>
              <dc:date>2016-10-28T13:51:00</dc:date>
            </office:change-info>
          </text:insertion>
        </text:changed-region>
        <text:changed-region xml:id="ct61734784" text:id="ct61734784">
          <text:deletion>
            <office:change-info>
              <dc:creator>Unknown Author</dc:creator>
              <dc:date>2016-10-28T15:36:00</dc:date>
            </office:change-info>
            <text:p text:style-name="P1"><text:span text:style-name="T45"><office:annotation><dc:creator>Joe Warren</dc:creator><dc:date>2016-10-07T13:23:54</dc:date><loext:sender-initials>JW</loext:sender-initials><text:p text:style-name="P87"><text:span text:style-name="T525">What was the other 40% ?</text:span></text:p></office:annotation></text:span></text:p>
          </text:deletion>
        </text:changed-region>
        <text:changed-region xml:id="ct61761840" text:id="ct61761840">
          <text:insertion>
            <office:change-info>
              <dc:creator>Joe Warren</dc:creator>
              <dc:date>2016-10-07T13:24:00</dc:date>
            </office:change-info>
          </text:insertion>
        </text:changed-region>
        <text:changed-region xml:id="ct61783344" text:id="ct61783344">
          <text:deletion>
            <office:change-info>
              <dc:creator>Joe Warren</dc:creator>
              <dc:date>2016-10-07T13:24:00</dc:date>
            </office:change-info>
            <text:p text:style-name="P1"><text:span text:style-name="T46">composed of cladocerans </text:span></text:p>
          </text:deletion>
        </text:changed-region>
        <text:changed-region xml:id="ct61332176" text:id="ct61332176">
          <text:deletion>
            <office:change-info>
              <dc:creator>Unknown Author</dc:creator>
              <dc:date>2016-10-28T15:36:00</dc:date>
            </office:change-info>
            <text:p text:style-name="P1"><text:span text:style-name="T47"><office:annotation><dc:creator>Joe Warren</dc:creator><dc:date>2016-10-07T13:37:59</dc:date><loext:sender-initials>JW</loext:sender-initials><text:p text:style-name="P87"><text:span text:style-name="T525">We need to present some biomass / numerical density from the net tow data. Not just numerical abundance. You mention in the methods that we </text:span></text:p></office:annotation></text:span></text:p>
          </text:deletion>
        </text:changed-region>
        <text:changed-region xml:id="ct61737264" text:id="ct61737264">
          <text:insertion>
            <office:change-info>
              <dc:creator>Unknown Author</dc:creator>
              <dc:date>2016-10-28T14:03:00</dc:date>
            </office:change-info>
          </text:insertion>
        </text:changed-region>
        <text:changed-region xml:id="ct61863568" text:id="ct61863568">
          <text:insertion>
            <office:change-info>
              <dc:creator>Unknown Author</dc:creator>
              <dc:date>2016-10-28T14:04:00</dc:date>
            </office:change-info>
          </text:insertion>
        </text:changed-region>
        <text:changed-region xml:id="ct61449264" text:id="ct61449264">
          <text:insertion>
            <office:change-info>
              <dc:creator>Unknown Author</dc:creator>
              <dc:date>2016-10-28T14:05:00</dc:date>
            </office:change-info>
          </text:insertion>
        </text:changed-region>
        <text:changed-region xml:id="ct61450496" text:id="ct61450496">
          <text:insertion>
            <office:change-info>
              <dc:creator>Unknown Author</dc:creator>
              <dc:date>2016-10-28T15:32:00</dc:date>
            </office:change-info>
          </text:insertion>
        </text:changed-region>
        <text:changed-region xml:id="ct61954496" text:id="ct61954496">
          <text:insertion>
            <office:change-info>
              <dc:creator>Unknown Author</dc:creator>
              <dc:date>2016-10-28T15:33:00</dc:date>
            </office:change-info>
          </text:insertion>
        </text:changed-region>
        <text:changed-region xml:id="ct61957552" text:id="ct61957552">
          <text:insertion>
            <office:change-info>
              <dc:creator>Unknown Author</dc:creator>
              <dc:date>2016-10-28T15:34:00</dc:date>
            </office:change-info>
          </text:insertion>
        </text:changed-region>
        <text:changed-region xml:id="ct61981152" text:id="ct61981152">
          <text:insertion>
            <office:change-info>
              <dc:creator>Unknown Author</dc:creator>
              <dc:date>2016-11-18T13:38:00</dc:date>
            </office:change-info>
          </text:insertion>
        </text:changed-region>
        <text:changed-region xml:id="ct61961424" text:id="ct61961424">
          <text:insertion>
            <office:change-info>
              <dc:creator>Unknown Author</dc:creator>
              <dc:date>2016-10-28T15:35:00</dc:date>
            </office:change-info>
          </text:insertion>
        </text:changed-region>
        <text:changed-region xml:id="ct61766992" text:id="ct61766992">
          <text:insertion>
            <office:change-info>
              <dc:creator>Joe Warren</dc:creator>
              <dc:date>2016-10-07T13:25:00</dc:date>
            </office:change-info>
          </text:insertion>
        </text:changed-region>
        <text:changed-region xml:id="ct60459008" text:id="ct60459008">
          <text:deletion>
            <office:change-info>
              <dc:creator>Joe Warren</dc:creator>
              <dc:date>2016-10-07T13:25:00</dc:date>
            </office:change-info>
            <text:p text:style-name="P1"><text:span text:style-name="T48"><text:s/>more weakly</text:span></text:p>
          </text:deletion>
        </text:changed-region>
        <text:changed-region xml:id="ct61768768" text:id="ct61768768">
          <text:insertion>
            <office:change-info>
              <dc:creator>Joe Warren</dc:creator>
              <dc:date>2016-10-07T13:25:00</dc:date>
            </office:change-info>
          </text:insertion>
        </text:changed-region>
        <text:changed-region xml:id="ct61745376" text:id="ct61745376">
          <text:deletion>
            <office:change-info>
              <dc:creator>Unknown Author</dc:creator>
              <dc:date>2016-11-17T23:14:00</dc:date>
            </office:change-info>
            <text:p text:style-name="P1"><text:span text:style-name="T49"><office:annotation><dc:creator>Joe Warren</dc:creator><dc:date>2016-10-07T13:25:31</dc:date><loext:sender-initials>JW</loext:sender-initials><text:p text:style-name="P87"><text:span text:style-name="T525">Do we need this word here ? <text:s/>Do we have 710kHz TS measurements to compare these with ?</text:span></text:p></office:annotation></text:span></text:p>
          </text:deletion>
        </text:changed-region>
        <text:changed-region xml:id="ct61746368" text:id="ct61746368">
          <text:insertion>
            <office:change-info>
              <dc:creator>Joe Warren</dc:creator>
              <dc:date>2016-10-07T13:25:00</dc:date>
            </office:change-info>
          </text:insertion>
        </text:changed-region>
        <text:changed-region xml:id="ct60461008" text:id="ct60461008">
          <text:insertion>
            <office:change-info>
              <dc:creator>Sam Urmy</dc:creator>
              <dc:date>2016-10-29T14:06:00</dc:date>
            </office:change-info>
          </text:insertion>
        </text:changed-region>
        <text:changed-region xml:id="ct61332512" text:id="ct61332512">
          <text:insertion>
            <office:change-info>
              <dc:creator>Unknown Author</dc:creator>
              <dc:date>2016-11-18T11:34:00</dc:date>
            </office:change-info>
          </text:insertion>
        </text:changed-region>
        <text:changed-region xml:id="ct61781232" text:id="ct61781232">
          <text:insertion>
            <office:change-info>
              <dc:creator>Unknown Author</dc:creator>
              <dc:date>2016-11-18T12:18:00</dc:date>
            </office:change-info>
          </text:insertion>
        </text:changed-region>
        <text:changed-region xml:id="ct61960496" text:id="ct61960496">
          <text:insertion>
            <office:change-info>
              <dc:creator>Unknown Author</dc:creator>
              <dc:date>2016-11-18T12:19:00</dc:date>
            </office:change-info>
          </text:insertion>
        </text:changed-region>
        <text:changed-region xml:id="ct61324400" text:id="ct61324400">
          <text:insertion>
            <office:change-info>
              <dc:creator>Unknown Author</dc:creator>
              <dc:date>2016-11-18T12:20:00</dc:date>
            </office:change-info>
          </text:insertion>
        </text:changed-region>
        <text:changed-region xml:id="ct61756528" text:id="ct61756528">
          <text:insertion>
            <office:change-info>
              <dc:creator>Unknown Author</dc:creator>
              <dc:date>2016-11-18T12:21:00</dc:date>
            </office:change-info>
          </text:insertion>
        </text:changed-region>
        <text:changed-region xml:id="ct61894512" text:id="ct61894512">
          <text:insertion>
            <office:change-info>
              <dc:creator>Unknown Author</dc:creator>
              <dc:date>2016-11-18T12:35:00</dc:date>
            </office:change-info>
          </text:insertion>
        </text:changed-region>
        <text:changed-region xml:id="ct61737488" text:id="ct61737488">
          <text:insertion>
            <office:change-info>
              <dc:creator>Unknown Author</dc:creator>
              <dc:date>2016-11-18T12:36:00</dc:date>
            </office:change-info>
          </text:insertion>
        </text:changed-region>
        <text:changed-region xml:id="ct61846816" text:id="ct61846816">
          <text:insertion>
            <office:change-info>
              <dc:creator>Unknown Author</dc:creator>
              <dc:date>2016-11-18T12:37:00</dc:date>
            </office:change-info>
          </text:insertion>
        </text:changed-region>
        <text:changed-region xml:id="ct61782912" text:id="ct61782912">
          <text:insertion>
            <office:change-info>
              <dc:creator>Unknown Author</dc:creator>
              <dc:date>2016-11-18T16:52:00</dc:date>
            </office:change-info>
          </text:insertion>
        </text:changed-region>
        <text:changed-region xml:id="ct61894288" text:id="ct61894288">
          <text:insertion>
            <office:change-info>
              <dc:creator>Unknown Author</dc:creator>
              <dc:date>2016-11-18T16:53:00</dc:date>
            </office:change-info>
          </text:insertion>
        </text:changed-region>
        <text:changed-region xml:id="ct60522992" text:id="ct60522992">
          <text:insertion>
            <office:change-info>
              <dc:creator>Unknown Author</dc:creator>
              <dc:date>2016-11-18T16:54:00</dc:date>
            </office:change-info>
          </text:insertion>
        </text:changed-region>
        <text:changed-region xml:id="ct57194800" text:id="ct57194800">
          <text:insertion>
            <office:change-info>
              <dc:creator>Unknown Author</dc:creator>
              <dc:date>2016-11-18T16:55:00</dc:date>
            </office:change-info>
          </text:insertion>
        </text:changed-region>
        <text:changed-region xml:id="ct60411152" text:id="ct60411152">
          <text:insertion>
            <office:change-info>
              <dc:creator>Joe Warren</dc:creator>
              <dc:date>2016-10-07T13:30:00</dc:date>
            </office:change-info>
          </text:insertion>
        </text:changed-region>
        <text:changed-region xml:id="ct57200336" text:id="ct57200336">
          <text:deletion>
            <office:change-info>
              <dc:creator>Joe Warren</dc:creator>
              <dc:date>2016-10-07T13:30:00</dc:date>
            </office:change-info>
            <text:p text:style-name="P16"><text:span text:style-name="T50">Z</text:span></text:p>
          </text:deletion>
        </text:changed-region>
        <text:changed-region xml:id="ct61853728" text:id="ct61853728">
          <text:deletion>
            <office:change-info>
              <dc:creator>Unknown Author</dc:creator>
              <dc:date>2016-11-18T16:35:00</dc:date>
            </office:change-info>
            <text:p text:style-name="P16"><text:span text:style-name="T51">dry</text:span></text:p>
          </text:deletion>
        </text:changed-region>
        <text:changed-region xml:id="ct61734224" text:id="ct61734224">
          <text:insertion>
            <office:change-info>
              <dc:creator>Unknown Author</dc:creator>
              <dc:date>2016-11-18T16:35:00</dc:date>
            </office:change-info>
          </text:insertion>
        </text:changed-region>
        <text:changed-region xml:id="ct61756016" text:id="ct61756016">
          <text:insertion>
            <office:change-info>
              <dc:creator>Joe Warren</dc:creator>
              <dc:date>2016-11-03T14:58:00</dc:date>
            </office:change-info>
          </text:insertion>
        </text:changed-region>
        <text:changed-region xml:id="ct61848112" text:id="ct61848112">
          <text:insertion>
            <office:change-info>
              <dc:creator>Joe Warren</dc:creator>
              <dc:date>2016-10-07T13:37:00</dc:date>
            </office:change-info>
          </text:insertion>
        </text:changed-region>
        <text:changed-region xml:id="ct60466032" text:id="ct60466032">
          <text:deletion>
            <office:change-info>
              <dc:creator>Unknown Author</dc:creator>
              <dc:date>2016-11-17T23:12:00</dc:date>
            </office:change-info>
            <text:p text:style-name="P16"><text:span text:style-name="T52"><office:annotation><dc:creator>Joe Warren</dc:creator><dc:date>2016-10-07T13:30:43</dc:date><loext:sender-initials>JW</loext:sender-initials><text:p text:style-name="P87"><text:span text:style-name="T525">I think this has to be explicit as a mean, right ? <text:s/>You start off the discussion with mention of peak biomass densities of 4-6 g/m3 so we need to make sure we're clear on means vs peaks vs whatever.</text:span></text:p></office:annotation></text:span></text:p>
          </text:deletion>
        </text:changed-region>
        <text:changed-region xml:id="ct61756752" text:id="ct61756752">
          <text:insertion>
            <office:change-info>
              <dc:creator>Unknown Author</dc:creator>
              <dc:date>2016-11-18T16:56:00</dc:date>
            </office:change-info>
          </text:insertion>
        </text:changed-region>
        <text:changed-region xml:id="ct61956192" text:id="ct61956192">
          <text:deletion>
            <office:change-info>
              <dc:creator>Unknown Author</dc:creator>
              <dc:date>2016-11-18T16:56:00</dc:date>
            </office:change-info>
            <text:p text:style-name="P16"><text:span text:style-name="T53">6</text:span></text:p>
          </text:deletion>
        </text:changed-region>
        <text:changed-region xml:id="ct61758656" text:id="ct61758656">
          <text:insertion>
            <office:change-info>
              <dc:creator>Unknown Author</dc:creator>
              <dc:date>2016-11-18T16:57:00</dc:date>
            </office:change-info>
          </text:insertion>
        </text:changed-region>
        <text:changed-region xml:id="ct61779168" text:id="ct61779168">
          <text:deletion>
            <office:change-info>
              <dc:creator>Unknown Author</dc:creator>
              <dc:date>2016-10-28T15:40:00</dc:date>
            </office:change-info>
            <text:p text:style-name="P16"><text:span text:style-name="T54">0</text:span></text:p>
          </text:deletion>
        </text:changed-region>
        <text:changed-region xml:id="ct61747696" text:id="ct61747696">
          <text:deletion>
            <office:change-info>
              <dc:creator>Unknown Author</dc:creator>
              <dc:date>2016-11-18T16:57:00</dc:date>
            </office:change-info>
            <text:p text:style-name="P16"><text:span text:style-name="T54">1</text:span></text:p>
          </text:deletion>
        </text:changed-region>
        <text:changed-region xml:id="ct61325904" text:id="ct61325904">
          <text:insertion>
            <office:change-info>
              <dc:creator>Unknown Author</dc:creator>
              <dc:date>2016-11-18T16:57:00</dc:date>
            </office:change-info>
          </text:insertion>
        </text:changed-region>
        <text:changed-region xml:id="ct61891328" text:id="ct61891328">
          <text:deletion>
            <office:change-info>
              <dc:creator>Unknown Author</dc:creator>
              <dc:date>2016-10-28T15:40:00</dc:date>
            </office:change-info>
            <text:p text:style-name="P16"><text:span text:style-name="T54">m</text:span></text:p>
          </text:deletion>
        </text:changed-region>
        <text:changed-region xml:id="ct61333440" text:id="ct61333440">
          <text:insertion>
            <office:change-info>
              <dc:creator>Unknown Author</dc:creator>
              <dc:date>2016-11-18T16:57:00</dc:date>
            </office:change-info>
          </text:insertion>
        </text:changed-region>
        <text:changed-region xml:id="ct61738640" text:id="ct61738640">
          <text:deletion>
            <office:change-info>
              <dc:creator>Unknown Author</dc:creator>
              <dc:date>2016-11-18T16:57:00</dc:date>
            </office:change-info>
            <text:p text:style-name="P16"><text:span text:style-name="T55">dry</text:span></text:p>
          </text:deletion>
        </text:changed-region>
        <text:changed-region xml:id="ct61964112" text:id="ct61964112">
          <text:insertion>
            <office:change-info>
              <dc:creator>Joe Warren</dc:creator>
              <dc:date>2016-11-03T14:59:00</dc:date>
            </office:change-info>
          </text:insertion>
        </text:changed-region>
        <text:changed-region xml:id="ct61787840" text:id="ct61787840">
          <text:insertion>
            <office:change-info>
              <dc:creator>Unknown Author</dc:creator>
              <dc:date>2016-11-18T16:57:00</dc:date>
            </office:change-info>
          </text:insertion>
        </text:changed-region>
        <text:changed-region xml:id="ct61449744" text:id="ct61449744">
          <text:insertion>
            <office:change-info>
              <dc:creator>Unknown Author</dc:creator>
              <dc:date>2016-11-18T16:58:00</dc:date>
            </office:change-info>
          </text:insertion>
        </text:changed-region>
        <text:changed-region xml:id="ct60551424" text:id="ct60551424">
          <text:insertion>
            <office:change-info>
              <dc:creator>Unknown Author</dc:creator>
              <dc:date>2016-11-17T23:12:00</dc:date>
            </office:change-info>
          </text:insertion>
        </text:changed-region>
        <text:changed-region xml:id="ct61956880" text:id="ct61956880">
          <text:insertion>
            <office:change-info>
              <dc:creator>Unknown Author</dc:creator>
              <dc:date>2016-11-18T17:00:00</dc:date>
            </office:change-info>
          </text:insertion>
        </text:changed-region>
        <text:changed-region xml:id="ct61953392" text:id="ct61953392">
          <text:deletion>
            <office:change-info>
              <dc:creator>Unknown Author</dc:creator>
              <dc:date>2016-11-18T17:00:00</dc:date>
            </office:change-info>
            <text:p text:style-name="P16"><text:span text:style-name="T54">6 m</text:span></text:p>
          </text:deletion>
        </text:changed-region>
        <text:changed-region xml:id="ct61736032" text:id="ct61736032">
          <text:deletion>
            <office:change-info>
              <dc:creator>Unknown Author</dc:creator>
              <dc:date>2016-11-17T23:14:00</dc:date>
            </office:change-info>
            <text:p text:style-name="P16"><text:span text:style-name="T56"><office:annotation><dc:creator>Joe Warren</dc:creator><dc:date>2016-11-03T14:59:19</dc:date><loext:sender-initials>JW</loext:sender-initials><text:p text:style-name="P87"><text:span text:style-name="T525">Zooplankton density is not measured in grams / m^3. <text:s/>Need to revise text to make sure you're specifying dry-weight biomass density in all of this section.</text:span></text:p></office:annotation></text:span></text:p>
          </text:deletion>
        </text:changed-region>
        <text:changed-region xml:id="ct61749888" text:id="ct61749888">
          <text:insertion>
            <office:change-info>
              <dc:creator>Unknown Author</dc:creator>
              <dc:date>2016-10-28T15:39:00</dc:date>
            </office:change-info>
          </text:insertion>
        </text:changed-region>
        <text:changed-region xml:id="ct61934096" text:id="ct61934096">
          <text:insertion>
            <office:change-info>
              <dc:creator>Sam Urmy</dc:creator>
              <dc:date>2016-11-01T12:17:00</dc:date>
            </office:change-info>
          </text:insertion>
        </text:changed-region>
        <text:changed-region xml:id="ct61934320" text:id="ct61934320">
          <text:deletion>
            <office:change-info>
              <dc:creator>Sam Urmy</dc:creator>
              <dc:date>2016-11-01T12:17:00</dc:date>
            </office:change-info>
            <text:p text:style-name="P16"><text:span text:style-name="T57">7</text:span></text:p>
          </text:deletion>
        </text:changed-region>
        <text:changed-region xml:id="ct61962704" text:id="ct61962704">
          <text:insertion>
            <office:change-info>
              <dc:creator>Unknown Author</dc:creator>
              <dc:date>2016-10-28T15:39:00</dc:date>
            </office:change-info>
          </text:insertion>
        </text:changed-region>
        <text:changed-region xml:id="ct61994560" text:id="ct61994560">
          <text:deletion>
            <office:change-info>
              <dc:creator>Unknown Author</dc:creator>
              <dc:date>2016-10-28T15:39:00</dc:date>
            </office:change-info>
            <text:p text:style-name="P16"><text:span text:style-name="T58">m</text:span></text:p>
          </text:deletion>
        </text:changed-region>
        <text:changed-region xml:id="ct61994336" text:id="ct61994336">
          <text:deletion>
            <office:change-info>
              <dc:creator>Unknown Author</dc:creator>
              <dc:date>2016-11-18T17:01:00</dc:date>
            </office:change-info>
            <text:p text:style-name="P16"><text:span text:style-name="T58"><text:s/></text:span></text:p>
          </text:deletion>
        </text:changed-region>
        <text:changed-region xml:id="ct61992256" text:id="ct61992256">
          <text:deletion>
            <office:change-info>
              <dc:creator>Unknown Author</dc:creator>
              <dc:date>2016-10-28T15:39:00</dc:date>
            </office:change-info>
            <text:p text:style-name="P16"><text:span text:style-name="T58">0</text:span></text:p>
          </text:deletion>
        </text:changed-region>
        <text:changed-region xml:id="ct61992032" text:id="ct61992032">
          <text:deletion>
            <office:change-info>
              <dc:creator>Unknown Author</dc:creator>
              <dc:date>2016-11-18T17:01:00</dc:date>
            </office:change-info>
            <text:p text:style-name="P16"><text:span text:style-name="T58">75</text:span></text:p>
          </text:deletion>
        </text:changed-region>
        <text:changed-region xml:id="ct61992960" text:id="ct61992960">
          <text:insertion>
            <office:change-info>
              <dc:creator>Unknown Author</dc:creator>
              <dc:date>2016-11-18T17:01:00</dc:date>
            </office:change-info>
          </text:insertion>
        </text:changed-region>
        <text:changed-region xml:id="ct62000176" text:id="ct62000176">
          <text:insertion>
            <office:change-info>
              <dc:creator>Sam Urmy</dc:creator>
              <dc:date>2016-11-01T12:17:00</dc:date>
            </office:change-info>
          </text:insertion>
        </text:changed-region>
        <text:changed-region xml:id="ct62000400" text:id="ct62000400">
          <text:deletion>
            <office:change-info>
              <dc:creator>Sam Urmy</dc:creator>
              <dc:date>2016-11-01T12:17:00</dc:date>
            </office:change-info>
            <text:p text:style-name="P16"><text:span text:style-name="T58">6</text:span></text:p>
          </text:deletion>
        </text:changed-region>
        <text:changed-region xml:id="ct62005504" text:id="ct62005504">
          <text:deletion>
            <office:change-info>
              <dc:creator>Unknown Author</dc:creator>
              <dc:date>2016-11-18T17:02:00</dc:date>
            </office:change-info>
            <text:p text:style-name="P16"><text:span text:style-name="T58">g m</text:span><text:span text:style-name="T59">-3</text:span><text:span text:style-name="T58">)</text:span></text:p>
          </text:deletion>
        </text:changed-region>
        <text:changed-region xml:id="ct62005280" text:id="ct62005280">
          <text:deletion>
            <office:change-info>
              <dc:creator>Unknown Author</dc:creator>
              <dc:date>2016-10-28T15:39:00</dc:date>
            </office:change-info>
            <text:p text:style-name="P16"><text:span text:style-name="T58">m</text:span></text:p>
          </text:deletion>
        </text:changed-region>
        <text:changed-region xml:id="ct62005056" text:id="ct62005056">
          <text:deletion>
            <office:change-info>
              <dc:creator>Unknown Author</dc:creator>
              <dc:date>2016-11-18T17:02:00</dc:date>
            </office:change-info>
            <text:p text:style-name="P16"><text:span text:style-name="T58"><text:s/></text:span></text:p>
          </text:deletion>
        </text:changed-region>
        <text:changed-region xml:id="ct62004832" text:id="ct62004832">
          <text:deletion>
            <office:change-info>
              <dc:creator>Unknown Author</dc:creator>
              <dc:date>2016-10-28T15:39:00</dc:date>
            </office:change-info>
            <text:p text:style-name="P16"><text:span text:style-name="T60">0</text:span></text:p>
          </text:deletion>
        </text:changed-region>
        <text:changed-region xml:id="ct62004608" text:id="ct62004608">
          <text:deletion>
            <office:change-info>
              <dc:creator>Unknown Author</dc:creator>
              <dc:date>2016-11-18T17:02:00</dc:date>
            </office:change-info>
            <text:p text:style-name="P16"><text:span text:style-name="T58">only about </text:span><text:span text:style-name="T60">20% as</text:span><text:span text:style-name="T58"> dense (maximum </text:span><text:span text:style-name="T60">13</text:span></text:p>
          </text:deletion>
        </text:changed-region>
        <text:changed-region xml:id="ct62002944" text:id="ct62002944">
          <text:insertion>
            <office:change-info>
              <dc:creator>Unknown Author</dc:creator>
              <dc:date>2016-11-18T17:02:00</dc:date>
            </office:change-info>
          </text:insertion>
        </text:changed-region>
        <text:changed-region xml:id="ct62006832" text:id="ct62006832">
          <text:insertion>
            <office:change-info>
              <dc:creator>Unknown Author</dc:creator>
              <dc:date>2016-11-18T17:02:00</dc:date>
            </office:change-info>
          </text:insertion>
        </text:changed-region>
        <text:changed-region xml:id="ct62007728" text:id="ct62007728">
          <text:deletion>
            <office:change-info>
              <dc:creator>Unknown Author</dc:creator>
              <dc:date>2016-10-28T15:40:00</dc:date>
            </office:change-info>
            <text:p text:style-name="P16"><text:span text:style-name="T58"><text:s/>m</text:span></text:p>
          </text:deletion>
        </text:changed-region>
        <text:changed-region xml:id="ct62007504" text:id="ct62007504">
          <text:deletion>
            <office:change-info>
              <dc:creator>Unknown Author</dc:creator>
              <dc:date>2016-11-17T23:11:00</dc:date>
            </office:change-info>
            <text:p text:style-name="P16"><text:span text:style-name="T61"><office:annotation><dc:creator>Joe Warren</dc:creator><dc:date>2016-10-07T13:26:37</dc:date><loext:sender-initials>JW</loext:sender-initials><text:p text:style-name="P87"><text:span text:style-name="T525">Sure about sig figs here ? <text:s/>Do we really thnk we're accurate to 1 mg of wet weigth ? <text:s/>It's fine if we are, but that seems a bit too fine-scale for acoustic estimates.</text:span></text:p></office:annotation></text:span></text:p>
          </text:deletion>
        </text:changed-region>
        <text:changed-region xml:id="ct62007280" text:id="ct62007280">
          <text:deletion>
            <office:change-info>
              <dc:creator>Unknown Author</dc:creator>
              <dc:date>2016-10-28T15:40:00</dc:date>
            </office:change-info>
            <text:p text:style-name="P16"><text:span text:style-name="T61">1</text:span></text:p>
          </text:deletion>
        </text:changed-region>
        <text:changed-region xml:id="ct62007056" text:id="ct62007056">
          <text:deletion>
            <office:change-info>
              <dc:creator>Unknown Author</dc:creator>
              <dc:date>2016-11-18T17:02:00</dc:date>
            </office:change-info>
            <text:p text:style-name="P16"><text:span text:style-name="T61">37</text:span></text:p>
          </text:deletion>
        </text:changed-region>
        <text:changed-region xml:id="ct62012896" text:id="ct62012896">
          <text:insertion>
            <office:change-info>
              <dc:creator>Unknown Author</dc:creator>
              <dc:date>2016-11-18T17:02:00</dc:date>
            </office:change-info>
          </text:insertion>
        </text:changed-region>
        <text:changed-region xml:id="ct62015296" text:id="ct62015296">
          <text:deletion>
            <office:change-info>
              <dc:creator>Unknown Author</dc:creator>
              <dc:date>2016-11-18T17:03:00</dc:date>
            </office:change-info>
            <text:p text:style-name="P16"><text:span text:style-name="T62">Cherry </text:span></text:p>
          </text:deletion>
        </text:changed-region>
        <text:changed-region xml:id="ct62019840" text:id="ct62019840">
          <text:insertion>
            <office:change-info>
              <dc:creator>Unknown Author</dc:creator>
              <dc:date>2016-11-18T17:03:00</dc:date>
            </office:change-info>
          </text:insertion>
        </text:changed-region>
        <text:changed-region xml:id="ct62019264" text:id="ct62019264">
          <text:insertion>
            <office:change-info>
              <dc:creator>Unknown Author</dc:creator>
              <dc:date>2016-11-18T17:03:00</dc:date>
            </office:change-info>
          </text:insertion>
        </text:changed-region>
        <text:changed-region xml:id="ct62026080" text:id="ct62026080">
          <text:deletion>
            <office:change-info>
              <dc:creator>Unknown Author</dc:creator>
              <dc:date>2016-11-18T17:03:00</dc:date>
            </office:change-info>
            <text:p text:style-name="P16"><text:span text:style-name="T62"><text:s/>Eleanor</text:span></text:p>
          </text:deletion>
        </text:changed-region>
        <text:changed-region xml:id="ct62026448" text:id="ct62026448">
          <text:insertion>
            <office:change-info>
              <dc:creator>Unknown Author</dc:creator>
              <dc:date>2016-11-18T17:03:00</dc:date>
            </office:change-info>
          </text:insertion>
        </text:changed-region>
        <text:changed-region xml:id="ct62026896" text:id="ct62026896">
          <text:deletion>
            <office:change-info>
              <dc:creator>Unknown Author</dc:creator>
              <dc:date>2016-10-28T15:40:00</dc:date>
            </office:change-info>
            <text:p text:style-name="P16"><text:span text:style-name="T62">1</text:span></text:p>
          </text:deletion>
        </text:changed-region>
        <text:changed-region xml:id="ct62026672" text:id="ct62026672">
          <text:deletion>
            <office:change-info>
              <dc:creator>Unknown Author</dc:creator>
              <dc:date>2016-11-18T17:03:00</dc:date>
            </office:change-info>
            <text:p text:style-name="P16"><text:span text:style-name="T62">9</text:span></text:p>
          </text:deletion>
        </text:changed-region>
        <text:changed-region xml:id="ct62022336" text:id="ct62022336">
          <text:deletion>
            <office:change-info>
              <dc:creator>Unknown Author</dc:creator>
              <dc:date>2016-10-28T15:40:00</dc:date>
            </office:change-info>
            <text:p text:style-name="P16"><text:span text:style-name="T62">m</text:span></text:p>
          </text:deletion>
        </text:changed-region>
        <text:changed-region xml:id="ct62037120" text:id="ct62037120">
          <text:insertion>
            <office:change-info>
              <dc:creator>Sam Urmy</dc:creator>
              <dc:date>2016-11-01T12:17:00</dc:date>
            </office:change-info>
          </text:insertion>
        </text:changed-region>
        <text:changed-region xml:id="ct62037344" text:id="ct62037344">
          <text:deletion>
            <office:change-info>
              <dc:creator>Sam Urmy</dc:creator>
              <dc:date>2016-11-01T12:17:00</dc:date>
            </office:change-info>
            <text:p text:style-name="P16"><text:span text:style-name="T63">6</text:span></text:p>
          </text:deletion>
        </text:changed-region>
        <text:changed-region xml:id="ct60493056" text:id="ct60493056">
          <text:insertion>
            <office:change-info>
              <dc:creator>Unknown Author</dc:creator>
              <dc:date>2016-11-18T11:36:00</dc:date>
            </office:change-info>
          </text:insertion>
        </text:changed-region>
        <text:changed-region xml:id="ct60475360" text:id="ct60475360">
          <text:insertion>
            <office:change-info>
              <dc:creator>Unknown Author</dc:creator>
              <dc:date>2016-11-18T17:17:00</dc:date>
            </office:change-info>
          </text:insertion>
        </text:changed-region>
        <text:changed-region xml:id="ct60598816" text:id="ct60598816">
          <text:deletion>
            <office:change-info>
              <dc:creator>Unknown Author</dc:creator>
              <dc:date>2016-11-18T17:17:00</dc:date>
            </office:change-info>
            <text:p text:style-name="P1"><text:span text:style-name="T64"><text:s/>from 2 m to 30 m depth</text:span></text:p>
          </text:deletion>
        </text:changed-region>
        <text:changed-region xml:id="ct61500704" text:id="ct61500704">
          <text:deletion>
            <office:change-info>
              <dc:creator>Unknown Author</dc:creator>
              <dc:date>2016-11-18T12:46:00</dc:date>
            </office:change-info>
            <text:p text:style-name="P1"><text:span text:style-name="T64">zooplankton </text:span></text:p>
          </text:deletion>
        </text:changed-region>
        <text:changed-region xml:id="ct60613488" text:id="ct60613488">
          <text:insertion>
            <office:change-info>
              <dc:creator>Unknown Author</dc:creator>
              <dc:date>2016-11-18T12:46:00</dc:date>
            </office:change-info>
          </text:insertion>
        </text:changed-region>
        <text:changed-region xml:id="ct62029040" text:id="ct62029040">
          <text:deletion>
            <office:change-info>
              <dc:creator>Unknown Author</dc:creator>
              <dc:date>2016-11-18T12:47:00</dc:date>
            </office:change-info>
            <text:p text:style-name="P1"><text:span text:style-name="T64">0.3</text:span></text:p>
          </text:deletion>
        </text:changed-region>
        <text:changed-region xml:id="ct62023184" text:id="ct62023184">
          <text:deletion>
            <office:change-info>
              <dc:creator>Sam Urmy</dc:creator>
              <dc:date>2016-11-01T12:19:00</dc:date>
            </office:change-info>
            <text:p text:style-name="P1"><text:span text:style-name="T64">8</text:span></text:p>
          </text:deletion>
        </text:changed-region>
        <text:changed-region xml:id="ct60474752" text:id="ct60474752">
          <text:insertion>
            <office:change-info>
              <dc:creator>Unknown Author</dc:creator>
              <dc:date>2016-11-18T17:19:00</dc:date>
            </office:change-info>
          </text:insertion>
        </text:changed-region>
        <text:changed-region xml:id="ct61921888" text:id="ct61921888">
          <text:insertion>
            <office:change-info>
              <dc:creator>Unknown Author</dc:creator>
              <dc:date>2016-11-18T12:47:00</dc:date>
            </office:change-info>
          </text:insertion>
        </text:changed-region>
        <text:changed-region xml:id="ct62040240" text:id="ct62040240">
          <text:deletion>
            <office:change-info>
              <dc:creator>Unknown Author</dc:creator>
              <dc:date>2016-11-18T12:47:00</dc:date>
            </office:change-info>
            <text:p text:style-name="P1"><text:span text:style-name="T64">t</text:span></text:p>
          </text:deletion>
        </text:changed-region>
        <text:changed-region xml:id="ct61575808" text:id="ct61575808">
          <text:deletion>
            <office:change-info>
              <dc:creator>Unknown Author</dc:creator>
              <dc:date>2016-11-18T17:22:00</dc:date>
            </office:change-info>
            <text:p text:style-name="P1"><text:span text:style-name="T64">40-70</text:span></text:p>
          </text:deletion>
        </text:changed-region>
        <text:changed-region xml:id="ct61735664" text:id="ct61735664">
          <text:insertion>
            <office:change-info>
              <dc:creator>Unknown Author</dc:creator>
              <dc:date>2016-11-18T17:22:00</dc:date>
            </office:change-info>
          </text:insertion>
        </text:changed-region>
        <text:changed-region xml:id="ct61809904" text:id="ct61809904">
          <text:insertion>
            <office:change-info>
              <dc:creator>Sam Urmy</dc:creator>
              <dc:date>2016-11-01T12:22:00</dc:date>
            </office:change-info>
          </text:insertion>
        </text:changed-region>
        <text:changed-region xml:id="ct61926048" text:id="ct61926048">
          <text:deletion>
            <office:change-info>
              <dc:creator>Sam Urmy</dc:creator>
              <dc:date>2016-11-01T12:22:00</dc:date>
            </office:change-info>
            <text:p text:style-name="P1"><text:span text:style-name="T64">smaller by a factor of two </text:span></text:p>
          </text:deletion>
        </text:changed-region>
        <text:changed-region xml:id="ct57219792" text:id="ct57219792">
          <text:insertion>
            <office:change-info>
              <dc:creator>Sam Urmy</dc:creator>
              <dc:date>2016-11-01T12:28:00</dc:date>
            </office:change-info>
          </text:insertion>
        </text:changed-region>
        <text:changed-region xml:id="ct60579152" text:id="ct60579152">
          <text:deletion>
            <office:change-info>
              <dc:creator>Sam Urmy</dc:creator>
              <dc:date>2016-11-01T12:28:00</dc:date>
            </office:change-info>
            <text:p text:style-name="P1"><text:span text:style-name="T64">3</text:span></text:p>
          </text:deletion>
        </text:changed-region>
        <text:changed-region xml:id="ct61957776" text:id="ct61957776">
          <text:insertion>
            <office:change-info>
              <dc:creator>Unknown Author</dc:creator>
              <dc:date>2016-11-18T17:25:00</dc:date>
            </office:change-info>
          </text:insertion>
        </text:changed-region>
        <text:changed-region xml:id="ct62033280" text:id="ct62033280">
          <text:insertion>
            <office:change-info>
              <dc:creator>Unknown Author</dc:creator>
              <dc:date>2016-11-17T23:14:00</dc:date>
            </office:change-info>
          </text:insertion>
        </text:changed-region>
        <text:changed-region xml:id="ct60707472" text:id="ct60707472">
          <text:insertion>
            <office:change-info>
              <dc:creator>Unknown Author</dc:creator>
              <dc:date>2016-11-18T17:26:00</dc:date>
            </office:change-info>
          </text:insertion>
        </text:changed-region>
        <text:changed-region xml:id="ct61745904" text:id="ct61745904">
          <text:deletion>
            <office:change-info>
              <dc:creator>Unknown Author</dc:creator>
              <dc:date>2016-11-18T17:26:00</dc:date>
            </office:change-info>
            <text:p text:style-name="P1"><text:span text:style-name="T64">0.58</text:span></text:p>
          </text:deletion>
        </text:changed-region>
        <text:changed-region xml:id="ct61758320" text:id="ct61758320">
          <text:deletion>
            <office:change-info>
              <dc:creator>Unknown Author</dc:creator>
              <dc:date>2016-10-28T15:41:00</dc:date>
            </office:change-info>
            <text:p text:style-name="P1"><text:span text:style-name="T64">3</text:span></text:p>
          </text:deletion>
        </text:changed-region>
        <text:changed-region xml:id="ct62034064" text:id="ct62034064">
          <text:deletion>
            <office:change-info>
              <dc:creator>Sam Urmy</dc:creator>
              <dc:date>2016-11-01T12:23:00</dc:date>
            </office:change-info>
            <text:p text:style-name="P1"><text:span text:style-name="T64">1.</text:span></text:p>
          </text:deletion>
        </text:changed-region>
        <text:changed-region xml:id="ct61964528" text:id="ct61964528">
          <text:deletion>
            <office:change-info>
              <dc:creator>Sam Urmy</dc:creator>
              <dc:date>2016-11-01T12:23:00</dc:date>
            </office:change-info>
            <text:p text:style-name="P1"><text:span text:style-name="T64">m</text:span></text:p>
          </text:deletion>
        </text:changed-region>
        <text:changed-region xml:id="ct61957104" text:id="ct61957104">
          <text:deletion>
            <office:change-info>
              <dc:creator>Unknown Author</dc:creator>
              <dc:date>2016-11-17T23:14:00</dc:date>
            </office:change-info>
            <text:p text:style-name="P1"><text:span text:style-name="T65"><office:annotation><dc:creator>Joe Warren</dc:creator><dc:date>2016-11-03T15:00:37</dc:date><loext:sender-initials>JW</loext:sender-initials><text:p text:style-name="P87"><text:span text:style-name="T525">Same issue as previous paragraph</text:span></text:p></office:annotation></text:span></text:p>
          </text:deletion>
        </text:changed-region>
        <text:changed-region xml:id="ct61751712" text:id="ct61751712">
          <text:insertion>
            <office:change-info>
              <dc:creator>Unknown Author</dc:creator>
              <dc:date>2016-11-18T17:27:00</dc:date>
            </office:change-info>
          </text:insertion>
        </text:changed-region>
        <text:changed-region xml:id="ct61737712" text:id="ct61737712">
          <text:deletion>
            <office:change-info>
              <dc:creator>Unknown Author</dc:creator>
              <dc:date>2016-11-18T17:27:00</dc:date>
            </office:change-info>
            <text:p text:style-name="P1"><text:span text:style-name="T64">0.12 t</text:span></text:p>
          </text:deletion>
        </text:changed-region>
        <text:changed-region xml:id="ct61844592" text:id="ct61844592">
          <text:deletion>
            <office:change-info>
              <dc:creator>Sam Urmy</dc:creator>
              <dc:date>2016-11-01T12:24:00</dc:date>
            </office:change-info>
            <text:p text:style-name="P1"><text:span text:style-name="T64">50</text:span></text:p>
          </text:deletion>
        </text:changed-region>
        <text:changed-region xml:id="ct61491568" text:id="ct61491568">
          <text:deletion>
            <office:change-info>
              <dc:creator>Unknown Author</dc:creator>
              <dc:date>2016-11-18T17:28:00</dc:date>
            </office:change-info>
            <text:p text:style-name="P1"><text:span text:style-name="T64">slightly less than half</text:span></text:p>
          </text:deletion>
        </text:changed-region>
        <text:changed-region xml:id="ct61491184" text:id="ct61491184">
          <text:insertion>
            <office:change-info>
              <dc:creator>Unknown Author</dc:creator>
              <dc:date>2016-11-18T17:28:00</dc:date>
            </office:change-info>
          </text:insertion>
        </text:changed-region>
        <text:changed-region xml:id="ct62028752" text:id="ct62028752">
          <text:insertion>
            <office:change-info>
              <dc:creator>Sam Urmy</dc:creator>
              <dc:date>2016-11-01T12:24:00</dc:date>
            </office:change-info>
          </text:insertion>
        </text:changed-region>
        <text:changed-region xml:id="ct61903744" text:id="ct61903744">
          <text:deletion>
            <office:change-info>
              <dc:creator>Unknown Author</dc:creator>
              <dc:date>2016-11-18T17:28:00</dc:date>
            </office:change-info>
            <text:p text:style-name="P1"><text:span text:style-name="T64">4.0 t</text:span></text:p>
          </text:deletion>
        </text:changed-region>
        <text:changed-region xml:id="ct61780400" text:id="ct61780400">
          <text:deletion>
            <office:change-info>
              <dc:creator>Sam Urmy</dc:creator>
              <dc:date>2016-11-01T12:25:00</dc:date>
            </office:change-info>
            <text:p text:style-name="P1"><text:span text:style-name="T64">113</text:span></text:p>
          </text:deletion>
        </text:changed-region>
        <text:changed-region xml:id="ct61729488" text:id="ct61729488">
          <text:insertion>
            <office:change-info>
              <dc:creator>Unknown Author</dc:creator>
              <dc:date>2016-11-18T17:28:00</dc:date>
            </office:change-info>
          </text:insertion>
        </text:changed-region>
        <text:changed-region xml:id="ct62015008" text:id="ct62015008">
          <text:insertion>
            <office:change-info>
              <dc:creator>Unknown Author</dc:creator>
              <dc:date>2016-11-18T17:28:00</dc:date>
            </office:change-info>
          </text:insertion>
        </text:changed-region>
        <text:changed-region xml:id="ct62018544" text:id="ct62018544">
          <text:insertion>
            <office:change-info>
              <dc:creator>Unknown Author</dc:creator>
              <dc:date>2016-11-18T17:29:00</dc:date>
            </office:change-info>
          </text:insertion>
        </text:changed-region>
        <text:changed-region xml:id="ct61332864" text:id="ct61332864">
          <text:deletion>
            <office:change-info>
              <dc:creator>Unknown Author</dc:creator>
              <dc:date>2016-11-18T17:28:00</dc:date>
            </office:change-info>
            <text:p text:style-name="P1"><text:span text:style-name="T64">1.4 t</text:span></text:p>
          </text:deletion>
        </text:changed-region>
        <text:changed-region xml:id="ct61956624" text:id="ct61956624">
          <text:deletion>
            <office:change-info>
              <dc:creator>Sam Urmy</dc:creator>
              <dc:date>2016-11-01T12:25:00</dc:date>
            </office:change-info>
            <text:p text:style-name="P1"><text:span text:style-name="T64">40</text:span></text:p>
          </text:deletion>
        </text:changed-region>
        <text:changed-region xml:id="ct61769120" text:id="ct61769120">
          <text:insertion>
            <office:change-info>
              <dc:creator>Sam Urmy</dc:creator>
              <dc:date>2016-11-01T12:26:00</dc:date>
            </office:change-info>
          </text:insertion>
        </text:changed-region>
        <text:changed-region xml:id="ct61817824" text:id="ct61817824">
          <text:insertion>
            <office:change-info>
              <dc:creator>Sam Urmy</dc:creator>
              <dc:date>2016-11-01T12:26:00</dc:date>
            </office:change-info>
          </text:insertion>
        </text:changed-region>
        <text:changed-region xml:id="ct61329776" text:id="ct61329776">
          <text:deletion>
            <office:change-info>
              <dc:creator>Sam Urmy</dc:creator>
              <dc:date>2016-11-01T12:26:00</dc:date>
            </office:change-info>
            <text:p text:style-name="P1"><text:span text:style-name="T64">those measured </text:span></text:p>
          </text:deletion>
        </text:changed-region>
        <text:changed-region xml:id="ct61750336" text:id="ct61750336">
          <text:insertion>
            <office:change-info>
              <dc:creator>Unknown Author</dc:creator>
              <dc:date>2016-11-18T17:29:00</dc:date>
            </office:change-info>
          </text:insertion>
        </text:changed-region>
        <text:changed-region xml:id="ct61782192" text:id="ct61782192">
          <text:deletion>
            <office:change-info>
              <dc:creator>Unknown Author</dc:creator>
              <dc:date>2016-11-18T17:29:00</dc:date>
            </office:change-info>
            <text:p text:style-name="P1"><text:span text:style-name="T64">2</text:span></text:p>
          </text:deletion>
        </text:changed-region>
        <text:changed-region xml:id="ct61955744" text:id="ct61955744">
          <text:deletion>
            <office:change-info>
              <dc:creator>Sam Urmy</dc:creator>
              <dc:date>2016-11-01T12:28:00</dc:date>
            </office:change-info>
            <text:p text:style-name="P1"><text:span text:style-name="T64">3</text:span></text:p>
          </text:deletion>
        </text:changed-region>
        <text:changed-region xml:id="ct62009152" text:id="ct62009152">
          <text:insertion>
            <office:change-info>
              <dc:creator>Unknown Author</dc:creator>
              <dc:date>2016-10-28T15:41:00</dc:date>
            </office:change-info>
          </text:insertion>
        </text:changed-region>
        <text:changed-region xml:id="ct61999648" text:id="ct61999648">
          <text:insertion>
            <office:change-info>
              <dc:creator>Unknown Author</dc:creator>
              <dc:date>2016-10-28T15:43:00</dc:date>
            </office:change-info>
          </text:insertion>
        </text:changed-region>
        <text:changed-region xml:id="ct61999872" text:id="ct61999872">
          <text:insertion>
            <office:change-info>
              <dc:creator>Unknown Author</dc:creator>
              <dc:date>2016-10-28T15:50:00</dc:date>
            </office:change-info>
          </text:insertion>
        </text:changed-region>
        <text:changed-region xml:id="ct61991504" text:id="ct61991504">
          <text:insertion>
            <office:change-info>
              <dc:creator>Unknown Author</dc:creator>
              <dc:date>2016-10-28T15:51:00</dc:date>
            </office:change-info>
          </text:insertion>
        </text:changed-region>
        <text:changed-region xml:id="ct61991264" text:id="ct61991264">
          <text:insertion>
            <office:change-info>
              <dc:creator>Unknown Author</dc:creator>
              <dc:date>2016-10-28T15:52:00</dc:date>
            </office:change-info>
          </text:insertion>
        </text:changed-region>
        <text:changed-region xml:id="ct62025728" text:id="ct62025728">
          <text:insertion>
            <office:change-info>
              <dc:creator>Sam Urmy</dc:creator>
              <dc:date>2016-10-31T20:31:00</dc:date>
            </office:change-info>
          </text:insertion>
        </text:changed-region>
        <text:changed-region xml:id="ct61991728" text:id="ct61991728">
          <text:deletion>
            <office:change-info>
              <dc:creator>Sam Urmy</dc:creator>
              <dc:date>2016-10-31T20:31:00</dc:date>
            </office:change-info>
            <text:p text:style-name="P1"><text:span text:style-name="T66"><text:s/></text:span></text:p>
          </text:deletion>
        </text:changed-region>
        <text:changed-region xml:id="ct62025440" text:id="ct62025440">
          <text:insertion>
            <office:change-info>
              <dc:creator>Unknown Author</dc:creator>
              <dc:date>2016-10-28T15:52:00</dc:date>
            </office:change-info>
          </text:insertion>
        </text:changed-region>
        <text:changed-region xml:id="ct61998784" text:id="ct61998784">
          <text:insertion>
            <office:change-info>
              <dc:creator>Sam Urmy</dc:creator>
              <dc:date>2016-10-31T20:31:00</dc:date>
            </office:change-info>
          </text:insertion>
        </text:changed-region>
        <text:changed-region xml:id="ct61327776" text:id="ct61327776">
          <text:insertion>
            <office:change-info>
              <dc:creator>Unknown Author</dc:creator>
              <dc:date>2016-10-28T15:52:00</dc:date>
            </office:change-info>
          </text:insertion>
        </text:changed-region>
        <text:changed-region xml:id="ct61328000" text:id="ct61328000">
          <text:insertion>
            <office:change-info>
              <dc:creator>Unknown Author</dc:creator>
              <dc:date>2016-10-28T15:53:00</dc:date>
            </office:change-info>
          </text:insertion>
        </text:changed-region>
        <text:changed-region xml:id="ct61327408" text:id="ct61327408">
          <text:insertion>
            <office:change-info>
              <dc:creator>Sam Urmy</dc:creator>
              <dc:date>2016-10-31T20:31:00</dc:date>
            </office:change-info>
          </text:insertion>
        </text:changed-region>
        <text:changed-region xml:id="ct62008480" text:id="ct62008480">
          <text:insertion>
            <office:change-info>
              <dc:creator>Unknown Author</dc:creator>
              <dc:date>2016-10-28T15:53:00</dc:date>
            </office:change-info>
          </text:insertion>
        </text:changed-region>
        <text:changed-region xml:id="ct61736544" text:id="ct61736544">
          <text:insertion>
            <office:change-info>
              <dc:creator>Unknown Author</dc:creator>
              <dc:date>2016-10-28T15:54:00</dc:date>
            </office:change-info>
          </text:insertion>
        </text:changed-region>
        <text:changed-region xml:id="ct61999008" text:id="ct61999008">
          <text:insertion>
            <office:change-info>
              <dc:creator>Unknown Author</dc:creator>
              <dc:date>2016-11-18T12:45:00</dc:date>
            </office:change-info>
          </text:insertion>
        </text:changed-region>
        <text:changed-region xml:id="ct62001968" text:id="ct62001968">
          <text:insertion>
            <office:change-info>
              <dc:creator>Unknown Author</dc:creator>
              <dc:date>2016-10-28T15:55:00</dc:date>
            </office:change-info>
          </text:insertion>
        </text:changed-region>
        <text:changed-region xml:id="ct61993408" text:id="ct61993408">
          <text:insertion>
            <office:change-info>
              <dc:creator>Unknown Author</dc:creator>
              <dc:date>2016-10-28T15:56:00</dc:date>
            </office:change-info>
          </text:insertion>
        </text:changed-region>
        <text:changed-region xml:id="ct62017088" text:id="ct62017088">
          <text:insertion>
            <office:change-info>
              <dc:creator>Unknown Author</dc:creator>
              <dc:date>2016-11-18T17:32:00</dc:date>
            </office:change-info>
          </text:insertion>
        </text:changed-region>
        <text:changed-region xml:id="ct62029776" text:id="ct62029776">
          <text:insertion>
            <office:change-info>
              <dc:creator>Unknown Author</dc:creator>
              <dc:date>2016-11-18T12:46:00</dc:date>
            </office:change-info>
          </text:insertion>
        </text:changed-region>
        <text:changed-region xml:id="ct62030000" text:id="ct62030000">
          <text:deletion>
            <office:change-info>
              <dc:creator>Unknown Author</dc:creator>
              <dc:date>2016-11-18T12:46:00</dc:date>
            </office:change-info>
            <text:p text:style-name="P1"><text:span text:style-name="T67"><text:s text:c="2"/></text:span></text:p>
          </text:deletion>
        </text:changed-region>
        <text:changed-region xml:id="ct61993184" text:id="ct61993184">
          <text:insertion>
            <office:change-info>
              <dc:creator>Sam Urmy</dc:creator>
              <dc:date>2016-11-01T09:05:00</dc:date>
            </office:change-info>
          </text:insertion>
        </text:changed-region>
        <text:changed-region xml:id="ct60733376" text:id="ct60733376">
          <text:deletion>
            <office:change-info>
              <dc:creator>Unknown Author</dc:creator>
              <dc:date>2016-11-18T11:34:00</dc:date>
            </office:change-info>
            <text:p text:style-name="P17"><text:span text:style-name="T68"><text:tab/>Mean fish target strengths, measured in situ, ranged between -41 and -37 dB re m</text:span><text:span text:style-name="T69">2</text:span><text:span text:style-name="T70">, corresponding to mean lengths from 11 to 19 cm (Table 3). <text:s/>Fish densities in the lakes ranged between 0.007 and 1.6 fish per 1000 m</text:span><text:span text:style-name="T71">-3</text:span><text:span text:style-name="T68">. <text:s/>Cherry Lake consistently had the highest fish densities, followed by Lake Eleanor. <text:s/>These fish were mostly found below the zooplankton layers. <text:s/>In the first surveys in October 2013, fish in Cherry Lake were concentrated in a layer centered at 35 m depth, with much higher densities than the other three lakes </text:span>(Figure 9). <text:s/>The overall mean fish density in October in Cherry Lake was 1.6 per 1000 m<text:span text:style-name="T72">-3</text:span>, compared to 0.007 in Lake Eleanor. <text:s/>The next April, the fish in both lakes were grouped in two layers. <text:s/>These layers were shallower in Cherry Lake, at depths of 10 and 25 m, than in Lake Eleanor, where they were at depths of 20 and 40 m (Figure 9). <text:s/>In June, fish in both lakes were concentrated in the upper 10-15 m in both lakes and were more abundant overall than in April, with mean densities of 0.6 (Cherry) and 0.6 (Eleanor) fish per 1000 m<text:span text:style-name="T72">-3</text:span>. <text:s/>In September, the fish in each lake were in one broad layer, from 5 to 20 m deep in Lake Eleanor and from 10 to 30 m in Cherry Lake. <text:s/>Overall densities were lower than in June, at 0.2 fish per 1000 m<text:span text:style-name="T72">-3</text:span> in Cherry Lake and 0.1 fish per 1000 m<text:span text:style-name="T72">-3</text:span> in Lake Eleanor.</text:p>
          </text:deletion>
        </text:changed-region>
        <text:changed-region xml:id="ct62029328" text:id="ct62029328">
          <text:deletion>
            <office:change-info>
              <dc:creator>Sam Urmy</dc:creator>
              <dc:date>2016-11-01T07:47:00</dc:date>
            </office:change-info>
            <text:p text:style-name="P18"><text:span text:style-name="T73">With the exception of Cherry Lake in the first survey and Lake Eleanor in the last, z</text:span></text:p>
          </text:deletion>
        </text:changed-region>
        <text:changed-region xml:id="ct60739360" text:id="ct60739360">
          <text:insertion>
            <office:change-info>
              <dc:creator>Sam Urmy</dc:creator>
              <dc:date>2016-11-01T07:47:00</dc:date>
            </office:change-info>
          </text:insertion>
        </text:changed-region>
        <text:changed-region xml:id="ct61818048" text:id="ct61818048">
          <text:deletion>
            <office:change-info>
              <dc:creator>Sam Urmy</dc:creator>
              <dc:date>2016-11-01T07:48:00</dc:date>
            </office:change-info>
            <text:p text:style-name="P18"><text:span text:style-name="T73">consistently increased closer to each lake’s</text:span></text:p>
          </text:deletion>
        </text:changed-region>
        <text:changed-region xml:id="ct61999232" text:id="ct61999232">
          <text:insertion>
            <office:change-info>
              <dc:creator>Sam Urmy</dc:creator>
              <dc:date>2016-11-01T07:48:00</dc:date>
            </office:change-info>
          </text:insertion>
        </text:changed-region>
        <text:changed-region xml:id="ct61990960" text:id="ct61990960">
          <text:insertion>
            <office:change-info>
              <dc:creator>Sam Urmy</dc:creator>
              <dc:date>2016-11-01T07:48:00</dc:date>
            </office:change-info>
          </text:insertion>
        </text:changed-region>
        <text:changed-region xml:id="ct61788064" text:id="ct61788064">
          <text:insertion>
            <office:change-info>
              <dc:creator>Sam Urmy</dc:creator>
              <dc:date>2016-11-01T07:49:00</dc:date>
            </office:change-info>
          </text:insertion>
        </text:changed-region>
        <text:changed-region xml:id="ct60716112" text:id="ct60716112">
          <text:deletion>
            <office:change-info>
              <dc:creator>Sam Urmy</dc:creator>
              <dc:date>2016-10-31T21:25:00</dc:date>
            </office:change-info>
            <text:p text:style-name="P18"><text:span text:style-name="T73">Figure 8</text:span></text:p>
          </text:deletion>
        </text:changed-region>
        <text:changed-region xml:id="ct60738640" text:id="ct60738640">
          <text:insertion>
            <office:change-info>
              <dc:creator>Sam Urmy</dc:creator>
              <dc:date>2016-10-31T21:25:00</dc:date>
            </office:change-info>
          </text:insertion>
        </text:changed-region>
        <text:changed-region xml:id="ct60490512" text:id="ct60490512">
          <text:deletion>
            <office:change-info>
              <dc:creator>Sam Urmy</dc:creator>
              <dc:date>2016-11-01T07:50:00</dc:date>
            </office:change-info>
            <text:p text:style-name="P18"><text:span text:style-name="T73">is trend was </text:span></text:p>
          </text:deletion>
        </text:changed-region>
        <text:changed-region xml:id="ct60769712" text:id="ct60769712">
          <text:insertion>
            <office:change-info>
              <dc:creator>Sam Urmy</dc:creator>
              <dc:date>2016-11-01T07:50:00</dc:date>
            </office:change-info>
          </text:insertion>
        </text:changed-region>
        <text:changed-region xml:id="ct61993776" text:id="ct61993776">
          <text:insertion>
            <office:change-info>
              <dc:creator>Sam Urmy</dc:creator>
              <dc:date>2016-11-01T07:50:00</dc:date>
            </office:change-info>
          </text:insertion>
        </text:changed-region>
        <text:changed-region xml:id="ct61817088" text:id="ct61817088">
          <text:insertion>
            <office:change-info>
              <dc:creator>Sam Urmy</dc:creator>
              <dc:date>2016-11-01T07:51:00</dc:date>
            </office:change-info>
          </text:insertion>
        </text:changed-region>
        <text:changed-region xml:id="ct61449968" text:id="ct61449968">
          <text:insertion>
            <office:change-info>
              <dc:creator>Sam Urmy</dc:creator>
              <dc:date>2016-11-01T07:54:00</dc:date>
            </office:change-info>
          </text:insertion>
        </text:changed-region>
        <text:changed-region xml:id="ct60787968" text:id="ct60787968">
          <text:insertion>
            <office:change-info>
              <dc:creator>Sam Urmy</dc:creator>
              <dc:date>2016-11-01T07:56:00</dc:date>
            </office:change-info>
          </text:insertion>
        </text:changed-region>
        <text:changed-region xml:id="ct60748688" text:id="ct60748688">
          <text:insertion>
            <office:change-info>
              <dc:creator>Sam Urmy</dc:creator>
              <dc:date>2016-11-01T07:57:00</dc:date>
            </office:change-info>
          </text:insertion>
        </text:changed-region>
        <text:changed-region xml:id="ct60616048" text:id="ct60616048">
          <text:insertion>
            <office:change-info>
              <dc:creator>Sam Urmy</dc:creator>
              <dc:date>2016-11-01T07:58:00</dc:date>
            </office:change-info>
          </text:insertion>
        </text:changed-region>
        <text:changed-region xml:id="ct61992480" text:id="ct61992480">
          <text:insertion>
            <office:change-info>
              <dc:creator>Sam Urmy</dc:creator>
              <dc:date>2016-11-01T07:59:00</dc:date>
            </office:change-info>
          </text:insertion>
        </text:changed-region>
        <text:changed-region xml:id="ct61933824" text:id="ct61933824">
          <text:insertion>
            <office:change-info>
              <dc:creator>Sam Urmy</dc:creator>
              <dc:date>2016-11-01T08:00:00</dc:date>
            </office:change-info>
          </text:insertion>
        </text:changed-region>
        <text:changed-region xml:id="ct60795744" text:id="ct60795744">
          <text:insertion>
            <office:change-info>
              <dc:creator>Sam Urmy</dc:creator>
              <dc:date>2016-11-01T08:01:00</dc:date>
            </office:change-info>
          </text:insertion>
        </text:changed-region>
        <text:changed-region xml:id="ct60796096" text:id="ct60796096">
          <text:insertion>
            <office:change-info>
              <dc:creator>Sam Urmy</dc:creator>
              <dc:date>2016-11-01T08:02:00</dc:date>
            </office:change-info>
          </text:insertion>
        </text:changed-region>
        <text:changed-region xml:id="ct60796448" text:id="ct60796448">
          <text:insertion>
            <office:change-info>
              <dc:creator>Sam Urmy</dc:creator>
              <dc:date>2016-11-01T08:03:00</dc:date>
            </office:change-info>
          </text:insertion>
        </text:changed-region>
        <text:changed-region xml:id="ct60747808" text:id="ct60747808">
          <text:insertion>
            <office:change-info>
              <dc:creator>Sam Urmy</dc:creator>
              <dc:date>2016-11-01T07:50:00</dc:date>
            </office:change-info>
          </text:insertion>
        </text:changed-region>
        <text:changed-region xml:id="ct60740144" text:id="ct60740144">
          <text:deletion>
            <office:change-info>
              <dc:creator>Unknown Author</dc:creator>
              <dc:date>2016-11-17T23:15:00</dc:date>
            </office:change-info>
            <text:p text:style-name="P19"><text:span text:style-name="T73"><office:annotation><dc:creator>Sam Urmy</dc:creator><dc:date>2016-11-01T08:48:43</dc:date><text:p text:style-name="P87"><text:span text:style-name="T525">These results changed quite a bit <text:s/>after adding “shore distance” to the regression models</text:span></text:p></office:annotation></text:span></text:p>
          </text:deletion>
        </text:changed-region>
        <text:changed-region xml:id="ct62036560" text:id="ct62036560">
          <text:deletion>
            <office:change-info>
              <dc:creator>Sam Urmy</dc:creator>
              <dc:date>2016-11-01T08:28:00</dc:date>
            </office:change-info>
            <text:p text:style-name="P19"><text:span text:style-name="T73">none showed strong evidence for spatial structure: all three empirical variograms were relatively flat,</text:span></text:p>
          </text:deletion>
        </text:changed-region>
        <text:changed-region xml:id="ct60198384" text:id="ct60198384">
          <text:insertion>
            <office:change-info>
              <dc:creator>Sam Urmy</dc:creator>
              <dc:date>2016-11-01T08:28:00</dc:date>
            </office:change-info>
          </text:insertion>
        </text:changed-region>
        <text:changed-region xml:id="ct61450800" text:id="ct61450800">
          <text:deletion>
            <office:change-info>
              <dc:creator>Sam Urmy</dc:creator>
              <dc:date>2016-11-01T08:40:00</dc:date>
            </office:change-info>
            <text:p text:style-name="P19"><text:span text:style-name="T73"><text:s/>and in Cherry and Independence Lake, were even</text:span></text:p>
          </text:deletion>
        </text:changed-region>
        <text:changed-region xml:id="ct60758304" text:id="ct60758304">
          <text:insertion>
            <office:change-info>
              <dc:creator>Sam Urmy</dc:creator>
              <dc:date>2016-11-01T08:40:00</dc:date>
            </office:change-info>
          </text:insertion>
        </text:changed-region>
        <text:changed-region xml:id="ct62018816" text:id="ct62018816">
          <text:insertion>
            <office:change-info>
              <dc:creator>Sam Urmy</dc:creator>
              <dc:date>2016-11-01T08:41:00</dc:date>
            </office:change-info>
          </text:insertion>
        </text:changed-region>
        <text:changed-region xml:id="ct62015808" text:id="ct62015808">
          <text:deletion>
            <office:change-info>
              <dc:creator>Sam Urmy</dc:creator>
              <dc:date>2016-11-01T08:41:00</dc:date>
            </office:change-info>
            <text:p text:style-name="P19"><text:span text:style-name="T73">, with the</text:span></text:p>
          </text:deletion>
        </text:changed-region>
        <text:changed-region xml:id="ct62015584" text:id="ct62015584">
          <text:deletion>
            <office:change-info>
              <dc:creator>Joe Warren</dc:creator>
              <dc:date>2016-10-07T13:28:00</dc:date>
            </office:change-info>
            <text:p text:style-name="P19"><text:span text:style-name="T73">ce</text:span></text:p>
          </text:deletion>
        </text:changed-region>
        <text:changed-region xml:id="ct62003392" text:id="ct62003392">
          <text:deletion>
            <office:change-info>
              <dc:creator>Sam Urmy</dc:creator>
              <dc:date>2016-11-01T08:41:00</dc:date>
            </office:change-info>
            <text:p text:style-name="P19"><text:span text:style-name="T73">teviden</text:span></text:p>
          </text:deletion>
        </text:changed-region>
        <text:changed-region xml:id="ct62003168" text:id="ct62003168">
          <text:deletion>
            <office:change-info>
              <dc:creator>Joe Warren</dc:creator>
              <dc:date>2016-10-07T13:28:00</dc:date>
            </office:change-info>
            <text:p text:style-name="P19"><text:span text:style-name="T73">in </text:span></text:p>
          </text:deletion>
        </text:changed-region>
        <text:changed-region xml:id="ct62019040" text:id="ct62019040">
          <text:deletion>
            <office:change-info>
              <dc:creator>Sam Urmy</dc:creator>
              <dc:date>2016-11-01T08:41:00</dc:date>
            </office:change-info>
            <text:p text:style-name="P19"><text:span text:style-name="T73">when biomass in Lake Eleanor was higher, spatial structure was </text:span></text:p>
          </text:deletion>
        </text:changed-region>
        <text:changed-region xml:id="ct61330528" text:id="ct61330528">
          <text:insertion>
            <office:change-info>
              <dc:creator>Sam Urmy</dc:creator>
              <dc:date>2016-11-01T08:41:00</dc:date>
            </office:change-info>
          </text:insertion>
        </text:changed-region>
        <text:changed-region xml:id="ct61330752" text:id="ct61330752">
          <text:deletion>
            <office:change-info>
              <dc:creator>Sam Urmy</dc:creator>
              <dc:date>2016-11-01T08:05:00</dc:date>
            </office:change-info>
            <text:p text:style-name="P19"><text:span text:style-name="T73">sill</text:span></text:p>
          </text:deletion>
        </text:changed-region>
        <text:changed-region xml:id="ct60798800" text:id="ct60798800">
          <text:deletion>
            <office:change-info>
              <dc:creator>Sam Urmy</dc:creator>
              <dc:date>2016-11-01T08:41:00</dc:date>
            </office:change-info>
            <text:p text:style-name="P19"><text:span text:style-name="T73">showing a </text:span></text:p>
          </text:deletion>
        </text:changed-region>
        <text:changed-region xml:id="ct62032528" text:id="ct62032528">
          <text:insertion>
            <office:change-info>
              <dc:creator>Sam Urmy</dc:creator>
              <dc:date>2016-11-01T08:41:00</dc:date>
            </office:change-info>
          </text:insertion>
        </text:changed-region>
        <text:changed-region xml:id="ct60808816" text:id="ct60808816">
          <text:insertion>
            <office:change-info>
              <dc:creator>Sam Urmy</dc:creator>
              <dc:date>2016-11-01T08:05:00</dc:date>
            </office:change-info>
          </text:insertion>
        </text:changed-region>
        <text:changed-region xml:id="ct62032752" text:id="ct62032752">
          <text:deletion>
            <office:change-info>
              <dc:creator>Sam Urmy</dc:creator>
              <dc:date>2016-11-01T08:05:00</dc:date>
            </office:change-info>
            <text:p text:style-name="P19"><text:span text:style-name="T73">05</text:span></text:p>
          </text:deletion>
        </text:changed-region>
        <text:changed-region xml:id="ct61933392" text:id="ct61933392">
          <text:insertion>
            <office:change-info>
              <dc:creator>Sam Urmy</dc:creator>
              <dc:date>2016-11-01T08:42:00</dc:date>
            </office:change-info>
          </text:insertion>
        </text:changed-region>
        <text:changed-region xml:id="ct62024560" text:id="ct62024560">
          <text:deletion>
            <office:change-info>
              <dc:creator>Sam Urmy</dc:creator>
              <dc:date>2016-11-01T08:42:00</dc:date>
            </office:change-info>
            <text:p text:style-name="P19"><text:span text:style-name="T73">0.5</text:span></text:p>
          </text:deletion>
        </text:changed-region>
        <text:changed-region xml:id="ct62024784" text:id="ct62024784">
          <text:insertion>
            <office:change-info>
              <dc:creator>Sam Urmy</dc:creator>
              <dc:date>2016-11-01T08:42:00</dc:date>
            </office:change-info>
          </text:insertion>
        </text:changed-region>
        <text:changed-region xml:id="ct62008224" text:id="ct62008224">
          <text:insertion>
            <office:change-info>
              <dc:creator>Sam Urmy</dc:creator>
              <dc:date>2016-11-01T08:06:00</dc:date>
            </office:change-info>
          </text:insertion>
        </text:changed-region>
        <text:changed-region xml:id="ct61323808" text:id="ct61323808">
          <text:deletion>
            <office:change-info>
              <dc:creator>Sam Urmy</dc:creator>
              <dc:date>2016-11-01T08:06:00</dc:date>
            </office:change-info>
            <text:p text:style-name="P19"><text:span text:style-name="T73">12</text:span></text:p>
          </text:deletion>
        </text:changed-region>
        <text:changed-region xml:id="ct60805488" text:id="ct60805488">
          <text:insertion>
            <office:change-info>
              <dc:creator>Sam Urmy</dc:creator>
              <dc:date>2016-11-01T08:45:00</dc:date>
            </office:change-info>
          </text:insertion>
        </text:changed-region>
        <text:changed-region xml:id="ct62007952" text:id="ct62007952">
          <text:insertion>
            <office:change-info>
              <dc:creator>Unknown Author</dc:creator>
              <dc:date>2016-11-17T23:16:00</dc:date>
            </office:change-info>
          </text:insertion>
        </text:changed-region>
        <text:changed-region xml:id="ct60797856" text:id="ct60797856">
          <text:deletion>
            <office:change-info>
              <dc:creator>Sam Urmy</dc:creator>
              <dc:date>2016-11-01T08:05:00</dc:date>
            </office:change-info>
            <text:p text:style-name="P19"><text:span text:style-name="T73"><text:tab/></text:span></text:p>
          </text:deletion>
        </text:changed-region>
        <text:changed-region xml:id="ct60798208" text:id="ct60798208">
          <text:insertion>
            <office:change-info>
              <dc:creator>Sam Urmy</dc:creator>
              <dc:date>2016-11-01T08:46:00</dc:date>
            </office:change-info>
          </text:insertion>
        </text:changed-region>
        <text:changed-region xml:id="ct61750112" text:id="ct61750112">
          <text:deletion>
            <office:change-info>
              <dc:creator>Sam Urmy</dc:creator>
              <dc:date>2016-11-01T08:07:00</dc:date>
            </office:change-info>
            <text:p text:style-name="P19"><text:span text:style-name="T73">2</text:span></text:p>
          </text:deletion>
        </text:changed-region>
        <text:changed-region xml:id="ct60797504" text:id="ct60797504">
          <text:deletion>
            <office:change-info>
              <dc:creator>Sam Urmy</dc:creator>
              <dc:date>2016-11-01T08:46:00</dc:date>
            </office:change-info>
            <text:p text:style-name="P19"><text:span text:style-name="T73">1.</text:span></text:p>
          </text:deletion>
        </text:changed-region>
        <text:changed-region xml:id="ct62017312" text:id="ct62017312">
          <text:insertion>
            <office:change-info>
              <dc:creator>Sam Urmy</dc:creator>
              <dc:date>2016-11-01T08:08:00</dc:date>
            </office:change-info>
          </text:insertion>
        </text:changed-region>
        <text:changed-region xml:id="ct62031744" text:id="ct62031744">
          <text:deletion>
            <office:change-info>
              <dc:creator>Sam Urmy</dc:creator>
              <dc:date>2016-11-01T08:08:00</dc:date>
            </office:change-info>
            <text:p text:style-name="P19"><text:span text:style-name="T73">9</text:span></text:p>
          </text:deletion>
        </text:changed-region>
        <text:changed-region xml:id="ct62017536" text:id="ct62017536">
          <text:insertion>
            <office:change-info>
              <dc:creator>Sam Urmy</dc:creator>
              <dc:date>2016-11-01T08:08:00</dc:date>
            </office:change-info>
          </text:insertion>
        </text:changed-region>
        <text:changed-region xml:id="ct62031968" text:id="ct62031968">
          <text:deletion>
            <office:change-info>
              <dc:creator>Sam Urmy</dc:creator>
              <dc:date>2016-11-01T08:08:00</dc:date>
            </office:change-info>
            <text:p text:style-name="P19"><text:span text:style-name="T73">4</text:span></text:p>
          </text:deletion>
        </text:changed-region>
        <text:changed-region xml:id="ct61953616" text:id="ct61953616">
          <text:deletion>
            <office:change-info>
              <dc:creator>Unknown Author</dc:creator>
              <dc:date>2016-11-17T23:16:00</dc:date>
            </office:change-info>
            <text:p text:style-name="P19"><text:span text:style-name="T73"><office:annotation><dc:creator>Joe Warren</dc:creator><dc:date>2016-10-07T13:28:32</dc:date><loext:sender-initials>JW</loext:sender-initials><text:p text:style-name="P87"><text:span text:style-name="T525">I like these sentences here where you interpret what the variogram data actually correspond to in terms of biomass.</text:span></text:p></office:annotation></text:span></text:p>
          </text:deletion>
        </text:changed-region>
        <text:changed-region xml:id="ct62003680" text:id="ct62003680">
          <text:deletion>
            <office:change-info>
              <dc:creator>Sam Urmy</dc:creator>
              <dc:date>2016-11-01T08:47:00</dc:date>
            </office:change-info>
            <text:p text:style-name="P19"><text:span text:style-name="T73">similar to the variogram in Eleanor from the previous survey</text:span></text:p>
          </text:deletion>
        </text:changed-region>
        <text:changed-region xml:id="ct62003904" text:id="ct62003904">
          <text:insertion>
            <office:change-info>
              <dc:creator>Sam Urmy</dc:creator>
              <dc:date>2016-11-01T08:47:00</dc:date>
            </office:change-info>
          </text:insertion>
        </text:changed-region>
        <text:changed-region xml:id="ct62006464" text:id="ct62006464">
          <text:insertion>
            <office:change-info>
              <dc:creator>Sam Urmy</dc:creator>
              <dc:date>2016-11-01T08:48:00</dc:date>
            </office:change-info>
          </text:insertion>
        </text:changed-region>
        <text:changed-region xml:id="ct61963680" text:id="ct61963680">
          <text:insertion>
            <office:change-info>
              <dc:creator>Sam Urmy</dc:creator>
              <dc:date>2016-11-01T08:08:00</dc:date>
            </office:change-info>
          </text:insertion>
        </text:changed-region>
        <text:changed-region xml:id="ct62004128" text:id="ct62004128">
          <text:deletion>
            <office:change-info>
              <dc:creator>Sam Urmy</dc:creator>
              <dc:date>2016-11-01T08:08:00</dc:date>
            </office:change-info>
            <text:p text:style-name="P19"><text:span text:style-name="T73">9</text:span></text:p>
          </text:deletion>
        </text:changed-region>
        <text:changed-region xml:id="ct62004352" text:id="ct62004352">
          <text:insertion>
            <office:change-info>
              <dc:creator>Sam Urmy</dc:creator>
              <dc:date>2016-11-01T08:50:00</dc:date>
            </office:change-info>
          </text:insertion>
        </text:changed-region>
        <text:changed-region xml:id="ct61953840" text:id="ct61953840">
          <text:deletion>
            <office:change-info>
              <dc:creator>Sam Urmy</dc:creator>
              <dc:date>2016-11-01T08:50:00</dc:date>
            </office:change-info>
            <text:p text:style-name="P19"><text:span text:style-name="T73">The variogram for</text:span></text:p>
          </text:deletion>
        </text:changed-region>
        <text:changed-region xml:id="ct61954064" text:id="ct61954064">
          <text:deletion>
            <office:change-info>
              <dc:creator>Sam Urmy</dc:creator>
              <dc:date>2016-11-01T08:50:00</dc:date>
            </office:change-info>
            <text:p text:style-name="P19"><text:span text:style-name="T73">did not change greatly</text:span></text:p>
          </text:deletion>
        </text:changed-region>
        <text:changed-region xml:id="ct61933120" text:id="ct61933120">
          <text:insertion>
            <office:change-info>
              <dc:creator>Sam Urmy</dc:creator>
              <dc:date>2016-11-01T08:50:00</dc:date>
            </office:change-info>
          </text:insertion>
        </text:changed-region>
        <text:changed-region xml:id="ct60792736" text:id="ct60792736">
          <text:deletion>
            <office:change-info>
              <dc:creator>Sam Urmy</dc:creator>
              <dc:date>2016-11-01T08:51:00</dc:date>
            </office:change-info>
            <text:p text:style-name="P19"><text:span text:style-name="T73">which increased through the maximum lag of 2</text:span></text:p>
          </text:deletion>
        </text:changed-region>
        <text:changed-region xml:id="ct62006000" text:id="ct62006000">
          <text:insertion>
            <office:change-info>
              <dc:creator>Sam Urmy</dc:creator>
              <dc:date>2016-11-01T08:51:00</dc:date>
            </office:change-info>
          </text:insertion>
        </text:changed-region>
        <text:changed-region xml:id="ct61962928" text:id="ct61962928">
          <text:deletion>
            <office:change-info>
              <dc:creator>Sam Urmy</dc:creator>
              <dc:date>2016-11-01T08:51:00</dc:date>
            </office:change-info>
            <text:p text:style-name="P19"><text:span text:style-name="T73">with no clear sign of</text:span></text:p>
          </text:deletion>
        </text:changed-region>
        <text:changed-region xml:id="ct62014512" text:id="ct62014512">
          <text:insertion>
            <office:change-info>
              <dc:creator>Sam Urmy</dc:creator>
              <dc:date>2016-11-01T08:51:00</dc:date>
            </office:change-info>
          </text:insertion>
        </text:changed-region>
        <text:changed-region xml:id="ct62014736" text:id="ct62014736">
          <text:insertion>
            <office:change-info>
              <dc:creator>Sam Urmy</dc:creator>
              <dc:date>2016-11-01T08:52:00</dc:date>
            </office:change-info>
          </text:insertion>
        </text:changed-region>
        <text:changed-region xml:id="ct61932256" text:id="ct61932256">
          <text:insertion>
            <office:change-info>
              <dc:creator>Sam Urmy</dc:creator>
              <dc:date>2016-11-01T08:53:00</dc:date>
            </office:change-info>
          </text:insertion>
        </text:changed-region>
        <text:changed-region xml:id="ct61932800" text:id="ct61932800">
          <text:deletion>
            <office:change-info>
              <dc:creator>Sam Urmy</dc:creator>
              <dc:date>2016-11-01T08:53:00</dc:date>
            </office:change-info>
            <text:p text:style-name="P19"><text:span text:style-name="T74">The</text:span><text:span text:style-name="T75">se</text:span></text:p>
          </text:deletion>
        </text:changed-region>
        <text:changed-region xml:id="ct61932480" text:id="ct61932480">
          <text:deletion>
            <office:change-info>
              <dc:creator>Sam Urmy</dc:creator>
              <dc:date>2016-11-01T08:30:00</dc:date>
            </office:change-info>
            <text:p text:style-name="P19"><text:span text:style-name="T76"><text:s/></text:span></text:p>
          </text:deletion>
        </text:changed-region>
        <text:changed-region xml:id="ct60884160" text:id="ct60884160">
          <text:deletion>
            <office:change-info>
              <dc:creator>Sam Urmy</dc:creator>
              <dc:date>2016-11-01T08:53:00</dc:date>
            </office:change-info>
            <text:p text:style-name="P19"><text:span text:style-name="T76">This is trend is indicative of nested scales of patchiness. </text:span></text:p>
          </text:deletion>
        </text:changed-region>
        <text:changed-region xml:id="ct60887264" text:id="ct60887264">
          <text:insertion>
            <office:change-info>
              <dc:creator>Sam Urmy</dc:creator>
              <dc:date>2016-11-01T08:54:00</dc:date>
            </office:change-info>
          </text:insertion>
        </text:changed-region>
        <text:changed-region xml:id="ct62038224" text:id="ct62038224">
          <text:insertion>
            <office:change-info>
              <dc:creator>Sam Urmy</dc:creator>
              <dc:date>2016-11-01T08:53:00</dc:date>
            </office:change-info>
          </text:insertion>
        </text:changed-region>
        <text:changed-region xml:id="ct62038544" text:id="ct62038544">
          <text:deletion>
            <office:change-info>
              <dc:creator>Sam Urmy</dc:creator>
              <dc:date>2016-11-01T08:53:00</dc:date>
            </office:change-info>
            <text:p text:style-name="P19"><text:span text:style-name="T77">, </text:span><text:span text:style-name="T78">indicating the expected absolute differences between biomass densities at widely separated locations,</text:span><text:span text:style-name="T77"> </text:span></text:p>
          </text:deletion>
        </text:changed-region>
        <text:changed-region xml:id="ct62038864" text:id="ct62038864">
          <text:insertion>
            <office:change-info>
              <dc:creator>Sam Urmy</dc:creator>
              <dc:date>2016-11-01T08:54:00</dc:date>
            </office:change-info>
          </text:insertion>
        </text:changed-region>
        <text:changed-region xml:id="ct62013312" text:id="ct62013312">
          <text:deletion>
            <office:change-info>
              <dc:creator>Sam Urmy</dc:creator>
              <dc:date>2016-11-01T08:54:00</dc:date>
            </office:change-info>
            <text:p text:style-name="P19"><text:span text:style-name="T77">05</text:span></text:p>
          </text:deletion>
        </text:changed-region>
        <text:changed-region xml:id="ct62005728" text:id="ct62005728">
          <text:insertion>
            <office:change-info>
              <dc:creator>Sam Urmy</dc:creator>
              <dc:date>2016-11-01T08:54:00</dc:date>
            </office:change-info>
          </text:insertion>
        </text:changed-region>
        <text:changed-region xml:id="ct62014064" text:id="ct62014064">
          <text:deletion>
            <office:change-info>
              <dc:creator>Sam Urmy</dc:creator>
              <dc:date>2016-11-01T08:54:00</dc:date>
            </office:change-info>
            <text:p text:style-name="P19"><text:span text:style-name="T77">5</text:span></text:p>
          </text:deletion>
        </text:changed-region>
        <text:changed-region xml:id="ct62014288" text:id="ct62014288">
          <text:insertion>
            <office:change-info>
              <dc:creator>Sam Urmy</dc:creator>
              <dc:date>2016-11-01T08:54:00</dc:date>
            </office:change-info>
          </text:insertion>
        </text:changed-region>
        <text:changed-region xml:id="ct60894704" text:id="ct60894704">
          <text:insertion>
            <office:change-info>
              <dc:creator>Sam Urmy</dc:creator>
              <dc:date>2016-11-01T08:57:00</dc:date>
            </office:change-info>
          </text:insertion>
        </text:changed-region>
        <text:changed-region xml:id="ct60895872" text:id="ct60895872">
          <text:deletion>
            <office:change-info>
              <dc:creator>Sam Urmy</dc:creator>
              <dc:date>2016-11-01T08:57:00</dc:date>
            </office:change-info>
            <text:p text:style-name="P19"><text:span text:style-name="T78"><text:s/>are</text:span></text:p>
          </text:deletion>
        </text:changed-region>
        <text:changed-region xml:id="ct62021568" text:id="ct62021568">
          <text:deletion>
            <office:change-info>
              <dc:creator>Sam Urmy</dc:creator>
              <dc:date>2016-11-01T08:57:00</dc:date>
            </office:change-info>
            <text:p text:style-name="P19"><text:span text:style-name="T43">so in the linear domain they</text:span></text:p>
          </text:deletion>
        </text:changed-region>
        <text:changed-region xml:id="ct62021792" text:id="ct62021792">
          <text:deletion>
            <office:change-info>
              <dc:creator>Sam Urmy</dc:creator>
              <dc:date>2016-11-01T08:55:00</dc:date>
            </office:change-info>
            <text:p text:style-name="P19"><text:span text:style-name="T79">0.8</text:span></text:p>
          </text:deletion>
        </text:changed-region>
        <text:changed-region xml:id="ct60746240" text:id="ct60746240">
          <text:insertion>
            <office:change-info>
              <dc:creator>Sam Urmy</dc:creator>
              <dc:date>2016-11-01T08:55:00</dc:date>
            </office:change-info>
          </text:insertion>
        </text:changed-region>
        <text:changed-region xml:id="ct60866496" text:id="ct60866496">
          <text:insertion>
            <office:change-info>
              <dc:creator>Sam Urmy</dc:creator>
              <dc:date>2016-11-01T08:55:00</dc:date>
            </office:change-info>
          </text:insertion>
        </text:changed-region>
        <text:changed-region xml:id="ct62022016" text:id="ct62022016">
          <text:deletion>
            <office:change-info>
              <dc:creator>Sam Urmy</dc:creator>
              <dc:date>2016-11-01T08:55:00</dc:date>
            </office:change-info>
            <text:p text:style-name="P19"><text:span text:style-name="T79">3</text:span></text:p>
          </text:deletion>
        </text:changed-region>
        <text:changed-region xml:id="ct62011600" text:id="ct62011600">
          <text:insertion>
            <office:change-info>
              <dc:creator>Sam Urmy</dc:creator>
              <dc:date>2016-11-01T08:57:00</dc:date>
            </office:change-info>
          </text:insertion>
        </text:changed-region>
        <text:changed-region xml:id="ct62011904" text:id="ct62011904">
          <text:deletion>
            <office:change-info>
              <dc:creator>Sam Urmy</dc:creator>
              <dc:date>2016-11-01T08:57:00</dc:date>
            </office:change-info>
            <text:p text:style-name="P19"><text:span text:style-name="T79">. <text:s/></text:span><text:span text:style-name="T80">For zooplankton i</text:span><text:span text:style-name="T79">n these lakes,</text:span></text:p>
          </text:deletion>
        </text:changed-region>
        <text:changed-region xml:id="ct62012128" text:id="ct62012128">
          <text:insertion>
            <office:change-info>
              <dc:creator>Sam Urmy</dc:creator>
              <dc:date>2016-11-01T08:58:00</dc:date>
            </office:change-info>
          </text:insertion>
        </text:changed-region>
        <text:changed-region xml:id="ct62012352" text:id="ct62012352">
          <text:insertion>
            <office:change-info>
              <dc:creator>Sam Urmy</dc:creator>
              <dc:date>2016-11-01T08:58:00</dc:date>
            </office:change-info>
          </text:insertion>
        </text:changed-region>
        <text:changed-region xml:id="ct62020960" text:id="ct62020960">
          <text:deletion>
            <office:change-info>
              <dc:creator>Sam Urmy</dc:creator>
              <dc:date>2016-11-01T08:58:00</dc:date>
            </office:change-info>
            <text:p text:style-name="P19"><text:span text:style-name="T80">500</text:span></text:p>
          </text:deletion>
        </text:changed-region>
        <text:changed-region xml:id="ct61887264" text:id="ct61887264">
          <text:insertion>
            <office:change-info>
              <dc:creator>Sam Urmy</dc:creator>
              <dc:date>2016-11-01T08:58:00</dc:date>
            </office:change-info>
          </text:insertion>
        </text:changed-region>
        <text:changed-region xml:id="ct61987648" text:id="ct61987648">
          <text:deletion>
            <office:change-info>
              <dc:creator>Sam Urmy</dc:creator>
              <dc:date>2016-11-01T08:58:00</dc:date>
            </office:change-info>
            <text:p text:style-name="P19"><text:span text:style-name="T80">1500</text:span></text:p>
          </text:deletion>
        </text:changed-region>
        <text:changed-region xml:id="ct61985088" text:id="ct61985088">
          <text:insertion>
            <office:change-info>
              <dc:creator>Sam Urmy</dc:creator>
              <dc:date>2016-11-01T08:58:00</dc:date>
            </office:change-info>
          </text:insertion>
        </text:changed-region>
        <text:changed-region xml:id="ct61887808" text:id="ct61887808">
          <text:insertion>
            <office:change-info>
              <dc:creator>Sam Urmy</dc:creator>
              <dc:date>2016-11-01T08:58:00</dc:date>
            </office:change-info>
          </text:insertion>
        </text:changed-region>
        <text:changed-region xml:id="ct61888032" text:id="ct61888032">
          <text:deletion>
            <office:change-info>
              <dc:creator>Sam Urmy</dc:creator>
              <dc:date>2016-11-01T08:58:00</dc:date>
            </office:change-info>
            <text:p text:style-name="P19"><text:span text:style-name="T80">m</text:span></text:p>
          </text:deletion>
        </text:changed-region>
        <text:changed-region xml:id="ct61987872" text:id="ct61987872">
          <text:deletion>
            <office:change-info>
              <dc:creator>Unknown Author</dc:creator>
              <dc:date>2016-11-17T23:16:00</dc:date>
            </office:change-info>
            <text:p text:style-name="P19"><text:span text:style-name="T80"><office:annotation><dc:creator>Joe Warren</dc:creator><dc:date>2016-10-07T13:29:38</dc:date><loext:sender-initials>JW</loext:sender-initials><text:p text:style-name="P87"><text:span text:style-name="T525">Should this get moved to before you go through what each lake's values were ?</text:span></text:p></office:annotation></text:span></text:p>
          </text:deletion>
        </text:changed-region>
        <text:changed-region xml:id="ct61989120" text:id="ct61989120">
          <text:deletion>
            <office:change-info>
              <dc:creator>Unknown Author</dc:creator>
              <dc:date>2016-11-17T23:16:00</dc:date>
            </office:change-info>
            <text:p text:style-name="P19"><text:span text:style-name="T80"><office:annotation><dc:creator>Joe Warren</dc:creator><dc:date>2016-10-07T13:29:08</dc:date><loext:sender-initials>JW</loext:sender-initials><text:p text:style-name="P87"><text:span text:style-name="T525">Really long paragraph. Possible to split into two somewhere ?</text:span></text:p></office:annotation></text:span></text:p>
          </text:deletion>
        </text:changed-region>
        <text:changed-region xml:id="ct60742384" text:id="ct60742384">
          <text:deletion>
            <office:change-info>
              <dc:creator>Joe Warren</dc:creator>
              <dc:date>2016-10-07T13:29:00</dc:date>
            </office:change-info>
            <text:p text:style-name="P20"><text:span text:style-name="T81">appeared to </text:span></text:p>
          </text:deletion>
        </text:changed-region>
        <text:changed-region xml:id="ct61984864" text:id="ct61984864">
          <text:insertion>
            <office:change-info>
              <dc:creator>Joe Warren</dc:creator>
              <dc:date>2016-10-07T13:29:00</dc:date>
            </office:change-info>
          </text:insertion>
        </text:changed-region>
        <text:changed-region xml:id="ct62057984" text:id="ct62057984">
          <text:deletion>
            <office:change-info>
              <dc:creator>Unknown Author</dc:creator>
              <dc:date>2016-11-17T23:16:00</dc:date>
            </office:change-info>
            <text:p text:style-name="P20"><text:span text:style-name="T81"><office:annotation><dc:creator>Joe Warren</dc:creator><dc:date>2016-10-07T13:29:56</dc:date><loext:sender-initials>JW</loext:sender-initials><text:p text:style-name="P87"><text:span text:style-name="T525">It either did or didn't occur, “appear” is a weasel word we should try to avoid.</text:span></text:p></office:annotation></text:span></text:p>
          </text:deletion>
        </text:changed-region>
        <text:changed-region xml:id="ct62006224" text:id="ct62006224">
          <text:insertion>
            <office:change-info>
              <dc:creator>Joe Warren</dc:creator>
              <dc:date>2016-10-07T13:31:00</dc:date>
            </office:change-info>
          </text:insertion>
        </text:changed-region>
        <text:changed-region xml:id="ct62069120" text:id="ct62069120">
          <text:insertion>
            <office:change-info>
              <dc:creator>Unknown Author</dc:creator>
              <dc:date>2016-11-17T23:18:00</dc:date>
            </office:change-info>
          </text:insertion>
        </text:changed-region>
        <text:changed-region xml:id="ct61988672" text:id="ct61988672">
          <text:insertion>
            <office:change-info>
              <dc:creator>Joe Warren</dc:creator>
              <dc:date>2016-10-07T13:32:00</dc:date>
            </office:change-info>
          </text:insertion>
        </text:changed-region>
        <text:changed-region xml:id="ct61994000" text:id="ct61994000">
          <text:deletion>
            <office:change-info>
              <dc:creator>Joe Warren</dc:creator>
              <dc:date>2016-10-07T13:32:00</dc:date>
            </office:change-info>
            <text:p text:style-name="P20"><text:span text:style-name="T82">It also goes without saying that t</text:span></text:p>
          </text:deletion>
        </text:changed-region>
        <text:changed-region xml:id="ct62021184" text:id="ct62021184">
          <text:deletion>
            <office:change-info>
              <dc:creator>Unknown Author</dc:creator>
              <dc:date>2016-11-17T23:17:00</dc:date>
            </office:change-info>
            <text:p text:style-name="P20"><text:span text:style-name="T83"><office:annotation><dc:creator>Joe Warren</dc:creator><dc:date>2016-10-07T13:32:55</dc:date><loext:sender-initials>JW</loext:sender-initials><text:p text:style-name="P87"><text:span text:style-name="T525">If it goes without saying, then we don't need to say it...</text:span></text:p></office:annotation></text:span></text:p>
          </text:deletion>
        </text:changed-region>
        <text:changed-region xml:id="ct60918576" text:id="ct60918576">
          <text:insertion>
            <office:change-info>
              <dc:creator>Sam Urmy</dc:creator>
              <dc:date>2016-11-01T10:50:00</dc:date>
            </office:change-info>
          </text:insertion>
        </text:changed-region>
        <text:changed-region xml:id="ct60889120" text:id="ct60889120">
          <text:insertion>
            <office:change-info>
              <dc:creator>Sam Urmy</dc:creator>
              <dc:date>2016-11-01T10:44:00</dc:date>
            </office:change-info>
          </text:insertion>
        </text:changed-region>
        <text:changed-region xml:id="ct61887488" text:id="ct61887488">
          <text:insertion>
            <office:change-info>
              <dc:creator>Sam Urmy</dc:creator>
              <dc:date>2016-11-01T11:32:00</dc:date>
            </office:change-info>
          </text:insertion>
        </text:changed-region>
        <text:changed-region xml:id="ct60820480" text:id="ct60820480">
          <text:insertion>
            <office:change-info>
              <dc:creator>Sam Urmy</dc:creator>
              <dc:date>2016-11-01T11:33:00</dc:date>
            </office:change-info>
          </text:insertion>
        </text:changed-region>
        <text:changed-region xml:id="ct62058352" text:id="ct62058352">
          <text:insertion>
            <office:change-info>
              <dc:creator>Sam Urmy</dc:creator>
              <dc:date>2016-11-01T11:34:00</dc:date>
            </office:change-info>
          </text:insertion>
        </text:changed-region>
        <text:changed-region xml:id="ct60881216" text:id="ct60881216">
          <text:insertion>
            <office:change-info>
              <dc:creator>Sam Urmy</dc:creator>
              <dc:date>2016-11-01T10:59:00</dc:date>
            </office:change-info>
          </text:insertion>
        </text:changed-region>
        <text:changed-region xml:id="ct62013536" text:id="ct62013536">
          <text:insertion>
            <office:change-info>
              <dc:creator>Sam Urmy</dc:creator>
              <dc:date>2016-11-01T11:00:00</dc:date>
            </office:change-info>
          </text:insertion>
        </text:changed-region>
        <text:changed-region xml:id="ct62013760" text:id="ct62013760">
          <text:insertion>
            <office:change-info>
              <dc:creator>Sam Urmy</dc:creator>
              <dc:date>2016-11-01T11:41:00</dc:date>
            </office:change-info>
          </text:insertion>
        </text:changed-region>
        <text:changed-region xml:id="ct61963152" text:id="ct61963152">
          <text:insertion>
            <office:change-info>
              <dc:creator>Sam Urmy</dc:creator>
              <dc:date>2016-11-01T11:01:00</dc:date>
            </office:change-info>
          </text:insertion>
        </text:changed-region>
        <text:changed-region xml:id="ct61963376" text:id="ct61963376">
          <text:insertion>
            <office:change-info>
              <dc:creator>Sam Urmy</dc:creator>
              <dc:date>2016-11-01T11:09:00</dc:date>
            </office:change-info>
          </text:insertion>
        </text:changed-region>
        <text:changed-region xml:id="ct61889296" text:id="ct61889296">
          <text:insertion>
            <office:change-info>
              <dc:creator>Sam Urmy</dc:creator>
              <dc:date>2016-11-01T11:34:00</dc:date>
            </office:change-info>
          </text:insertion>
        </text:changed-region>
        <text:changed-region xml:id="ct61889520" text:id="ct61889520">
          <text:insertion>
            <office:change-info>
              <dc:creator>Sam Urmy</dc:creator>
              <dc:date>2016-11-01T11:35:00</dc:date>
            </office:change-info>
          </text:insertion>
        </text:changed-region>
        <text:changed-region xml:id="ct61986912" text:id="ct61986912">
          <text:insertion>
            <office:change-info>
              <dc:creator>Sam Urmy</dc:creator>
              <dc:date>2016-11-01T11:37:00</dc:date>
            </office:change-info>
          </text:insertion>
        </text:changed-region>
        <text:changed-region xml:id="ct60933088" text:id="ct60933088">
          <text:insertion>
            <office:change-info>
              <dc:creator>Sam Urmy</dc:creator>
              <dc:date>2016-11-01T11:38:00</dc:date>
            </office:change-info>
          </text:insertion>
        </text:changed-region>
        <text:changed-region xml:id="ct60989696" text:id="ct60989696">
          <text:insertion>
            <office:change-info>
              <dc:creator>Sam Urmy</dc:creator>
              <dc:date>2016-11-01T11:39:00</dc:date>
            </office:change-info>
          </text:insertion>
        </text:changed-region>
        <text:changed-region xml:id="ct60944336" text:id="ct60944336">
          <text:insertion>
            <office:change-info>
              <dc:creator>Sam Urmy</dc:creator>
              <dc:date>2016-11-01T11:40:00</dc:date>
            </office:change-info>
          </text:insertion>
        </text:changed-region>
        <text:changed-region xml:id="ct60944880" text:id="ct60944880">
          <text:insertion>
            <office:change-info>
              <dc:creator>Sam Urmy</dc:creator>
              <dc:date>2016-11-01T11:41:00</dc:date>
            </office:change-info>
          </text:insertion>
        </text:changed-region>
        <text:changed-region xml:id="ct60989072" text:id="ct60989072">
          <text:insertion>
            <office:change-info>
              <dc:creator>Sam Urmy</dc:creator>
              <dc:date>2016-11-01T11:42:00</dc:date>
            </office:change-info>
          </text:insertion>
        </text:changed-region>
        <text:changed-region xml:id="ct60988768" text:id="ct60988768">
          <text:insertion>
            <office:change-info>
              <dc:creator>Sam Urmy</dc:creator>
              <dc:date>2016-11-01T11:24:00</dc:date>
            </office:change-info>
          </text:insertion>
        </text:changed-region>
        <text:changed-region xml:id="ct60967712" text:id="ct60967712">
          <text:insertion>
            <office:change-info>
              <dc:creator>Sam Urmy</dc:creator>
              <dc:date>2016-11-01T11:25:00</dc:date>
            </office:change-info>
          </text:insertion>
        </text:changed-region>
        <text:changed-region xml:id="ct61987136" text:id="ct61987136">
          <text:insertion>
            <office:change-info>
              <dc:creator>Sam Urmy</dc:creator>
              <dc:date>2016-11-01T11:26:00</dc:date>
            </office:change-info>
          </text:insertion>
        </text:changed-region>
        <text:changed-region xml:id="ct62020608" text:id="ct62020608">
          <text:insertion>
            <office:change-info>
              <dc:creator>Sam Urmy</dc:creator>
              <dc:date>2016-11-01T11:29:00</dc:date>
            </office:change-info>
          </text:insertion>
        </text:changed-region>
        <text:changed-region xml:id="ct60969168" text:id="ct60969168">
          <text:insertion>
            <office:change-info>
              <dc:creator>Unknown Author</dc:creator>
              <dc:date>2016-10-28T16:07:00</dc:date>
            </office:change-info>
          </text:insertion>
        </text:changed-region>
        <text:changed-region xml:id="ct61888256" text:id="ct61888256">
          <text:insertion>
            <office:change-info>
              <dc:creator>Unknown Author</dc:creator>
              <dc:date>2016-10-28T16:13:00</dc:date>
            </office:change-info>
          </text:insertion>
        </text:changed-region>
        <text:changed-region xml:id="ct106357680" text:id="ct106357680">
          <text:insertion>
            <office:change-info>
              <dc:creator>Unknown Author</dc:creator>
              <dc:date>2016-11-21T10:25:00</dc:date>
            </office:change-info>
          </text:insertion>
        </text:changed-region>
        <text:changed-region xml:id="ct61189504" text:id="ct61189504">
          <text:insertion>
            <office:change-info>
              <dc:creator>Unknown Author</dc:creator>
              <dc:date>2016-11-21T10:28:00</dc:date>
            </office:change-info>
          </text:insertion>
        </text:changed-region>
        <text:changed-region xml:id="ct61187536" text:id="ct61187536">
          <text:insertion>
            <office:change-info>
              <dc:creator>Unknown Author</dc:creator>
              <dc:date>2016-11-21T10:29:00</dc:date>
            </office:change-info>
          </text:insertion>
        </text:changed-region>
        <text:changed-region xml:id="ct106358448" text:id="ct106358448">
          <text:insertion>
            <office:change-info>
              <dc:creator>Unknown Author</dc:creator>
              <dc:date>2016-11-21T10:31:00</dc:date>
            </office:change-info>
          </text:insertion>
        </text:changed-region>
        <text:changed-region xml:id="ct109074656" text:id="ct109074656">
          <text:insertion>
            <office:change-info>
              <dc:creator>Unknown Author</dc:creator>
              <dc:date>2016-11-21T10:34:00</dc:date>
            </office:change-info>
          </text:insertion>
        </text:changed-region>
        <text:changed-region xml:id="ct93586112" text:id="ct93586112">
          <text:insertion>
            <office:change-info>
              <dc:creator>Unknown Author</dc:creator>
              <dc:date>2016-11-21T10:32:00</dc:date>
            </office:change-info>
          </text:insertion>
        </text:changed-region>
        <text:changed-region xml:id="ct94198144" text:id="ct94198144">
          <text:insertion>
            <office:change-info>
              <dc:creator>Unknown Author</dc:creator>
              <dc:date>2016-11-21T10:33:00</dc:date>
            </office:change-info>
          </text:insertion>
        </text:changed-region>
        <text:changed-region xml:id="ct105239216" text:id="ct105239216">
          <text:insertion>
            <office:change-info>
              <dc:creator>Unknown Author</dc:creator>
              <dc:date>2016-11-21T10:50:00</dc:date>
            </office:change-info>
          </text:insertion>
        </text:changed-region>
        <text:changed-region xml:id="ct107060928" text:id="ct107060928">
          <text:insertion>
            <office:change-info>
              <dc:creator>Unknown Author</dc:creator>
              <dc:date>2016-11-21T10:56:00</dc:date>
            </office:change-info>
          </text:insertion>
        </text:changed-region>
        <text:changed-region xml:id="ct105225728" text:id="ct105225728">
          <text:insertion>
            <office:change-info>
              <dc:creator>Unknown Author</dc:creator>
              <dc:date>2016-11-21T10:42:00</dc:date>
            </office:change-info>
          </text:insertion>
        </text:changed-region>
        <text:changed-region xml:id="ct105382832" text:id="ct105382832">
          <text:insertion>
            <office:change-info>
              <dc:creator>Unknown Author</dc:creator>
              <dc:date>2016-11-21T10:49:00</dc:date>
            </office:change-info>
          </text:insertion>
        </text:changed-region>
        <text:changed-region xml:id="ct105656048" text:id="ct105656048">
          <text:insertion>
            <office:change-info>
              <dc:creator>Unknown Author</dc:creator>
              <dc:date>2016-11-21T10:50:00</dc:date>
            </office:change-info>
          </text:insertion>
        </text:changed-region>
        <text:changed-region xml:id="ct141848320" text:id="ct141848320">
          <text:insertion>
            <office:change-info>
              <dc:creator>Unknown Author</dc:creator>
              <dc:date>2016-11-21T11:28:00</dc:date>
            </office:change-info>
          </text:insertion>
        </text:changed-region>
        <text:changed-region xml:id="ct106771744" text:id="ct106771744">
          <text:insertion>
            <office:change-info>
              <dc:creator>Unknown Author</dc:creator>
              <dc:date>2016-11-21T11:12:00</dc:date>
            </office:change-info>
          </text:insertion>
        </text:changed-region>
        <text:changed-region xml:id="ct87641520" text:id="ct87641520">
          <text:insertion>
            <office:change-info>
              <dc:creator>Unknown Author</dc:creator>
              <dc:date>2016-11-21T11:13:00</dc:date>
            </office:change-info>
          </text:insertion>
        </text:changed-region>
        <text:changed-region xml:id="ct91269760" text:id="ct91269760">
          <text:insertion>
            <office:change-info>
              <dc:creator>Unknown Author</dc:creator>
              <dc:date>2016-11-21T11:22:00</dc:date>
            </office:change-info>
          </text:insertion>
        </text:changed-region>
        <text:changed-region xml:id="ct88475664" text:id="ct88475664">
          <text:insertion>
            <office:change-info>
              <dc:creator>Unknown Author</dc:creator>
              <dc:date>2016-11-21T11:25:00</dc:date>
            </office:change-info>
          </text:insertion>
        </text:changed-region>
        <text:changed-region xml:id="ct142259504" text:id="ct142259504">
          <text:insertion>
            <office:change-info>
              <dc:creator>Unknown Author</dc:creator>
              <dc:date>2016-11-21T11:26:00</dc:date>
            </office:change-info>
          </text:insertion>
        </text:changed-region>
        <text:changed-region xml:id="ct120796688" text:id="ct120796688">
          <text:insertion>
            <office:change-info>
              <dc:creator>Unknown Author</dc:creator>
              <dc:date>2016-11-21T11:27:00</dc:date>
            </office:change-info>
          </text:insertion>
        </text:changed-region>
        <text:changed-region xml:id="ct142045984" text:id="ct142045984">
          <text:insertion>
            <office:change-info>
              <dc:creator>Unknown Author</dc:creator>
              <dc:date>2016-11-21T11:28:00</dc:date>
            </office:change-info>
          </text:insertion>
        </text:changed-region>
        <text:changed-region xml:id="ct94297072" text:id="ct94297072">
          <text:insertion>
            <office:change-info>
              <dc:creator>Unknown Author</dc:creator>
              <dc:date>2016-11-21T11:29:00</dc:date>
            </office:change-info>
          </text:insertion>
        </text:changed-region>
        <text:changed-region xml:id="ct62060384" text:id="ct62060384">
          <text:insertion>
            <office:change-info>
              <dc:creator>Unknown Author</dc:creator>
              <dc:date>2016-10-28T16:43:00</dc:date>
            </office:change-info>
          </text:insertion>
        </text:changed-region>
        <text:changed-region xml:id="ct61890656" text:id="ct61890656">
          <text:insertion>
            <office:change-info>
              <dc:creator>Unknown Author</dc:creator>
              <dc:date>2016-10-28T16:21:00</dc:date>
            </office:change-info>
          </text:insertion>
        </text:changed-region>
        <text:changed-region xml:id="ct62061184" text:id="ct62061184">
          <text:insertion>
            <office:change-info>
              <dc:creator>Unknown Author</dc:creator>
              <dc:date>2016-10-28T16:22:00</dc:date>
            </office:change-info>
          </text:insertion>
        </text:changed-region>
        <text:changed-region xml:id="ct60958128" text:id="ct60958128">
          <text:insertion>
            <office:change-info>
              <dc:creator>Unknown Author</dc:creator>
              <dc:date>2016-10-28T16:24:00</dc:date>
            </office:change-info>
          </text:insertion>
        </text:changed-region>
        <text:changed-region xml:id="ct60967312" text:id="ct60967312">
          <text:insertion>
            <office:change-info>
              <dc:creator>Unknown Author</dc:creator>
              <dc:date>2016-10-28T16:29:00</dc:date>
            </office:change-info>
          </text:insertion>
        </text:changed-region>
        <text:changed-region xml:id="ct61986016" text:id="ct61986016">
          <text:insertion>
            <office:change-info>
              <dc:creator>Unknown Author</dc:creator>
              <dc:date>2016-10-28T16:41:00</dc:date>
            </office:change-info>
          </text:insertion>
        </text:changed-region>
        <text:changed-region xml:id="ct61890880" text:id="ct61890880">
          <text:insertion>
            <office:change-info>
              <dc:creator>Unknown Author</dc:creator>
              <dc:date>2016-10-28T16:40:00</dc:date>
            </office:change-info>
          </text:insertion>
        </text:changed-region>
        <text:changed-region xml:id="ct62070128" text:id="ct62070128">
          <text:insertion>
            <office:change-info>
              <dc:creator>Unknown Author</dc:creator>
              <dc:date>2016-10-28T16:38:00</dc:date>
            </office:change-info>
          </text:insertion>
        </text:changed-region>
        <text:changed-region xml:id="ct62070352" text:id="ct62070352">
          <text:insertion>
            <office:change-info>
              <dc:creator>Unknown Author</dc:creator>
              <dc:date>2016-10-28T16:53:00</dc:date>
            </office:change-info>
          </text:insertion>
        </text:changed-region>
        <text:changed-region xml:id="ct62064736" text:id="ct62064736">
          <text:insertion>
            <office:change-info>
              <dc:creator>Unknown Author</dc:creator>
              <dc:date>2016-10-28T16:52:00</dc:date>
            </office:change-info>
          </text:insertion>
        </text:changed-region>
        <text:changed-region xml:id="ct62067856" text:id="ct62067856">
          <text:insertion>
            <office:change-info>
              <dc:creator>Unknown Author</dc:creator>
              <dc:date>2016-10-28T16:39:00</dc:date>
            </office:change-info>
          </text:insertion>
        </text:changed-region>
        <text:changed-region xml:id="ct62075840" text:id="ct62075840">
          <text:insertion>
            <office:change-info>
              <dc:creator>Unknown Author</dc:creator>
              <dc:date>2016-10-28T17:05:00</dc:date>
            </office:change-info>
          </text:insertion>
        </text:changed-region>
        <text:changed-region xml:id="ct62062928" text:id="ct62062928">
          <text:insertion>
            <office:change-info>
              <dc:creator>Unknown Author</dc:creator>
              <dc:date>2016-10-28T17:03:00</dc:date>
            </office:change-info>
          </text:insertion>
        </text:changed-region>
        <text:changed-region xml:id="ct60930000" text:id="ct60930000">
          <text:insertion>
            <office:change-info>
              <dc:creator>Unknown Author</dc:creator>
              <dc:date>2016-11-18T17:33:00</dc:date>
            </office:change-info>
          </text:insertion>
        </text:changed-region>
        <text:changed-region xml:id="ct60935312" text:id="ct60935312">
          <text:insertion>
            <office:change-info>
              <dc:creator>Unknown Author</dc:creator>
              <dc:date>2016-10-28T17:06:00</dc:date>
            </office:change-info>
          </text:insertion>
        </text:changed-region>
        <text:changed-region xml:id="ct62070976" text:id="ct62070976">
          <text:insertion>
            <office:change-info>
              <dc:creator>Unknown Author</dc:creator>
              <dc:date>2016-10-28T17:07:00</dc:date>
            </office:change-info>
          </text:insertion>
        </text:changed-region>
        <text:changed-region xml:id="ct60929632" text:id="ct60929632">
          <text:insertion>
            <office:change-info>
              <dc:creator>Unknown Author</dc:creator>
              <dc:date>2016-10-28T17:08:00</dc:date>
            </office:change-info>
          </text:insertion>
        </text:changed-region>
        <text:changed-region xml:id="ct61987360" text:id="ct61987360">
          <text:insertion>
            <office:change-info>
              <dc:creator>Unknown Author</dc:creator>
              <dc:date>2016-10-28T17:11:00</dc:date>
            </office:change-info>
          </text:insertion>
        </text:changed-region>
        <text:changed-region xml:id="ct62063312" text:id="ct62063312">
          <text:insertion>
            <office:change-info>
              <dc:creator>Unknown Author</dc:creator>
              <dc:date>2016-10-28T17:16:00</dc:date>
            </office:change-info>
          </text:insertion>
        </text:changed-region>
        <text:changed-region xml:id="ct60956416" text:id="ct60956416">
          <text:insertion>
            <office:change-info>
              <dc:creator>Unknown Author</dc:creator>
              <dc:date>2016-10-28T17:12:00</dc:date>
            </office:change-info>
          </text:insertion>
        </text:changed-region>
        <text:changed-region xml:id="ct62064960" text:id="ct62064960">
          <text:insertion>
            <office:change-info>
              <dc:creator>Unknown Author</dc:creator>
              <dc:date>2016-10-28T17:13:00</dc:date>
            </office:change-info>
          </text:insertion>
        </text:changed-region>
        <text:changed-region xml:id="ct62020064" text:id="ct62020064">
          <text:deletion>
            <office:change-info>
              <dc:creator>Joe Warren</dc:creator>
              <dc:date>2016-11-03T15:03:00</dc:date>
            </office:change-info>
            <text:p text:style-name="P21"><text:span text:style-name="T84">does </text:span></text:p>
          </text:deletion>
        </text:changed-region>
        <text:changed-region xml:id="ct62068736" text:id="ct62068736">
          <text:insertion>
            <office:change-info>
              <dc:creator>Unknown Author</dc:creator>
              <dc:date>2016-10-28T17:13:00</dc:date>
            </office:change-info>
          </text:insertion>
        </text:changed-region>
        <text:changed-region xml:id="ct62065712" text:id="ct62065712">
          <text:insertion>
            <office:change-info>
              <dc:creator>Joe Warren</dc:creator>
              <dc:date>2016-11-03T15:03:00</dc:date>
            </office:change-info>
          </text:insertion>
        </text:changed-region>
        <text:changed-region xml:id="ct62066592" text:id="ct62066592">
          <text:insertion>
            <office:change-info>
              <dc:creator>Unknown Author</dc:creator>
              <dc:date>2016-10-28T17:13:00</dc:date>
            </office:change-info>
          </text:insertion>
        </text:changed-region>
        <text:changed-region xml:id="ct62069344" text:id="ct62069344">
          <text:insertion>
            <office:change-info>
              <dc:creator>Unknown Author</dc:creator>
              <dc:date>2016-10-28T17:14:00</dc:date>
            </office:change-info>
          </text:insertion>
        </text:changed-region>
        <text:changed-region xml:id="ct60949216" text:id="ct60949216">
          <text:insertion>
            <office:change-info>
              <dc:creator>Unknown Author</dc:creator>
              <dc:date>2016-11-18T17:34:00</dc:date>
            </office:change-info>
          </text:insertion>
        </text:changed-region>
        <text:changed-region xml:id="ct60948672" text:id="ct60948672">
          <text:insertion>
            <office:change-info>
              <dc:creator>Unknown Author</dc:creator>
              <dc:date>2016-11-18T17:35:00</dc:date>
            </office:change-info>
          </text:insertion>
        </text:changed-region>
        <text:changed-region xml:id="ct60940720" text:id="ct60940720">
          <text:insertion>
            <office:change-info>
              <dc:creator>Unknown Author</dc:creator>
              <dc:date>2016-10-28T17:19:00</dc:date>
            </office:change-info>
          </text:insertion>
        </text:changed-region>
        <text:changed-region xml:id="ct60677008" text:id="ct60677008">
          <text:insertion>
            <office:change-info>
              <dc:creator>Unknown Author</dc:creator>
              <dc:date>2016-10-28T17:14:00</dc:date>
            </office:change-info>
          </text:insertion>
        </text:changed-region>
        <text:changed-region xml:id="ct62066320" text:id="ct62066320">
          <text:insertion>
            <office:change-info>
              <dc:creator>Sam Urmy</dc:creator>
              <dc:date>2016-11-01T10:34:00</dc:date>
            </office:change-info>
          </text:insertion>
        </text:changed-region>
        <text:changed-region xml:id="ct60679856" text:id="ct60679856">
          <text:insertion>
            <office:change-info>
              <dc:creator>Sam Urmy</dc:creator>
              <dc:date>2016-11-01T10:31:00</dc:date>
            </office:change-info>
          </text:insertion>
        </text:changed-region>
        <text:changed-region xml:id="ct62076832" text:id="ct62076832">
          <text:deletion>
            <office:change-info>
              <dc:creator>Sam Urmy</dc:creator>
              <dc:date>2016-11-01T10:31:00</dc:date>
            </office:change-info>
            <text:p text:style-name="P20"><text:span text:style-name="T85">In all</text:span></text:p>
          </text:deletion>
        </text:changed-region>
        <text:changed-region xml:id="ct60679408" text:id="ct60679408">
          <text:insertion>
            <office:change-info>
              <dc:creator>Sam Urmy</dc:creator>
              <dc:date>2016-11-01T10:31:00</dc:date>
            </office:change-info>
          </text:insertion>
        </text:changed-region>
        <text:changed-region xml:id="ct60681392" text:id="ct60681392">
          <text:insertion>
            <office:change-info>
              <dc:creator>Sam Urmy</dc:creator>
              <dc:date>2016-11-01T10:34:00</dc:date>
            </office:change-info>
          </text:insertion>
        </text:changed-region>
        <text:changed-region xml:id="ct60681616" text:id="ct60681616">
          <text:insertion>
            <office:change-info>
              <dc:creator>Sam Urmy</dc:creator>
              <dc:date>2016-11-01T10:37:00</dc:date>
            </office:change-info>
          </text:insertion>
        </text:changed-region>
        <text:changed-region xml:id="ct60682304" text:id="ct60682304">
          <text:insertion>
            <office:change-info>
              <dc:creator>Sam Urmy</dc:creator>
              <dc:date>2016-11-01T10:38:00</dc:date>
            </office:change-info>
          </text:insertion>
        </text:changed-region>
        <text:changed-region xml:id="ct60682528" text:id="ct60682528">
          <text:deletion>
            <office:change-info>
              <dc:creator>Sam Urmy</dc:creator>
              <dc:date>2016-11-01T10:38:00</dc:date>
            </office:change-info>
            <text:p text:style-name="P20"><text:span text:style-name="T85">,</text:span></text:p>
          </text:deletion>
        </text:changed-region>
        <text:changed-region xml:id="ct60683360" text:id="ct60683360">
          <text:deletion>
            <office:change-info>
              <dc:creator>Sam Urmy</dc:creator>
              <dc:date>2016-11-01T10:38:00</dc:date>
            </office:change-info>
            <text:p text:style-name="P20"><text:span text:style-name="T85"><text:s/>predominant</text:span></text:p>
          </text:deletion>
        </text:changed-region>
        <text:changed-region xml:id="ct60683136" text:id="ct60683136">
          <text:deletion>
            <office:change-info>
              <dc:creator>Joe Warren</dc:creator>
              <dc:date>2016-10-07T13:33:00</dc:date>
            </office:change-info>
            <text:p text:style-name="P20"><text:span text:style-name="T85">n</text:span></text:p>
          </text:deletion>
        </text:changed-region>
        <text:changed-region xml:id="ct60681840" text:id="ct60681840">
          <text:deletion>
            <office:change-info>
              <dc:creator>Sam Urmy</dc:creator>
              <dc:date>2016-11-01T10:38:00</dc:date>
            </office:change-info>
            <text:p text:style-name="P20"><text:span text:style-name="T85">there was a</text:span></text:p>
          </text:deletion>
        </text:changed-region>
        <text:changed-region xml:id="ct60682752" text:id="ct60682752">
          <text:insertion>
            <office:change-info>
              <dc:creator>Sam Urmy</dc:creator>
              <dc:date>2016-11-01T10:39:00</dc:date>
            </office:change-info>
          </text:insertion>
        </text:changed-region>
        <text:changed-region xml:id="ct60683584" text:id="ct60683584">
          <text:insertion>
            <office:change-info>
              <dc:creator>Sam Urmy</dc:creator>
              <dc:date>2016-11-01T10:38:00</dc:date>
            </office:change-info>
          </text:insertion>
        </text:changed-region>
        <text:changed-region xml:id="ct60683808" text:id="ct60683808">
          <text:deletion>
            <office:change-info>
              <dc:creator>Sam Urmy</dc:creator>
              <dc:date>2016-11-01T10:38:00</dc:date>
            </office:change-info>
            <text:p text:style-name="P20"><text:span text:style-name="T85">of</text:span></text:p>
          </text:deletion>
        </text:changed-region>
        <text:changed-region xml:id="ct60685216" text:id="ct60685216">
          <text:insertion>
            <office:change-info>
              <dc:creator>Sam Urmy</dc:creator>
              <dc:date>2016-11-01T10:38:00</dc:date>
            </office:change-info>
          </text:insertion>
        </text:changed-region>
        <text:changed-region xml:id="ct60685440" text:id="ct60685440">
          <text:deletion>
            <office:change-info>
              <dc:creator>Sam Urmy</dc:creator>
              <dc:date>2016-11-01T10:38:00</dc:date>
            </office:change-info>
            <text:p text:style-name="P20"><text:span text:style-name="T86">nearer</text:span></text:p>
          </text:deletion>
        </text:changed-region>
        <text:changed-region xml:id="ct60684800" text:id="ct60684800">
          <text:insertion>
            <office:change-info>
              <dc:creator>Sam Urmy</dc:creator>
              <dc:date>2016-11-01T10:38:00</dc:date>
            </office:change-info>
          </text:insertion>
        </text:changed-region>
        <text:changed-region xml:id="ct60684304" text:id="ct60684304">
          <text:insertion>
            <office:change-info>
              <dc:creator>Sam Urmy</dc:creator>
              <dc:date>2016-11-01T10:38:00</dc:date>
            </office:change-info>
          </text:insertion>
        </text:changed-region>
        <text:changed-region xml:id="ct60684528" text:id="ct60684528">
          <text:deletion>
            <office:change-info>
              <dc:creator>Sam Urmy</dc:creator>
              <dc:date>2016-11-01T10:38:00</dc:date>
            </office:change-info>
            <text:p text:style-name="P20"><text:span text:style-name="T85">l</text:span></text:p>
          </text:deletion>
        </text:changed-region>
        <text:changed-region xml:id="ct61622064" text:id="ct61622064">
          <text:insertion>
            <office:change-info>
              <dc:creator>Sam Urmy</dc:creator>
              <dc:date>2016-11-01T10:38:00</dc:date>
            </office:change-info>
          </text:insertion>
        </text:changed-region>
        <text:changed-region xml:id="ct61621440" text:id="ct61621440">
          <text:insertion>
            <office:change-info>
              <dc:creator>Sam Urmy</dc:creator>
              <dc:date>2016-11-01T10:38:00</dc:date>
            </office:change-info>
          </text:insertion>
        </text:changed-region>
        <text:changed-region xml:id="ct61621664" text:id="ct61621664">
          <text:deletion>
            <office:change-info>
              <dc:creator>Sam Urmy</dc:creator>
              <dc:date>2016-11-01T10:39:00</dc:date>
            </office:change-info>
            <text:p text:style-name="P20"><text:span text:style-name="T86">s</text:span></text:p>
          </text:deletion>
        </text:changed-region>
        <text:changed-region xml:id="ct61622288" text:id="ct61622288">
          <text:insertion>
            <office:change-info>
              <dc:creator>Sam Urmy</dc:creator>
              <dc:date>2016-11-01T10:39:00</dc:date>
            </office:change-info>
          </text:insertion>
        </text:changed-region>
        <text:changed-region xml:id="ct61624288" text:id="ct61624288">
          <text:insertion>
            <office:change-info>
              <dc:creator>Joe Warren</dc:creator>
              <dc:date>2016-10-07T13:33:00</dc:date>
            </office:change-info>
          </text:insertion>
        </text:changed-region>
        <text:changed-region xml:id="ct61624720" text:id="ct61624720">
          <text:insertion>
            <office:change-info>
              <dc:creator>Joe Warren</dc:creator>
              <dc:date>2016-10-07T13:33:00</dc:date>
            </office:change-info>
          </text:insertion>
        </text:changed-region>
        <text:changed-region xml:id="ct61046816" text:id="ct61046816">
          <text:deletion>
            <office:change-info>
              <dc:creator>Sam Urmy</dc:creator>
              <dc:date>2016-11-01T10:40:00</dc:date>
            </office:change-info>
            <text:p text:style-name="P20"><text:span text:style-name="T86">suspended </text:span></text:p>
          </text:deletion>
        </text:changed-region>
        <text:changed-region xml:id="ct62124720" text:id="ct62124720">
          <text:insertion>
            <office:change-info>
              <dc:creator>Sam Urmy</dc:creator>
              <dc:date>2016-11-01T10:40:00</dc:date>
            </office:change-info>
          </text:insertion>
        </text:changed-region>
        <text:changed-region xml:id="ct62125520" text:id="ct62125520">
          <text:insertion>
            <office:change-info>
              <dc:creator>Sam Urmy</dc:creator>
              <dc:date>2016-11-01T10:41:00</dc:date>
            </office:change-info>
          </text:insertion>
        </text:changed-region>
        <text:changed-region xml:id="ct62121744" text:id="ct62121744">
          <text:insertion>
            <office:change-info>
              <dc:creator>Joe Warren</dc:creator>
              <dc:date>2016-10-07T13:34:00</dc:date>
            </office:change-info>
          </text:insertion>
        </text:changed-region>
        <text:changed-region xml:id="ct62176784" text:id="ct62176784">
          <text:insertion>
            <office:change-info>
              <dc:creator>Unknown Author</dc:creator>
              <dc:date>2016-11-17T23:19:00</dc:date>
            </office:change-info>
          </text:insertion>
        </text:changed-region>
        <text:changed-region xml:id="ct62122000" text:id="ct62122000">
          <text:deletion>
            <office:change-info>
              <dc:creator>Sam Urmy</dc:creator>
              <dc:date>2016-11-01T10:41:00</dc:date>
            </office:change-info>
            <text:p text:style-name="P20"><text:span text:style-name="T87">steeper gradients observed</text:span></text:p>
          </text:deletion>
        </text:changed-region>
        <text:changed-region xml:id="ct62184032" text:id="ct62184032">
          <text:insertion>
            <office:change-info>
              <dc:creator>Sam Urmy</dc:creator>
              <dc:date>2016-11-01T10:41:00</dc:date>
            </office:change-info>
          </text:insertion>
        </text:changed-region>
        <text:changed-region xml:id="ct60953920" text:id="ct60953920">
          <text:deletion>
            <office:change-info>
              <dc:creator>Sam Urmy</dc:creator>
              <dc:date>2016-11-01T10:42:00</dc:date>
            </office:change-info>
            <text:p text:style-name="P20"><text:span text:style-name="T88">often</text:span></text:p>
          </text:deletion>
        </text:changed-region>
        <text:changed-region xml:id="ct60951392" text:id="ct60951392">
          <text:insertion>
            <office:change-info>
              <dc:creator>Sam Urmy</dc:creator>
              <dc:date>2016-11-01T12:18:00</dc:date>
            </office:change-info>
          </text:insertion>
        </text:changed-region>
        <text:changed-region xml:id="ct60684032" text:id="ct60684032">
          <text:deletion>
            <office:change-info>
              <dc:creator>Sam Urmy</dc:creator>
              <dc:date>2016-11-01T12:18:00</dc:date>
            </office:change-info>
            <text:p text:style-name="P20"><text:span text:style-name="T88">9</text:span></text:p>
          </text:deletion>
        </text:changed-region>
        <text:changed-region xml:id="ct62156272" text:id="ct62156272">
          <text:deletion>
            <office:change-info>
              <dc:creator>Unknown Author</dc:creator>
              <dc:date>2016-11-17T23:20:00</dc:date>
            </office:change-info>
            <text:p text:style-name="P22"><text:span text:style-name="T89"><office:annotation><dc:creator>Sam Urmy</dc:creator><dc:date>2016-11-01T10:56:26</dc:date><text:p text:style-name="P87"><text:span text:style-name="T526">Reply to Joe Warren (10/07/2016, 13:37): "..."</text:span></text:p><text:p><text:span text:style-name="T527">This analysis has been added</text:span></text:p></office:annotation></text:span><text:span text:style-name="T89"><office:annotation><dc:creator>Joe Warren</dc:creator><dc:date>2016-10-07T13:37:00</dc:date><loext:sender-initials>JW</loext:sender-initials><text:p text:style-name="P87"><text:span text:style-name="T525">Reviewer comment – if they did net tows, where are the numerical density estimates from the nets to compare with the acoustics. <text:s/>They only presented numerical composition of the net catches...</text:span></text:p></office:annotation></text:span></text:p>
          </text:deletion>
        </text:changed-region>
        <text:changed-region xml:id="ct62169408" text:id="ct62169408">
          <text:insertion>
            <office:change-info>
              <dc:creator>Unknown Author</dc:creator>
              <dc:date>2016-11-18T17: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510">S</text:span><text:span text:style-name="T509">easonal changes </text:span><text:span text:style-name="T510">in the abundance, distribution, and patchiness of </text:span><text:span text:style-name="T507">zooplankton </text:span><text:span text:style-name="T511">and fish </text:span><text:span text:style-name="T507">in </text:span><text:span text:style-name="T508">four </text:span><text:span text:style-name="T510">peri-</text:span><text:span text:style-name="T508">alpine</text:span><text:span text:style-name="T507"> lakes </text:span><text:span text:style-name="T508">in the Sierra Nevada, California</text:span></text:p>
      <text:p text:style-name="P51"/>
      <text:p text:style-name="P1"><text:span text:style-name="T520">Samuel S. </text:span>Urmy <text:span text:style-name="T512">and</text:span> <text:span text:style-name="T520">Joseph D. </text:span>Warren<text:change-start text:change-id="ct61101344"/>*<text:change-end text:change-id="ct61101344"/><text:change text:change-id="ct61118368"/><text:change-start text:change-id="ct61098384"/></text:p>
      <text:p text:style-name="P44">School of Marine and Atmospheric Sciences</text:p>
      <text:p text:style-name="P44">Stony Brook University</text:p>
      <text:p text:style-name="P44">239 Montauk Hwy</text:p>
      <text:p text:style-name="P44">Southampton, NY 11901, USA<text:change-end text:change-id="ct61098384"/><text:change-start text:change-id="ct61107312"/></text:p>
      <text:p text:style-name="P44"><text:change-end text:change-id="ct61107312"/><text:change-start text:change-id="ct61108176"/></text:p>
      <text:p text:style-name="P44">* <text:span text:style-name="T522">Corresponding author: joe.warren@stonybrook.edu</text:span><text:change-end text:change-id="ct61108176"/></text:p>
      <text:p text:style-name="P51"><text:change-start text:change-id="ct61101568"/></text:p>
      <text:p text:style-name="P44">Running head: <text:change-end text:change-id="ct61101568"/><text:change-start text:change-id="ct61086208"/><text:span text:style-name="T521">Zooplankton and fish in Sierra Nevada Lakes</text:span><text:change-end text:change-id="ct61086208"/><text:change-start text:change-id="ct61087168"/></text:p>
      <text:p text:style-name="P44"><text:change-end text:change-id="ct61087168"/><text:change-start text:change-id="ct61073680"/></text:p>
      <text:p text:style-name="P2"><text:span text:style-name="T523">Keywords: </text:span><text:change-end text:change-id="ct61073680"/><text:change-start text:change-id="ct61116800"/><text:span text:style-name="T523">acoustics,</text:span><text:change-end text:change-id="ct61116800"/><text:change-start text:change-id="ct61104576"/><text:span text:style-name="T523"> biomass estimation, </text:span><text:change-end text:change-id="ct61104576"/><text:change-start text:change-id="ct61090224"/><text:span text:style-name="T523">patchiness</text:span><text:change-end text:change-id="ct61090224"/><text:change-start text:change-id="ct62143040"/><text:span text:style-name="T523">, target strength</text:span><text:change-end text:change-id="ct62143040"/><text:change-start text:change-id="ct91425248"/><text:span text:style-name="T523">, variogram</text:span><text:change-end text:change-id="ct91425248"/><text:change-start text:change-id="ct91490640"/><text:span text:style-name="T523">s</text:span><text:span text:style-name="T523"><office:annotation><dc:creator>Unknown Author</dc:creator><dc:date>2016-11-21T10:22:09.797259011</dc:date><text:p text:style-name="P88"><text:span text:style-name="T530">Suggestions/edits to this list welcome</text:span></text:p></office:annotation></text:span><text:change-end text:change-id="ct91490640"/><text:change text:change-id="ct61158704"/><text:change-start text:change-id="ct61117312"/></text:p>
      <text:p text:style-name="P60"><text:change-end text:change-id="ct61117312"/></text:p>
      <text:p text:style-name="P51">Abstract</text:p>
      <text:p text:style-name="P3"><text:tab/>Zooplankton are recognized as a critical component of lake ecosystems. <text:s/>While it is well-known that their <text:span text:style-name="T1">spatial </text:span>distribution is often <text:change text:change-id="ct61117024"/><text:s/>patchy<text:change text:change-id="ct61065120"/>, <text:span text:style-name="T1">this aspect of their ecology has rarely been investigated or quantified in most lakes, let alone those in remote, high-altitude locations. <text:s/>We used a portable, dual-frequency scientific echosounder</text:span><text:change text:change-id="ct61090720"/><text:span text:style-name="T1"> </text:span><text:change text:change-id="ct61162288"/><text:change-start text:change-id="ct61113440"/><text:span text:style-name="T1">deployed from</text:span><text:change-end text:change-id="ct61113440"/><text:span text:style-name="T1"> small boats</text:span><text:change text:change-id="ct61106944"/><text:span text:style-name="T1"> to map acoustic backscatter from zooplankton and fish in four peri-alpine lakes in the Sierra Nevada Mountains of California, USA: Independence Lake, Lake Tahoe, Cherry Lake, and Lake Eleanor. <text:s/>We </text:span><text:change text:change-id="ct61161568"/><text:span text:style-name="T1">conducted net sampling to confirm the identities of the scattering organisms</text:span><text:change text:change-id="ct61093840"/><text:span text:style-name="T1"> and to parameterize physics-based models </text:span><text:change-start text:change-id="ct61084320"/><text:span text:style-name="T1">to estimate</text:span><text:change-end text:change-id="ct61084320"/><text:change text:change-id="ct61084544"/><text:span text:style-name="T1"> </text:span><text:change-start text:change-id="ct61102928"/><text:span text:style-name="T1">the </text:span><text:change-end text:change-id="ct61102928"/><text:span text:style-name="T1">sound-scattering properties</text:span><text:change-start text:change-id="ct61071552"/><text:span text:style-name="T1"> of these organisms</text:span><text:change-end text:change-id="ct61071552"/><text:span text:style-name="T1">. <text:s/>Th</text:span><text:change text:change-id="ct61066016"/><text:change-start text:change-id="ct60090032"/><text:span text:style-name="T1">is</text:span><text:change-end text:change-id="ct60090032"/><text:span text:style-name="T1"> allowed us to </text:span><text:change text:change-id="ct61069424"/><text:change-start text:change-id="ct61161184"/><text:span text:style-name="T1">convert</text:span><text:change-end text:change-id="ct61161184"/><text:span text:style-name="T1"> acoustic backscatter </text:span><text:change-start text:change-id="ct61159184"/><text:span text:style-name="T1">measurements </text:span><text:change-end text:change-id="ct61159184"/><text:span text:style-name="T1">into estimates of total zooplankton biomass. <text:s/>In two of the lakes, Cherry and Eleanor, we repeated </text:span><text:change text:change-id="ct61159936"/><text:change-start text:change-id="ct61068656"/><text:span text:style-name="T1">the</text:span><text:change-end text:change-id="ct61068656"/><text:span text:style-name="T1"> surveys four times at seasonal intervals between fall 2013 and fall 2014. <text:s/>Zooplankton abundances were highest in these lakes in the spring and summer of 2014, with <text:s/>peak </text:span><text:change-start text:change-id="ct61173568"/><text:span text:style-name="T1">dry-weight </text:span><text:change-end text:change-id="ct61173568"/><text:span text:style-name="T1">biomasses</text:span><text:change text:change-id="ct61175040"/><text:span text:style-name="T1"> estimated at 50 t in Lake Eleanor in April and 113 t in Cherry Lake in June. <text:s/></text:span><text:change-start text:change-id="ct61171584"/><text:span text:style-name="T1">The estimated density of fish also varied in ti</text:span><text:change-end text:change-id="ct61171584"/><text:change-start text:change-id="ct61166464"/><text:span text:style-name="T1">me and in its vertical distribution, increasing and moving </text:span><office:annotation office:name="__Annotation__6863_1392303280"><dc:creator>Joe Warren</dc:creator><dc:date>2016-11-03T14:36:48</dc:date><loext:sender-initials>JW</loext:sender-initials><text:p text:style-name="P87"><text:span text:style-name="T525">Maybe replace w/ shallower ?</text:span></text:p></office:annotation><text:span text:style-name="T1">up</text:span><text:change-end text:change-id="ct61166464"/><text:change-start text:change-id="ct61220688"/><office:annotation-end office:name="__Annotation__6863_1392303280"/><text:change-end text:change-id="ct61220688"/><text:change-start text:change-id="ct61155200"/><text:span text:style-name="T1"> in the water column in </text:span><text:change-end text:change-id="ct61155200"/><text:change text:change-id="ct61219648"/><text:change-start text:change-id="ct61213424"/><text:span text:style-name="T1">June in both Cherry Lake and Lake Eleanor</text:span><text:change-end text:change-id="ct61213424"/><text:change text:change-id="ct61212912"/><text:change-start text:change-id="ct61155504"/><text:span text:style-name="T1">. <text:s/></text:span><text:change-end text:change-id="ct61155504"/><text:span text:style-name="T1">Zooplankton density </text:span><text:change text:change-id="ct61218016"/><text:change text:change-id="ct61154000"/><text:change text:change-id="ct61154608"/><text:change text:change-id="ct61148224"/><text:change-start text:change-id="ct61210496"/><office:annotation office:name="__Annotation__6865_1392303280"><dc:creator>Joe Warren</dc:creator><dc:date>2016-11-03T14:37:59</dc:date><loext:sender-initials>JW</loext:sender-initials><text:p text:style-name="P87"><text:span text:style-name="T525">Could we replace this with “varied spatially” ?</text:span></text:p></office:annotation><text:span text:style-name="T1">displayed</text:span><text:change-end text:change-id="ct61210496"/><text:change-start text:change-id="ct61210896"/><text:span text:style-name="T1"> var</text:span><text:change-end text:change-id="ct61210896"/><text:change-start text:change-id="ct61214768"/><text:span text:style-name="T1">i</text:span><text:change-end text:change-id="ct61214768"/><text:change text:change-id="ct61217088"/><text:change-start text:change-id="ct61217552"/><text:span text:style-name="T1">able spatial trends</text:span><text:change-end text:change-id="ct61217552"/><text:change-start text:change-id="ct61216752"/><office:annotation-end office:name="__Annotation__6865_1392303280"/><text:change-end text:change-id="ct61216752"/><text:change-start text:change-id="ct61241712"/><text:span text:style-name="T1"> at the lake-wide scale</text:span><text:change-end text:change-id="ct61241712"/><text:span text:style-name="T1">, and </text:span><text:change-start text:change-id="ct61153664"/><text:span text:style-name="T1">the residuals from these trends were</text:span><text:change-end text:change-id="ct61153664"/><text:span text:style-name="T1"> </text:span><text:change text:change-id="ct61168976"/><text:change text:change-id="ct61218704"/><text:change text:change-id="ct61218480"/><text:change text:change-id="ct61150752"/><text:change-start text:change-id="ct61157888"/><text:span text:style-name="T1">spatially autocorrelated</text:span><text:change-end text:change-id="ct61157888"/><text:change-start text:change-id="ct61242640"/><text:span text:style-name="T1"> to distances over 1 km</text:span><text:change-end text:change-id="ct61242640"/><text:span text:style-name="T1">. <text:s/>These results illustrate </text:span><text:change text:change-id="ct61197664"/><text:change-start text:change-id="ct61222352"/><text:span text:style-name="T1">how</text:span><text:change-end text:change-id="ct61222352"/><text:span text:style-name="T1"> acoustic sampling </text:span><text:change-start text:change-id="ct61175952"/><text:span text:style-name="T1">can be used </text:span><text:change-end text:change-id="ct61175952"/><text:change text:change-id="ct61250928"/><text:change-start text:change-id="ct61176176"/><text:span text:style-name="T1">to rapidly </text:span><text:change-end text:change-id="ct61176176"/><text:change text:change-id="ct61176512"/><text:change-start text:change-id="ct61224400"/><text:span text:style-name="T1">measure</text:span><text:change-end text:change-id="ct61224400"/><text:change-start text:change-id="ct61209136"/><text:span text:style-name="T1"> the distribution </text:span><text:change-end text:change-id="ct61209136"/><text:change-start text:change-id="ct61248064"/><text:span text:style-name="T1">and abundance of multiple trophic levels in small lakes, and </text:span><text:change-end text:change-id="ct61248064"/><text:change-start text:change-id="ct61205696"/><text:span text:style-name="T1">to</text:span><text:change-end text:change-id="ct61205696"/><text:span text:style-name="T1"> </text:span><text:change text:change-id="ct61207392"/><text:change text:change-id="ct61207168"/><text:change text:change-id="ct61206944"/><text:change-start text:change-id="ct61251568"/><text:span text:style-name="T1">describe</text:span><text:change-end text:change-id="ct61251568"/><text:span text:style-name="T1"> </text:span><text:change-start text:change-id="ct61253760"/><text:span text:style-name="T1">spatial </text:span><text:change-end text:change-id="ct61253760"/><text:span text:style-name="T1">trends and patterns</text:span><text:change-start text:change-id="ct61196160"/><text:span text:style-name="T1"> of these organisms</text:span><text:change-end text:change-id="ct61196160"/><text:change text:change-id="ct61196384"/><text:span text:style-name="T1">. <text:s/>They also highlight the presence of gradients and patchiness in the distribution of freshwater zooplankton, even in small lakes, and raise questions about the processes generating and maintaining those spatial distributions.</text:span><text:change text:change-id="ct61202848"/></text:p>
      <text:p text:style-name="P3"/>
      <text:p text:style-name="P60">Introduction</text:p>
      <text:p text:style-name="P4"><text:tab/><text:span text:style-name="T2">Zooplankton play a number of important roles in lake ecosystems. <text:s/>They </text:span><text:change text:change-id="ct61222128"/><text:span text:style-name="T2"><text:s/>influence</text:span><text:change text:change-id="ct59719728"/><text:span text:style-name="T2"> water clarity and nutrient cycling through grazing on primary production</text:span><text:change text:change-id="ct61162512"/><text:change-start text:change-id="ct61247840"/><text:span text:style-name="T2"> and </text:span><text:change-end text:change-id="ct61247840"/><text:span text:style-name="T2">are also the conduit through which primary production reaches larger predators such as fish, which are often of commercial, recreational, and cultural importance for humans. <text:s/>For the sake of conceptual clarity or computational tract</text:span><text:change-start text:change-id="ct61213936"/><text:span text:style-name="T2">a</text:span><text:change-end text:change-id="ct61213936"/><text:change text:change-id="ct60090256"/><text:span text:style-name="T2">bility, most models of aquatic food webs assume, explicitly or implicitly, that the spatial distributions of their component species can be ignored </text:span><text:reference-mark-start text:name="ADDIN CSL_CITATION {&quot;citationItems&quot;: [{&quot;id&quot;: &quot;ITEM-1&quot;, &quot;itemData&quot;: {&quot;type&quot;: &quot;article-journal&quot;, &quot;page&quot;: &quot;150-155&quot;, &quot;ISSN&quot;: &quot;2042-8898&quot;, &quot;DOI&quot;: &quot;10.1098/rsfs.2011.0084&quot;, &quot;volume&quot;: &quot;2&quot;, &quot;issued&quot;: {&quot;date-parts&quot;: [[&quot;2012&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id&quot;: &quot;ITEM-1&quot;, &quot;PMID&quot;: &quot;23565330&quot;, &quot;author&quot;: [{&quot;parse-names&quot;: false, &quot;family&quot;: &quot;Gr\u00fcnbaum&quot;, &quot;suffix&quot;: &quot;&quot;, &quot;given&quot;: &quot;Daniel&quot;, &quot;non-dropping-particle&quot;: &quot;&quot;, &quot;dropping-particle&quot;: &quot;&quot;}], &quot;issue&quot;: &quot;2&quot;, &quot;container-title&quot;: &quot;Interface Focus&quot;}, &quot;uris&quot;: [&quot;http://www.mendeley.com/documents/?uuid=7cd2e438-24a5-418f-b135-c54a575387ab&quot;]}], &quot;properties&quot;: {&quot;noteIndex&quot;: 0}, &quot;schema&quot;: &quot;https://github.com/citation-style-language/schema/raw/master/csl-citation.json&quot;, &quot;mendeley&quot;: {&quot;formattedCitation&quot;: &quot;(Gr\u00fcnbaum 2012)&quot;, &quot;previouslyFormattedCitation&quot;: &quot;(Gr\u00fcnbaum 2012)&quot;, &quot;plainTextFormattedCitation&quot;: &quot;(Gr\u00fcnbaum 2012)&quot;}} RNDsjUNGG9esl"/><text:span text:style-name="T301">(Grünbaum 2012)</text:span><text:reference-mark-end text:name="ADDIN CSL_CITATION {&quot;citationItems&quot;: [{&quot;id&quot;: &quot;ITEM-1&quot;, &quot;itemData&quot;: {&quot;type&quot;: &quot;article-journal&quot;, &quot;page&quot;: &quot;150-155&quot;, &quot;ISSN&quot;: &quot;2042-8898&quot;, &quot;DOI&quot;: &quot;10.1098/rsfs.2011.0084&quot;, &quot;volume&quot;: &quot;2&quot;, &quot;issued&quot;: {&quot;date-parts&quot;: [[&quot;2012&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id&quot;: &quot;ITEM-1&quot;, &quot;PMID&quot;: &quot;23565330&quot;, &quot;author&quot;: [{&quot;parse-names&quot;: false, &quot;family&quot;: &quot;Gr\u00fcnbaum&quot;, &quot;suffix&quot;: &quot;&quot;, &quot;given&quot;: &quot;Daniel&quot;, &quot;non-dropping-particle&quot;: &quot;&quot;, &quot;dropping-particle&quot;: &quot;&quot;}], &quot;issue&quot;: &quot;2&quot;, &quot;container-title&quot;: &quot;Interface Focus&quot;}, &quot;uris&quot;: [&quot;http://www.mendeley.com/documents/?uuid=7cd2e438-24a5-418f-b135-c54a575387ab&quot;]}], &quot;properties&quot;: {&quot;noteIndex&quot;: 0}, &quot;schema&quot;: &quot;https://github.com/citation-style-language/schema/raw/master/csl-citation.json&quot;, &quot;mendeley&quot;: {&quot;formattedCitation&quot;: &quot;(Gr\u00fcnbaum 2012)&quot;, &quot;previouslyFormattedCitation&quot;: &quot;(Gr\u00fcnbaum 2012)&quot;, &quot;plainTextFormattedCitation&quot;: &quot;(Gr\u00fcnbaum 2012)&quot;}} RNDsjUNGG9esl"/><text:span text:style-name="T2">⁠. <text:s/>However, this may not always be a valid assumption, since patchiness is common in nature, and large fractions of total predation can occur in </text:span><text:change text:change-id="ct61153424"/><text:span text:style-name="T2"><text:s/></text:span><text:change text:change-id="ct61163104"/><text:change-start text:change-id="ct61169200"/><text:span text:style-name="T2">small</text:span><text:change-end text:change-id="ct61169200"/><text:span text:style-name="T2"> patches over short timespans </text:span><text:reference-mark-start text:name="ADDIN CSL_CITATION {&quot;citationItems&quot;: [{&quot;id&quot;: &quot;ITEM-1&quot;, &quot;itemData&quot;: {&quot;ISBN&quot;: &quot;1432-9840&quot;, &quot;type&quot;: &quot;article-journal&quot;, &quot;page&quot;: &quot;865-876&quot;, &quot;ISSN&quot;: &quot;14329840&quot;, &quot;DOI&quot;: &quot;10.1007/s10021-007-9066-3&quot;, &quot;volume&quot;: &quot;10&quot;, &quot;issued&quot;: {&quot;date-parts&quot;: [[&quot;2007&quot;, &quot;7&quot;, &quot;26&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id&quot;: &quot;ITEM-1&quot;, &quot;author&quot;: [{&quot;parse-names&quot;: false, &quot;family&quot;: &quot;Temming&quot;, &quot;suffix&quot;: &quot;&quot;, &quot;given&quot;: &quot;Axel&quot;, &quot;non-dropping-particle&quot;: &quot;&quot;, &quot;dropping-particle&quot;: &quot;&quot;}, {&quot;parse-names&quot;: false, &quot;family&quot;: &quot;Floeter&quot;, &quot;suffix&quot;: &quot;&quot;, &quot;given&quot;: &quot;Jens&quot;, &quot;non-dropping-particle&quot;: &quot;&quot;, &quot;dropping-particle&quot;: &quot;&quot;}, {&quot;parse-names&quot;: false, &quot;family&quot;: &quot;Ehrich&quot;, &quot;suffix&quot;: &quot;&quot;, &quot;given&quot;: &quot;Siegfried&quot;, &quot;non-dropping-particle&quot;: &quot;&quot;, &quot;dropping-particle&quot;: &quot;&quot;}], &quot;issue&quot;: &quot;6&quot;, &quot;container-title&quot;: &quot;Ecosystems&quot;}, &quot;uris&quot;: [&quot;http://www.mendeley.com/documents/?uuid=0af0b392-ab1f-4cf0-96ac-9273e4556797&quot;]}], &quot;properties&quot;: {&quot;noteIndex&quot;: 0}, &quot;schema&quot;: &quot;https://github.com/citation-style-language/schema/raw/master/csl-citation.json&quot;, &quot;mendeley&quot;: {&quot;formattedCitation&quot;: &quot;(Temming et al. 2007)&quot;, &quot;previouslyFormattedCitation&quot;: &quot;(Temming et al. 2007)&quot;, &quot;plainTextFormattedCitation&quot;: &quot;(Temming et al. 2007)&quot;}} RNDfyMymkhRIK"/><text:span text:style-name="T301">(Temming et al. 2007)</text:span><text:reference-mark-end text:name="ADDIN CSL_CITATION {&quot;citationItems&quot;: [{&quot;id&quot;: &quot;ITEM-1&quot;, &quot;itemData&quot;: {&quot;ISBN&quot;: &quot;1432-9840&quot;, &quot;type&quot;: &quot;article-journal&quot;, &quot;page&quot;: &quot;865-876&quot;, &quot;ISSN&quot;: &quot;14329840&quot;, &quot;DOI&quot;: &quot;10.1007/s10021-007-9066-3&quot;, &quot;volume&quot;: &quot;10&quot;, &quot;issued&quot;: {&quot;date-parts&quot;: [[&quot;2007&quot;, &quot;7&quot;, &quot;26&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id&quot;: &quot;ITEM-1&quot;, &quot;author&quot;: [{&quot;parse-names&quot;: false, &quot;family&quot;: &quot;Temming&quot;, &quot;suffix&quot;: &quot;&quot;, &quot;given&quot;: &quot;Axel&quot;, &quot;non-dropping-particle&quot;: &quot;&quot;, &quot;dropping-particle&quot;: &quot;&quot;}, {&quot;parse-names&quot;: false, &quot;family&quot;: &quot;Floeter&quot;, &quot;suffix&quot;: &quot;&quot;, &quot;given&quot;: &quot;Jens&quot;, &quot;non-dropping-particle&quot;: &quot;&quot;, &quot;dropping-particle&quot;: &quot;&quot;}, {&quot;parse-names&quot;: false, &quot;family&quot;: &quot;Ehrich&quot;, &quot;suffix&quot;: &quot;&quot;, &quot;given&quot;: &quot;Siegfried&quot;, &quot;non-dropping-particle&quot;: &quot;&quot;, &quot;dropping-particle&quot;: &quot;&quot;}], &quot;issue&quot;: &quot;6&quot;, &quot;container-title&quot;: &quot;Ecosystems&quot;}, &quot;uris&quot;: [&quot;http://www.mendeley.com/documents/?uuid=0af0b392-ab1f-4cf0-96ac-9273e4556797&quot;]}], &quot;properties&quot;: {&quot;noteIndex&quot;: 0}, &quot;schema&quot;: &quot;https://github.com/citation-style-language/schema/raw/master/csl-citation.json&quot;, &quot;mendeley&quot;: {&quot;formattedCitation&quot;: &quot;(Temming et al. 2007)&quot;, &quot;previouslyFormattedCitation&quot;: &quot;(Temming et al. 2007)&quot;, &quot;plainTextFormattedCitation&quot;: &quot;(Temming et al. 2007)&quot;}} RNDfyMymkhRIK"/><text:span text:style-name="T2">⁠.</text:span><text:change-start text:change-id="ct61220432"/><text:span text:style-name="T2"><office:annotation><dc:creator>Joe Warren</dc:creator><dc:date>2016-10-07T12:41:40</dc:date><loext:sender-initials>JW</loext:sender-initials><text:p text:style-name="P87"><text:span text:style-name="T525">Do we want to discuss the vertical separation that occurs in the water column – or define somewhere that when we say patchy that we mean w.r.t. to the horizontal/spatial extent (or include the vertical dimension explicitly in there as well). <text:s/>The reason I bring this up is that we say vertical gradients (often) between the zoops/fish in addition to the horizontal and those two scale lengths are usually different (i.e. vertical &lt;&lt; horizontal).</text:span></text:p></office:annotation></text:span><text:change-end text:change-id="ct61220432"/></text:p>
      <text:p text:style-name="P5"><text:tab/><text:span text:style-name="T518">Despite the potential importance of inhomogenous zooplankton distributions, they have rarely been quantified in lakes. <text:s/>This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id&quot;: &quot;ITEM-1&quot;, &quot;itemData&quot;: {&quot;type&quot;: &quot;article-journal&quot;, &quot;page&quot;: &quot;41-49&quot;, &quot;DOI&quot;: &quot;10.4319/lom.2007.5.41&quot;, &quot;volume&quot;: &quot;5&quot;, &quot;issued&quot;: {&quot;date-parts&quot;: [[&quot;2007&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id&quot;: &quot;ITEM-1&quot;, &quot;PMID&quot;: &quot;7310264&quot;, &quot;author&quot;: [{&quot;parse-names&quot;: false, &quot;family&quot;: &quot;Finlay&quot;, &quot;suffix&quot;: &quot;&quot;, &quot;given&quot;: &quot;K&quot;, &quot;non-dropping-particle&quot;: &quot;&quot;, &quot;dropping-particle&quot;: &quot;&quot;}, {&quot;parse-names&quot;: false, &quot;family&quot;: &quot;Beisner&quot;, &quot;suffix&quot;: &quot;&quot;, &quot;given&quot;: &quot;B E&quot;, &quot;non-dropping-particle&quot;: &quot;&quot;, &quot;dropping-particle&quot;: &quot;&quot;}, {&quot;parse-names&quot;: false, &quot;family&quot;: &quot;Barnett&quot;, &quot;suffix&quot;: &quot;&quot;, &quot;given&quot;: &quot;a J D&quot;, &quot;non-dropping-particle&quot;: &quot;&quot;, &quot;dropping-particle&quot;: &quot;&quot;}], &quot;ISSN&quot;: &quot;15415856&quot;, &quot;container-title&quot;: &quot;Limnology and Oceanography-Methods&quot;}, &quot;uris&quot;: [&quot;http://www.mendeley.com/documents/?uuid=7977a071-2280-4ab4-bc0e-6889a1ad98b8&quot;]}], &quot;properties&quot;: {&quot;noteIndex&quot;: 0}, &quot;schema&quot;: &quot;https://github.com/citation-style-language/schema/raw/master/csl-citation.json&quot;, &quot;mendeley&quot;: {&quot;formattedCitation&quot;: &quot;(Finlay et al. 2007)&quot;, &quot;previouslyFormattedCitation&quot;: &quot;(Finlay et al. 2007)&quot;, &quot;plainTextFormattedCitation&quot;: &quot;(Finlay et al. 2007)&quot;}} RNDKOqgAyYkqg"/><text:span text:style-name="T316">(Finlay et al. 2007)</text:span><text:reference-mark-end text:name="ADDIN CSL_CITATION {&quot;citationItems&quot;: [{&quot;id&quot;: &quot;ITEM-1&quot;, &quot;itemData&quot;: {&quot;type&quot;: &quot;article-journal&quot;, &quot;page&quot;: &quot;41-49&quot;, &quot;DOI&quot;: &quot;10.4319/lom.2007.5.41&quot;, &quot;volume&quot;: &quot;5&quot;, &quot;issued&quot;: {&quot;date-parts&quot;: [[&quot;2007&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id&quot;: &quot;ITEM-1&quot;, &quot;PMID&quot;: &quot;7310264&quot;, &quot;author&quot;: [{&quot;parse-names&quot;: false, &quot;family&quot;: &quot;Finlay&quot;, &quot;suffix&quot;: &quot;&quot;, &quot;given&quot;: &quot;K&quot;, &quot;non-dropping-particle&quot;: &quot;&quot;, &quot;dropping-particle&quot;: &quot;&quot;}, {&quot;parse-names&quot;: false, &quot;family&quot;: &quot;Beisner&quot;, &quot;suffix&quot;: &quot;&quot;, &quot;given&quot;: &quot;B E&quot;, &quot;non-dropping-particle&quot;: &quot;&quot;, &quot;dropping-particle&quot;: &quot;&quot;}, {&quot;parse-names&quot;: false, &quot;family&quot;: &quot;Barnett&quot;, &quot;suffix&quot;: &quot;&quot;, &quot;given&quot;: &quot;a J D&quot;, &quot;non-dropping-particle&quot;: &quot;&quot;, &quot;dropping-particle&quot;: &quot;&quot;}], &quot;ISSN&quot;: &quot;15415856&quot;, &quot;container-title&quot;: &quot;Limnology and Oceanography-Methods&quot;}, &quot;uris&quot;: [&quot;http://www.mendeley.com/documents/?uuid=7977a071-2280-4ab4-bc0e-6889a1ad98b8&quot;]}], &quot;properties&quot;: {&quot;noteIndex&quot;: 0}, &quot;schema&quot;: &quot;https://github.com/citation-style-language/schema/raw/master/csl-citation.json&quot;, &quot;mendeley&quot;: {&quot;formattedCitation&quot;: &quot;(Finlay et al. 2007)&quot;, &quot;previouslyFormattedCitation&quot;: &quot;(Finlay et al. 2007)&quot;, &quot;plainTextFormattedCitation&quot;: &quot;(Finlay et al. 2007)&quot;}} RNDKOqgAyYkqg"/><text:span text:style-name="T518">⁠ have better spatial resolution than traps or nets, though observations are still limited to the instrument's towed path through the water, and they lose taxonomic resolution relative to direct samples. <text:s/></text:span></text:p>
      <text:p text:style-name="P5"><text:span text:style-name="T3"><text:tab/>In contrast, active acoustics (i.e., s</text:span><text:change-start text:change-id="ct59605040"/><text:span text:style-name="T3">cientific echosounders</text:span><text:change-end text:change-id="ct59605040"/><text:change text:change-id="ct61251792"/><text:span text:style-name="T3">) can measure the density of animals through the water column quickly and at high (sub-meter) resolution. <text:s/>Acoustics are regularly used to survey fish in lakes</text:span><text:change-start text:change-id="ct61110352"/><text:span text:style-name="T3"> </text:span><text:change-end text:change-id="ct61110352"/><text:reference-mark-start text:name="ADDIN CSL_CITATION {&quot;citationItems&quot;: [{&quot;id&quot;: &quot;ITEM-1&quot;, &quot;itemData&quot;: {&quot;type&quot;: &quot;article-journal&quot;, &quot;page&quot;: &quot;115-122&quot;, &quot;ISSN&quot;: &quot;03801330&quot;, &quot;DOI&quot;: &quot;10.1016/j.jglr.2011.06.002&quot;, &quot;volume&quot;: &quot;38&quot;, &quot;issued&quot;: {&quot;date-parts&quot;: [[&quot;2012&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id&quot;: &quot;ITEM-1&quot;, &quot;author&quot;: [{&quot;parse-names&quot;: false, &quot;family&quot;: &quot;Simonin&quot;, &quot;suffix&quot;: &quot;&quot;, &quot;given&quot;: &quot;Paul W.&quot;, &quot;non-dropping-particle&quot;: &quot;&quot;, &quot;dropping-particle&quot;: &quot;&quot;}, {&quot;parse-names&quot;: false, &quot;family&quot;: &quot;Parrish&quot;, &quot;suffix&quot;: &quot;&quot;, &quot;given&quot;: &quot;Donna L.&quot;, &quot;non-dropping-particle&quot;: &quot;&quot;, &quot;dropping-particle&quot;: &quot;&quot;}, {&quot;parse-names&quot;: false, &quot;family&quot;: &quot;Rudstam&quot;, &quot;suffix&quot;: &quot;&quot;, &quot;given&quot;: &quot;Lars G.&quot;, &quot;non-dropping-particle&quot;: &quot;&quot;, &quot;dropping-particle&quot;: &quot;&quot;}, {&quot;parse-names&quot;: false, &quot;family&quot;: &quot;Sullivan&quot;, &quot;suffix&quot;: &quot;&quot;, &quot;given&quot;: &quot;Patrick J.&quot;, &quot;non-dropping-particle&quot;: &quot;&quot;, &quot;dropping-particle&quot;: &quot;&quot;}, {&quot;parse-names&quot;: false, &quot;family&quot;: &quot;Pientka&quot;, &quot;suffix&quot;: &quot;&quot;, &quot;given&quot;: &quot;Bernard&quot;, &quot;non-dropping-particle&quot;: &quot;&quot;, &quot;dropping-particle&quot;: &quot;&quot;}], &quot;issue&quot;: &quot;SUPPL. 1&quot;, &quot;publisher&quot;: &quot;Elsevier B.V.&quot;, &quot;container-title&quot;: &quot;Journal of Great Lakes Research&quot;}, &quot;uris&quot;: [&quot;http://www.mendeley.com/documents/?uuid=51890119-465d-4899-8558-3658b2b8e2ab&quot;]}, {&quot;id&quot;: &quot;ITEM-2&quot;, &quot;itemData&quot;: {&quot;ISBN&quot;: &quot;0706-652X&quot;, &quot;type&quot;: &quot;article-journal&quot;, &quot;page&quot;: &quot;894-908&quot;, &quot;ISSN&quot;: &quot;0706-652X&quot;, &quot;DOI&quot;: &quot;10.1139/f91-106&quot;, &quot;volume&quot;: &quot;48&quot;, &quot;issued&quot;: {&quot;date-parts&quot;: [[&quot;1991&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id&quot;: &quot;ITEM-2&quot;, &quot;author&quot;: [{&quot;parse-names&quot;: false, &quot;family&quot;: &quot;Brandt&quot;, &quot;suffix&quot;: &quot;&quot;, &quot;given&quot;: &quot;S B&quot;, &quot;non-dropping-particle&quot;: &quot;&quot;, &quot;dropping-particle&quot;: &quot;&quot;}, {&quot;parse-names&quot;: false, &quot;family&quot;: &quot;Mason&quot;, &quot;suffix&quot;: &quot;&quot;, &quot;given&quot;: &quot;D M&quot;, &quot;non-dropping-particle&quot;: &quot;&quot;, &quot;dropping-particle&quot;: &quot;&quot;}, {&quot;parse-names&quot;: false, &quot;family&quot;: &quot;Patrick&quot;, &quot;suffix&quot;: &quot;&quot;, &quot;given&quot;: &quot;E&quot;, &quot;non-dropping-particle&quot;: &quot;&quot;, &quot;dropping-particle&quot;: &quot;V&quot;}, {&quot;parse-names&quot;: false, &quot;family&quot;: &quot;Argyle&quot;, &quot;suffix&quot;: &quot;&quot;, &quot;given&quot;: &quot;R L&quot;, &quot;non-dropping-particle&quot;: &quot;&quot;, &quot;dropping-particle&quot;: &quot;&quot;}, {&quot;parse-names&quot;: false, &quot;family&quot;: &quot;Wells&quot;, &quot;suffix&quot;: &quot;&quot;, &quot;given&quot;: &quot;L&quot;, &quot;non-dropping-particle&quot;: &quot;&quot;, &quot;dropping-particle&quot;: &quot;&quot;}, {&quot;parse-names&quot;: false, &quot;family&quot;: &quot;Unger&quot;, &quot;suffix&quot;: &quot;&quot;, &quot;given&quot;: &quot;P A&quot;, &quot;non-dropping-particle&quot;: &quot;&quot;, &quot;dropping-particle&quot;: &quot;&quot;}, {&quot;parse-names&quot;: false, &quot;family&quot;: &quot;Stewart&quot;, &quot;suffix&quot;: &quot;&quot;, &quot;given&quot;: &quot;D J&quot;, &quot;non-dropping-particle&quot;: &quot;&quot;, &quot;dropping-particle&quot;: &quot;&quot;}], &quot;issue&quot;: &quot;5&quot;, &quot;container-title&quot;: &quot;Canadian Journal of Fisheries and Aquatic Science&quot;}, &quot;uris&quot;: [&quot;http://www.mendeley.com/documents/?uuid=5c2b626c-731a-47f4-85b8-1dcbff86c1d8&quot;]}, {&quot;id&quot;: &quot;ITEM-3&quot;, &quot;itemData&quot;: {&quot;id&quot;: &quot;ITEM-3&quot;, &quot;type&quot;: &quot;article-journal&quot;, &quot;issued&quot;: {&quot;date-parts&quot;: [[&quot;2009&quot;]]}, &quot;author&quot;: [{&quot;parse-names&quot;: false, &quot;family&quot;: &quot;Rudstam&quot;, &quot;suffix&quot;: &quot;&quot;, &quot;given&quot;: &quot;Lars G&quot;, &quot;non-dropping-particle&quot;: &quot;&quot;, &quot;dropping-particle&quot;: &quot;&quot;}, {&quot;parse-names&quot;: false, &quot;family&quot;: &quot;Parker-Stetter&quot;, &quot;suffix&quot;: &quot;&quot;, &quot;given&quot;: &quot;Sandra L&quot;, &quot;non-dropping-particle&quot;: &quot;&quot;, &quot;dropping-particle&quot;: &quot;&quot;}, {&quot;parse-names&quot;: false, &quot;family&quot;: &quot;Sullivan&quot;, &quot;suffix&quot;: &quot;&quot;, &quot;given&quot;: &quot;P J&quot;, &quot;non-dropping-particle&quot;: &quot;&quot;, &quot;dropping-particle&quot;: &quot;&quot;}, {&quot;parse-names&quot;: false, &quot;family&quot;: &quot;Warner&quot;, &quot;suffix&quot;: &quot;&quot;, &quot;given&quot;: &quot;D M&quot;, &quot;non-dropping-particle&quot;: &quot;&quot;, &quot;dropping-particle&quot;: &quot;&quot;}], &quot;container-title&quot;: &quot;ICES Journal of Marine Science&quot;, &quot;title&quot;: &quot;Towards a standard operating procedure for fishery acoustic surveys in the Laurentian Great Lakes, North America&quot;}, &quot;uris&quot;: [&quot;http://www.mendeley.com/documents/?uuid=a988cda8-2d07-41a5-a287-b84d4dc5ae8f&quot;]}], &quot;properties&quot;: {&quot;noteIndex&quot;: 0}, &quot;schema&quot;: &quot;https://github.com/citation-style-language/schema/raw/master/csl-citation.json&quot;, &quot;mendeley&quot;: {&quot;formattedCitation&quot;: &quot;(Brandt et al. 1991, Rudstam et al. 2009, Simonin et al. 2012)&quot;, &quot;manualFormatting&quot;: &quot;(e.g. Brandt et al. 1991, Rudstam et al. 2009, Simonin et al. 2012)&quot;, &quot;plainTextFormattedCitation&quot;: &quot;(Brandt et al. 1991, Rudstam et al. 2009, Simonin et al. 2012)&quot;, &quot;previouslyFormattedCitation&quot;: &quot;(Brandt et al. 1991, Rudstam et al. 2009, Simonin et al. 2012)&quot;}} RNDjiAJkTXcwC"/><text:span text:style-name="T346">(e.g. Brandt et al. 1991, Rudstam et al. 2009, Simonin et al. 2012)</text:span><text:reference-mark-end text:name="ADDIN CSL_CITATION {&quot;citationItems&quot;: [{&quot;id&quot;: &quot;ITEM-1&quot;, &quot;itemData&quot;: {&quot;type&quot;: &quot;article-journal&quot;, &quot;page&quot;: &quot;115-122&quot;, &quot;ISSN&quot;: &quot;03801330&quot;, &quot;DOI&quot;: &quot;10.1016/j.jglr.2011.06.002&quot;, &quot;volume&quot;: &quot;38&quot;, &quot;issued&quot;: {&quot;date-parts&quot;: [[&quot;2012&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id&quot;: &quot;ITEM-1&quot;, &quot;author&quot;: [{&quot;parse-names&quot;: false, &quot;family&quot;: &quot;Simonin&quot;, &quot;suffix&quot;: &quot;&quot;, &quot;given&quot;: &quot;Paul W.&quot;, &quot;non-dropping-particle&quot;: &quot;&quot;, &quot;dropping-particle&quot;: &quot;&quot;}, {&quot;parse-names&quot;: false, &quot;family&quot;: &quot;Parrish&quot;, &quot;suffix&quot;: &quot;&quot;, &quot;given&quot;: &quot;Donna L.&quot;, &quot;non-dropping-particle&quot;: &quot;&quot;, &quot;dropping-particle&quot;: &quot;&quot;}, {&quot;parse-names&quot;: false, &quot;family&quot;: &quot;Rudstam&quot;, &quot;suffix&quot;: &quot;&quot;, &quot;given&quot;: &quot;Lars G.&quot;, &quot;non-dropping-particle&quot;: &quot;&quot;, &quot;dropping-particle&quot;: &quot;&quot;}, {&quot;parse-names&quot;: false, &quot;family&quot;: &quot;Sullivan&quot;, &quot;suffix&quot;: &quot;&quot;, &quot;given&quot;: &quot;Patrick J.&quot;, &quot;non-dropping-particle&quot;: &quot;&quot;, &quot;dropping-particle&quot;: &quot;&quot;}, {&quot;parse-names&quot;: false, &quot;family&quot;: &quot;Pientka&quot;, &quot;suffix&quot;: &quot;&quot;, &quot;given&quot;: &quot;Bernard&quot;, &quot;non-dropping-particle&quot;: &quot;&quot;, &quot;dropping-particle&quot;: &quot;&quot;}], &quot;issue&quot;: &quot;SUPPL. 1&quot;, &quot;publisher&quot;: &quot;Elsevier B.V.&quot;, &quot;container-title&quot;: &quot;Journal of Great Lakes Research&quot;}, &quot;uris&quot;: [&quot;http://www.mendeley.com/documents/?uuid=51890119-465d-4899-8558-3658b2b8e2ab&quot;]}, {&quot;id&quot;: &quot;ITEM-2&quot;, &quot;itemData&quot;: {&quot;ISBN&quot;: &quot;0706-652X&quot;, &quot;type&quot;: &quot;article-journal&quot;, &quot;page&quot;: &quot;894-908&quot;, &quot;ISSN&quot;: &quot;0706-652X&quot;, &quot;DOI&quot;: &quot;10.1139/f91-106&quot;, &quot;volume&quot;: &quot;48&quot;, &quot;issued&quot;: {&quot;date-parts&quot;: [[&quot;1991&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id&quot;: &quot;ITEM-2&quot;, &quot;author&quot;: [{&quot;parse-names&quot;: false, &quot;family&quot;: &quot;Brandt&quot;, &quot;suffix&quot;: &quot;&quot;, &quot;given&quot;: &quot;S B&quot;, &quot;non-dropping-particle&quot;: &quot;&quot;, &quot;dropping-particle&quot;: &quot;&quot;}, {&quot;parse-names&quot;: false, &quot;family&quot;: &quot;Mason&quot;, &quot;suffix&quot;: &quot;&quot;, &quot;given&quot;: &quot;D M&quot;, &quot;non-dropping-particle&quot;: &quot;&quot;, &quot;dropping-particle&quot;: &quot;&quot;}, {&quot;parse-names&quot;: false, &quot;family&quot;: &quot;Patrick&quot;, &quot;suffix&quot;: &quot;&quot;, &quot;given&quot;: &quot;E&quot;, &quot;non-dropping-particle&quot;: &quot;&quot;, &quot;dropping-particle&quot;: &quot;V&quot;}, {&quot;parse-names&quot;: false, &quot;family&quot;: &quot;Argyle&quot;, &quot;suffix&quot;: &quot;&quot;, &quot;given&quot;: &quot;R L&quot;, &quot;non-dropping-particle&quot;: &quot;&quot;, &quot;dropping-particle&quot;: &quot;&quot;}, {&quot;parse-names&quot;: false, &quot;family&quot;: &quot;Wells&quot;, &quot;suffix&quot;: &quot;&quot;, &quot;given&quot;: &quot;L&quot;, &quot;non-dropping-particle&quot;: &quot;&quot;, &quot;dropping-particle&quot;: &quot;&quot;}, {&quot;parse-names&quot;: false, &quot;family&quot;: &quot;Unger&quot;, &quot;suffix&quot;: &quot;&quot;, &quot;given&quot;: &quot;P A&quot;, &quot;non-dropping-particle&quot;: &quot;&quot;, &quot;dropping-particle&quot;: &quot;&quot;}, {&quot;parse-names&quot;: false, &quot;family&quot;: &quot;Stewart&quot;, &quot;suffix&quot;: &quot;&quot;, &quot;given&quot;: &quot;D J&quot;, &quot;non-dropping-particle&quot;: &quot;&quot;, &quot;dropping-particle&quot;: &quot;&quot;}], &quot;issue&quot;: &quot;5&quot;, &quot;container-title&quot;: &quot;Canadian Journal of Fisheries and Aquatic Science&quot;}, &quot;uris&quot;: [&quot;http://www.mendeley.com/documents/?uuid=5c2b626c-731a-47f4-85b8-1dcbff86c1d8&quot;]}, {&quot;id&quot;: &quot;ITEM-3&quot;, &quot;itemData&quot;: {&quot;id&quot;: &quot;ITEM-3&quot;, &quot;type&quot;: &quot;article-journal&quot;, &quot;issued&quot;: {&quot;date-parts&quot;: [[&quot;2009&quot;]]}, &quot;author&quot;: [{&quot;parse-names&quot;: false, &quot;family&quot;: &quot;Rudstam&quot;, &quot;suffix&quot;: &quot;&quot;, &quot;given&quot;: &quot;Lars G&quot;, &quot;non-dropping-particle&quot;: &quot;&quot;, &quot;dropping-particle&quot;: &quot;&quot;}, {&quot;parse-names&quot;: false, &quot;family&quot;: &quot;Parker-Stetter&quot;, &quot;suffix&quot;: &quot;&quot;, &quot;given&quot;: &quot;Sandra L&quot;, &quot;non-dropping-particle&quot;: &quot;&quot;, &quot;dropping-particle&quot;: &quot;&quot;}, {&quot;parse-names&quot;: false, &quot;family&quot;: &quot;Sullivan&quot;, &quot;suffix&quot;: &quot;&quot;, &quot;given&quot;: &quot;P J&quot;, &quot;non-dropping-particle&quot;: &quot;&quot;, &quot;dropping-particle&quot;: &quot;&quot;}, {&quot;parse-names&quot;: false, &quot;family&quot;: &quot;Warner&quot;, &quot;suffix&quot;: &quot;&quot;, &quot;given&quot;: &quot;D M&quot;, &quot;non-dropping-particle&quot;: &quot;&quot;, &quot;dropping-particle&quot;: &quot;&quot;}], &quot;container-title&quot;: &quot;ICES Journal of Marine Science&quot;, &quot;title&quot;: &quot;Towards a standard operating procedure for fishery acoustic surveys in the Laurentian Great Lakes, North America&quot;}, &quot;uris&quot;: [&quot;http://www.mendeley.com/documents/?uuid=a988cda8-2d07-41a5-a287-b84d4dc5ae8f&quot;]}], &quot;properties&quot;: {&quot;noteIndex&quot;: 0}, &quot;schema&quot;: &quot;https://github.com/citation-style-language/schema/raw/master/csl-citation.json&quot;, &quot;mendeley&quot;: {&quot;formattedCitation&quot;: &quot;(Brandt et al. 1991, Rudstam et al. 2009, Simonin et al. 2012)&quot;, &quot;manualFormatting&quot;: &quot;(e.g. Brandt et al. 1991, Rudstam et al. 2009, Simonin et al. 2012)&quot;, &quot;plainTextFormattedCitation&quot;: &quot;(Brandt et al. 1991, Rudstam et al. 2009, Simonin et al. 2012)&quot;, &quot;previouslyFormattedCitation&quot;: &quot;(Brandt et al. 1991, Rudstam et al. 2009, Simonin et al. 2012)&quot;}} RNDjiAJkTXcwC"/><text:span text:style-name="T3">⁠, but have rarely been used for zooplankton. <text:s/>This is mostly due to the fact that most lake zooplankton scatter sound very weakly at the acoustic frequencies used for fish surveys, with the notable example of some larger genera such as </text:span><text:span text:style-name="T461">Mysis</text:span><text:span text:style-name="T106"> </text:span><text:reference-mark-start text:name="ADDIN CSL_CITATION {&quot;citationItems&quot;: [{&quot;id&quot;: &quot;ITEM-1&quot;, &quot;itemData&quot;: {&quot;ISBN&quot;: &quot;0706-652X&quot;, &quot;type&quot;: &quot;article-journal&quot;, &quot;page&quot;: &quot;2769-2779&quot;, &quot;ISSN&quot;: &quot;0706-652X&quot;, &quot;DOI&quot;: &quot;10.1139/F08-179&quot;, &quot;volume&quot;: &quot;65&quot;, &quot;issued&quot;: {&quot;date-parts&quot;: [[&quot;2008&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Mysis relicta at multiple frequencies&quot;, &quot;id&quot;: &quot;ITEM-1&quot;, &quot;author&quot;: [{&quot;parse-names&quot;: false, &quot;family&quot;: &quot;Rudstam&quot;, &quot;suffix&quot;: &quot;&quot;, &quot;given&quot;: &quot;Lars G.&quot;, &quot;non-dropping-particle&quot;: &quot;&quot;, &quot;dropping-particle&quot;: &quot;&quot;}, {&quot;parse-names&quot;: false, &quot;family&quot;: &quot;Knudsen&quot;, &quot;suffix&quot;: &quot;&quot;, &quot;given&quot;: &quot;Frank R.&quot;, &quot;non-dropping-particle&quot;: &quot;&quot;, &quot;dropping-particle&quot;: &quot;&quot;}, {&quot;parse-names&quot;: false, &quot;family&quot;: &quot;Balk&quot;, &quot;suffix&quot;: &quot;&quot;, &quot;given&quot;: &quot;Helge&quot;, &quot;non-dropping-particle&quot;: &quot;&quot;, &quot;dropping-particle&quot;: &quot;&quot;}, {&quot;parse-names&quot;: false, &quot;family&quot;: &quot;Gal&quot;, &quot;suffix&quot;: &quot;&quot;, &quot;given&quot;: &quot;Gideon&quot;, &quot;non-dropping-particle&quot;: &quot;&quot;, &quot;dropping-particle&quot;: &quot;&quot;}, {&quot;parse-names&quot;: false, &quot;family&quot;: &quot;Boscarino&quot;, &quot;suffix&quot;: &quot;&quot;, &quot;given&quot;: &quot;Brent T.&quot;, &quot;non-dropping-particle&quot;: &quot;&quot;, &quot;dropping-particle&quot;: &quot;&quot;}, {&quot;parse-names&quot;: false, &quot;family&quot;: &quot;Axenrot&quot;, &quot;suffix&quot;: &quot;&quot;, &quot;given&quot;: &quot;Thomas&quot;, &quot;non-dropping-particle&quot;: &quot;&quot;, &quot;dropping-particle&quot;: &quot;&quot;}], &quot;issue&quot;: &quot;12&quot;, &quot;container-title&quot;: &quot;Canadian Journal of Fisheries and Aquatic Sciences&quot;}, &quot;uris&quot;: [&quot;http://www.mendeley.com/documents/?uuid=94d37a77-34e0-4af9-8109-06248b3cf5b2&quot;]}], &quot;properties&quot;: {&quot;noteIndex&quot;: 0}, &quot;schema&quot;: &quot;https://github.com/citation-style-language/schema/raw/master/csl-citation.json&quot;, &quot;mendeley&quot;: {&quot;formattedCitation&quot;: &quot;(Rudstam et al. 2008)&quot;, &quot;previouslyFormattedCitation&quot;: &quot;(Rudstam et al. 2008)&quot;, &quot;plainTextFormattedCitation&quot;: &quot;(Rudstam et al. 2008)&quot;}} RNDbNWWj2CWBc"/><text:span text:style-name="T228">(Rudstam et al. 2008)</text:span><text:reference-mark-end text:name="ADDIN CSL_CITATION {&quot;citationItems&quot;: [{&quot;id&quot;: &quot;ITEM-1&quot;, &quot;itemData&quot;: {&quot;ISBN&quot;: &quot;0706-652X&quot;, &quot;type&quot;: &quot;article-journal&quot;, &quot;page&quot;: &quot;2769-2779&quot;, &quot;ISSN&quot;: &quot;0706-652X&quot;, &quot;DOI&quot;: &quot;10.1139/F08-179&quot;, &quot;volume&quot;: &quot;65&quot;, &quot;issued&quot;: {&quot;date-parts&quot;: [[&quot;2008&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Mysis relicta at multiple frequencies&quot;, &quot;id&quot;: &quot;ITEM-1&quot;, &quot;author&quot;: [{&quot;parse-names&quot;: false, &quot;family&quot;: &quot;Rudstam&quot;, &quot;suffix&quot;: &quot;&quot;, &quot;given&quot;: &quot;Lars G.&quot;, &quot;non-dropping-particle&quot;: &quot;&quot;, &quot;dropping-particle&quot;: &quot;&quot;}, {&quot;parse-names&quot;: false, &quot;family&quot;: &quot;Knudsen&quot;, &quot;suffix&quot;: &quot;&quot;, &quot;given&quot;: &quot;Frank R.&quot;, &quot;non-dropping-particle&quot;: &quot;&quot;, &quot;dropping-particle&quot;: &quot;&quot;}, {&quot;parse-names&quot;: false, &quot;family&quot;: &quot;Balk&quot;, &quot;suffix&quot;: &quot;&quot;, &quot;given&quot;: &quot;Helge&quot;, &quot;non-dropping-particle&quot;: &quot;&quot;, &quot;dropping-particle&quot;: &quot;&quot;}, {&quot;parse-names&quot;: false, &quot;family&quot;: &quot;Gal&quot;, &quot;suffix&quot;: &quot;&quot;, &quot;given&quot;: &quot;Gideon&quot;, &quot;non-dropping-particle&quot;: &quot;&quot;, &quot;dropping-particle&quot;: &quot;&quot;}, {&quot;parse-names&quot;: false, &quot;family&quot;: &quot;Boscarino&quot;, &quot;suffix&quot;: &quot;&quot;, &quot;given&quot;: &quot;Brent T.&quot;, &quot;non-dropping-particle&quot;: &quot;&quot;, &quot;dropping-particle&quot;: &quot;&quot;}, {&quot;parse-names&quot;: false, &quot;family&quot;: &quot;Axenrot&quot;, &quot;suffix&quot;: &quot;&quot;, &quot;given&quot;: &quot;Thomas&quot;, &quot;non-dropping-particle&quot;: &quot;&quot;, &quot;dropping-particle&quot;: &quot;&quot;}], &quot;issue&quot;: &quot;12&quot;, &quot;container-title&quot;: &quot;Canadian Journal of Fisheries and Aquatic Sciences&quot;}, &quot;uris&quot;: [&quot;http://www.mendeley.com/documents/?uuid=94d37a77-34e0-4af9-8109-06248b3cf5b2&quot;]}], &quot;properties&quot;: {&quot;noteIndex&quot;: 0}, &quot;schema&quot;: &quot;https://github.com/citation-style-language/schema/raw/master/csl-citation.json&quot;, &quot;mendeley&quot;: {&quot;formattedCitation&quot;: &quot;(Rudstam et al. 2008)&quot;, &quot;previouslyFormattedCitation&quot;: &quot;(Rudstam et al. 2008)&quot;, &quot;plainTextFormattedCitation&quot;: &quot;(Rudstam et al. 2008)&quot;}} RNDbNWWj2CWBc"/><text:span text:style-name="T106">⁠ and </text:span><text:span text:style-name="T461">Macrohectopus</text:span><text:span text:style-name="T138"> </text:span><text:reference-mark-start text:name="ADDIN CSL_CITATION {&quot;citationItems&quot;: [{&quot;id&quot;: &quot;ITEM-1&quot;, &quot;itemData&quot;: {&quot;id&quot;: &quot;ITEM-1&quot;, &quot;type&quot;: &quot;article-journal&quot;, &quot;page&quot;: &quot;425-434&quot;, &quot;DOI&quot;: &quot;10.4319/lo.1993.38.2.0425&quot;, &quot;volume&quot;: &quot;38&quot;, &quot;issued&quot;: {&quot;date-parts&quot;: [[&quot;1993&quot;]]}, &quot;author&quot;: [{&quot;parse-names&quot;: false, &quot;family&quot;: &quot;Melnik&quot;, &quot;suffix&quot;: &quot;&quot;, &quot;given&quot;: &quot;N. G.&quot;, &quot;non-dropping-particle&quot;: &quot;&quot;, &quot;dropping-particle&quot;: &quot;&quot;}, {&quot;parse-names&quot;: false, &quot;family&quot;: &quot;Timoshkin&quot;, &quot;suffix&quot;: &quot;&quot;, &quot;given&quot;: &quot;O. A.&quot;, &quot;non-dropping-particle&quot;: &quot;&quot;, &quot;dropping-particle&quot;: &quot;&quot;}, {&quot;parse-names&quot;: false, &quot;family&quot;: &quot;Sidleva&quot;, &quot;suffix&quot;: &quot;&quot;, &quot;given&quot;: &quot;V. G.&quot;, &quot;non-dropping-particle&quot;: &quot;&quot;, &quot;dropping-particle&quot;: &quot;&quot;}, {&quot;parse-names&quot;: false, &quot;family&quot;: &quot;Pushkin&quot;, &quot;suffix&quot;: &quot;&quot;, &quot;given&quot;: &quot;S.&quot;, &quot;non-dropping-particle&quot;: &quot;&quot;, &quot;dropping-particle&quot;: &quot;V.&quot;}, {&quot;parse-names&quot;: false, &quot;family&quot;: &quot;Mamylov&quot;, &quot;suffix&quot;: &quot;&quot;, &quot;given&quot;: &quot;V. S.&quot;, &quot;non-dropping-particle&quot;: &quot;&quot;, &quot;dropping-particle&quot;: &quot;&quot;}], &quot;ISSN&quot;: &quot;00243590&quot;, &quot;container-title&quot;: &quot;Limnology and Oceanography&quot;, &quot;title&quot;: &quot;Hydroacoustic measurement of the density of the Baikal macrozooplankter Macrohectopus branickii&quot;}, &quot;uris&quot;: [&quot;http://www.mendeley.com/documents/?uuid=da2655c1-9c98-4930-a99e-397e71a2e103&quot;]}], &quot;properties&quot;: {&quot;noteIndex&quot;: 0}, &quot;schema&quot;: &quot;https://github.com/citation-style-language/schema/raw/master/csl-citation.json&quot;, &quot;mendeley&quot;: {&quot;formattedCitation&quot;: &quot;(Melnik et al. 1993)&quot;, &quot;previouslyFormattedCitation&quot;: &quot;(Melnik et al. 1993)&quot;, &quot;plainTextFormattedCitation&quot;: &quot;(Melnik et al. 1993)&quot;}} RNDEuW3ufKIt6"/><text:span text:style-name="T283">(Melnik et al. 1993)</text:span><text:reference-mark-end text:name="ADDIN CSL_CITATION {&quot;citationItems&quot;: [{&quot;id&quot;: &quot;ITEM-1&quot;, &quot;itemData&quot;: {&quot;id&quot;: &quot;ITEM-1&quot;, &quot;type&quot;: &quot;article-journal&quot;, &quot;page&quot;: &quot;425-434&quot;, &quot;DOI&quot;: &quot;10.4319/lo.1993.38.2.0425&quot;, &quot;volume&quot;: &quot;38&quot;, &quot;issued&quot;: {&quot;date-parts&quot;: [[&quot;1993&quot;]]}, &quot;author&quot;: [{&quot;parse-names&quot;: false, &quot;family&quot;: &quot;Melnik&quot;, &quot;suffix&quot;: &quot;&quot;, &quot;given&quot;: &quot;N. G.&quot;, &quot;non-dropping-particle&quot;: &quot;&quot;, &quot;dropping-particle&quot;: &quot;&quot;}, {&quot;parse-names&quot;: false, &quot;family&quot;: &quot;Timoshkin&quot;, &quot;suffix&quot;: &quot;&quot;, &quot;given&quot;: &quot;O. A.&quot;, &quot;non-dropping-particle&quot;: &quot;&quot;, &quot;dropping-particle&quot;: &quot;&quot;}, {&quot;parse-names&quot;: false, &quot;family&quot;: &quot;Sidleva&quot;, &quot;suffix&quot;: &quot;&quot;, &quot;given&quot;: &quot;V. G.&quot;, &quot;non-dropping-particle&quot;: &quot;&quot;, &quot;dropping-particle&quot;: &quot;&quot;}, {&quot;parse-names&quot;: false, &quot;family&quot;: &quot;Pushkin&quot;, &quot;suffix&quot;: &quot;&quot;, &quot;given&quot;: &quot;S.&quot;, &quot;non-dropping-particle&quot;: &quot;&quot;, &quot;dropping-particle&quot;: &quot;V.&quot;}, {&quot;parse-names&quot;: false, &quot;family&quot;: &quot;Mamylov&quot;, &quot;suffix&quot;: &quot;&quot;, &quot;given&quot;: &quot;V. S.&quot;, &quot;non-dropping-particle&quot;: &quot;&quot;, &quot;dropping-particle&quot;: &quot;&quot;}], &quot;ISSN&quot;: &quot;00243590&quot;, &quot;container-title&quot;: &quot;Limnology and Oceanography&quot;, &quot;title&quot;: &quot;Hydroacoustic measurement of the density of the Baikal macrozooplankter Macrohectopus branickii&quot;}, &quot;uris&quot;: [&quot;http://www.mendeley.com/documents/?uuid=da2655c1-9c98-4930-a99e-397e71a2e103&quot;]}], &quot;properties&quot;: {&quot;noteIndex&quot;: 0}, &quot;schema&quot;: &quot;https://github.com/citation-style-language/schema/raw/master/csl-citation.json&quot;, &quot;mendeley&quot;: {&quot;formattedCitation&quot;: &quot;(Melnik et al. 1993)&quot;, &quot;previouslyFormattedCitation&quot;: &quot;(Melnik et al. 1993)&quot;, &quot;plainTextFormattedCitation&quot;: &quot;(Melnik et al. 1993)&quot;}} RNDEuW3ufKIt6"/><text:span text:style-name="T138">⁠</text:span><text:span text:style-name="T106">, and gas-bearing </text:span><text:span text:style-name="T107">larvae of midges in the genus </text:span><text:span text:style-name="T462">Chaoborus</text:span><text:span text:style-name="T107"> </text:span><text:reference-mark-start text:name="ADDIN CSL_CITATION {&quot;citationItems&quot;: [{&quot;id&quot;: &quot;ITEM-1&quot;, &quot;itemData&quot;: {&quot;type&quot;: &quot;article-journal&quot;, &quot;page&quot;: &quot;87-91&quot;, &quot;ISSN&quot;: &quot;19395590&quot;, &quot;DOI&quot;: &quot;10.4319/lo.1964.9.1.0087&quot;, &quot;volume&quot;: &quot;9&quot;, &quot;issued&quot;: {&quot;date-parts&quot;: [[&quot;1964&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Chaoborus larvae&quot;, &quot;id&quot;: &quot;ITEM-1&quot;, &quot;author&quot;: [{&quot;parse-names&quot;: false, &quot;family&quot;: &quot;Northcote&quot;, &quot;suffix&quot;: &quot;&quot;, &quot;given&quot;: &quot;T. G.&quot;, &quot;non-dropping-particle&quot;: &quot;&quot;, &quot;dropping-particle&quot;: &quot;&quot;}], &quot;issue&quot;: &quot;1&quot;, &quot;container-title&quot;: &quot;Limnology and Oceanography&quot;}, &quot;uris&quot;: [&quot;http://www.mendeley.com/documents/?uuid=e4468966-5c7d-4d1d-9782-5a13a311fa09&quot;]}, {&quot;id&quot;: &quot;ITEM-2&quot;, &quot;itemData&quot;: {&quot;id&quot;: &quot;ITEM-2&quot;, &quot;type&quot;: &quot;article-journal&quot;, &quot;page&quot;: &quot;164-176.&quot;, &quot;volume&quot;: &quot;11&quot;, &quot;issued&quot;: {&quot;date-parts&quot;: [[&quot;1966&quot;]]}, &quot;author&quot;: [{&quot;parse-names&quot;: false, &quot;family&quot;: &quot;Teraguchi&quot;, &quot;suffix&quot;: &quot;&quot;, &quot;given&quot;: &quot;M.&quot;, &quot;non-dropping-particle&quot;: &quot;&quot;, &quot;dropping-particle&quot;: &quot;&quot;}, {&quot;parse-names&quot;: false, &quot;family&quot;: &quot;Northcote&quot;, &quot;suffix&quot;: &quot;&quot;, &quot;given&quot;: &quot;T.G.&quot;, &quot;non-dropping-particle&quot;: &quot;&quot;, &quot;dropping-particle&quot;: &quot;&quot;}], &quot;issue&quot;: &quot;2&quot;, &quot;container-title&quot;: &quot;Limnology and Oceanography&quot;, &quot;title&quot;: &quot;Teraguchi_and_Northcote_1966.Pdf&quot;}, &quot;uris&quot;: [&quot;http://www.mendeley.com/documents/?uuid=f9dbe5e8-22a3-4137-9389-a2d3134794a2&quot;]}], &quot;properties&quot;: {&quot;noteIndex&quot;: 0}, &quot;schema&quot;: &quot;https://github.com/citation-style-language/schema/raw/master/csl-citation.json&quot;, &quot;mendeley&quot;: {&quot;formattedCitation&quot;: &quot;(Northcote 1964, Teraguchi and Northcote 1966)&quot;, &quot;previouslyFormattedCitation&quot;: &quot;(Northcote 1964, Teraguchi and Northcote 1966)&quot;, &quot;plainTextFormattedCitation&quot;: &quot;(Northcote 1964, Teraguchi and Northcote 1966)&quot;}} RNDetOsX37c4z"/><text:span text:style-name="T229">(Northcote 1964, Teraguchi and Northcote 1966)</text:span><text:reference-mark-end text:name="ADDIN CSL_CITATION {&quot;citationItems&quot;: [{&quot;id&quot;: &quot;ITEM-1&quot;, &quot;itemData&quot;: {&quot;type&quot;: &quot;article-journal&quot;, &quot;page&quot;: &quot;87-91&quot;, &quot;ISSN&quot;: &quot;19395590&quot;, &quot;DOI&quot;: &quot;10.4319/lo.1964.9.1.0087&quot;, &quot;volume&quot;: &quot;9&quot;, &quot;issued&quot;: {&quot;date-parts&quot;: [[&quot;1964&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Chaoborus larvae&quot;, &quot;id&quot;: &quot;ITEM-1&quot;, &quot;author&quot;: [{&quot;parse-names&quot;: false, &quot;family&quot;: &quot;Northcote&quot;, &quot;suffix&quot;: &quot;&quot;, &quot;given&quot;: &quot;T. G.&quot;, &quot;non-dropping-particle&quot;: &quot;&quot;, &quot;dropping-particle&quot;: &quot;&quot;}], &quot;issue&quot;: &quot;1&quot;, &quot;container-title&quot;: &quot;Limnology and Oceanography&quot;}, &quot;uris&quot;: [&quot;http://www.mendeley.com/documents/?uuid=e4468966-5c7d-4d1d-9782-5a13a311fa09&quot;]}, {&quot;id&quot;: &quot;ITEM-2&quot;, &quot;itemData&quot;: {&quot;id&quot;: &quot;ITEM-2&quot;, &quot;type&quot;: &quot;article-journal&quot;, &quot;page&quot;: &quot;164-176.&quot;, &quot;volume&quot;: &quot;11&quot;, &quot;issued&quot;: {&quot;date-parts&quot;: [[&quot;1966&quot;]]}, &quot;author&quot;: [{&quot;parse-names&quot;: false, &quot;family&quot;: &quot;Teraguchi&quot;, &quot;suffix&quot;: &quot;&quot;, &quot;given&quot;: &quot;M.&quot;, &quot;non-dropping-particle&quot;: &quot;&quot;, &quot;dropping-particle&quot;: &quot;&quot;}, {&quot;parse-names&quot;: false, &quot;family&quot;: &quot;Northcote&quot;, &quot;suffix&quot;: &quot;&quot;, &quot;given&quot;: &quot;T.G.&quot;, &quot;non-dropping-particle&quot;: &quot;&quot;, &quot;dropping-particle&quot;: &quot;&quot;}], &quot;issue&quot;: &quot;2&quot;, &quot;container-title&quot;: &quot;Limnology and Oceanography&quot;, &quot;title&quot;: &quot;Teraguchi_and_Northcote_1966.Pdf&quot;}, &quot;uris&quot;: [&quot;http://www.mendeley.com/documents/?uuid=f9dbe5e8-22a3-4137-9389-a2d3134794a2&quot;]}], &quot;properties&quot;: {&quot;noteIndex&quot;: 0}, &quot;schema&quot;: &quot;https://github.com/citation-style-language/schema/raw/master/csl-citation.json&quot;, &quot;mendeley&quot;: {&quot;formattedCitation&quot;: &quot;(Northcote 1964, Teraguchi and Northcote 1966)&quot;, &quot;previouslyFormattedCitation&quot;: &quot;(Northcote 1964, Teraguchi and Northcote 1966)&quot;, &quot;plainTextFormattedCitation&quot;: &quot;(Northcote 1964, Teraguchi and Northcote 1966)&quot;}} RNDetOsX37c4z"/><text:span text:style-name="T107">⁠. <text:s/>Only a few studies have used high-frequency (i.e. &gt; 200 kHz) acoustics to measure the vertical or horizontal distribution of small (&lt; 2 mm) zooplankton </text:span><text:reference-mark-start text:name="ADDIN CSL_CITATION {&quot;citationItems&quot;: [{&quot;id&quot;: &quot;ITEM-1&quot;, &quot;itemData&quot;: {&quot;ISBN&quot;: &quot;0171-8630&quot;, &quot;type&quot;: &quot;article-journal&quot;, &quot;page&quot;: &quot;215-227&quot;, &quot;DOI&quot;: &quot;10.3354/meps213215&quot;, &quot;volume&quot;: &quot;213&quot;, &quot;issued&quot;: {&quot;date-parts&quot;: [[&quot;2001&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id&quot;: &quot;ITEM-1&quot;, &quot;author&quot;: [{&quot;parse-names&quot;: false, &quot;family&quot;: &quot;Roman&quot;, &quot;suffix&quot;: &quot;&quot;, &quot;given&quot;: &quot;M. R.&quot;, &quot;non-dropping-particle&quot;: &quot;&quot;, &quot;dropping-particle&quot;: &quot;&quot;}, {&quot;parse-names&quot;: false, &quot;family&quot;: &quot;Holliday&quot;, &quot;suffix&quot;: &quot;&quot;, &quot;given&quot;: &quot;D.&quot;, &quot;non-dropping-particle&quot;: &quot;&quot;, &quot;dropping-particle&quot;: &quot;V.&quot;}, {&quot;parse-names&quot;: false, &quot;family&quot;: &quot;Sanford&quot;, &quot;suffix&quot;: &quot;&quot;, &quot;given&quot;: &quot;L. P.&quot;, &quot;non-dropping-particle&quot;: &quot;&quot;, &quot;dropping-particle&quot;: &quot;&quot;}], &quot;ISSN&quot;: &quot;01718630&quot;, &quot;container-title&quot;: &quot;Marine Ecology Progress Series&quot;}, &quot;uris&quot;: [&quot;http://www.mendeley.com/documents/?uuid=8d8e0a20-59ec-487d-8bfb-676e3b6f4823&quot;]}, {&quot;id&quot;: &quot;ITEM-2&quot;, &quot;itemData&quot;: {&quot;ISBN&quot;: &quot;0024-3590&quot;, &quot;type&quot;: &quot;article-journal&quot;, &quot;page&quot;: &quot;2221-2233&quot;, &quot;ISSN&quot;: &quot;00243590&quot;, &quot;DOI&quot;: &quot;10.4319/lo.2003.48.6.2221&quot;, &quot;volume&quot;: &quot;48&quot;, &quot;issued&quot;: {&quot;date-parts&quot;: [[&quot;200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Daphnia population: An acoustic analysis&quot;, &quot;id&quot;: &quot;ITEM-2&quot;, &quot;PMID&quot;: &quot;318&quot;, &quot;author&quot;: [{&quot;parse-names&quot;: false, &quot;family&quot;: &quot;Hembre&quot;, &quot;suffix&quot;: &quot;&quot;, &quot;given&quot;: &quot;Leif K.&quot;, &quot;non-dropping-particle&quot;: &quot;&quot;, &quot;dropping-particle&quot;: &quot;&quot;}, {&quot;parse-names&quot;: false, &quot;family&quot;: &quot;Megard&quot;, &quot;suffix&quot;: &quot;&quot;, &quot;given&quot;: &quot;Robert O.&quot;, &quot;non-dropping-particle&quot;: &quot;&quot;, &quot;dropping-particle&quot;: &quot;&quot;}], &quot;issue&quot;: &quot;6&quot;, &quot;container-title&quot;: &quot;Limnology and Oceanography&quot;}, &quot;uris&quot;: [&quot;http://www.mendeley.com/documents/?uuid=a3e4a669-f56f-44dc-aa9e-af973fa33e3c&quot;]}, {&quot;id&quot;: &quot;ITEM-3&quot;, &quot;itemData&quot;: {&quot;ISBN&quot;: &quot;1744-9561&quot;, &quot;type&quot;: &quot;article-journal&quot;, &quot;page&quot;: &quot;57-60&quot;, &quot;ISSN&quot;: &quot;1744-957X&quot;, &quot;DOI&quot;: &quot;10.1098/rsbl.2011.0578&quot;, &quot;volume&quot;: &quot;8&quot;, &quot;issued&quot;: {&quot;date-parts&quot;: [[&quot;2012&quot;, &quot;2&quot;, &quot;23&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id&quot;: &quot;ITEM-3&quot;, &quot;PMID&quot;: &quot;21813549&quot;, &quot;author&quot;: [{&quot;parse-names&quot;: false, &quot;family&quot;: &quot;Parks&quot;, &quot;suffix&quot;: &quot;&quot;, &quot;given&quot;: &quot;Susan E&quot;, &quot;non-dropping-particle&quot;: &quot;&quot;, &quot;dropping-particle&quot;: &quot;&quot;}, {&quot;parse-names&quot;: false, &quot;family&quot;: &quot;Warren&quot;, &quot;suffix&quot;: &quot;&quot;, &quot;given&quot;: &quot;Joseph D&quot;, &quot;non-dropping-particle&quot;: &quot;&quot;, &quot;dropping-particle&quot;: &quot;&quot;}, {&quot;parse-names&quot;: false, &quot;family&quot;: &quot;Stamieszkin&quot;, &quot;suffix&quot;: &quot;&quot;, &quot;given&quot;: &quot;Karen&quot;, &quot;non-dropping-particle&quot;: &quot;&quot;, &quot;dropping-particle&quot;: &quot;&quot;}, {&quot;parse-names&quot;: false, &quot;family&quot;: &quot;Mayo&quot;, &quot;suffix&quot;: &quot;&quot;, &quot;given&quot;: &quot;Charles A&quot;, &quot;non-dropping-particle&quot;: &quot;&quot;, &quot;dropping-particle&quot;: &quot;&quot;}, {&quot;parse-names&quot;: false, &quot;family&quot;: &quot;Wiley&quot;, &quot;suffix&quot;: &quot;&quot;, &quot;given&quot;: &quot;David&quot;, &quot;non-dropping-particle&quot;: &quot;&quot;, &quot;dropping-particle&quot;: &quot;&quot;}], &quot;issue&quot;: &quot;1&quot;, &quot;container-title&quot;: &quot;Biol Lett&quot;}, &quot;uris&quot;: [&quot;http://www.mendeley.com/documents/?uuid=768d5084-72ce-4f28-a8b5-e87e6d134dec&quot;]}], &quot;properties&quot;: {&quot;noteIndex&quot;: 0}, &quot;schema&quot;: &quot;https://github.com/citation-style-language/schema/raw/master/csl-citation.json&quot;, &quot;mendeley&quot;: {&quot;formattedCitation&quot;: &quot;(Roman et al. 2001, Hembre and Megard 2003, Parks et al. 2012)&quot;, &quot;previouslyFormattedCitation&quot;: &quot;(Roman et al. 2001, Hembre and Megard 2003, Parks et al. 2012)&quot;, &quot;plainTextFormattedCitation&quot;: &quot;(Roman et al. 2001, Hembre and Megard 2003, Parks et al. 2012)&quot;}} RNDTSQpzeoGxx"/><text:span text:style-name="T229">(Roman et al. 2001, Hembre and Megard 2003, Parks et al. 2012)</text:span><text:reference-mark-end text:name="ADDIN CSL_CITATION {&quot;citationItems&quot;: [{&quot;id&quot;: &quot;ITEM-1&quot;, &quot;itemData&quot;: {&quot;ISBN&quot;: &quot;0171-8630&quot;, &quot;type&quot;: &quot;article-journal&quot;, &quot;page&quot;: &quot;215-227&quot;, &quot;DOI&quot;: &quot;10.3354/meps213215&quot;, &quot;volume&quot;: &quot;213&quot;, &quot;issued&quot;: {&quot;date-parts&quot;: [[&quot;2001&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id&quot;: &quot;ITEM-1&quot;, &quot;author&quot;: [{&quot;parse-names&quot;: false, &quot;family&quot;: &quot;Roman&quot;, &quot;suffix&quot;: &quot;&quot;, &quot;given&quot;: &quot;M. R.&quot;, &quot;non-dropping-particle&quot;: &quot;&quot;, &quot;dropping-particle&quot;: &quot;&quot;}, {&quot;parse-names&quot;: false, &quot;family&quot;: &quot;Holliday&quot;, &quot;suffix&quot;: &quot;&quot;, &quot;given&quot;: &quot;D.&quot;, &quot;non-dropping-particle&quot;: &quot;&quot;, &quot;dropping-particle&quot;: &quot;V.&quot;}, {&quot;parse-names&quot;: false, &quot;family&quot;: &quot;Sanford&quot;, &quot;suffix&quot;: &quot;&quot;, &quot;given&quot;: &quot;L. P.&quot;, &quot;non-dropping-particle&quot;: &quot;&quot;, &quot;dropping-particle&quot;: &quot;&quot;}], &quot;ISSN&quot;: &quot;01718630&quot;, &quot;container-title&quot;: &quot;Marine Ecology Progress Series&quot;}, &quot;uris&quot;: [&quot;http://www.mendeley.com/documents/?uuid=8d8e0a20-59ec-487d-8bfb-676e3b6f4823&quot;]}, {&quot;id&quot;: &quot;ITEM-2&quot;, &quot;itemData&quot;: {&quot;ISBN&quot;: &quot;0024-3590&quot;, &quot;type&quot;: &quot;article-journal&quot;, &quot;page&quot;: &quot;2221-2233&quot;, &quot;ISSN&quot;: &quot;00243590&quot;, &quot;DOI&quot;: &quot;10.4319/lo.2003.48.6.2221&quot;, &quot;volume&quot;: &quot;48&quot;, &quot;issued&quot;: {&quot;date-parts&quot;: [[&quot;200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Daphnia population: An acoustic analysis&quot;, &quot;id&quot;: &quot;ITEM-2&quot;, &quot;PMID&quot;: &quot;318&quot;, &quot;author&quot;: [{&quot;parse-names&quot;: false, &quot;family&quot;: &quot;Hembre&quot;, &quot;suffix&quot;: &quot;&quot;, &quot;given&quot;: &quot;Leif K.&quot;, &quot;non-dropping-particle&quot;: &quot;&quot;, &quot;dropping-particle&quot;: &quot;&quot;}, {&quot;parse-names&quot;: false, &quot;family&quot;: &quot;Megard&quot;, &quot;suffix&quot;: &quot;&quot;, &quot;given&quot;: &quot;Robert O.&quot;, &quot;non-dropping-particle&quot;: &quot;&quot;, &quot;dropping-particle&quot;: &quot;&quot;}], &quot;issue&quot;: &quot;6&quot;, &quot;container-title&quot;: &quot;Limnology and Oceanography&quot;}, &quot;uris&quot;: [&quot;http://www.mendeley.com/documents/?uuid=a3e4a669-f56f-44dc-aa9e-af973fa33e3c&quot;]}, {&quot;id&quot;: &quot;ITEM-3&quot;, &quot;itemData&quot;: {&quot;ISBN&quot;: &quot;1744-9561&quot;, &quot;type&quot;: &quot;article-journal&quot;, &quot;page&quot;: &quot;57-60&quot;, &quot;ISSN&quot;: &quot;1744-957X&quot;, &quot;DOI&quot;: &quot;10.1098/rsbl.2011.0578&quot;, &quot;volume&quot;: &quot;8&quot;, &quot;issued&quot;: {&quot;date-parts&quot;: [[&quot;2012&quot;, &quot;2&quot;, &quot;23&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id&quot;: &quot;ITEM-3&quot;, &quot;PMID&quot;: &quot;21813549&quot;, &quot;author&quot;: [{&quot;parse-names&quot;: false, &quot;family&quot;: &quot;Parks&quot;, &quot;suffix&quot;: &quot;&quot;, &quot;given&quot;: &quot;Susan E&quot;, &quot;non-dropping-particle&quot;: &quot;&quot;, &quot;dropping-particle&quot;: &quot;&quot;}, {&quot;parse-names&quot;: false, &quot;family&quot;: &quot;Warren&quot;, &quot;suffix&quot;: &quot;&quot;, &quot;given&quot;: &quot;Joseph D&quot;, &quot;non-dropping-particle&quot;: &quot;&quot;, &quot;dropping-particle&quot;: &quot;&quot;}, {&quot;parse-names&quot;: false, &quot;family&quot;: &quot;Stamieszkin&quot;, &quot;suffix&quot;: &quot;&quot;, &quot;given&quot;: &quot;Karen&quot;, &quot;non-dropping-particle&quot;: &quot;&quot;, &quot;dropping-particle&quot;: &quot;&quot;}, {&quot;parse-names&quot;: false, &quot;family&quot;: &quot;Mayo&quot;, &quot;suffix&quot;: &quot;&quot;, &quot;given&quot;: &quot;Charles A&quot;, &quot;non-dropping-particle&quot;: &quot;&quot;, &quot;dropping-particle&quot;: &quot;&quot;}, {&quot;parse-names&quot;: false, &quot;family&quot;: &quot;Wiley&quot;, &quot;suffix&quot;: &quot;&quot;, &quot;given&quot;: &quot;David&quot;, &quot;non-dropping-particle&quot;: &quot;&quot;, &quot;dropping-particle&quot;: &quot;&quot;}], &quot;issue&quot;: &quot;1&quot;, &quot;container-title&quot;: &quot;Biol Lett&quot;}, &quot;uris&quot;: [&quot;http://www.mendeley.com/documents/?uuid=768d5084-72ce-4f28-a8b5-e87e6d134dec&quot;]}], &quot;properties&quot;: {&quot;noteIndex&quot;: 0}, &quot;schema&quot;: &quot;https://github.com/citation-style-language/schema/raw/master/csl-citation.json&quot;, &quot;mendeley&quot;: {&quot;formattedCitation&quot;: &quot;(Roman et al. 2001, Hembre and Megard 2003, Parks et al. 2012)&quot;, &quot;previouslyFormattedCitation&quot;: &quot;(Roman et al. 2001, Hembre and Megard 2003, Parks et al. 2012)&quot;, &quot;plainTextFormattedCitation&quot;: &quot;(Roman et al. 2001, Hembre and Megard 2003, Parks et al. 2012)&quot;}} RNDTSQpzeoGxx"/><text:span text:style-name="T107">⁠. <text:s/>Likewise, few studies in lakes have examined the joint distribution of zooplankton with their fish predators at the same fine spatial scale </text:span><text:reference-mark-start text:name="ADDIN CSL_CITATION {&quot;citationItems&quot;: [{&quot;id&quot;: &quot;ITEM-1&quot;, &quot;itemData&quot;: {&quot;ISBN&quot;: &quot;0706-652X&quot;, &quot;type&quot;: &quot;article-journal&quot;, &quot;page&quot;: &quot;1437-1451&quot;, &quot;ISSN&quot;: &quot;0706-652X&quot;, &quot;DOI&quot;: &quot;10.1139/cjfas-56-8-1437&quot;, &quot;volume&quot;: &quot;56&quot;, &quot;issued&quot;: {&quot;date-parts&quot;: [[&quot;1999&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id&quot;: &quot;ITEM-1&quot;, &quot;author&quot;: [{&quot;parse-names&quot;: false, &quot;family&quot;: &quot;Pinel-Alloul&quot;, &quot;suffix&quot;: &quot;&quot;, &quot;given&quot;: &quot;B&quot;, &quot;non-dropping-particle&quot;: &quot;&quot;, &quot;dropping-particle&quot;: &quot;&quot;}, {&quot;parse-names&quot;: false, &quot;family&quot;: &quot;Guay&quot;, &quot;suffix&quot;: &quot;&quot;, &quot;given&quot;: &quot;C&quot;, &quot;non-dropping-particle&quot;: &quot;&quot;, &quot;dropping-particle&quot;: &quot;&quot;}, {&quot;parse-names&quot;: false, &quot;family&quot;: &quot;Angeli&quot;, &quot;suffix&quot;: &quot;&quot;, &quot;given&quot;: &quot;N&quot;, &quot;non-dropping-particle&quot;: &quot;&quot;, &quot;dropping-particle&quot;: &quot;&quot;}, {&quot;parse-names&quot;: false, &quot;family&quot;: &quot;Legendre&quot;, &quot;suffix&quot;: &quot;&quot;, &quot;given&quot;: &quot;P&quot;, &quot;non-dropping-particle&quot;: &quot;&quot;, &quot;dropping-particle&quot;: &quot;&quot;}, {&quot;parse-names&quot;: false, &quot;family&quot;: &quot;Dutilleul&quot;, &quot;suffix&quot;: &quot;&quot;, &quot;given&quot;: &quot;P&quot;, &quot;non-dropping-particle&quot;: &quot;&quot;, &quot;dropping-particle&quot;: &quot;&quot;}, {&quot;parse-names&quot;: false, &quot;family&quot;: &quot;Balvay&quot;, &quot;suffix&quot;: &quot;&quot;, &quot;given&quot;: &quot;G&quot;, &quot;non-dropping-particle&quot;: &quot;&quot;, &quot;dropping-particle&quot;: &quot;&quot;}, {&quot;parse-names&quot;: false, &quot;family&quot;: &quot;Gerdeaux&quot;, &quot;suffix&quot;: &quot;&quot;, &quot;given&quot;: &quot;D&quot;, &quot;non-dropping-particle&quot;: &quot;&quot;, &quot;dropping-particle&quot;: &quot;&quot;}, {&quot;parse-names&quot;: false, &quot;family&quot;: &quot;Guillard&quot;, &quot;suffix&quot;: &quot;&quot;, &quot;given&quot;: &quot;J&quot;, &quot;non-dropping-particle&quot;: &quot;&quot;, &quot;dropping-particle&quot;: &quot;&quot;}], &quot;issue&quot;: &quot;8&quot;, &quot;container-title&quot;: &quot;Canadian Journal of Fisheries and Aquatic Sciences&quot;}, &quot;uris&quot;: [&quot;http://www.mendeley.com/documents/?uuid=65947f9e-b89c-4ab5-aab3-2048cbed2aad&quot;]}, {&quot;id&quot;: &quot;ITEM-2&quot;, &quot;itemData&quot;: {&quot;ISBN&quot;: &quot;0142-7873&quot;, &quot;type&quot;: &quot;article-journal&quot;, &quot;page&quot;: &quot;1041-1060&quot;, &quot;ISSN&quot;: &quot;14643774&quot;, &quot;DOI&quot;: &quot;10.1093/plankt/23.10.1041&quot;, &quot;volume&quot;: &quot;23&quot;, &quot;issued&quot;: {&quot;date-parts&quot;: [[&quot;2001&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id&quot;: &quot;ITEM-2&quot;, &quot;PMID&quot;: &quot;347&quot;, &quot;author&quot;: [{&quot;parse-names&quot;: false, &quot;family&quot;: &quot;Masson&quot;, &quot;suffix&quot;: &quot;&quot;, &quot;given&quot;: &quot;S.&quot;, &quot;non-dropping-particle&quot;: &quot;&quot;, &quot;dropping-particle&quot;: &quot;&quot;}, {&quot;parse-names&quot;: false, &quot;family&quot;: &quot;Angeli&quot;, &quot;suffix&quot;: &quot;&quot;, &quot;given&quot;: &quot;N.&quot;, &quot;non-dropping-particle&quot;: &quot;&quot;, &quot;dropping-particle&quot;: &quot;&quot;}, {&quot;parse-names&quot;: false, &quot;family&quot;: &quot;Guillard&quot;, &quot;suffix&quot;: &quot;&quot;, &quot;given&quot;: &quot;J.&quot;, &quot;non-dropping-particle&quot;: &quot;&quot;, &quot;dropping-particle&quot;: &quot;&quot;}, {&quot;parse-names&quot;: false, &quot;family&quot;: &quot;Pinel-Alloul&quot;, &quot;suffix&quot;: &quot;&quot;, &quot;given&quot;: &quot;B.&quot;, &quot;non-dropping-particle&quot;: &quot;&quot;, &quot;dropping-particle&quot;: &quot;&quot;}], &quot;issue&quot;: &quot;10&quot;, &quot;container-title&quot;: &quot;Journal of Plankton Research&quot;}, &quot;uris&quot;: [&quot;http://www.mendeley.com/documents/?uuid=b91a3a8c-586c-47f7-9d15-8a26cf04f63c&quot;]}], &quot;properties&quot;: {&quot;noteIndex&quot;: 0}, &quot;schema&quot;: &quot;https://github.com/citation-style-language/schema/raw/master/csl-citation.json&quot;, &quot;mendeley&quot;: {&quot;formattedCitation&quot;: &quot;(Pinel-Alloul et al. 1999, Masson et al. 2001)&quot;, &quot;previouslyFormattedCitation&quot;: &quot;(Pinel-Alloul et al. 1999, Masson et al. 2001)&quot;, &quot;plainTextFormattedCitation&quot;: &quot;(Pinel-Alloul et al. 1999, Masson et al. 2001)&quot;}} RNDDAeEdaK8s5"/><text:span text:style-name="T229">(Pinel-Alloul et al. 1999, Masson et al. 2001)</text:span><text:reference-mark-end text:name="ADDIN CSL_CITATION {&quot;citationItems&quot;: [{&quot;id&quot;: &quot;ITEM-1&quot;, &quot;itemData&quot;: {&quot;ISBN&quot;: &quot;0706-652X&quot;, &quot;type&quot;: &quot;article-journal&quot;, &quot;page&quot;: &quot;1437-1451&quot;, &quot;ISSN&quot;: &quot;0706-652X&quot;, &quot;DOI&quot;: &quot;10.1139/cjfas-56-8-1437&quot;, &quot;volume&quot;: &quot;56&quot;, &quot;issued&quot;: {&quot;date-parts&quot;: [[&quot;1999&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id&quot;: &quot;ITEM-1&quot;, &quot;author&quot;: [{&quot;parse-names&quot;: false, &quot;family&quot;: &quot;Pinel-Alloul&quot;, &quot;suffix&quot;: &quot;&quot;, &quot;given&quot;: &quot;B&quot;, &quot;non-dropping-particle&quot;: &quot;&quot;, &quot;dropping-particle&quot;: &quot;&quot;}, {&quot;parse-names&quot;: false, &quot;family&quot;: &quot;Guay&quot;, &quot;suffix&quot;: &quot;&quot;, &quot;given&quot;: &quot;C&quot;, &quot;non-dropping-particle&quot;: &quot;&quot;, &quot;dropping-particle&quot;: &quot;&quot;}, {&quot;parse-names&quot;: false, &quot;family&quot;: &quot;Angeli&quot;, &quot;suffix&quot;: &quot;&quot;, &quot;given&quot;: &quot;N&quot;, &quot;non-dropping-particle&quot;: &quot;&quot;, &quot;dropping-particle&quot;: &quot;&quot;}, {&quot;parse-names&quot;: false, &quot;family&quot;: &quot;Legendre&quot;, &quot;suffix&quot;: &quot;&quot;, &quot;given&quot;: &quot;P&quot;, &quot;non-dropping-particle&quot;: &quot;&quot;, &quot;dropping-particle&quot;: &quot;&quot;}, {&quot;parse-names&quot;: false, &quot;family&quot;: &quot;Dutilleul&quot;, &quot;suffix&quot;: &quot;&quot;, &quot;given&quot;: &quot;P&quot;, &quot;non-dropping-particle&quot;: &quot;&quot;, &quot;dropping-particle&quot;: &quot;&quot;}, {&quot;parse-names&quot;: false, &quot;family&quot;: &quot;Balvay&quot;, &quot;suffix&quot;: &quot;&quot;, &quot;given&quot;: &quot;G&quot;, &quot;non-dropping-particle&quot;: &quot;&quot;, &quot;dropping-particle&quot;: &quot;&quot;}, {&quot;parse-names&quot;: false, &quot;family&quot;: &quot;Gerdeaux&quot;, &quot;suffix&quot;: &quot;&quot;, &quot;given&quot;: &quot;D&quot;, &quot;non-dropping-particle&quot;: &quot;&quot;, &quot;dropping-particle&quot;: &quot;&quot;}, {&quot;parse-names&quot;: false, &quot;family&quot;: &quot;Guillard&quot;, &quot;suffix&quot;: &quot;&quot;, &quot;given&quot;: &quot;J&quot;, &quot;non-dropping-particle&quot;: &quot;&quot;, &quot;dropping-particle&quot;: &quot;&quot;}], &quot;issue&quot;: &quot;8&quot;, &quot;container-title&quot;: &quot;Canadian Journal of Fisheries and Aquatic Sciences&quot;}, &quot;uris&quot;: [&quot;http://www.mendeley.com/documents/?uuid=65947f9e-b89c-4ab5-aab3-2048cbed2aad&quot;]}, {&quot;id&quot;: &quot;ITEM-2&quot;, &quot;itemData&quot;: {&quot;ISBN&quot;: &quot;0142-7873&quot;, &quot;type&quot;: &quot;article-journal&quot;, &quot;page&quot;: &quot;1041-1060&quot;, &quot;ISSN&quot;: &quot;14643774&quot;, &quot;DOI&quot;: &quot;10.1093/plankt/23.10.1041&quot;, &quot;volume&quot;: &quot;23&quot;, &quot;issued&quot;: {&quot;date-parts&quot;: [[&quot;2001&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id&quot;: &quot;ITEM-2&quot;, &quot;PMID&quot;: &quot;347&quot;, &quot;author&quot;: [{&quot;parse-names&quot;: false, &quot;family&quot;: &quot;Masson&quot;, &quot;suffix&quot;: &quot;&quot;, &quot;given&quot;: &quot;S.&quot;, &quot;non-dropping-particle&quot;: &quot;&quot;, &quot;dropping-particle&quot;: &quot;&quot;}, {&quot;parse-names&quot;: false, &quot;family&quot;: &quot;Angeli&quot;, &quot;suffix&quot;: &quot;&quot;, &quot;given&quot;: &quot;N.&quot;, &quot;non-dropping-particle&quot;: &quot;&quot;, &quot;dropping-particle&quot;: &quot;&quot;}, {&quot;parse-names&quot;: false, &quot;family&quot;: &quot;Guillard&quot;, &quot;suffix&quot;: &quot;&quot;, &quot;given&quot;: &quot;J.&quot;, &quot;non-dropping-particle&quot;: &quot;&quot;, &quot;dropping-particle&quot;: &quot;&quot;}, {&quot;parse-names&quot;: false, &quot;family&quot;: &quot;Pinel-Alloul&quot;, &quot;suffix&quot;: &quot;&quot;, &quot;given&quot;: &quot;B.&quot;, &quot;non-dropping-particle&quot;: &quot;&quot;, &quot;dropping-particle&quot;: &quot;&quot;}], &quot;issue&quot;: &quot;10&quot;, &quot;container-title&quot;: &quot;Journal of Plankton Research&quot;}, &quot;uris&quot;: [&quot;http://www.mendeley.com/documents/?uuid=b91a3a8c-586c-47f7-9d15-8a26cf04f63c&quot;]}], &quot;properties&quot;: {&quot;noteIndex&quot;: 0}, &quot;schema&quot;: &quot;https://github.com/citation-style-language/schema/raw/master/csl-citation.json&quot;, &quot;mendeley&quot;: {&quot;formattedCitation&quot;: &quot;(Pinel-Alloul et al. 1999, Masson et al. 2001)&quot;, &quot;previouslyFormattedCitation&quot;: &quot;(Pinel-Alloul et al. 1999, Masson et al. 2001)&quot;, &quot;plainTextFormattedCitation&quot;: &quot;(Pinel-Alloul et al. 1999, Masson et al. 2001)&quot;}} RNDDAeEdaK8s5"/><text:span text:style-name="T107">⁠. <text:s/></text:span><text:span text:style-name="T4"><text:s text:c="2"/>Acoustic methods are uniquely suited to address these questions, though they do have limitations. <text:s/>Most importantly, echoes return </text:span><text:change text:change-id="ct61093072"/><text:span text:style-name="T4"><text:s/>limited information on the size and identity of scattering organisms, so that direct sampling is still necessary to identify them and as ground-truth for acoustic density estimates. <text:s/>Acoustics is a powerful tool for measuring the distribution of zooplankton, especially when </text:span><text:soft-page-break/><text:span text:style-name="T4">higher frequencies enable the</text:span><text:change text:change-id="ct61084992"/><text:span text:style-name="T4"> detection</text:span><text:change-start text:change-id="ct61070096"/><text:span text:style-name="T4"> of small size classes or abundances of organisms</text:span><text:change-end text:change-id="ct61070096"/><text:span text:style-name="T4"> </text:span><text:reference-mark-start text:name="ADDIN CSL_CITATION {&quot;citationItems&quot;: [{&quot;id&quot;: &quot;ITEM-1&quot;, &quot;itemData&quot;: {&quot;ISBN&quot;: &quot;8153244698&quot;, &quot;type&quot;: &quot;article-journal&quot;, &quot;page&quot;: &quot;231\u2013244&quot;, &quot;ISSN&quot;: &quot;15415856&quot;, &quot;DOI&quot;: &quot;10.1002/lom3.10084&quot;, &quot;volume&quot;: &quot;14&quot;, &quot;issued&quot;: {&quot;date-parts&quot;: [[&quot;2016&quot;]]}, &quot;title&quot;: &quot;Measuring the distribution, abundance, and biovolume of zooplankton in an oligotrophic freshwater lake with a 710 kHz scientific echosounder&quot;, &quot;id&quot;: &quot;ITEM-1&quot;, &quot;author&quot;: [{&quot;parse-names&quot;: false, &quot;family&quot;: &quot;Warren&quot;, &quot;suffix&quot;: &quot;&quot;, &quot;given&quot;: &quot;Joseph D.&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Williamson&quot;, &quot;suffix&quot;: &quot;&quot;, &quot;given&quot;: &quot;Craig E.&quot;, &quot;non-dropping-particle&quot;: &quot;&quot;, &quot;dropping-particle&quot;: &quot;&quot;}], &quot;issue&quot;: &quot;4&quot;, &quot;container-title&quot;: &quot;Limnology and Oceanography: Methods&quot;}, &quot;uris&quot;: [&quot;http://www.mendeley.com/documents/?uuid=b770ceeb-795b-4bdc-9bda-a50a17f6561c&quot;]}], &quot;properties&quot;: {&quot;noteIndex&quot;: 0}, &quot;schema&quot;: &quot;https://github.com/citation-style-language/schema/raw/master/csl-citation.json&quot;, &quot;mendeley&quot;: {&quot;formattedCitation&quot;: &quot;(Warren et al. 2016)&quot;, &quot;previouslyFormattedCitation&quot;: &quot;(Warren et al. 2016)&quot;, &quot;plainTextFormattedCitation&quot;: &quot;(Warren et al. 2016)&quot;}} RND96xJ5h4fib"/><text:span text:style-name="T302">(Warren et al. 2016)</text:span><text:reference-mark-end text:name="ADDIN CSL_CITATION {&quot;citationItems&quot;: [{&quot;id&quot;: &quot;ITEM-1&quot;, &quot;itemData&quot;: {&quot;ISBN&quot;: &quot;8153244698&quot;, &quot;type&quot;: &quot;article-journal&quot;, &quot;page&quot;: &quot;231\u2013244&quot;, &quot;ISSN&quot;: &quot;15415856&quot;, &quot;DOI&quot;: &quot;10.1002/lom3.10084&quot;, &quot;volume&quot;: &quot;14&quot;, &quot;issued&quot;: {&quot;date-parts&quot;: [[&quot;2016&quot;]]}, &quot;title&quot;: &quot;Measuring the distribution, abundance, and biovolume of zooplankton in an oligotrophic freshwater lake with a 710 kHz scientific echosounder&quot;, &quot;id&quot;: &quot;ITEM-1&quot;, &quot;author&quot;: [{&quot;parse-names&quot;: false, &quot;family&quot;: &quot;Warren&quot;, &quot;suffix&quot;: &quot;&quot;, &quot;given&quot;: &quot;Joseph D.&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Williamson&quot;, &quot;suffix&quot;: &quot;&quot;, &quot;given&quot;: &quot;Craig E.&quot;, &quot;non-dropping-particle&quot;: &quot;&quot;, &quot;dropping-particle&quot;: &quot;&quot;}], &quot;issue&quot;: &quot;4&quot;, &quot;container-title&quot;: &quot;Limnology and Oceanography: Methods&quot;}, &quot;uris&quot;: [&quot;http://www.mendeley.com/documents/?uuid=b770ceeb-795b-4bdc-9bda-a50a17f6561c&quot;]}], &quot;properties&quot;: {&quot;noteIndex&quot;: 0}, &quot;schema&quot;: &quot;https://github.com/citation-style-language/schema/raw/master/csl-citation.json&quot;, &quot;mendeley&quot;: {&quot;formattedCitation&quot;: &quot;(Warren et al. 2016)&quot;, &quot;previouslyFormattedCitation&quot;: &quot;(Warren et al. 2016)&quot;, &quot;plainTextFormattedCitation&quot;: &quot;(Warren et al. 2016)&quot;}} RND96xJ5h4fib"/><text:span text:style-name="T4">⁠.</text:span></text:p>
      <text:p text:style-name="P42"><text:tab/><text:span text:style-name="T524">The fine-scale distribution and patchiness of zooplankton has been rarely measured in lakes in general, and it has almost never been measured in lakes at high elevations. <text:s/>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citationItems&quot;: [{&quot;id&quot;: &quot;ITEM-1&quot;, &quot;itemData&quot;: {&quot;ISBN&quot;: &quot;1939-5590&quot;, &quot;type&quot;: &quot;article-journal&quot;, &quot;page&quot;: &quot;1603-1623&quot;, &quot;ISSN&quot;: &quot;00243590&quot;, &quot;DOI&quot;: &quot;10.4319/lo.2011.56.5.1603&quot;, &quot;volume&quot;: &quot;56&quot;, &quot;issued&quot;: {&quot;date-parts&quot;: [[&quot;2011&quot;]]}, &quot;abstract&quot;: &quot;The current prevailing theory of diel vertical migration (DVM) of zooplankton is focused largely on two biotic drivers: food and predation. Yet recent evidence suggests that abiotic drivers such as damaging ultraviolet (UV) radiation and temperature are also important. Here we integrate current knowledge on the effects of abiotic factors on DVM with the current biologically based paradigm to develop a more comprehensive framework for understanding DVM in zooplankton. We focus on \u2018\u2018normal\u2019\u2019 (down during the day, up at night) DVM of holoplanktonic, primarily herbivorous zooplankton. This new transparency-regulator hypothesis differentiates between structural drivers, such as temperature and food, that vary little over a 24-h period and dynamic drivers, such as damaging UV radiation and visual predation, that show strong variation over a 24-h period. This hypothesis emphasizes the central role of water transparency in regulating these major drivers of DVM. In less transparent systems, temperature and food are often optimal in the surface waters, visual predators are abundant, and UV radiation levels are low. In contrast, in more transparent systems, vertical thermal gradients tend to be more gradual, food quality and quantity are higher in deeper waters, and visual predator abundance is often lower and damaging UV radiation higher in the surface waters. This transparency-regulator hypothesis provides a more versatile theoretical framework to explain variation in DVM across waters of differing transparency. This hypothesis also enables clearer predictions of how the wide range of ongoing transparency-altering local, regional, and global environmental changes can be expected to influence DVM patterns in both inland and oceanic waters of the world.&quot;, &quot;title&quot;: &quot;Towards a more comprehensive theory of zooplankton diel vertical migration: Integrating ultraviolet radiation and water transparency into the biotic paradigm&quot;, &quot;id&quot;: &quot;ITEM-1&quot;, &quot;author&quot;: [{&quot;parse-names&quot;: false, &quot;family&quot;: &quot;Williamson&quot;, &quot;suffix&quot;: &quot;&quot;, &quot;given&quot;: &quot;Craig E&quot;, &quot;non-dropping-particle&quot;: &quot;&quot;, &quot;dropping-particle&quot;: &quot;&quot;}, {&quot;parse-names&quot;: false, &quot;family&quot;: &quot;Fischer&quot;, &quot;suffix&quot;: &quot;&quot;, &quot;given&quot;: &quot;Janet M&quot;, &quot;non-dropping-particle&quot;: &quot;&quot;, &quot;dropping-particle&quot;: &quot;&quot;}, {&quot;parse-names&quot;: false, &quot;family&quot;: &quot;Bollens&quot;, &quot;suffix&quot;: &quot;&quot;, &quot;given&quot;: &quot;Stephen M&quot;, &quot;non-dropping-particle&quot;: &quot;&quot;, &quot;dropping-particle&quot;: &quot;&quot;}, {&quot;parse-names&quot;: false, &quot;family&quot;: &quot;Overholt&quot;, &quot;suffix&quot;: &quot;&quot;, &quot;given&quot;: &quot;Erin P&quot;, &quot;non-dropping-particle&quot;: &quot;&quot;, &quot;dropping-particle&quot;: &quot;&quot;}, {&quot;parse-names&quot;: false, &quot;family&quot;: &quot;Breckenridge&quot;, &quot;suffix&quot;: &quot;&quot;, &quot;given&quot;: &quot;Joanne K&quot;, &quot;non-dropping-particle&quot;: &quot;&quot;, &quot;dropping-particle&quot;: &quot;&quot;}], &quot;issue&quot;: &quot;5&quot;, &quot;container-title&quot;: &quot;Limnology and Oceanography&quot;}, &quot;uris&quot;: [&quot;http://www.mendeley.com/documents/?uuid=08b58d4c-c399-44c9-8094-68e9fca39ea5&quot;]}, {&quot;id&quot;: &quot;ITEM-2&quot;, &quot;itemData&quot;: {&quot;type&quot;: &quot;article-journal&quot;, &quot;page&quot;: &quot;102-109&quot;, &quot;ISSN&quot;: &quot;15409309&quot;, &quot;DOI&quot;: &quot;10.1002/fee.1228&quot;, &quot;volume&quot;: &quot;14&quot;, &quot;issued&quot;: {&quot;date-parts&quot;: [[&quot;2016&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id&quot;: &quot;ITEM-2&quot;, &quot;author&quot;: [{&quot;parse-names&quot;: false, &quot;family&quot;: &quot;Williamson&quot;, &quot;suffix&quot;: &quot;&quot;, &quot;given&quot;: &quot;Craig E.&quot;, &quot;non-dropping-particle&quot;: &quot;&quot;, &quot;dropping-particle&quot;: &quot;&quot;}, {&quot;parse-names&quot;: false, &quot;family&quot;: &quot;Overholt&quot;, &quot;suffix&quot;: &quot;&quot;, &quot;given&quot;: &quot;Erin P.&quot;, &quot;non-dropping-particle&quot;: &quot;&quot;, &quot;dropping-particle&quot;: &quot;&quot;}, {&quot;parse-names&quot;: false, &quot;family&quot;: &quot;Brentrup&quot;, &quot;suffix&quot;: &quot;&quot;, &quot;given&quot;: &quot;Jennifer A.&quot;, &quot;non-dropping-particle&quot;: &quot;&quot;, &quot;dropping-particle&quot;: &quot;&quot;}, {&quot;parse-names&quot;: false, &quot;family&quot;: &quot;Pilla&quot;, &quot;suffix&quot;: &quot;&quot;, &quot;given&quot;: &quot;Rachel M.&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Schladow&quot;, &quot;suffix&quot;: &quot;&quot;, &quot;given&quot;: &quot;S. Geoffrey&quot;, &quot;non-dropping-particle&quot;: &quot;&quot;, &quot;dropping-particle&quot;: &quot;&quot;}, {&quot;parse-names&quot;: false, &quot;family&quot;: &quot;Warren&quot;, &quot;suffix&quot;: &quot;&quot;, &quot;given&quot;: &quot;Joseph D.&quot;, &quot;non-dropping-particle&quot;: &quot;&quot;, &quot;dropping-particle&quot;: &quot;&quot;}, {&quot;parse-names&quot;: false, &quot;family&quot;: &quot;Urmy&quot;, &quot;suffix&quot;: &quot;&quot;, &quot;given&quot;: &quot;Samuel S.&quot;, &quot;non-dropping-particle&quot;: &quot;&quot;, &quot;dropping-particle&quot;: &quot;&quot;}, {&quot;parse-names&quot;: false, &quot;family&quot;: &quot;Sadro&quot;, &quot;suffix&quot;: &quot;&quot;, &quot;given&quot;: &quot;Steven&quot;, &quot;non-dropping-particle&quot;: &quot;&quot;, &quot;dropping-particle&quot;: &quot;&quot;}, {&quot;parse-names&quot;: false, &quot;family&quot;: &quot;Chandra&quot;, &quot;suffix&quot;: &quot;&quot;, &quot;given&quot;: &quot;Sudeep&quot;, &quot;non-dropping-particle&quot;: &quot;&quot;, &quot;dropping-particle&quot;: &quot;&quot;}, {&quot;parse-names&quot;: false, &quot;family&quot;: &quot;Neale&quot;, &quot;suffix&quot;: &quot;&quot;, &quot;given&quot;: &quot;Patrick J.&quot;, &quot;non-dropping-particle&quot;: &quot;&quot;, &quot;dropping-particle&quot;: &quot;&quot;}], &quot;issue&quot;: &quot;2&quot;, &quot;container-title&quot;: &quot;Frontiers in Ecology and the Environment&quot;}, &quot;uris&quot;: [&quot;http://www.mendeley.com/documents/?uuid=1349c5a5-bdc2-4873-8e5e-258d64064932&quot;]}], &quot;properties&quot;: {&quot;noteIndex&quot;: 0}, &quot;schema&quot;: &quot;https://github.com/citation-style-language/schema/raw/master/csl-citation.json&quot;, &quot;mendeley&quot;: {&quot;formattedCitation&quot;: &quot;(Williamson et al. 2011, 2016)&quot;, &quot;previouslyFormattedCitation&quot;: &quot;(Williamson et al. 2011, 2016)&quot;, &quot;plainTextFormattedCitation&quot;: &quot;(Williamson et al. 2011, 2016)&quot;}} RNDqb7Txy7xiu"/><text:span text:style-name="T303">(Williamson et al. 2011, 2016)</text:span><text:reference-mark-end text:name="ADDIN CSL_CITATION {&quot;citationItems&quot;: [{&quot;id&quot;: &quot;ITEM-1&quot;, &quot;itemData&quot;: {&quot;ISBN&quot;: &quot;1939-5590&quot;, &quot;type&quot;: &quot;article-journal&quot;, &quot;page&quot;: &quot;1603-1623&quot;, &quot;ISSN&quot;: &quot;00243590&quot;, &quot;DOI&quot;: &quot;10.4319/lo.2011.56.5.1603&quot;, &quot;volume&quot;: &quot;56&quot;, &quot;issued&quot;: {&quot;date-parts&quot;: [[&quot;2011&quot;]]}, &quot;abstract&quot;: &quot;The current prevailing theory of diel vertical migration (DVM) of zooplankton is focused largely on two biotic drivers: food and predation. Yet recent evidence suggests that abiotic drivers such as damaging ultraviolet (UV) radiation and temperature are also important. Here we integrate current knowledge on the effects of abiotic factors on DVM with the current biologically based paradigm to develop a more comprehensive framework for understanding DVM in zooplankton. We focus on \u2018\u2018normal\u2019\u2019 (down during the day, up at night) DVM of holoplanktonic, primarily herbivorous zooplankton. This new transparency-regulator hypothesis differentiates between structural drivers, such as temperature and food, that vary little over a 24-h period and dynamic drivers, such as damaging UV radiation and visual predation, that show strong variation over a 24-h period. This hypothesis emphasizes the central role of water transparency in regulating these major drivers of DVM. In less transparent systems, temperature and food are often optimal in the surface waters, visual predators are abundant, and UV radiation levels are low. In contrast, in more transparent systems, vertical thermal gradients tend to be more gradual, food quality and quantity are higher in deeper waters, and visual predator abundance is often lower and damaging UV radiation higher in the surface waters. This transparency-regulator hypothesis provides a more versatile theoretical framework to explain variation in DVM across waters of differing transparency. This hypothesis also enables clearer predictions of how the wide range of ongoing transparency-altering local, regional, and global environmental changes can be expected to influence DVM patterns in both inland and oceanic waters of the world.&quot;, &quot;title&quot;: &quot;Towards a more comprehensive theory of zooplankton diel vertical migration: Integrating ultraviolet radiation and water transparency into the biotic paradigm&quot;, &quot;id&quot;: &quot;ITEM-1&quot;, &quot;author&quot;: [{&quot;parse-names&quot;: false, &quot;family&quot;: &quot;Williamson&quot;, &quot;suffix&quot;: &quot;&quot;, &quot;given&quot;: &quot;Craig E&quot;, &quot;non-dropping-particle&quot;: &quot;&quot;, &quot;dropping-particle&quot;: &quot;&quot;}, {&quot;parse-names&quot;: false, &quot;family&quot;: &quot;Fischer&quot;, &quot;suffix&quot;: &quot;&quot;, &quot;given&quot;: &quot;Janet M&quot;, &quot;non-dropping-particle&quot;: &quot;&quot;, &quot;dropping-particle&quot;: &quot;&quot;}, {&quot;parse-names&quot;: false, &quot;family&quot;: &quot;Bollens&quot;, &quot;suffix&quot;: &quot;&quot;, &quot;given&quot;: &quot;Stephen M&quot;, &quot;non-dropping-particle&quot;: &quot;&quot;, &quot;dropping-particle&quot;: &quot;&quot;}, {&quot;parse-names&quot;: false, &quot;family&quot;: &quot;Overholt&quot;, &quot;suffix&quot;: &quot;&quot;, &quot;given&quot;: &quot;Erin P&quot;, &quot;non-dropping-particle&quot;: &quot;&quot;, &quot;dropping-particle&quot;: &quot;&quot;}, {&quot;parse-names&quot;: false, &quot;family&quot;: &quot;Breckenridge&quot;, &quot;suffix&quot;: &quot;&quot;, &quot;given&quot;: &quot;Joanne K&quot;, &quot;non-dropping-particle&quot;: &quot;&quot;, &quot;dropping-particle&quot;: &quot;&quot;}], &quot;issue&quot;: &quot;5&quot;, &quot;container-title&quot;: &quot;Limnology and Oceanography&quot;}, &quot;uris&quot;: [&quot;http://www.mendeley.com/documents/?uuid=08b58d4c-c399-44c9-8094-68e9fca39ea5&quot;]}, {&quot;id&quot;: &quot;ITEM-2&quot;, &quot;itemData&quot;: {&quot;type&quot;: &quot;article-journal&quot;, &quot;page&quot;: &quot;102-109&quot;, &quot;ISSN&quot;: &quot;15409309&quot;, &quot;DOI&quot;: &quot;10.1002/fee.1228&quot;, &quot;volume&quot;: &quot;14&quot;, &quot;issued&quot;: {&quot;date-parts&quot;: [[&quot;2016&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id&quot;: &quot;ITEM-2&quot;, &quot;author&quot;: [{&quot;parse-names&quot;: false, &quot;family&quot;: &quot;Williamson&quot;, &quot;suffix&quot;: &quot;&quot;, &quot;given&quot;: &quot;Craig E.&quot;, &quot;non-dropping-particle&quot;: &quot;&quot;, &quot;dropping-particle&quot;: &quot;&quot;}, {&quot;parse-names&quot;: false, &quot;family&quot;: &quot;Overholt&quot;, &quot;suffix&quot;: &quot;&quot;, &quot;given&quot;: &quot;Erin P.&quot;, &quot;non-dropping-particle&quot;: &quot;&quot;, &quot;dropping-particle&quot;: &quot;&quot;}, {&quot;parse-names&quot;: false, &quot;family&quot;: &quot;Brentrup&quot;, &quot;suffix&quot;: &quot;&quot;, &quot;given&quot;: &quot;Jennifer A.&quot;, &quot;non-dropping-particle&quot;: &quot;&quot;, &quot;dropping-particle&quot;: &quot;&quot;}, {&quot;parse-names&quot;: false, &quot;family&quot;: &quot;Pilla&quot;, &quot;suffix&quot;: &quot;&quot;, &quot;given&quot;: &quot;Rachel M.&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Schladow&quot;, &quot;suffix&quot;: &quot;&quot;, &quot;given&quot;: &quot;S. Geoffrey&quot;, &quot;non-dropping-particle&quot;: &quot;&quot;, &quot;dropping-particle&quot;: &quot;&quot;}, {&quot;parse-names&quot;: false, &quot;family&quot;: &quot;Warren&quot;, &quot;suffix&quot;: &quot;&quot;, &quot;given&quot;: &quot;Joseph D.&quot;, &quot;non-dropping-particle&quot;: &quot;&quot;, &quot;dropping-particle&quot;: &quot;&quot;}, {&quot;parse-names&quot;: false, &quot;family&quot;: &quot;Urmy&quot;, &quot;suffix&quot;: &quot;&quot;, &quot;given&quot;: &quot;Samuel S.&quot;, &quot;non-dropping-particle&quot;: &quot;&quot;, &quot;dropping-particle&quot;: &quot;&quot;}, {&quot;parse-names&quot;: false, &quot;family&quot;: &quot;Sadro&quot;, &quot;suffix&quot;: &quot;&quot;, &quot;given&quot;: &quot;Steven&quot;, &quot;non-dropping-particle&quot;: &quot;&quot;, &quot;dropping-particle&quot;: &quot;&quot;}, {&quot;parse-names&quot;: false, &quot;family&quot;: &quot;Chandra&quot;, &quot;suffix&quot;: &quot;&quot;, &quot;given&quot;: &quot;Sudeep&quot;, &quot;non-dropping-particle&quot;: &quot;&quot;, &quot;dropping-particle&quot;: &quot;&quot;}, {&quot;parse-names&quot;: false, &quot;family&quot;: &quot;Neale&quot;, &quot;suffix&quot;: &quot;&quot;, &quot;given&quot;: &quot;Patrick J.&quot;, &quot;non-dropping-particle&quot;: &quot;&quot;, &quot;dropping-particle&quot;: &quot;&quot;}], &quot;issue&quot;: &quot;2&quot;, &quot;container-title&quot;: &quot;Frontiers in Ecology and the Environment&quot;}, &quot;uris&quot;: [&quot;http://www.mendeley.com/documents/?uuid=1349c5a5-bdc2-4873-8e5e-258d64064932&quot;]}], &quot;properties&quot;: {&quot;noteIndex&quot;: 0}, &quot;schema&quot;: &quot;https://github.com/citation-style-language/schema/raw/master/csl-citation.json&quot;, &quot;mendeley&quot;: {&quot;formattedCitation&quot;: &quot;(Williamson et al. 2011, 2016)&quot;, &quot;previouslyFormattedCitation&quot;: &quot;(Williamson et al. 2011, 2016)&quot;, &quot;plainTextFormattedCitation&quot;: &quot;(Williamson et al. 2011, 2016)&quot;}} RNDqb7Txy7xiu"/><text:span text:style-name="T524">⁠. <text:s/>Alpine and sub-alpine lakes may also be more sensitive to human disturbance, including eutrophication, pH changes, deforestation, and introductions of non-native plant and animal species </text:span><text:reference-mark-start text:name="ADDIN CSL_CITATION {&quot;citationItems&quot;: [{&quot;id&quot;: &quot;ITEM-1&quot;, &quot;itemData&quot;: {&quot;ISBN&quot;: &quot;0706-652X&quot;, &quot;type&quot;: &quot;article-journal&quot;, &quot;page&quot;: &quot;2478-2491&quot;, &quot;ISSN&quot;: &quot;0706-652X&quot;, &quot;DOI&quot;: &quot;10.1139/f98-128&quot;, &quot;volume&quot;: &quot;55&quot;, &quot;issued&quot;: {&quot;date-parts&quot;: [[&quot;1998&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id&quot;: &quot;ITEM-1&quot;, &quot;author&quot;: [{&quot;parse-names&quot;: false, &quot;family&quot;: &quot;Bradford&quot;, &quot;suffix&quot;: &quot;&quot;, &quot;given&quot;: &quot;David F&quot;, &quot;non-dropping-particle&quot;: &quot;&quot;, &quot;dropping-particle&quot;: &quot;&quot;}, {&quot;parse-names&quot;: false, &quot;family&quot;: &quot;Cooper&quot;, &quot;suffix&quot;: &quot;&quot;, &quot;given&quot;: &quot;Scott D&quot;, &quot;non-dropping-particle&quot;: &quot;&quot;, &quot;dropping-particle&quot;: &quot;&quot;}, {&quot;parse-names&quot;: false, &quot;family&quot;: &quot;Jenkins, Jr.&quot;, &quot;suffix&quot;: &quot;&quot;, &quot;given&quot;: &quot;Thomas M&quot;, &quot;non-dropping-particle&quot;: &quot;&quot;, &quot;dropping-particle&quot;: &quot;&quot;}, {&quot;parse-names&quot;: false, &quot;family&quot;: &quot;Kratz&quot;, &quot;suffix&quot;: &quot;&quot;, &quot;given&quot;: &quot;Kim&quot;, &quot;non-dropping-particle&quot;: &quot;&quot;, &quot;dropping-particle&quot;: &quot;&quot;}, {&quot;parse-names&quot;: false, &quot;family&quot;: &quot;Sarnelle&quot;, &quot;suffix&quot;: &quot;&quot;, &quot;given&quot;: &quot;Orlando&quot;, &quot;non-dropping-particle&quot;: &quot;&quot;, &quot;dropping-particle&quot;: &quot;&quot;}, {&quot;parse-names&quot;: false, &quot;family&quot;: &quot;Brown&quot;, &quot;suffix&quot;: &quot;&quot;, &quot;given&quot;: &quot;Aaron D&quot;, &quot;non-dropping-particle&quot;: &quot;&quot;, &quot;dropping-particle&quot;: &quot;&quot;}, {&quot;parse-names&quot;: false, &quot;family&quot;: &quot;Jenkins&quot;, &quot;suffix&quot;: &quot;&quot;, &quot;given&quot;: &quot;Thomas M&quot;, &quot;non-dropping-particle&quot;: &quot;&quot;, &quot;dropping-particle&quot;: &quot;&quot;}, {&quot;parse-names&quot;: false, &quot;family&quot;: &quot;Kratz&quot;, &quot;suffix&quot;: &quot;&quot;, &quot;given&quot;: &quot;Kim&quot;, &quot;non-dropping-particle&quot;: &quot;&quot;, &quot;dropping-particle&quot;: &quot;&quot;}, {&quot;parse-names&quot;: false, &quot;family&quot;: &quot;Sarnelle&quot;, &quot;suffix&quot;: &quot;&quot;, &quot;given&quot;: &quot;Orlando&quot;, &quot;non-dropping-particle&quot;: &quot;&quot;, &quot;dropping-particle&quot;: &quot;&quot;}, {&quot;parse-names&quot;: false, &quot;family&quot;: &quot;Brown&quot;, &quot;suffix&quot;: &quot;&quot;, &quot;given&quot;: &quot;Aaron D&quot;, &quot;non-dropping-particle&quot;: &quot;&quot;, &quot;dropping-particle&quot;: &quot;&quot;}], &quot;issue&quot;: &quot;11&quot;, &quot;container-title&quot;: &quot;Canadian Journal of Fisheries and Aquatic Sciences&quot;}, &quot;uris&quot;: [&quot;http://www.mendeley.com/documents/?uuid=2a0f0443-3016-484c-a56c-b6d8d8b078cb&quot;]}, {&quot;id&quot;: &quot;ITEM-2&quot;, &quot;itemData&quot;: {&quot;ISBN&quot;: &quot;1387-3547&quot;, &quot;type&quot;: &quot;article-journal&quot;, &quot;page&quot;: &quot;1335-1345&quot;, &quot;ISSN&quot;: &quot;13873547&quot;, &quot;DOI&quot;: &quot;10.1007/s10530-008-9341-z&quot;, &quot;volume&quot;: &quot;11&quot;, &quot;issued&quot;: {&quot;date-parts&quot;: [[&quot;2009&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id&quot;: &quot;ITEM-2&quot;, &quot;author&quot;: [{&quot;parse-names&quot;: false, &quot;family&quot;: &quot;Schabetsberger&quot;, &quot;suffix&quot;: &quot;&quot;, &quot;given&quot;: &quot;Robert&quot;, &quot;non-dropping-particle&quot;: &quot;&quot;, &quot;dropping-particle&quot;: &quot;&quot;}, {&quot;parse-names&quot;: false, &quot;family&quot;: &quot;Luger&quot;, &quot;suffix&quot;: &quot;&quot;, &quot;given&quot;: &quot;Martin S.&quot;, &quot;non-dropping-particle&quot;: &quot;&quot;, &quot;dropping-particle&quot;: &quot;&quot;}, {&quot;parse-names&quot;: false, &quot;family&quot;: &quot;Drozdowski&quot;, &quot;suffix&quot;: &quot;&quot;, &quot;given&quot;: &quot;Gabriele&quot;, &quot;non-dropping-particle&quot;: &quot;&quot;, &quot;dropping-particle&quot;: &quot;&quot;}, {&quot;parse-names&quot;: false, &quot;family&quot;: &quot;Jagsch&quot;, &quot;suffix&quot;: &quot;&quot;, &quot;given&quot;: &quot;Albert&quot;, &quot;non-dropping-particle&quot;: &quot;&quot;, &quot;dropping-particle&quot;: &quot;&quot;}], &quot;issue&quot;: &quot;6&quot;, &quot;container-title&quot;: &quot;Biological Invasions&quot;}, &quot;uris&quot;: [&quot;http://www.mendeley.com/documents/?uuid=b4745d3c-d856-45c7-82f0-19c69ef9c07c&quot;]}, {&quot;id&quot;: &quot;ITEM-3&quot;, &quot;itemData&quot;: {&quot;ISBN&quot;: &quot;0012-9615&quot;, &quot;type&quot;: &quot;article-journal&quot;, &quot;page&quot;: &quot;401-421&quot;, &quot;ISSN&quot;: &quot;0012-9615&quot;, &quot;DOI&quot;: &quot;10.1890/0012-9615(2001)071[0401:raroal]2.0.co;2&quot;, &quot;volume&quot;: &quot;71&quot;, &quot;issued&quot;: {&quot;date-parts&quot;: [[&quot;2001&quot;]]}, &quot;title&quot;: &quot;Resistance and resilience of alpine lake fauna tofish introductions&quot;, &quot;id&quot;: &quot;ITEM-3&quot;, &quot;PMID&quot;: &quot;10213533&quot;, &quot;author&quot;: [{&quot;parse-names&quot;: false, &quot;family&quot;: &quot;Knapp&quot;, &quot;suffix&quot;: &quot;&quot;, &quot;given&quot;: &quot;Roland a&quot;, &quot;non-dropping-particle&quot;: &quot;&quot;, &quot;dropping-particle&quot;: &quot;&quot;}, {&quot;parse-names&quot;: false, &quot;family&quot;: &quot;Matthews&quot;, &quot;suffix&quot;: &quot;&quot;, &quot;given&quot;: &quot;Kathleen R&quot;, &quot;non-dropping-particle&quot;: &quot;&quot;, &quot;dropping-particle&quot;: &quot;&quot;}, {&quot;parse-names&quot;: false, &quot;family&quot;: &quot;Sarnelle&quot;, &quot;suffix&quot;: &quot;&quot;, &quot;given&quot;: &quot;Orlando&quot;, &quot;non-dropping-particle&quot;: &quot;&quot;, &quot;dropping-particle&quot;: &quot;&quot;}], &quot;issue&quot;: &quot;3&quot;, &quot;container-title&quot;: &quot;Ecological Monographs&quot;}, &quot;uris&quot;: [&quot;http://www.mendeley.com/documents/?uuid=5f546a9f-3d06-4ea5-887d-7009c8695364&quot;]}], &quot;properties&quot;: {&quot;noteIndex&quot;: 0}, &quot;schema&quot;: &quot;https://github.com/citation-style-language/schema/raw/master/csl-citation.json&quot;, &quot;mendeley&quot;: {&quot;formattedCitation&quot;: &quot;(Bradford et al. 1998, Knapp et al. 2001, Schabetsberger et al. 2009)&quot;, &quot;previouslyFormattedCitation&quot;: &quot;(Bradford et al. 1998, Knapp et al. 2001, Schabetsberger et al. 2009)&quot;, &quot;plainTextFormattedCitation&quot;: &quot;(Bradford et al. 1998, Knapp et al. 2001, Schabetsberger et al. 2009)&quot;}} RNDzLaDro8TVV"/><text:span text:style-name="T303">(Bradford et al. 1998, Knapp et al. 2001, Schabetsberger et al. 2009)</text:span><text:reference-mark-end text:name="ADDIN CSL_CITATION {&quot;citationItems&quot;: [{&quot;id&quot;: &quot;ITEM-1&quot;, &quot;itemData&quot;: {&quot;ISBN&quot;: &quot;0706-652X&quot;, &quot;type&quot;: &quot;article-journal&quot;, &quot;page&quot;: &quot;2478-2491&quot;, &quot;ISSN&quot;: &quot;0706-652X&quot;, &quot;DOI&quot;: &quot;10.1139/f98-128&quot;, &quot;volume&quot;: &quot;55&quot;, &quot;issued&quot;: {&quot;date-parts&quot;: [[&quot;1998&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id&quot;: &quot;ITEM-1&quot;, &quot;author&quot;: [{&quot;parse-names&quot;: false, &quot;family&quot;: &quot;Bradford&quot;, &quot;suffix&quot;: &quot;&quot;, &quot;given&quot;: &quot;David F&quot;, &quot;non-dropping-particle&quot;: &quot;&quot;, &quot;dropping-particle&quot;: &quot;&quot;}, {&quot;parse-names&quot;: false, &quot;family&quot;: &quot;Cooper&quot;, &quot;suffix&quot;: &quot;&quot;, &quot;given&quot;: &quot;Scott D&quot;, &quot;non-dropping-particle&quot;: &quot;&quot;, &quot;dropping-particle&quot;: &quot;&quot;}, {&quot;parse-names&quot;: false, &quot;family&quot;: &quot;Jenkins, Jr.&quot;, &quot;suffix&quot;: &quot;&quot;, &quot;given&quot;: &quot;Thomas M&quot;, &quot;non-dropping-particle&quot;: &quot;&quot;, &quot;dropping-particle&quot;: &quot;&quot;}, {&quot;parse-names&quot;: false, &quot;family&quot;: &quot;Kratz&quot;, &quot;suffix&quot;: &quot;&quot;, &quot;given&quot;: &quot;Kim&quot;, &quot;non-dropping-particle&quot;: &quot;&quot;, &quot;dropping-particle&quot;: &quot;&quot;}, {&quot;parse-names&quot;: false, &quot;family&quot;: &quot;Sarnelle&quot;, &quot;suffix&quot;: &quot;&quot;, &quot;given&quot;: &quot;Orlando&quot;, &quot;non-dropping-particle&quot;: &quot;&quot;, &quot;dropping-particle&quot;: &quot;&quot;}, {&quot;parse-names&quot;: false, &quot;family&quot;: &quot;Brown&quot;, &quot;suffix&quot;: &quot;&quot;, &quot;given&quot;: &quot;Aaron D&quot;, &quot;non-dropping-particle&quot;: &quot;&quot;, &quot;dropping-particle&quot;: &quot;&quot;}, {&quot;parse-names&quot;: false, &quot;family&quot;: &quot;Jenkins&quot;, &quot;suffix&quot;: &quot;&quot;, &quot;given&quot;: &quot;Thomas M&quot;, &quot;non-dropping-particle&quot;: &quot;&quot;, &quot;dropping-particle&quot;: &quot;&quot;}, {&quot;parse-names&quot;: false, &quot;family&quot;: &quot;Kratz&quot;, &quot;suffix&quot;: &quot;&quot;, &quot;given&quot;: &quot;Kim&quot;, &quot;non-dropping-particle&quot;: &quot;&quot;, &quot;dropping-particle&quot;: &quot;&quot;}, {&quot;parse-names&quot;: false, &quot;family&quot;: &quot;Sarnelle&quot;, &quot;suffix&quot;: &quot;&quot;, &quot;given&quot;: &quot;Orlando&quot;, &quot;non-dropping-particle&quot;: &quot;&quot;, &quot;dropping-particle&quot;: &quot;&quot;}, {&quot;parse-names&quot;: false, &quot;family&quot;: &quot;Brown&quot;, &quot;suffix&quot;: &quot;&quot;, &quot;given&quot;: &quot;Aaron D&quot;, &quot;non-dropping-particle&quot;: &quot;&quot;, &quot;dropping-particle&quot;: &quot;&quot;}], &quot;issue&quot;: &quot;11&quot;, &quot;container-title&quot;: &quot;Canadian Journal of Fisheries and Aquatic Sciences&quot;}, &quot;uris&quot;: [&quot;http://www.mendeley.com/documents/?uuid=2a0f0443-3016-484c-a56c-b6d8d8b078cb&quot;]}, {&quot;id&quot;: &quot;ITEM-2&quot;, &quot;itemData&quot;: {&quot;ISBN&quot;: &quot;1387-3547&quot;, &quot;type&quot;: &quot;article-journal&quot;, &quot;page&quot;: &quot;1335-1345&quot;, &quot;ISSN&quot;: &quot;13873547&quot;, &quot;DOI&quot;: &quot;10.1007/s10530-008-9341-z&quot;, &quot;volume&quot;: &quot;11&quot;, &quot;issued&quot;: {&quot;date-parts&quot;: [[&quot;2009&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id&quot;: &quot;ITEM-2&quot;, &quot;author&quot;: [{&quot;parse-names&quot;: false, &quot;family&quot;: &quot;Schabetsberger&quot;, &quot;suffix&quot;: &quot;&quot;, &quot;given&quot;: &quot;Robert&quot;, &quot;non-dropping-particle&quot;: &quot;&quot;, &quot;dropping-particle&quot;: &quot;&quot;}, {&quot;parse-names&quot;: false, &quot;family&quot;: &quot;Luger&quot;, &quot;suffix&quot;: &quot;&quot;, &quot;given&quot;: &quot;Martin S.&quot;, &quot;non-dropping-particle&quot;: &quot;&quot;, &quot;dropping-particle&quot;: &quot;&quot;}, {&quot;parse-names&quot;: false, &quot;family&quot;: &quot;Drozdowski&quot;, &quot;suffix&quot;: &quot;&quot;, &quot;given&quot;: &quot;Gabriele&quot;, &quot;non-dropping-particle&quot;: &quot;&quot;, &quot;dropping-particle&quot;: &quot;&quot;}, {&quot;parse-names&quot;: false, &quot;family&quot;: &quot;Jagsch&quot;, &quot;suffix&quot;: &quot;&quot;, &quot;given&quot;: &quot;Albert&quot;, &quot;non-dropping-particle&quot;: &quot;&quot;, &quot;dropping-particle&quot;: &quot;&quot;}], &quot;issue&quot;: &quot;6&quot;, &quot;container-title&quot;: &quot;Biological Invasions&quot;}, &quot;uris&quot;: [&quot;http://www.mendeley.com/documents/?uuid=b4745d3c-d856-45c7-82f0-19c69ef9c07c&quot;]}, {&quot;id&quot;: &quot;ITEM-3&quot;, &quot;itemData&quot;: {&quot;ISBN&quot;: &quot;0012-9615&quot;, &quot;type&quot;: &quot;article-journal&quot;, &quot;page&quot;: &quot;401-421&quot;, &quot;ISSN&quot;: &quot;0012-9615&quot;, &quot;DOI&quot;: &quot;10.1890/0012-9615(2001)071[0401:raroal]2.0.co;2&quot;, &quot;volume&quot;: &quot;71&quot;, &quot;issued&quot;: {&quot;date-parts&quot;: [[&quot;2001&quot;]]}, &quot;title&quot;: &quot;Resistance and resilience of alpine lake fauna tofish introductions&quot;, &quot;id&quot;: &quot;ITEM-3&quot;, &quot;PMID&quot;: &quot;10213533&quot;, &quot;author&quot;: [{&quot;parse-names&quot;: false, &quot;family&quot;: &quot;Knapp&quot;, &quot;suffix&quot;: &quot;&quot;, &quot;given&quot;: &quot;Roland a&quot;, &quot;non-dropping-particle&quot;: &quot;&quot;, &quot;dropping-particle&quot;: &quot;&quot;}, {&quot;parse-names&quot;: false, &quot;family&quot;: &quot;Matthews&quot;, &quot;suffix&quot;: &quot;&quot;, &quot;given&quot;: &quot;Kathleen R&quot;, &quot;non-dropping-particle&quot;: &quot;&quot;, &quot;dropping-particle&quot;: &quot;&quot;}, {&quot;parse-names&quot;: false, &quot;family&quot;: &quot;Sarnelle&quot;, &quot;suffix&quot;: &quot;&quot;, &quot;given&quot;: &quot;Orlando&quot;, &quot;non-dropping-particle&quot;: &quot;&quot;, &quot;dropping-particle&quot;: &quot;&quot;}], &quot;issue&quot;: &quot;3&quot;, &quot;container-title&quot;: &quot;Ecological Monographs&quot;}, &quot;uris&quot;: [&quot;http://www.mendeley.com/documents/?uuid=5f546a9f-3d06-4ea5-887d-7009c8695364&quot;]}], &quot;properties&quot;: {&quot;noteIndex&quot;: 0}, &quot;schema&quot;: &quot;https://github.com/citation-style-language/schema/raw/master/csl-citation.json&quot;, &quot;mendeley&quot;: {&quot;formattedCitation&quot;: &quot;(Bradford et al. 1998, Knapp et al. 2001, Schabetsberger et al. 2009)&quot;, &quot;previouslyFormattedCitation&quot;: &quot;(Bradford et al. 1998, Knapp et al. 2001, Schabetsberger et al. 2009)&quot;, &quot;plainTextFormattedCitation&quot;: &quot;(Bradford et al. 1998, Knapp et al. 2001, Schabetsberger et al. 2009)&quot;}} RNDzLaDro8TVV"/><text:span text:style-name="T524">⁠.</text:span></text:p>
      <text:p text:style-name="P6"><text:span text:style-name="T5"><text:tab/>We surveyed </text:span><text:span text:style-name="T102">the zooplankton and fish in </text:span><text:change text:change-id="ct61084768"/><text:change-start text:change-id="ct61067968"/><text:span text:style-name="T121">four</text:span><text:change-end text:change-id="ct61067968"/><text:span text:style-name="T5"> lakes in the Sierra Nevada </text:span><text:span text:style-name="T108">mountains of California, USA, </text:span><text:span text:style-name="T5">between autumn 2013 and autumn 2014. <text:s/></text:span><text:span text:style-name="T102">Our primary tool was a two-frequency acoustic system which allowed us to measure the vertical and horizontal distribution of these animals at high (meter-scale) resolution. <text:s/></text:span><text:span text:style-name="T104">Acoustic observations were augmented with net samples to </text:span><text:change-start text:change-id="ct61173136"/><text:span text:style-name="T122">size and </text:span><text:change-end text:change-id="ct61173136"/><text:span text:style-name="T104">identify the zooplankton scatterers and parameterize scattering models that allow us to convert acoustic backscatter to estimates of biomass</text:span><text:span text:style-name="T102">. <text:s/></text:span><text:span text:style-name="T103">Differences in the </text:span><text:span text:style-name="T102">vertical profiles of zooplankton and fish </text:span><text:change-start text:change-id="ct61197408"/><text:span text:style-name="T122">numerical </text:span><text:change-end text:change-id="ct61197408"/><text:span text:style-name="T102">density </text:span><text:span text:style-name="T103">were compared between lakes</text:span><text:span text:style-name="T102">. <text:s/>We</text:span><text:span text:style-name="T103"> also </text:span><text:span text:style-name="T102">investigated </text:span><text:span text:style-name="T103">horizontal</text:span><text:span text:style-name="T102"> trends in zooplankton and fish </text:span><text:change-start text:change-id="ct60789824"/><text:span text:style-name="T122">numerical </text:span><text:span text:style-name="T122"><office:annotation><dc:creator>Joe Warren</dc:creator><dc:date>2016-10-07T12:49:14</dc:date><loext:sender-initials>JW</loext:sender-initials><text:p text:style-name="P87"><text:span text:style-name="T525">I realize I'm the only person who thinks this way, but zooplankton density can be measured in g/cm^3 so I always use numerical density when I mean #/m^3.</text:span></text:p></office:annotation></text:span><text:change-end text:change-id="ct60789824"/><text:change-start text:change-id="ct61067120"/><text:span text:style-name="T122"><office:annotation><dc:creator>Unknown Author</dc:creator><dc:date>2016-11-17T21:28:20</dc:date><text:p text:style-name="P87"><text:span text:style-name="T526">Reply to Joe Warren (10/07/2016, 12:49): "..."</text:span></text:p><text:p><text:span text:style-name="T527">Ok</text:span></text:p></office:annotation></text:span><text:change-end text:change-id="ct61067120"/><text:span text:style-name="T102">density at the scale of the lake basin</text:span><text:span text:style-name="T103">s</text:span><text:span text:style-name="T102">, </text:span><text:span text:style-name="T103">and quantified their spatial patchiness using standard geostatistical models. <text:s/>Changes in the distributions of zooplankton and fish from one season to another were also examined. <text:s/>Finally, we </text:span><text:span text:style-name="T105">speculate on possible dynamics generating the observed patterns.</text:span></text:p>
      <text:p text:style-name="P1"/>
      <text:p text:style-name="P51">Methods</text:p>
      <text:p text:style-name="P54"><text:span text:style-name="T517">S</text:span>tudy <text:span text:style-name="T517">lakes</text:span></text:p>
      <text:p text:style-name="P7"><text:span text:style-name="T101"><text:tab/></text:span><text:span text:style-name="T6">Surveys were conducted in </text:span><text:change-start text:change-id="ct61172768"/><text:span text:style-name="T122">four</text:span><text:change-end text:change-id="ct61172768"/><text:change text:change-id="ct61242144"/><text:span text:style-name="T6"> lakes in the Sierra Nevada</text:span><text:change-start text:change-id="ct61206464"/><text:span text:style-name="T6">:</text:span><text:change-end text:change-id="ct61206464"/><text:change text:change-id="ct60385216"/><text:span text:style-name="T6"> Cherry Lake, Lake Eleanor, Independence Lake, </text:span><text:span text:style-name="T109">and Lake Tahoe (Figure 1)</text:span><text:span text:style-name="T5">. <text:s/>Our main focus was on Cherry Lake and Lake Eleanor, located at the border of Yosemite National Park near 38</text:span><text:span text:style-name="T143">° </text:span><text:span text:style-name="T144">0' N, 119</text:span><text:span text:style-name="T143">° </text:span><text:span text:style-name="T144">52.</text:span><text:span text:style-name="T8">6</text:span><text:span text:style-name="T144">' W </text:span><text:span text:style-name="T7">(Figure </text:span><text:change-start text:change-id="ct59861888"/><text:span text:style-name="T153">2</text:span><text:change-end text:change-id="ct59861888"/><text:change text:change-id="ct59788144"/><text:span text:style-name="T7">)</text:span><text:span text:style-name="T144">. <text:s/>Both are reservoirs of the San Francisco Public Utilities Commis</text:span><text:change-start text:change-id="ct61195136"/><text:span text:style-name="T151">s</text:span><text:change-end text:change-id="ct61195136"/><text:span text:style-name="T144">ion. <text:s/>Cherry Lake </text:span><text:span text:style-name="T8">is artificial, </text:span><text:span text:style-name="T144">created by the </text:span><text:span text:style-name="T8">damming of Cherry Creek </text:span><text:span text:style-name="T144">in 1956 </text:span><text:reference-mark-start text:name="ADDIN CSL_CITATION {&quot;citationItems&quot;: [{&quot;id&quot;: &quot;ITEM-1&quot;, &quot;itemData&quot;: {&quot;id&quot;: &quot;ITEM-1&quot;, &quot;type&quot;: &quot;article-journal&quot;, &quot;page&quot;: &quot;751-794&quot;, &quot;volume&quot;: &quot;32&quot;, &quot;issued&quot;: {&quot;date-parts&quot;: [[&quot;1940&quot;]]}, &quot;author&quot;: [{&quot;parse-names&quot;: false, &quot;family&quot;: &quot;Eckart&quot;, &quot;suffix&quot;: &quot;&quot;, &quot;given&quot;: &quot;Nelson A&quot;, &quot;non-dropping-particle&quot;: &quot;&quot;, &quot;dropping-particle&quot;: &quot;&quot;}], &quot;issue&quot;: &quot;5&quot;, &quot;container-title&quot;: &quot;Journal (American Water Works Association)&quot;, &quot;title&quot;: &quot;The Water Supply System of San Francisco&quot;}, &quot;uris&quot;: [&quot;http://www.mendeley.com/documents/?uuid=a966fc50-a655-4f31-950c-4b56530e7c02&quot;]}], &quot;properties&quot;: {&quot;noteIndex&quot;: 0}, &quot;schema&quot;: &quot;https://github.com/citation-style-language/schema/raw/master/csl-citation.json&quot;, &quot;mendeley&quot;: {&quot;formattedCitation&quot;: &quot;(Eckart 1940)&quot;, &quot;previouslyFormattedCitation&quot;: &quot;(Eckart 1940)&quot;, &quot;plainTextFormattedCitation&quot;: &quot;(Eckart 1940)&quot;}} RNDRs3RVWnzVZ"/><text:span text:style-name="T186">(Eckart 1940)</text:span><text:reference-mark-end text:name="ADDIN CSL_CITATION {&quot;citationItems&quot;: [{&quot;id&quot;: &quot;ITEM-1&quot;, &quot;itemData&quot;: {&quot;id&quot;: &quot;ITEM-1&quot;, &quot;type&quot;: &quot;article-journal&quot;, &quot;page&quot;: &quot;751-794&quot;, &quot;volume&quot;: &quot;32&quot;, &quot;issued&quot;: {&quot;date-parts&quot;: [[&quot;1940&quot;]]}, &quot;author&quot;: [{&quot;parse-names&quot;: false, &quot;family&quot;: &quot;Eckart&quot;, &quot;suffix&quot;: &quot;&quot;, &quot;given&quot;: &quot;Nelson A&quot;, &quot;non-dropping-particle&quot;: &quot;&quot;, &quot;dropping-particle&quot;: &quot;&quot;}], &quot;issue&quot;: &quot;5&quot;, &quot;container-title&quot;: &quot;Journal (American Water Works Association)&quot;, &quot;title&quot;: &quot;The Water Supply System of San Francisco&quot;}, &quot;uris&quot;: [&quot;http://www.mendeley.com/documents/?uuid=a966fc50-a655-4f31-950c-4b56530e7c02&quot;]}], &quot;properties&quot;: {&quot;noteIndex&quot;: 0}, &quot;schema&quot;: &quot;https://github.com/citation-style-language/schema/raw/master/csl-citation.json&quot;, &quot;mendeley&quot;: {&quot;formattedCitation&quot;: &quot;(Eckart 1940)&quot;, &quot;previouslyFormattedCitation&quot;: &quot;(Eckart 1940)&quot;, &quot;plainTextFormattedCitation&quot;: &quot;(Eckart 1940)&quot;}} RNDRs3RVWnzVZ"/><text:span text:style-name="T144">⁠. <text:s/></text:span><text:span text:style-name="T8">Lake Eleanor was formed naturally, but enlarged and deepened by the construction of a dam in 1918 </text:span><text:reference-mark-start text:name="ADDIN CSL_CITATION {&quot;citationItems&quot;: [{&quot;id&quot;: &quot;ITEM-1&quot;, &quot;itemData&quot;: {&quot;id&quot;: &quot;ITEM-1&quot;, &quot;type&quot;: &quot;article-journal&quot;, &quot;page&quot;: &quot;751-794&quot;, &quot;volume&quot;: &quot;32&quot;, &quot;issued&quot;: {&quot;date-parts&quot;: [[&quot;1940&quot;]]}, &quot;author&quot;: [{&quot;parse-names&quot;: false, &quot;family&quot;: &quot;Eckart&quot;, &quot;suffix&quot;: &quot;&quot;, &quot;given&quot;: &quot;Nelson A&quot;, &quot;non-dropping-particle&quot;: &quot;&quot;, &quot;dropping-particle&quot;: &quot;&quot;}], &quot;issue&quot;: &quot;5&quot;, &quot;container-title&quot;: &quot;Journal (American Water Works Association)&quot;, &quot;title&quot;: &quot;The Water Supply System of San Francisco&quot;}, &quot;uris&quot;: [&quot;http://www.mendeley.com/documents/?uuid=a966fc50-a655-4f31-950c-4b56530e7c02&quot;]}], &quot;properties&quot;: {&quot;noteIndex&quot;: 0}, &quot;schema&quot;: &quot;https://github.com/citation-style-language/schema/raw/master/csl-citation.json&quot;, &quot;mendeley&quot;: {&quot;formattedCitation&quot;: &quot;(Eckart 1940)&quot;, &quot;previouslyFormattedCitation&quot;: &quot;(Eckart 1940)&quot;, &quot;plainTextFormattedCitation&quot;: &quot;(Eckart 1940)&quot;}} RND4zeEWUATrs"/><text:span text:style-name="T187">(Eckart 1940)</text:span><text:reference-mark-end text:name="ADDIN CSL_CITATION {&quot;citationItems&quot;: [{&quot;id&quot;: &quot;ITEM-1&quot;, &quot;itemData&quot;: {&quot;id&quot;: &quot;ITEM-1&quot;, &quot;type&quot;: &quot;article-journal&quot;, &quot;page&quot;: &quot;751-794&quot;, &quot;volume&quot;: &quot;32&quot;, &quot;issued&quot;: {&quot;date-parts&quot;: [[&quot;1940&quot;]]}, &quot;author&quot;: [{&quot;parse-names&quot;: false, &quot;family&quot;: &quot;Eckart&quot;, &quot;suffix&quot;: &quot;&quot;, &quot;given&quot;: &quot;Nelson A&quot;, &quot;non-dropping-particle&quot;: &quot;&quot;, &quot;dropping-particle&quot;: &quot;&quot;}], &quot;issue&quot;: &quot;5&quot;, &quot;container-title&quot;: &quot;Journal (American Water Works Association)&quot;, &quot;title&quot;: &quot;The Water Supply System of San Francisco&quot;}, &quot;uris&quot;: [&quot;http://www.mendeley.com/documents/?uuid=a966fc50-a655-4f31-950c-4b56530e7c02&quot;]}], &quot;properties&quot;: {&quot;noteIndex&quot;: 0}, &quot;schema&quot;: &quot;https://github.com/citation-style-language/schema/raw/master/csl-citation.json&quot;, &quot;mendeley&quot;: {&quot;formattedCitation&quot;: &quot;(Eckart 1940)&quot;, &quot;previouslyFormattedCitation&quot;: &quot;(Eckart 1940)&quot;, &quot;plainTextFormattedCitation&quot;: &quot;(Eckart 1940)&quot;}} RND4zeEWUATrs"/><text:span text:style-name="T8">⁠. <text:s/>Both lakes are approximately 1,420 m above sea level, and have areas of 6.3 km</text:span><text:span text:style-name="T491">2</text:span><text:span text:style-name="T8"> (Cherry) and 3.9 km</text:span><text:span text:style-name="T491">2</text:span><text:span text:style-name="T8"> (Eleanor). </text:span><text:span text:style-name="T150">Both lakes have been stocked with fish, including rainbow trout (</text:span><text:span text:style-name="T171">Onchoryncus mykiss</text:span><text:span text:style-name="T150">), brown trout (</text:span><text:span text:style-name="T171">Salmo trutta</text:span><text:span text:style-name="T150">), and, in Cherry Lake, eastern brook trout (</text:span><text:span text:style-name="T171">Salvelinus fontinalis</text:span><text:span text:style-name="T150">) </text:span><text:reference-mark-start text:name="ADDIN CSL_CITATION {&quot;citationItems&quot;: [{&quot;id&quot;: &quot;ITEM-1&quot;, &quot;itemData&quot;: {&quot;id&quot;: &quot;ITEM-1&quot;, &quot;type&quot;: &quot;webpage&quot;, &quot;accessed&quot;: {&quot;date-parts&quot;: [[&quot;2016&quot;, &quot;11&quot;, &quot;17&quot;]]}, &quot;issued&quot;: {&quot;date-parts&quot;: [[&quot;2016&quot;]]}, &quot;author&quot;: [{&quot;parse-names&quot;: false, &quot;family&quot;: &quot;United States Forest Service&quot;, &quot;suffix&quot;: &quot;&quot;, &quot;given&quot;: &quot;&quot;, &quot;non-dropping-particle&quot;: &quot;&quot;, &quot;dropping-particle&quot;: &quot;&quot;}], &quot;URL&quot;: &quot;http://www.fs.usda.gov/recarea/stanislaus/recarea/?recid=14973&quot;, &quot;title&quot;: &quot;Stanislaus National Forest - Cherry Lake&quot;}, &quot;uris&quot;: [&quot;http://www.mendeley.com/documents/?uuid=0673d6df-5db4-446a-99f1-df893fe85f98&quot;]}, {&quot;id&quot;: &quot;ITEM-2&quot;, &quot;itemData&quot;: {&quot;edition&quot;: &quot;1&quot;, &quot;id&quot;: &quot;ITEM-2&quot;, &quot;issued&quot;: {&quot;date-parts&quot;: [[&quot;1961&quot;]]}, &quot;author&quot;: [{&quot;parse-names&quot;: false, &quot;family&quot;: &quot;Bingaman&quot;, &quot;suffix&quot;: &quot;&quot;, &quot;given&quot;: &quot;John W.&quot;, &quot;non-dropping-particle&quot;: &quot;&quot;, &quot;dropping-particle&quot;: &quot;&quot;}], &quot;type&quot;: &quot;book&quot;, &quot;title&quot;: &quot;Guardians of the Yosemite: A Story of the First Rangers&quot;, &quot;publisher&quot;: &quot;Desert Printers&quot;, &quot;number-of-pages&quot;: &quot;123&quot;}, &quot;uris&quot;: [&quot;http://www.mendeley.com/documents/?uuid=2f316270-2f4b-432f-96a3-962d40aced9a&quot;]}], &quot;properties&quot;: {&quot;noteIndex&quot;: 0}, &quot;schema&quot;: &quot;https://github.com/citation-style-language/schema/raw/master/csl-citation.json&quot;, &quot;mendeley&quot;: {&quot;formattedCitation&quot;: &quot;(Bingaman 1961, United States Forest Service 2016)&quot;, &quot;previouslyFormattedCitation&quot;: &quot;(Bingaman 1961, United States Forest Service 2016)&quot;, &quot;plainTextFormattedCitation&quot;: &quot;(Bingaman 1961, United States Forest Service 2016)&quot;}} RND2vihxvvC4T"/><text:span text:style-name="T191">(Bingaman 1961, United States Forest Service 2016)</text:span><text:reference-mark-end text:name="ADDIN CSL_CITATION {&quot;citationItems&quot;: [{&quot;id&quot;: &quot;ITEM-1&quot;, &quot;itemData&quot;: {&quot;id&quot;: &quot;ITEM-1&quot;, &quot;type&quot;: &quot;webpage&quot;, &quot;accessed&quot;: {&quot;date-parts&quot;: [[&quot;2016&quot;, &quot;11&quot;, &quot;17&quot;]]}, &quot;issued&quot;: {&quot;date-parts&quot;: [[&quot;2016&quot;]]}, &quot;author&quot;: [{&quot;parse-names&quot;: false, &quot;family&quot;: &quot;United States Forest Service&quot;, &quot;suffix&quot;: &quot;&quot;, &quot;given&quot;: &quot;&quot;, &quot;non-dropping-particle&quot;: &quot;&quot;, &quot;dropping-particle&quot;: &quot;&quot;}], &quot;URL&quot;: &quot;http://www.fs.usda.gov/recarea/stanislaus/recarea/?recid=14973&quot;, &quot;title&quot;: &quot;Stanislaus National Forest - Cherry Lake&quot;}, &quot;uris&quot;: [&quot;http://www.mendeley.com/documents/?uuid=0673d6df-5db4-446a-99f1-df893fe85f98&quot;]}, {&quot;id&quot;: &quot;ITEM-2&quot;, &quot;itemData&quot;: {&quot;edition&quot;: &quot;1&quot;, &quot;id&quot;: &quot;ITEM-2&quot;, &quot;issued&quot;: {&quot;date-parts&quot;: [[&quot;1961&quot;]]}, &quot;author&quot;: [{&quot;parse-names&quot;: false, &quot;family&quot;: &quot;Bingaman&quot;, &quot;suffix&quot;: &quot;&quot;, &quot;given&quot;: &quot;John W.&quot;, &quot;non-dropping-particle&quot;: &quot;&quot;, &quot;dropping-particle&quot;: &quot;&quot;}], &quot;type&quot;: &quot;book&quot;, &quot;title&quot;: &quot;Guardians of the Yosemite: A Story of the First Rangers&quot;, &quot;publisher&quot;: &quot;Desert Printers&quot;, &quot;number-of-pages&quot;: &quot;123&quot;}, &quot;uris&quot;: [&quot;http://www.mendeley.com/documents/?uuid=2f316270-2f4b-432f-96a3-962d40aced9a&quot;]}], &quot;properties&quot;: {&quot;noteIndex&quot;: 0}, &quot;schema&quot;: &quot;https://github.com/citation-style-language/schema/raw/master/csl-citation.json&quot;, &quot;mendeley&quot;: {&quot;formattedCitation&quot;: &quot;(Bingaman 1961, United States Forest Service 2016)&quot;, &quot;previouslyFormattedCitation&quot;: &quot;(Bingaman 1961, United States Forest Service 2016)&quot;, &quot;plainTextFormattedCitation&quot;: &quot;(Bingaman 1961, United States Forest Service 2016)&quot;}} RND2vihxvvC4T"/><text:span text:style-name="T150">⁠. <text:s/></text:span><text:span text:style-name="T8">Cherry and Eleanor were surveyed </text:span><text:change text:change-id="ct60382016"/><text:change-start text:change-id="ct60383040"/><text:span text:style-name="T8"><office:annotation><dc:creator>Unknown Author</dc:creator><dc:date>2016-11-18T09:33:24</dc:date><text:p text:style-name="P87"><text:span text:style-name="T525">Removed for simplicity, the sampling schedule is described in detail later</text:span></text:p></office:annotation></text:span><text:change-end text:change-id="ct60383040"/><text:span text:style-name="T8"> in October 2013, April 2014, June 2014, and September 2013</text:span><text:change-start text:change-id="ct61503184"/><text:span text:style-name="T8"> </text:span><text:span text:style-name="T153">(Figure 3)</text:span><text:change-end text:change-id="ct61503184"/><text:span text:style-name="T8">.</text:span><text:change text:change-id="ct61495168"/><text:span text:style-name="T8"> <text:s/>In addition to </text:span><text:span text:style-name="T147">our repeated surveys of </text:span><text:span text:style-name="T8">Cherry and Eleanor, we surveyed Independence Lake, </text:span><text:span text:style-name="T145">located at 39</text:span><text:span text:style-name="T143">° </text:span><text:span text:style-name="T145">26.4' N, 1</text:span><text:span text:style-name="T147">20</text:span><text:span text:style-name="T143">°</text:span><text:span text:style-name="T145"> 18.6' W, </text:span><text:span text:style-name="T147">and Lake Tahoe, at 39° 10</text:span><text:span text:style-name="T145">' </text:span><text:span text:style-name="T147">N, <text:s/>120° 0</text:span><text:span text:style-name="T145">' </text:span><text:span text:style-name="T147">W </text:span><text:span text:style-name="T145">once </text:span><text:span text:style-name="T147">each</text:span><text:span text:style-name="T145"> in October <text:s/>2013. <text:s/>Independence is a natural lake </text:span><text:span text:style-name="T146">2,127 m above sea level</text:span><text:span text:style-name="T145">, </text:span><text:span text:style-name="T146">and</text:span><text:span text:style-name="T145"> 2.6 km</text:span><text:span text:style-name="T492">2</text:span><text:span text:style-name="T145"> in area. <text:s/>It has never been stocked with fish, and is one of only two lakes in the world with a self-sustaining population of Lahontan cutthroat trout, </text:span><text:span text:style-name="T170">Oncorhyncus clarkii henshawi </text:span><text:reference-mark-start text:name="ADDIN CSL_CITATION {&quot;citationItems&quot;: [{&quot;id&quot;: &quot;ITEM-1&quot;, &quot;itemData&quot;: {&quot;id&quot;: &quot;ITEM-1&quot;, &quot;type&quot;: &quot;article-journal&quot;, &quot;page&quot;: &quot;376-388&quot;, &quot;DOI&quot;: &quot;10.1577/1548-8659(2002)131&lt;0376:PGSILC&gt;2.0.CO;2&quot;, &quot;volume&quot;: &quot;131&quot;, &quot;issued&quot;: {&quot;date-parts&quot;: [[&quot;2002&quot;]]}, &quot;author&quot;: [{&quot;parse-names&quot;: false, &quot;family&quot;: &quot;Nielsen&quot;, &quot;suffix&quot;: &quot;&quot;, &quot;given&quot;: &quot;Jennifer L&quot;, &quot;non-dropping-particle&quot;: &quot;&quot;, &quot;dropping-particle&quot;: &quot;&quot;}, {&quot;parse-names&quot;: false, &quot;family&quot;: &quot;Sage&quot;, &quot;suffix&quot;: &quot;&quot;, &quot;given&quot;: &quot;George K&quot;, &quot;non-dropping-particle&quot;: &quot;&quot;, &quot;dropping-particle&quot;: &quot;&quot;}], &quot;ISSN&quot;: &quot;00028487&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container-title&quot;: &quot;Transactions of the American Fisheries Society&quot;, &quot;title&quot;: &quot;Population Genetic Structure in Lahontan Cutthroat Trout&quot;}, &quot;uris&quot;: [&quot;http://www.mendeley.com/documents/?uuid=6b406370-797f-459e-92f1-b22387c0ddf9&quot;]}], &quot;properties&quot;: {&quot;noteIndex&quot;: 0}, &quot;schema&quot;: &quot;https://github.com/citation-style-language/schema/raw/master/csl-citation.json&quot;, &quot;mendeley&quot;: {&quot;formattedCitation&quot;: &quot;(Nielsen and Sage 2002)&quot;, &quot;previouslyFormattedCitation&quot;: &quot;(Nielsen and Sage 2002)&quot;, &quot;plainTextFormattedCitation&quot;: &quot;(Nielsen and Sage 2002)&quot;}} RNDtxO7dyq7g7"/><text:span text:style-name="T190">(Nielsen and Sage 2002)</text:span><text:reference-mark-end text:name="ADDIN CSL_CITATION {&quot;citationItems&quot;: [{&quot;id&quot;: &quot;ITEM-1&quot;, &quot;itemData&quot;: {&quot;id&quot;: &quot;ITEM-1&quot;, &quot;type&quot;: &quot;article-journal&quot;, &quot;page&quot;: &quot;376-388&quot;, &quot;DOI&quot;: &quot;10.1577/1548-8659(2002)131&lt;0376:PGSILC&gt;2.0.CO;2&quot;, &quot;volume&quot;: &quot;131&quot;, &quot;issued&quot;: {&quot;date-parts&quot;: [[&quot;2002&quot;]]}, &quot;author&quot;: [{&quot;parse-names&quot;: false, &quot;family&quot;: &quot;Nielsen&quot;, &quot;suffix&quot;: &quot;&quot;, &quot;given&quot;: &quot;Jennifer L&quot;, &quot;non-dropping-particle&quot;: &quot;&quot;, &quot;dropping-particle&quot;: &quot;&quot;}, {&quot;parse-names&quot;: false, &quot;family&quot;: &quot;Sage&quot;, &quot;suffix&quot;: &quot;&quot;, &quot;given&quot;: &quot;George K&quot;, &quot;non-dropping-particle&quot;: &quot;&quot;, &quot;dropping-particle&quot;: &quot;&quot;}], &quot;ISSN&quot;: &quot;00028487&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container-title&quot;: &quot;Transactions of the American Fisheries Society&quot;, &quot;title&quot;: &quot;Population Genetic Structure in Lahontan Cutthroat Trout&quot;}, &quot;uris&quot;: [&quot;http://www.mendeley.com/documents/?uuid=6b406370-797f-459e-92f1-b22387c0ddf9&quot;]}], &quot;properties&quot;: {&quot;noteIndex&quot;: 0}, &quot;schema&quot;: &quot;https://github.com/citation-style-language/schema/raw/master/csl-citation.json&quot;, &quot;mendeley&quot;: {&quot;formattedCitation&quot;: &quot;(Nielsen and Sage 2002)&quot;, &quot;previouslyFormattedCitation&quot;: &quot;(Nielsen and Sage 2002)&quot;, &quot;plainTextFormattedCitation&quot;: &quot;(Nielsen and Sage 2002)&quot;}} RNDtxO7dyq7g7"/><text:span text:style-name="T9">⁠.</text:span><text:change text:change-id="ct61490048"/><text:span text:style-name="T9"> <text:s/></text:span><text:span text:style-name="T148">Lake Tahoe, at 1,897 m elevation, is much larger and deeper than the other three lakes, with a surface area of 490 km</text:span><text:span text:style-name="T493">2</text:span><text:span text:style-name="T10"> and maximum depth of 501 m. <text:s/>It is also </text:span><text:change text:change-id="ct61489472"/><text:change-start text:change-id="ct61538496"/><text:span text:style-name="T192">oligotrophic</text:span><text:change-end text:change-id="ct61538496"/><text:change-start text:change-id="ct61539552"/><text:span text:style-name="T192"><office:annotation><dc:creator>Unknown Author</dc:creator><dc:date>2016-11-18T09:28:09</dc:date><text:p text:style-name="P87"><text:span text:style-name="T525">Whoops...glad I caught this...</text:span></text:p></office:annotation></text:span><text:change-end text:change-id="ct61539552"/><text:span text:style-name="T10">, in contrast to the three smaller lakes, which</text:span><text:span text:style-name="T188"> </text:span><text:span text:style-name="T146">are mesotrophic. <text:s/></text:span><text:span text:style-name="T149">The watersheds of the three smaller lakes are undeveloped, </text:span><text:span text:style-name="T146">although portions of the Cherry and Eleanor Creek watersheds were burned during the 2013 Rim Fire </text:span><text:reference-mark-start text:name="ADDIN CSL_CITATION {&quot;citationItems&quot;: [{&quot;id&quot;: &quot;ITEM-1&quot;, &quot;itemData&quot;: {&quot;author&quot;: [{&quot;parse-names&quot;: false, &quot;family&quot;: &quot;National Wildfire Coordinating Group&quot;, &quot;suffix&quot;: &quot;&quot;, &quot;given&quot;: &quot;&quot;, &quot;non-dropping-particle&quot;: &quot;&quot;, &quot;dropping-particle&quot;: &quot;&quot;}], &quot;id&quot;: &quot;ITEM-1&quot;, &quot;type&quot;: &quot;report&quot;, &quot;issued&quot;: {&quot;date-parts&quot;: [[&quot;2013&quot;]]}, &quot;title&quot;: &quot;Rim Fire Final Update&quot;}, &quot;uris&quot;: [&quot;http://www.mendeley.com/documents/?uuid=34896e7a-2304-40c9-ab3d-80dbc49cc272&quot;]}], &quot;properties&quot;: {&quot;noteIndex&quot;: 0}, &quot;schema&quot;: &quot;https://github.com/citation-style-language/schema/raw/master/csl-citation.json&quot;, &quot;mendeley&quot;: {&quot;formattedCitation&quot;: &quot;(National Wildfire Coordinating Group 2013)&quot;, &quot;previouslyFormattedCitation&quot;: &quot;(National Wildfire Coordinating Group 2013)&quot;, &quot;plainTextFormattedCitation&quot;: &quot;(National Wildfire Coordinating Group 2013)&quot;}} RNDvCW3GCOc02"/><text:span text:style-name="T189">(National Wildfire Coordinating Group 2013)</text:span><text:reference-mark-end text:name="ADDIN CSL_CITATION {&quot;citationItems&quot;: [{&quot;id&quot;: &quot;ITEM-1&quot;, &quot;itemData&quot;: {&quot;author&quot;: [{&quot;parse-names&quot;: false, &quot;family&quot;: &quot;National Wildfire Coordinating Group&quot;, &quot;suffix&quot;: &quot;&quot;, &quot;given&quot;: &quot;&quot;, &quot;non-dropping-particle&quot;: &quot;&quot;, &quot;dropping-particle&quot;: &quot;&quot;}], &quot;id&quot;: &quot;ITEM-1&quot;, &quot;type&quot;: &quot;report&quot;, &quot;issued&quot;: {&quot;date-parts&quot;: [[&quot;2013&quot;]]}, &quot;title&quot;: &quot;Rim Fire Final Update&quot;}, &quot;uris&quot;: [&quot;http://www.mendeley.com/documents/?uuid=34896e7a-2304-40c9-ab3d-80dbc49cc272&quot;]}], &quot;properties&quot;: {&quot;noteIndex&quot;: 0}, &quot;schema&quot;: &quot;https://github.com/citation-style-language/schema/raw/master/csl-citation.json&quot;, &quot;mendeley&quot;: {&quot;formattedCitation&quot;: &quot;(National Wildfire Coordinating Group 2013)&quot;, &quot;previouslyFormattedCitation&quot;: &quot;(National Wildfire Coordinating Group 2013)&quot;, &quot;plainTextFormattedCitation&quot;: &quot;(National Wildfire Coordinating Group 2013)&quot;}} RNDvCW3GCOc02"/><text:span text:style-name="T146">⁠. <text:s/></text:span><text:change-start text:change-id="ct61542016"/><text:span text:style-name="T152">Lake </text:span><text:change-end text:change-id="ct61542016"/><text:span text:style-name="T149">Tahoe is bordered by several towns, with a total permanent population of approximately 50,000. </text:span><text:span text:style-name="T146"><text:s/></text:span><text:span text:style-name="T149">All four watersheds are on granitic substrate.</text:span></text:p>
      <text:p text:style-name="P58"/>
      <text:p text:style-name="P54">Acoustic data collection</text:p>
      <text:p text:style-name="P8"><text:span text:style-name="T366"><text:tab/></text:span><text:span text:style-name="T12">Surveys were run from outboard-powered boats trailered to each lake, and took place during daytime. <text:s/>Acoustic </text:span><text:change-start text:change-id="ct61148816"/><text:span text:style-name="T12">volume backscatte</text:span><text:change-end text:change-id="ct61148816"/><text:change-start text:change-id="ct59910512"/><text:span text:style-name="T371">r</text:span><text:change-end text:change-id="ct59910512"/><text:change-start text:change-id="ct61564672"/><text:span text:style-name="T12"> </text:span><text:change-end text:change-id="ct61564672"/><text:change text:change-id="ct59917616"/><text:change text:change-id="ct61156768"/><text:change text:change-id="ct59789984"/><text:change-start text:change-id="ct61153056"/><text:span text:style-name="T12">was</text:span><text:change-end text:change-id="ct61153056"/><text:span text:style-name="T12"> </text:span><text:change text:change-id="ct61177072"/><text:change-start text:change-id="ct61091536"/><text:span text:style-name="T12">recorded</text:span><text:change-end text:change-id="ct61091536"/><text:span text:style-name="T12"> at two frequencies, 120 and 710 kHz. <text:s/></text:span><text:change-start text:change-id="ct61223456"/><text:span text:style-name="T12">Volume backscatter </text:span><text:span text:style-name="T371">can be expressed either in logarithmic form as </text:span><text:span text:style-name="T12">“</text:span><text:span text:style-name="T371">mean volume backscattering strength,” </text:span><text:span text:style-name="T369"><text:s/></text:span><text:span text:style-name="T473">S</text:span><text:span text:style-name="T360">V</text:span><text:span text:style-name="T371">,</text:span><text:span text:style-name="T369"> </text:span><text:span text:style-name="T371">or a linear form as “</text:span><text:span text:style-name="T370">volume backscattering coefficient,” </text:span><text:span text:style-name="T474">s</text:span><text:span text:style-name="T358">V</text:span><text:span text:style-name="T298"> </text:span><text:change-end text:change-id="ct61223456"/><text:reference-mark-start text:name="ADDIN CSL_CITATION {&quot;citationItems&quot;: [{&quot;id&quot;: &quot;ITEM-1&quot;, &quot;itemData&quot;: {&quot;ISBN&quot;: &quot;1054-3139&quot;, &quot;type&quot;: &quot;article-journal&quot;, &quot;page&quot;: &quot;365-369&quot;, &quot;ISSN&quot;: &quot;10543139&quot;, &quot;DOI&quot;: &quot;10.1006/jmsc.2001.1158&quot;, &quot;volume&quot;: &quot;59&quot;, &quot;issued&quot;: {&quot;date-parts&quot;: [[&quot;2002&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id&quot;: &quot;ITEM-1&quot;, &quot;author&quot;: [{&quot;parse-names&quot;: false, &quot;family&quot;: &quot;MacLennan&quot;, &quot;suffix&quot;: &quot;&quot;, &quot;given&quot;: &quot;David N&quot;, &quot;non-dropping-particle&quot;: &quot;&quot;, &quot;dropping-particle&quot;: &quot;&quot;}, {&quot;parse-names&quot;: false, &quot;family&quot;: &quot;Fernandes&quot;, &quot;suffix&quot;: &quot;&quot;, &quot;given&quot;: &quot;Paul G&quot;, &quot;non-dropping-particle&quot;: &quot;&quot;, &quot;dropping-particle&quot;: &quot;&quot;}, {&quot;parse-names&quot;: false, &quot;family&quot;: &quot;Maclennan&quot;, &quot;suffix&quot;: &quot;&quot;, &quot;given&quot;: &quot;John Dalen&quot;, &quot;non-dropping-particle&quot;: &quot;&quot;, &quot;dropping-particle&quot;: &quot;&quot;}, {&quot;parse-names&quot;: false, &quot;family&quot;: &quot;Fernandes&quot;, &quot;suffix&quot;: &quot;&quot;, &quot;given&quot;: &quot;D N&quot;, &quot;non-dropping-particle&quot;: &quot;&quot;, &quot;dropping-particle&quot;: &quot;&quot;}, {&quot;parse-names&quot;: false, &quot;family&quot;: &quot;Maclennan&quot;, &quot;suffix&quot;: &quot;&quot;, &quot;given&quot;: &quot;D M&quot;, &quot;non-dropping-particle&quot;: &quot;&quot;, &quot;dropping-particle&quot;: &quot;&quot;}, {&quot;parse-names&quot;: false, &quot;family&quot;: &quot;Fernandes&quot;, &quot;suffix&quot;: &quot;&quot;, &quot;given&quot;: &quot;P G&quot;, &quot;non-dropping-particle&quot;: &quot;&quot;, &quot;dropping-particle&quot;: &quot;&quot;}], &quot;issue&quot;: &quot;2&quot;, &quot;container-title&quot;: &quot;ICES Journal of Marine Science&quot;}, &quot;uris&quot;: [&quot;http://www.mendeley.com/documents/?uuid=fd4ab91c-0d35-4b73-9fbc-deac289f16e1&quot;]}], &quot;properties&quot;: {&quot;noteIndex&quot;: 0}, &quot;schema&quot;: &quot;https://github.com/citation-style-language/schema/raw/master/csl-citation.json&quot;, &quot;mendeley&quot;: {&quot;formattedCitation&quot;: &quot;(MacLennan et al. 2002)&quot;, &quot;previouslyFormattedCitation&quot;: &quot;(MacLennan et al. 2002)&quot;, &quot;plainTextFormattedCitation&quot;: &quot;(MacLennan et al. 2002)&quot;}} RNDbfVcbiZYCX"/><text:span text:style-name="T298">(MacLennan et al. 2002)</text:span><text:reference-mark-end text:name="ADDIN CSL_CITATION {&quot;citationItems&quot;: [{&quot;id&quot;: &quot;ITEM-1&quot;, &quot;itemData&quot;: {&quot;ISBN&quot;: &quot;1054-3139&quot;, &quot;type&quot;: &quot;article-journal&quot;, &quot;page&quot;: &quot;365-369&quot;, &quot;ISSN&quot;: &quot;10543139&quot;, &quot;DOI&quot;: &quot;10.1006/jmsc.2001.1158&quot;, &quot;volume&quot;: &quot;59&quot;, &quot;issued&quot;: {&quot;date-parts&quot;: [[&quot;2002&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id&quot;: &quot;ITEM-1&quot;, &quot;author&quot;: [{&quot;parse-names&quot;: false, &quot;family&quot;: &quot;MacLennan&quot;, &quot;suffix&quot;: &quot;&quot;, &quot;given&quot;: &quot;David N&quot;, &quot;non-dropping-particle&quot;: &quot;&quot;, &quot;dropping-particle&quot;: &quot;&quot;}, {&quot;parse-names&quot;: false, &quot;family&quot;: &quot;Fernandes&quot;, &quot;suffix&quot;: &quot;&quot;, &quot;given&quot;: &quot;Paul G&quot;, &quot;non-dropping-particle&quot;: &quot;&quot;, &quot;dropping-particle&quot;: &quot;&quot;}, {&quot;parse-names&quot;: false, &quot;family&quot;: &quot;Maclennan&quot;, &quot;suffix&quot;: &quot;&quot;, &quot;given&quot;: &quot;John Dalen&quot;, &quot;non-dropping-particle&quot;: &quot;&quot;, &quot;dropping-particle&quot;: &quot;&quot;}, {&quot;parse-names&quot;: false, &quot;family&quot;: &quot;Fernandes&quot;, &quot;suffix&quot;: &quot;&quot;, &quot;given&quot;: &quot;D N&quot;, &quot;non-dropping-particle&quot;: &quot;&quot;, &quot;dropping-particle&quot;: &quot;&quot;}, {&quot;parse-names&quot;: false, &quot;family&quot;: &quot;Maclennan&quot;, &quot;suffix&quot;: &quot;&quot;, &quot;given&quot;: &quot;D M&quot;, &quot;non-dropping-particle&quot;: &quot;&quot;, &quot;dropping-particle&quot;: &quot;&quot;}, {&quot;parse-names&quot;: false, &quot;family&quot;: &quot;Fernandes&quot;, &quot;suffix&quot;: &quot;&quot;, &quot;given&quot;: &quot;P G&quot;, &quot;non-dropping-particle&quot;: &quot;&quot;, &quot;dropping-particle&quot;: &quot;&quot;}], &quot;issue&quot;: &quot;2&quot;, &quot;container-title&quot;: &quot;ICES Journal of Marine Science&quot;}, &quot;uris&quot;: [&quot;http://www.mendeley.com/documents/?uuid=fd4ab91c-0d35-4b73-9fbc-deac289f16e1&quot;]}], &quot;properties&quot;: {&quot;noteIndex&quot;: 0}, &quot;schema&quot;: &quot;https://github.com/citation-style-language/schema/raw/master/csl-citation.json&quot;, &quot;mendeley&quot;: {&quot;formattedCitation&quot;: &quot;(MacLennan et al. 2002)&quot;, &quot;previouslyFormattedCitation&quot;: &quot;(MacLennan et al. 2002)&quot;, &quot;plainTextFormattedCitation&quot;: &quot;(MacLennan et al. 2002)&quot;}} RNDbfVcbiZYCX"/><text:span text:style-name="T298">⁠</text:span><text:change-start text:change-id="ct61571424"/><text:span text:style-name="T370">. <text:s/>The latter </text:span><text:span text:style-name="T371">quantity </text:span><text:span text:style-name="T370">is proportional to the density of sound-scattering objects in the water.</text:span><text:span text:style-name="T12"> </text:span><text:change-end text:change-id="ct61571424"/><text:span text:style-name="T12">The 120 kHz echosounder was a Simrad ES60 with a split-beam transducer (7</text:span><text:span text:style-name="T156">°</text:span><text:span text:style-name="T513"> </text:span><text:span text:style-name="T514">beam width)</text:span><text:span text:style-name="T368">, which can accurately measure the target strength of individual fish in situ. <text:s/>The 710 kHz echosounder was a Simrad EK60 with a single-beam (2.8</text:span><text:span text:style-name="T156">° </text:span><text:span text:style-name="T157">beam width) transducer. <text:s/>This high-frequency system could detect small (&lt;1 mm) zooplankton </text:span><text:reference-mark-start text:name="ADDIN CSL_CITATION {&quot;citationItems&quot;: [{&quot;id&quot;: &quot;ITEM-1&quot;, &quot;itemData&quot;: {&quot;ISBN&quot;: &quot;1054-3139&quot;, &quot;type&quot;: &quot;article-journal&quot;, &quot;page&quot;: &quot;279-296&quot;, &quot;ISSN&quot;: &quot;10543139&quot;, &quot;DOI&quot;: &quot;10.1016/1054-3139(95)80044-1&quot;, &quot;volume&quot;: &quot;52&quot;, &quot;issued&quot;: {&quot;date-parts&quot;: [[&quot;1995&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id&quot;: &quot;ITEM-1&quot;, &quot;PMID&quot;: &quot;226&quot;, &quot;author&quot;: [{&quot;parse-names&quot;: false, &quot;family&quot;: &quot;Holliday&quot;, &quot;suffix&quot;: &quot;&quot;, &quot;given&quot;: &quot;D&quot;, &quot;non-dropping-particle&quot;: &quot;&quot;, &quot;dropping-particle&quot;: &quot;&quot;}], &quot;issue&quot;: &quot;3-4&quot;, &quot;container-title&quot;: &quot;ICES Journal of Marine Science&quot;}, &quot;uris&quot;: [&quot;http://www.mendeley.com/documents/?uuid=e6ef6fa0-0241-4c96-846a-90275ac8fb2b&quot;]}, {&quot;id&quot;: &quot;ITEM-2&quot;, &quot;itemData&quot;: {&quot;ISBN&quot;: &quot;8153244698&quot;, &quot;type&quot;: &quot;article-journal&quot;, &quot;page&quot;: &quot;231\u2013244&quot;, &quot;ISSN&quot;: &quot;15415856&quot;, &quot;DOI&quot;: &quot;10.1002/lom3.10084&quot;, &quot;volume&quot;: &quot;14&quot;, &quot;issued&quot;: {&quot;date-parts&quot;: [[&quot;2016&quot;]]}, &quot;title&quot;: &quot;Measuring the distribution, abundance, and biovolume of zooplankton in an oligotrophic freshwater lake with a 710 kHz scientific echosounder&quot;, &quot;id&quot;: &quot;ITEM-2&quot;, &quot;author&quot;: [{&quot;parse-names&quot;: false, &quot;family&quot;: &quot;Warren&quot;, &quot;suffix&quot;: &quot;&quot;, &quot;given&quot;: &quot;Joseph D.&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Williamson&quot;, &quot;suffix&quot;: &quot;&quot;, &quot;given&quot;: &quot;Craig E.&quot;, &quot;non-dropping-particle&quot;: &quot;&quot;, &quot;dropping-particle&quot;: &quot;&quot;}], &quot;issue&quot;: &quot;4&quot;, &quot;container-title&quot;: &quot;Limnology and Oceanography: Methods&quot;}, &quot;uris&quot;: [&quot;http://www.mendeley.com/documents/?uuid=b770ceeb-795b-4bdc-9bda-a50a17f6561c&quot;]}], &quot;properties&quot;: {&quot;noteIndex&quot;: 0}, &quot;schema&quot;: &quot;https://github.com/citation-style-language/schema/raw/master/csl-citation.json&quot;, &quot;mendeley&quot;: {&quot;formattedCitation&quot;: &quot;(Holliday 1995, Warren et al. 2016)&quot;, &quot;previouslyFormattedCitation&quot;: &quot;(Holliday 1995, Warren et al. 2016)&quot;, &quot;plainTextFormattedCitation&quot;: &quot;(Holliday 1995, Warren et al. 2016)&quot;}} RND9ZksIZD6gs"/><text:span text:style-name="T200">(Holliday 1995, Warren et al. 2016)</text:span><text:reference-mark-end text:name="ADDIN CSL_CITATION {&quot;citationItems&quot;: [{&quot;id&quot;: &quot;ITEM-1&quot;, &quot;itemData&quot;: {&quot;ISBN&quot;: &quot;1054-3139&quot;, &quot;type&quot;: &quot;article-journal&quot;, &quot;page&quot;: &quot;279-296&quot;, &quot;ISSN&quot;: &quot;10543139&quot;, &quot;DOI&quot;: &quot;10.1016/1054-3139(95)80044-1&quot;, &quot;volume&quot;: &quot;52&quot;, &quot;issued&quot;: {&quot;date-parts&quot;: [[&quot;1995&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id&quot;: &quot;ITEM-1&quot;, &quot;PMID&quot;: &quot;226&quot;, &quot;author&quot;: [{&quot;parse-names&quot;: false, &quot;family&quot;: &quot;Holliday&quot;, &quot;suffix&quot;: &quot;&quot;, &quot;given&quot;: &quot;D&quot;, &quot;non-dropping-particle&quot;: &quot;&quot;, &quot;dropping-particle&quot;: &quot;&quot;}], &quot;issue&quot;: &quot;3-4&quot;, &quot;container-title&quot;: &quot;ICES Journal of Marine Science&quot;}, &quot;uris&quot;: [&quot;http://www.mendeley.com/documents/?uuid=e6ef6fa0-0241-4c96-846a-90275ac8fb2b&quot;]}, {&quot;id&quot;: &quot;ITEM-2&quot;, &quot;itemData&quot;: {&quot;ISBN&quot;: &quot;8153244698&quot;, &quot;type&quot;: &quot;article-journal&quot;, &quot;page&quot;: &quot;231\u2013244&quot;, &quot;ISSN&quot;: &quot;15415856&quot;, &quot;DOI&quot;: &quot;10.1002/lom3.10084&quot;, &quot;volume&quot;: &quot;14&quot;, &quot;issued&quot;: {&quot;date-parts&quot;: [[&quot;2016&quot;]]}, &quot;title&quot;: &quot;Measuring the distribution, abundance, and biovolume of zooplankton in an oligotrophic freshwater lake with a 710 kHz scientific echosounder&quot;, &quot;id&quot;: &quot;ITEM-2&quot;, &quot;author&quot;: [{&quot;parse-names&quot;: false, &quot;family&quot;: &quot;Warren&quot;, &quot;suffix&quot;: &quot;&quot;, &quot;given&quot;: &quot;Joseph D.&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Williamson&quot;, &quot;suffix&quot;: &quot;&quot;, &quot;given&quot;: &quot;Craig E.&quot;, &quot;non-dropping-particle&quot;: &quot;&quot;, &quot;dropping-particle&quot;: &quot;&quot;}], &quot;issue&quot;: &quot;4&quot;, &quot;container-title&quot;: &quot;Limnology and Oceanography: Methods&quot;}, &quot;uris&quot;: [&quot;http://www.mendeley.com/documents/?uuid=b770ceeb-795b-4bdc-9bda-a50a17f6561c&quot;]}], &quot;properties&quot;: {&quot;noteIndex&quot;: 0}, &quot;schema&quot;: &quot;https://github.com/citation-style-language/schema/raw/master/csl-citation.json&quot;, &quot;mendeley&quot;: {&quot;formattedCitation&quot;: &quot;(Holliday 1995, Warren et al. 2016)&quot;, &quot;previouslyFormattedCitation&quot;: &quot;(Holliday 1995, Warren et al. 2016)&quot;, &quot;plainTextFormattedCitation&quot;: &quot;(Holliday 1995, Warren et al. 2016)&quot;}} RND9ZksIZD6gs"/><text:span text:style-name="T157">⁠, but its effective range was limited to approximately 30 m due to attenuation in water. <text:s/>Both transducers were deployed on a pole mount off the side of the survey boat at depths of approximately 30-50 cm depending on wave conditions</text:span><text:span text:style-name="T13">.</text:span><text:change-start text:change-id="ct61571920"/></text:p>
      <text:p text:style-name="P8"><text:span text:style-name="T13"><text:tab/></text:span><text:change-end text:change-id="ct61571920"/><text:change text:change-id="ct61419488"/><text:span text:style-name="T13">Both systems were calibrated </text:span><text:change-start text:change-id="ct61253984"/><text:span text:style-name="T15">in Lake Tahoe </text:span><text:change-end text:change-id="ct61253984"/><text:span text:style-name="T13">on</text:span><text:change-start text:change-id="ct61254208"/><text:span text:style-name="T13"> </text:span><text:span text:style-name="T15">21 October 2013</text:span><text:change-end text:change-id="ct61254208"/><text:span text:style-name="T13"> </text:span><text:change text:change-id="ct61281712"/><text:span text:style-name="T13">with a </text:span><text:change-start text:change-id="ct61281936"/><text:span text:style-name="T15">38.1 mm </text:span><text:change-end text:change-id="ct61281936"/><text:span text:style-name="T13">tungsten carbide standard target sphere </text:span><text:reference-mark-start text:name="ADDIN CSL_CITATION {&quot;citationItems&quot;: [{&quot;id&quot;: &quot;ITEM-1&quot;, &quot;itemData&quot;: {&quot;ISBN&quot;: &quot;ICES Cooperative Research Report 144&quot;, &quot;type&quot;: &quot;report&quot;, &quot;volume&quot;: &quot;144&quot;, &quot;issued&quot;: {&quot;date-parts&quot;: [[&quot;1987&quot;, &quot;11&quot;]]}, &quot;number-of-pages&quot;: &quot;1-69&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id&quot;: &quot;ITEM-1&quot;, &quot;PMID&quot;: &quot;4805494&quot;, &quot;author&quot;: [{&quot;parse-names&quot;: false, &quot;family&quot;: &quot;Foote&quot;, &quot;suffix&quot;: &quot;&quot;, &quot;given&quot;: &quot;K.G.&quot;, &quot;non-dropping-particle&quot;: &quot;&quot;, &quot;dropping-particle&quot;: &quot;&quot;}, {&quot;parse-names&quot;: false, &quot;family&quot;: &quot;Knudsen&quot;, &quot;suffix&quot;: &quot;&quot;, &quot;given&quot;: &quot;H.P.&quot;, &quot;non-dropping-particle&quot;: &quot;&quot;, &quot;dropping-particle&quot;: &quot;&quot;}, {&quot;parse-names&quot;: false, &quot;family&quot;: &quot;Vestnes&quot;, &quot;suffix&quot;: &quot;&quot;, &quot;given&quot;: &quot;G.&quot;, &quot;non-dropping-particle&quot;: &quot;&quot;, &quot;dropping-particle&quot;: &quot;&quot;}, {&quot;parse-names&quot;: false, &quot;family&quot;: &quot;MacLennan&quot;, &quot;suffix&quot;: &quot;&quot;, &quot;given&quot;: &quot;D.N.&quot;, &quot;non-dropping-particle&quot;: &quot;&quot;, &quot;dropping-particle&quot;: &quot;&quot;}, {&quot;parse-names&quot;: false, &quot;family&quot;: &quot;Simmonds&quot;, &quot;suffix&quot;: &quot;&quot;, &quot;given&quot;: &quot;E.J.&quot;, &quot;non-dropping-particle&quot;: &quot;&quot;, &quot;dropping-particle&quot;: &quot;&quot;}], &quot;issue&quot;: &quot;144&quot;, &quot;container-title&quot;: &quot;ICES Cooperative Research Report&quot;}, &quot;uris&quot;: [&quot;http://www.mendeley.com/documents/?uuid=5dab0d97-10a6-4cb1-a819-bba53b746840&quot;]}], &quot;properties&quot;: {&quot;noteIndex&quot;: 0}, &quot;schema&quot;: &quot;https://github.com/citation-style-language/schema/raw/master/csl-citation.json&quot;, &quot;mendeley&quot;: {&quot;formattedCitation&quot;: &quot;(Foote et al. 1987)&quot;, &quot;previouslyFormattedCitation&quot;: &quot;(Foote et al. 1987)&quot;, &quot;plainTextFormattedCitation&quot;: &quot;(Foote et al. 1987)&quot;}} RNDT4n8MD0CwE"/><text:span text:style-name="T201">(Foote et al. 1987)</text:span><text:reference-mark-end text:name="ADDIN CSL_CITATION {&quot;citationItems&quot;: [{&quot;id&quot;: &quot;ITEM-1&quot;, &quot;itemData&quot;: {&quot;ISBN&quot;: &quot;ICES Cooperative Research Report 144&quot;, &quot;type&quot;: &quot;report&quot;, &quot;volume&quot;: &quot;144&quot;, &quot;issued&quot;: {&quot;date-parts&quot;: [[&quot;1987&quot;, &quot;11&quot;]]}, &quot;number-of-pages&quot;: &quot;1-69&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id&quot;: &quot;ITEM-1&quot;, &quot;PMID&quot;: &quot;4805494&quot;, &quot;author&quot;: [{&quot;parse-names&quot;: false, &quot;family&quot;: &quot;Foote&quot;, &quot;suffix&quot;: &quot;&quot;, &quot;given&quot;: &quot;K.G.&quot;, &quot;non-dropping-particle&quot;: &quot;&quot;, &quot;dropping-particle&quot;: &quot;&quot;}, {&quot;parse-names&quot;: false, &quot;family&quot;: &quot;Knudsen&quot;, &quot;suffix&quot;: &quot;&quot;, &quot;given&quot;: &quot;H.P.&quot;, &quot;non-dropping-particle&quot;: &quot;&quot;, &quot;dropping-particle&quot;: &quot;&quot;}, {&quot;parse-names&quot;: false, &quot;family&quot;: &quot;Vestnes&quot;, &quot;suffix&quot;: &quot;&quot;, &quot;given&quot;: &quot;G.&quot;, &quot;non-dropping-particle&quot;: &quot;&quot;, &quot;dropping-particle&quot;: &quot;&quot;}, {&quot;parse-names&quot;: false, &quot;family&quot;: &quot;MacLennan&quot;, &quot;suffix&quot;: &quot;&quot;, &quot;given&quot;: &quot;D.N.&quot;, &quot;non-dropping-particle&quot;: &quot;&quot;, &quot;dropping-particle&quot;: &quot;&quot;}, {&quot;parse-names&quot;: false, &quot;family&quot;: &quot;Simmonds&quot;, &quot;suffix&quot;: &quot;&quot;, &quot;given&quot;: &quot;E.J.&quot;, &quot;non-dropping-particle&quot;: &quot;&quot;, &quot;dropping-particle&quot;: &quot;&quot;}], &quot;issue&quot;: &quot;144&quot;, &quot;container-title&quot;: &quot;ICES Cooperative Research Report&quot;}, &quot;uris&quot;: [&quot;http://www.mendeley.com/documents/?uuid=5dab0d97-10a6-4cb1-a819-bba53b746840&quot;]}], &quot;properties&quot;: {&quot;noteIndex&quot;: 0}, &quot;schema&quot;: &quot;https://github.com/citation-style-language/schema/raw/master/csl-citation.json&quot;, &quot;mendeley&quot;: {&quot;formattedCitation&quot;: &quot;(Foote et al. 1987)&quot;, &quot;previouslyFormattedCitation&quot;: &quot;(Foote et al. 1987)&quot;, &quot;plainTextFormattedCitation&quot;: &quot;(Foote et al. 1987)&quot;}} RNDT4n8MD0CwE"/><text:span text:style-name="T13">⁠. </text:span><text:change-start text:change-id="ct61320928"/><text:span text:style-name="T13"><text:s/></text:span><text:span text:style-name="T15">Because of the 710 kHz transducer’s na</text:span><text:change-end text:change-id="ct61320928"/><text:change-start text:change-id="ct61152608"/><text:span text:style-name="T15">rrow beam width, we were unabl</text:span><text:soft-page-break/><text:span text:style-name="T15">e to center the sphere in the beam in the field, and so performed an additional, ex-situ calibration for this instrument in a tank </text:span><text:change-end text:change-id="ct61152608"/><text:change-start text:change-id="ct61321216"/><text:span text:style-name="T15">on land.</text:span><text:change-end text:change-id="ct61321216"/><text:change text:change-id="ct60008240"/><text:change-start text:change-id="ct61423536"/><text:span text:style-name="T15"> <text:s/></text:span><text:change-end text:change-id="ct61423536"/><text:change-start text:change-id="ct61106528"/><text:span text:style-name="T158">A 166 L </text:span><text:change-end text:change-id="ct61106528"/><text:change-start text:change-id="ct61564976"/><text:span text:style-name="T158">trash can, 80 cm deep and 50 cm across </text:span><text:span text:style-name="T159">(Rubbermaid, Atlanta GA)</text:span><text:span text:style-name="T158">, was</text:span><text:change-end text:change-id="ct61564976"/><text:change-start text:change-id="ct61158112"/><text:span text:style-name="T158"> filled with fresh water and the transducer mounted at the can’s c</text:span><text:change-end text:change-id="ct61158112"/><text:change-start text:change-id="ct60046912"/><text:span text:style-name="T158">enter just below the surface. <text:s/>The calibration sphere could then be suspended </text:span><text:span text:style-name="T160">beyond</text:span><text:span text:style-name="T158"> the transducer’s </text:span><text:change-end text:change-id="ct60046912"/><text:change-start text:change-id="ct61550224"/><text:span text:style-name="T158">40 cm near field</text:span><text:change-end text:change-id="ct61550224"/><text:change-start text:change-id="ct60323872"/><text:span text:style-name="T158"> </text:span><text:change-end text:change-id="ct60323872"/><text:change-start text:change-id="ct61489696"/><text:span text:style-name="T161">and placed on the beam’s axis.</text:span><text:change-end text:change-id="ct61489696"/><text:change-start text:change-id="ct60039664"/></text:p>
      <text:p text:style-name="P9"><text:span text:style-name="T182"><text:tab/></text:span><text:change-end text:change-id="ct60039664"/><text:span text:style-name="T16">Independence Lake was sampled on 20 October 2013, and Lake Tahoe was sampled on 21 October. <text:s/>Cherry Lake and Lake Eleanor were each sampled four times. <text:s/>Cherry was sampled on 29 October 2013, and on 2 April, 24 June, and 10 September 2014. <text:s/>Eleanor was sampled one day later, on 30 October 2013, and 3 April, 25 <text:s/>June, and 11 September 2014. <text:s/></text:span><text:span text:style-name="T177">In the three smaller lakes, we attempted to perform a lengthwise transect from one end of the lake to the other. <text:s/>In Independence Lake, we were </text:span><text:span text:style-name="T178">also </text:span><text:span text:style-name="T177">able to add a series of zig-zag transects </text:span><text:span text:style-name="T16">across the main axis of the lake. <text:s/>The April 2014 transects in <text:s/>Cherry and Eleanor were </text:span><text:change text:change-id="ct61068880"/><text:span text:style-name="T16">shorter due to snowfall, which required slow travel on the mountain roads and </text:span><text:change-start text:change-id="ct61149792"/><text:span text:style-name="T179">reduced</text:span><text:change-end text:change-id="ct61149792"/><text:change text:change-id="ct59951424"/><text:span text:style-name="T16"> the time available for sampling.</text:span></text:p>
      <text:p text:style-name="P54"/>
      <text:p text:style-name="P54"><text:span text:style-name="T169"><text:s/>Z</text:span><text:span text:style-name="T139">ooplankton sampling and target strength models</text:span></text:p>
      <text:p text:style-name="P1"><text:tab/><text:span text:style-name="T17">Zooplankton were collected on each sampling day </text:span><text:change-start text:change-id="ct61071776"/><text:span text:style-name="T17">near the center of the lake </text:span><text:change-end text:change-id="ct61071776"/><text:change text:change-id="ct60383552"/><text:span text:style-name="T17">with a vertical tow from 50 m to the surface using a </text:span><text:change text:change-id="ct61065632"/><text:change-start text:change-id="ct61166144"/><text:span text:style-name="T17"><text:s/>ring</text:span><text:change-end text:change-id="ct61166144"/><text:span text:style-name="T17"> net with </text:span><text:change-start text:change-id="ct61534848"/><text:span text:style-name="T17">0.3 or 0.73 m diameter and </text:span><text:change-end text:change-id="ct61534848"/><text:change text:change-id="ct57367264"/><text:change-start text:change-id="ct61222576"/><text:span text:style-name="T17">153</text:span><text:change-end text:change-id="ct61222576"/><text:span text:style-name="T17"> </text:span><text:span text:style-name="T169">μ</text:span><text:span text:style-name="T17">m mesh</text:span><text:change-start text:change-id="ct61196656"/><text:span text:style-name="T17">.</text:span><text:change-end text:change-id="ct61196656"/><text:change text:change-id="ct61151120"/><text:change-start text:change-id="ct61569280"/><text:span text:style-name="T17"> </text:span><text:change-end text:change-id="ct61569280"/><text:span text:style-name="T17"><text:s/></text:span><text:change-start text:change-id="ct61195616"/><text:span text:style-name="T17">Due to an equipment problem with the ring net</text:span><text:change-end text:change-id="ct61195616"/><text:change-start text:change-id="ct61539152"/><text:span text:style-name="T17"> during</text:span><text:change-end text:change-id="ct61539152"/><text:change-start text:change-id="ct59976896"/><text:span text:style-name="T17"> the October 2013 trip to </text:span><text:change-end text:change-id="ct59976896"/><text:change-start text:change-id="ct61484384"/><text:span text:style-name="T17">Cherry and Eleanor, we instead used a Van Dorn bottle (10 cm diameter) with an elastic nylon mesh (~100 </text:span><text:span text:style-name="T169">μ</text:span><text:span text:style-name="T515">m</text:span><text:span text:style-name="T17">) </text:span><text:change-end text:change-id="ct61484384"/><text:change text:change-id="ct61212032"/><text:change-start text:change-id="ct61212256"/><text:span text:style-name="T17">over one end.</text:span><text:change-end text:change-id="ct61212256"/><text:change-start text:change-id="ct61069648"/><text:span text:style-name="T17"> <text:s/></text:span><text:change-end text:change-id="ct61069648"/><text:change-start text:change-id="ct61069872"/><text:span text:style-name="T17">Samples were </text:span><text:change-end text:change-id="ct61069872"/><text:span text:style-name="T17">preserved for later analysis in 10% buffered formalin. <text:s/></text:span><text:change-start text:change-id="ct61483776"/><text:span text:style-name="T17">In the lab, the tot</text:span><text:change-end text:change-id="ct61483776"/><text:change-start text:change-id="ct61484000"/><text:span text:style-name="T17">al biovolume of each sample was measured after allowing it to settle in a graduated cylinder. <text:s/>Because of the small dia</text:span><text:change-end text:change-id="ct61484000"/><text:change-start text:change-id="ct60097392"/><text:span text:style-name="T17">meter of the Van Dorn sampler, the </text:span><text:change-end text:change-id="ct60097392"/><text:change-start text:change-id="ct60006336"/><text:span text:style-name="T17">biovolumes in the </text:span><text:change-end text:change-id="ct60006336"/><text:change-start text:change-id="ct60091440"/><text:span text:style-name="T17">samples from Cherry and Eleanor in October 2013 were smaller than the finest graduation on our cylinder, </text:span><text:change-end text:change-id="ct60091440"/><text:change text:change-id="ct60072528"/><text:change-start text:change-id="ct60209504"/><text:span text:style-name="T17">preventing a precise measurement</text:span><text:change-end text:change-id="ct60209504"/><text:change-start text:change-id="ct60149712"/><text:span text:style-name="T17">. <text:s/>We estimated them at 0.1 mL; our analyses did not appear sensitive to these estimates when they were in the range of 0-1 mL. <text:s/></text:span><text:change-end text:change-id="ct60149712"/><text:span text:style-name="T17">A subsample of 200-300 animals was split from each original sample and counted under a compound microscope. <text:s/>Animals were identified to the lowest possible taxonomic level. <text:s/>In addition, the lengths of </text:span><text:change-start text:change-id="ct61249136"/><text:span text:style-name="T17">th</text:span><text:change-end text:change-id="ct61249136"/><text:change-start text:change-id="ct61071008"/><text:span text:style-name="T17">e </text:span><text:change-end text:change-id="ct61071008"/><text:span text:style-name="T17">first 30 animals counted were measured to the nearest 0.1 mm.</text:span></text:p>
      <text:p text:style-name="P10"><text:span text:style-name="T377"><text:tab/></text:span><text:span text:style-name="T20">To convert acoustic backscatter to animal densities it is necessary to know the backscattering cross-section, </text:span><text:span text:style-name="T172">σ</text:span><text:span text:style-name="T361">BS</text:span><text:span text:style-name="T197">, </text:span><text:span text:style-name="T198">of the scattering organism</text:span><text:span text:style-name="T199">s.</text:span><text:span text:style-name="T197"> <text:s/></text:span><text:span text:style-name="T199">The backscattering cross-section is also expressed in i</text:span><text:span text:style-name="T197">ts logarithmic form, the </text:span><text:span text:style-name="T198">target strength, TS = 10 log</text:span><text:span text:style-name="T362">10</text:span><text:span text:style-name="T198">(</text:span><text:span text:style-name="T196">σ</text:span><text:span text:style-name="T361">BS</text:span><text:span text:style-name="T198">) </text:span><text:reference-mark-start text:name="ADDIN CSL_CITATION {&quot;citationItems&quot;: [{&quot;id&quot;: &quot;ITEM-1&quot;, &quot;itemData&quot;: {&quot;ISBN&quot;: &quot;1054-3139&quot;, &quot;type&quot;: &quot;article-journal&quot;, &quot;page&quot;: &quot;365-369&quot;, &quot;ISSN&quot;: &quot;10543139&quot;, &quot;DOI&quot;: &quot;10.1006/jmsc.2001.1158&quot;, &quot;volume&quot;: &quot;59&quot;, &quot;issued&quot;: {&quot;date-parts&quot;: [[&quot;2002&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id&quot;: &quot;ITEM-1&quot;, &quot;author&quot;: [{&quot;parse-names&quot;: false, &quot;family&quot;: &quot;MacLennan&quot;, &quot;suffix&quot;: &quot;&quot;, &quot;given&quot;: &quot;David N&quot;, &quot;non-dropping-particle&quot;: &quot;&quot;, &quot;dropping-particle&quot;: &quot;&quot;}, {&quot;parse-names&quot;: false, &quot;family&quot;: &quot;Fernandes&quot;, &quot;suffix&quot;: &quot;&quot;, &quot;given&quot;: &quot;Paul G&quot;, &quot;non-dropping-particle&quot;: &quot;&quot;, &quot;dropping-particle&quot;: &quot;&quot;}, {&quot;parse-names&quot;: false, &quot;family&quot;: &quot;Maclennan&quot;, &quot;suffix&quot;: &quot;&quot;, &quot;given&quot;: &quot;John Dalen&quot;, &quot;non-dropping-particle&quot;: &quot;&quot;, &quot;dropping-particle&quot;: &quot;&quot;}, {&quot;parse-names&quot;: false, &quot;family&quot;: &quot;Fernandes&quot;, &quot;suffix&quot;: &quot;&quot;, &quot;given&quot;: &quot;D N&quot;, &quot;non-dropping-particle&quot;: &quot;&quot;, &quot;dropping-particle&quot;: &quot;&quot;}, {&quot;parse-names&quot;: false, &quot;family&quot;: &quot;Maclennan&quot;, &quot;suffix&quot;: &quot;&quot;, &quot;given&quot;: &quot;D M&quot;, &quot;non-dropping-particle&quot;: &quot;&quot;, &quot;dropping-particle&quot;: &quot;&quot;}, {&quot;parse-names&quot;: false, &quot;family&quot;: &quot;Fernandes&quot;, &quot;suffix&quot;: &quot;&quot;, &quot;given&quot;: &quot;P G&quot;, &quot;non-dropping-particle&quot;: &quot;&quot;, &quot;dropping-particle&quot;: &quot;&quot;}], &quot;issue&quot;: &quot;2&quot;, &quot;container-title&quot;: &quot;ICES Journal of Marine Science&quot;}, &quot;uris&quot;: [&quot;http://www.mendeley.com/documents/?uuid=fd4ab91c-0d35-4b73-9fbc-deac289f16e1&quot;]}], &quot;properties&quot;: {&quot;noteIndex&quot;: 0}, &quot;schema&quot;: &quot;https://github.com/citation-style-language/schema/raw/master/csl-citation.json&quot;, &quot;mendeley&quot;: {&quot;formattedCitation&quot;: &quot;(MacLennan et al. 2002)&quot;, &quot;previouslyFormattedCitation&quot;: &quot;(MacLennan et al. 2002)&quot;, &quot;plainTextFormattedCitation&quot;: &quot;(MacLennan et al. 2002)&quot;}} RNDQA2eFsY8Gn"/><text:span text:style-name="T198">(MacLennan et al. 2002)</text:span><text:reference-mark-end text:name="ADDIN CSL_CITATION {&quot;citationItems&quot;: [{&quot;id&quot;: &quot;ITEM-1&quot;, &quot;itemData&quot;: {&quot;ISBN&quot;: &quot;1054-3139&quot;, &quot;type&quot;: &quot;article-journal&quot;, &quot;page&quot;: &quot;365-369&quot;, &quot;ISSN&quot;: &quot;10543139&quot;, &quot;DOI&quot;: &quot;10.1006/jmsc.2001.1158&quot;, &quot;volume&quot;: &quot;59&quot;, &quot;issued&quot;: {&quot;date-parts&quot;: [[&quot;2002&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id&quot;: &quot;ITEM-1&quot;, &quot;author&quot;: [{&quot;parse-names&quot;: false, &quot;family&quot;: &quot;MacLennan&quot;, &quot;suffix&quot;: &quot;&quot;, &quot;given&quot;: &quot;David N&quot;, &quot;non-dropping-particle&quot;: &quot;&quot;, &quot;dropping-particle&quot;: &quot;&quot;}, {&quot;parse-names&quot;: false, &quot;family&quot;: &quot;Fernandes&quot;, &quot;suffix&quot;: &quot;&quot;, &quot;given&quot;: &quot;Paul G&quot;, &quot;non-dropping-particle&quot;: &quot;&quot;, &quot;dropping-particle&quot;: &quot;&quot;}, {&quot;parse-names&quot;: false, &quot;family&quot;: &quot;Maclennan&quot;, &quot;suffix&quot;: &quot;&quot;, &quot;given&quot;: &quot;John Dalen&quot;, &quot;non-dropping-particle&quot;: &quot;&quot;, &quot;dropping-particle&quot;: &quot;&quot;}, {&quot;parse-names&quot;: false, &quot;family&quot;: &quot;Fernandes&quot;, &quot;suffix&quot;: &quot;&quot;, &quot;given&quot;: &quot;D N&quot;, &quot;non-dropping-particle&quot;: &quot;&quot;, &quot;dropping-particle&quot;: &quot;&quot;}, {&quot;parse-names&quot;: false, &quot;family&quot;: &quot;Maclennan&quot;, &quot;suffix&quot;: &quot;&quot;, &quot;given&quot;: &quot;D M&quot;, &quot;non-dropping-particle&quot;: &quot;&quot;, &quot;dropping-particle&quot;: &quot;&quot;}, {&quot;parse-names&quot;: false, &quot;family&quot;: &quot;Fernandes&quot;, &quot;suffix&quot;: &quot;&quot;, &quot;given&quot;: &quot;P G&quot;, &quot;non-dropping-particle&quot;: &quot;&quot;, &quot;dropping-particle&quot;: &quot;&quot;}], &quot;issue&quot;: &quot;2&quot;, &quot;container-title&quot;: &quot;ICES Journal of Marine Science&quot;}, &quot;uris&quot;: [&quot;http://www.mendeley.com/documents/?uuid=fd4ab91c-0d35-4b73-9fbc-deac289f16e1&quot;]}], &quot;properties&quot;: {&quot;noteIndex&quot;: 0}, &quot;schema&quot;: &quot;https://github.com/citation-style-language/schema/raw/master/csl-citation.json&quot;, &quot;mendeley&quot;: {&quot;formattedCitation&quot;: &quot;(MacLennan et al. 2002)&quot;, &quot;previouslyFormattedCitation&quot;: &quot;(MacLennan et al. 2002)&quot;, &quot;plainTextFormattedCitation&quot;: &quot;(MacLennan et al. 2002)&quot;}} RNDQA2eFsY8Gn"/><text:span text:style-name="T198">⁠. </text:span><text:span text:style-name="T197"><text:s/></text:span><text:span text:style-name="T20">We calculated these </text:span><text:soft-page-break/><text:span text:style-name="T20">values using the stochastic distorted-wave born approximation </text:span><text:reference-mark-start text:name="ADDIN CSL_CITATION {&quot;citationItems&quot;: [{&quot;id&quot;: &quot;ITEM-1&quot;, &quot;itemData&quot;: {&quot;ISBN&quot;: &quot;0001-4966 (Print)&quot;, &quot;type&quot;: &quot;article-journal&quot;, &quot;page&quot;: &quot;236-253&quot;, &quot;ISSN&quot;: &quot;00014966&quot;, &quot;DOI&quot;: &quot;10.1121/1.421110&quot;, &quot;volume&quot;: &quot;103&quot;, &quot;issued&quot;: {&quot;date-parts&quot;: [[&quot;1998&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id&quot;: &quot;ITEM-1&quot;, &quot;PMID&quot;: &quot;9440326&quot;, &quot;author&quot;: [{&quot;parse-names&quot;: false, &quot;family&quot;: &quot;Stanton&quot;, &quot;suffix&quot;: &quot;&quot;, &quot;given&quot;: &quot;Timothy K.&quot;, &quot;non-dropping-particle&quot;: &quot;&quot;, &quot;dropping-particle&quot;: &quot;&quot;}, {&quot;parse-names&quot;: false, &quot;family&quot;: &quot;Chu&quot;, &quot;suffix&quot;: &quot;&quot;, &quot;given&quot;: &quot;Dezhang&quot;, &quot;non-dropping-particle&quot;: &quot;&quot;, &quot;dropping-particle&quot;: &quot;&quot;}, {&quot;parse-names&quot;: false, &quot;family&quot;: &quot;Wiebe&quot;, &quot;suffix&quot;: &quot;&quot;, &quot;given&quot;: &quot;Peter H.&quot;, &quot;non-dropping-particle&quot;: &quot;&quot;, &quot;dropping-particle&quot;: &quot;&quot;}], &quot;issue&quot;: &quot;1&quot;, &quot;container-title&quot;: &quot;The Journal of the Acoustical Society of America&quot;}, &quot;uris&quot;: [&quot;http://www.mendeley.com/documents/?uuid=c253eaa3-2d47-4531-a546-3bb93165cf79&quot;]}, {&quot;id&quot;: &quot;ITEM-2&quot;, &quot;itemData&quot;: {&quot;ISBN&quot;: &quot;0967-0645&quot;, &quot;type&quot;: &quot;article-journal&quot;, &quot;page&quot;: &quot;1273-1294&quot;, &quot;ISSN&quot;: &quot;09670645&quot;, &quot;DOI&quot;: &quot;10.1016/S0967-0645(98)00036-8&quot;, &quot;volume&quot;: &quot;45&quot;, &quot;issued&quot;: {&quot;date-parts&quot;: [[&quot;1998&quot;, &quot;7&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id&quot;: &quot;ITEM-2&quot;, &quot;author&quot;: [{&quot;parse-names&quot;: false, &quot;family&quot;: &quot;McGehee&quot;, &quot;suffix&quot;: &quot;&quot;, &quot;given&quot;: &quot;D. E.&quot;, &quot;non-dropping-particle&quot;: &quot;&quot;, &quot;dropping-particle&quot;: &quot;&quot;}, {&quot;parse-names&quot;: false, &quot;family&quot;: &quot;O'Driscoll&quot;, &quot;suffix&quot;: &quot;&quot;, &quot;given&quot;: &quot;R. L.&quot;, &quot;non-dropping-particle&quot;: &quot;&quot;, &quot;dropping-particle&quot;: &quot;&quot;}, {&quot;parse-names&quot;: false, &quot;family&quot;: &quot;Traykovski&quot;, &quot;suffix&quot;: &quot;&quot;, &quot;given&quot;: &quot;L. V Martin&quot;, &quot;non-dropping-particle&quot;: &quot;&quot;, &quot;dropping-particle&quot;: &quot;&quot;}], &quot;issue&quot;: &quot;7&quot;, &quot;container-title&quot;: &quot;Deep-Sea Research Part II: Topical Studies in Oceanography&quot;}, &quot;uris&quot;: [&quot;http://www.mendeley.com/documents/?uuid=63ba84c5-3834-4aff-b70f-3deea45f141f&quot;]}], &quot;properties&quot;: {&quot;noteIndex&quot;: 0}, &quot;schema&quot;: &quot;https://github.com/citation-style-language/schema/raw/master/csl-citation.json&quot;, &quot;mendeley&quot;: {&quot;formattedCitation&quot;: &quot;(Stanton et al. 1998, McGehee et al. 1998)&quot;, &quot;manualFormatting&quot;: &quot;(DWBA, Stanton et al. 1998, McGehee et al. 1998)&quot;, &quot;plainTextFormattedCitation&quot;: &quot;(Stanton et al. 1998, McGehee et al. 1998)&quot;, &quot;previouslyFormattedCitation&quot;: &quot;(Stanton et al. 1998, McGehee et al. 1998)&quot;}} RNDnFJxFYBxOf"/><text:span text:style-name="T299">(DWBA, Stanton et al. 1998, McGehee et al. 1998)</text:span><text:reference-mark-end text:name="ADDIN CSL_CITATION {&quot;citationItems&quot;: [{&quot;id&quot;: &quot;ITEM-1&quot;, &quot;itemData&quot;: {&quot;ISBN&quot;: &quot;0001-4966 (Print)&quot;, &quot;type&quot;: &quot;article-journal&quot;, &quot;page&quot;: &quot;236-253&quot;, &quot;ISSN&quot;: &quot;00014966&quot;, &quot;DOI&quot;: &quot;10.1121/1.421110&quot;, &quot;volume&quot;: &quot;103&quot;, &quot;issued&quot;: {&quot;date-parts&quot;: [[&quot;1998&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id&quot;: &quot;ITEM-1&quot;, &quot;PMID&quot;: &quot;9440326&quot;, &quot;author&quot;: [{&quot;parse-names&quot;: false, &quot;family&quot;: &quot;Stanton&quot;, &quot;suffix&quot;: &quot;&quot;, &quot;given&quot;: &quot;Timothy K.&quot;, &quot;non-dropping-particle&quot;: &quot;&quot;, &quot;dropping-particle&quot;: &quot;&quot;}, {&quot;parse-names&quot;: false, &quot;family&quot;: &quot;Chu&quot;, &quot;suffix&quot;: &quot;&quot;, &quot;given&quot;: &quot;Dezhang&quot;, &quot;non-dropping-particle&quot;: &quot;&quot;, &quot;dropping-particle&quot;: &quot;&quot;}, {&quot;parse-names&quot;: false, &quot;family&quot;: &quot;Wiebe&quot;, &quot;suffix&quot;: &quot;&quot;, &quot;given&quot;: &quot;Peter H.&quot;, &quot;non-dropping-particle&quot;: &quot;&quot;, &quot;dropping-particle&quot;: &quot;&quot;}], &quot;issue&quot;: &quot;1&quot;, &quot;container-title&quot;: &quot;The Journal of the Acoustical Society of America&quot;}, &quot;uris&quot;: [&quot;http://www.mendeley.com/documents/?uuid=c253eaa3-2d47-4531-a546-3bb93165cf79&quot;]}, {&quot;id&quot;: &quot;ITEM-2&quot;, &quot;itemData&quot;: {&quot;ISBN&quot;: &quot;0967-0645&quot;, &quot;type&quot;: &quot;article-journal&quot;, &quot;page&quot;: &quot;1273-1294&quot;, &quot;ISSN&quot;: &quot;09670645&quot;, &quot;DOI&quot;: &quot;10.1016/S0967-0645(98)00036-8&quot;, &quot;volume&quot;: &quot;45&quot;, &quot;issued&quot;: {&quot;date-parts&quot;: [[&quot;1998&quot;, &quot;7&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id&quot;: &quot;ITEM-2&quot;, &quot;author&quot;: [{&quot;parse-names&quot;: false, &quot;family&quot;: &quot;McGehee&quot;, &quot;suffix&quot;: &quot;&quot;, &quot;given&quot;: &quot;D. E.&quot;, &quot;non-dropping-particle&quot;: &quot;&quot;, &quot;dropping-particle&quot;: &quot;&quot;}, {&quot;parse-names&quot;: false, &quot;family&quot;: &quot;O'Driscoll&quot;, &quot;suffix&quot;: &quot;&quot;, &quot;given&quot;: &quot;R. L.&quot;, &quot;non-dropping-particle&quot;: &quot;&quot;, &quot;dropping-particle&quot;: &quot;&quot;}, {&quot;parse-names&quot;: false, &quot;family&quot;: &quot;Traykovski&quot;, &quot;suffix&quot;: &quot;&quot;, &quot;given&quot;: &quot;L. V Martin&quot;, &quot;non-dropping-particle&quot;: &quot;&quot;, &quot;dropping-particle&quot;: &quot;&quot;}], &quot;issue&quot;: &quot;7&quot;, &quot;container-title&quot;: &quot;Deep-Sea Research Part II: Topical Studies in Oceanography&quot;}, &quot;uris&quot;: [&quot;http://www.mendeley.com/documents/?uuid=63ba84c5-3834-4aff-b70f-3deea45f141f&quot;]}], &quot;properties&quot;: {&quot;noteIndex&quot;: 0}, &quot;schema&quot;: &quot;https://github.com/citation-style-language/schema/raw/master/csl-citation.json&quot;, &quot;mendeley&quot;: {&quot;formattedCitation&quot;: &quot;(Stanton et al. 1998, McGehee et al. 1998)&quot;, &quot;manualFormatting&quot;: &quot;(DWBA, Stanton et al. 1998, McGehee et al. 1998)&quot;, &quot;plainTextFormattedCitation&quot;: &quot;(Stanton et al. 1998, McGehee et al. 1998)&quot;, &quot;previouslyFormattedCitation&quot;: &quot;(Stanton et al. 1998, McGehee et al. 1998)&quot;}} RNDnFJxFYBxOf"/><text:span text:style-name="T20">⁠, </text:span><text:span text:style-name="T18">implemented as a package, SDWBA.jl </text:span><text:reference-mark-start text:name="ADDIN CSL_CITATION {&quot;citationItems&quot;: [{&quot;id&quot;: &quot;ITEM-1&quot;, &quot;itemData&quot;: {&quot;id&quot;: &quot;ITEM-1&quot;, &quot;type&quot;: &quot;article&quot;, &quot;DOI&quot;: &quot;http://doi.org/10.5281/zenodo.56814&quot;, &quot;issued&quot;: {&quot;date-parts&quot;: [[&quot;2016&quot;]]}, &quot;number&quot;: &quot;0.1.0&quot;, &quot;author&quot;: [{&quot;parse-names&quot;: false, &quot;family&quot;: &quot;Urmy&quot;, &quot;suffix&quot;: &quot;&quot;, &quot;given&quot;: &quot;Samuel S&quot;, &quot;non-dropping-particle&quot;: &quot;&quot;, &quot;dropping-particle&quot;: &quot;&quot;}], &quot;title&quot;: &quot;SDWBA.jl: A Julia package for modeling acoustic backscatter from zooplankton&quot;}, &quot;uris&quot;: [&quot;http://www.mendeley.com/documents/?uuid=852efa35-5ac9-40a5-9677-db5dfb2a2100&quot;]}], &quot;properties&quot;: {&quot;noteIndex&quot;: 0}, &quot;schema&quot;: &quot;https://github.com/citation-style-language/schema/raw/master/csl-citation.json&quot;, &quot;mendeley&quot;: {&quot;formattedCitation&quot;: &quot;(Urmy 2016)&quot;, &quot;previouslyFormattedCitation&quot;: &quot;(Urmy 2016)&quot;, &quot;plainTextFormattedCitation&quot;: &quot;(Urmy 2016)&quot;}} RND1lPxI14Xh5"/><text:span text:style-name="T300">(Urmy 2016)</text:span><text:reference-mark-end text:name="ADDIN CSL_CITATION {&quot;citationItems&quot;: [{&quot;id&quot;: &quot;ITEM-1&quot;, &quot;itemData&quot;: {&quot;id&quot;: &quot;ITEM-1&quot;, &quot;type&quot;: &quot;article&quot;, &quot;DOI&quot;: &quot;http://doi.org/10.5281/zenodo.56814&quot;, &quot;issued&quot;: {&quot;date-parts&quot;: [[&quot;2016&quot;]]}, &quot;number&quot;: &quot;0.1.0&quot;, &quot;author&quot;: [{&quot;parse-names&quot;: false, &quot;family&quot;: &quot;Urmy&quot;, &quot;suffix&quot;: &quot;&quot;, &quot;given&quot;: &quot;Samuel S&quot;, &quot;non-dropping-particle&quot;: &quot;&quot;, &quot;dropping-particle&quot;: &quot;&quot;}], &quot;title&quot;: &quot;SDWBA.jl: A Julia package for modeling acoustic backscatter from zooplankton&quot;}, &quot;uris&quot;: [&quot;http://www.mendeley.com/documents/?uuid=852efa35-5ac9-40a5-9677-db5dfb2a2100&quot;]}], &quot;properties&quot;: {&quot;noteIndex&quot;: 0}, &quot;schema&quot;: &quot;https://github.com/citation-style-language/schema/raw/master/csl-citation.json&quot;, &quot;mendeley&quot;: {&quot;formattedCitation&quot;: &quot;(Urmy 2016)&quot;, &quot;previouslyFormattedCitation&quot;: &quot;(Urmy 2016)&quot;, &quot;plainTextFormattedCitation&quot;: &quot;(Urmy 2016)&quot;}} RND1lPxI14Xh5"/><text:span text:style-name="T18">⁠ in the Julia </text:span><text:change text:change-id="ct61421168"/><text:change-start text:change-id="ct61164624"/><text:span text:style-name="T19">l</text:span><text:change-end text:change-id="ct61164624"/><text:change text:change-id="ct61164848"/><text:span text:style-name="T18">anguage </text:span><text:reference-mark-start text:name="ADDIN CSL_CITATION {&quot;citationItems&quot;: [{&quot;id&quot;: &quot;ITEM-1&quot;, &quot;itemData&quot;: {&quot;ISBN&quot;: &quot;9781479978151&quot;, &quot;id&quot;: &quot;ITEM-1&quot;, &quot;DOI&quot;: &quot;10.1109/APS.2015.7305314&quot;, &quot;volume&quot;: &quot;arXiv:1209&quot;, &quot;issued&quot;: {&quot;date-parts&quot;: [[&quot;2012&quot;]]}, &quot;author&quot;: [{&quot;parse-names&quot;: false, &quot;family&quot;: &quot;Bezanson&quot;, &quot;suffix&quot;: &quot;&quot;, &quot;given&quot;: &quot;Jeff&quot;, &quot;non-dropping-particle&quot;: &quot;&quot;, &quot;dropping-particle&quot;: &quot;&quot;}, {&quot;parse-names&quot;: false, &quot;family&quot;: &quot;Karpinski&quot;, &quot;suffix&quot;: &quot;&quot;, &quot;given&quot;: &quot;Stefan&quot;, &quot;non-dropping-particle&quot;: &quot;&quot;, &quot;dropping-particle&quot;: &quot;&quot;}, {&quot;parse-names&quot;: false, &quot;family&quot;: &quot;Shah&quot;, &quot;suffix&quot;: &quot;&quot;, &quot;given&quot;: &quot;Viral B.&quot;, &quot;non-dropping-particle&quot;: &quot;&quot;, &quot;dropping-particle&quot;: &quot;&quot;}, {&quot;parse-names&quot;: false, &quot;family&quot;: &quot;Edelman&quot;, &quot;suffix&quot;: &quot;&quot;, &quot;given&quot;: &quot;Alan&quot;, &quot;non-dropping-particle&quot;: &quot;&quot;, &quot;dropping-particle&quot;: &quot;&quot;}], &quot;type&quot;: &quot;article-journal&quot;, &quot;ISSN&quot;: &quot;15223965&quot;, &quot;abstract&quot;: &quot;\u2014Discontinuous Galerkin finite element method (DG-FEM) for electromagnetic simulation is implemented using the Julia language in this work. DG-FEM is a combination of finite element method and finite volume method and it em-ploys high-order spatial and temporal basis to obtain high-order accuracy. Julia is a relative new language specially built for high performance computing. It is adopted in DG-FEM for two EM simulation examples and compared the results with both MATLAB implementation and analytical results. The comparisons prove the accuracy of both the DG-FEM method and the Julia language. Finally potential applications of this work are discussed.&quot;, &quot;container-title&quot;: &quot;arXiv preprint&quot;, &quot;title&quot;: &quot;Julia: a fast, dynamic language for technical computing&quot;}, &quot;uris&quot;: [&quot;http://www.mendeley.com/documents/?uuid=c68344c6-02c5-4d82-9423-e8de5d51b3ba&quot;]}], &quot;properties&quot;: {&quot;noteIndex&quot;: 0}, &quot;schema&quot;: &quot;https://github.com/citation-style-language/schema/raw/master/csl-citation.json&quot;, &quot;mendeley&quot;: {&quot;formattedCitation&quot;: &quot;(Bezanson et al. 2012)&quot;, &quot;previouslyFormattedCitation&quot;: &quot;(Bezanson et al. 2012)&quot;, &quot;plainTextFormattedCitation&quot;: &quot;(Bezanson et al. 2012)&quot;}} RNDq81ENOgBZl"/><text:span text:style-name="T300">(Bezanson et al. 2012)</text:span><text:reference-mark-end text:name="ADDIN CSL_CITATION {&quot;citationItems&quot;: [{&quot;id&quot;: &quot;ITEM-1&quot;, &quot;itemData&quot;: {&quot;ISBN&quot;: &quot;9781479978151&quot;, &quot;id&quot;: &quot;ITEM-1&quot;, &quot;DOI&quot;: &quot;10.1109/APS.2015.7305314&quot;, &quot;volume&quot;: &quot;arXiv:1209&quot;, &quot;issued&quot;: {&quot;date-parts&quot;: [[&quot;2012&quot;]]}, &quot;author&quot;: [{&quot;parse-names&quot;: false, &quot;family&quot;: &quot;Bezanson&quot;, &quot;suffix&quot;: &quot;&quot;, &quot;given&quot;: &quot;Jeff&quot;, &quot;non-dropping-particle&quot;: &quot;&quot;, &quot;dropping-particle&quot;: &quot;&quot;}, {&quot;parse-names&quot;: false, &quot;family&quot;: &quot;Karpinski&quot;, &quot;suffix&quot;: &quot;&quot;, &quot;given&quot;: &quot;Stefan&quot;, &quot;non-dropping-particle&quot;: &quot;&quot;, &quot;dropping-particle&quot;: &quot;&quot;}, {&quot;parse-names&quot;: false, &quot;family&quot;: &quot;Shah&quot;, &quot;suffix&quot;: &quot;&quot;, &quot;given&quot;: &quot;Viral B.&quot;, &quot;non-dropping-particle&quot;: &quot;&quot;, &quot;dropping-particle&quot;: &quot;&quot;}, {&quot;parse-names&quot;: false, &quot;family&quot;: &quot;Edelman&quot;, &quot;suffix&quot;: &quot;&quot;, &quot;given&quot;: &quot;Alan&quot;, &quot;non-dropping-particle&quot;: &quot;&quot;, &quot;dropping-particle&quot;: &quot;&quot;}], &quot;type&quot;: &quot;article-journal&quot;, &quot;ISSN&quot;: &quot;15223965&quot;, &quot;abstract&quot;: &quot;\u2014Discontinuous Galerkin finite element method (DG-FEM) for electromagnetic simulation is implemented using the Julia language in this work. DG-FEM is a combination of finite element method and finite volume method and it em-ploys high-order spatial and temporal basis to obtain high-order accuracy. Julia is a relative new language specially built for high performance computing. It is adopted in DG-FEM for two EM simulation examples and compared the results with both MATLAB implementation and analytical results. The comparisons prove the accuracy of both the DG-FEM method and the Julia language. Finally potential applications of this work are discussed.&quot;, &quot;container-title&quot;: &quot;arXiv preprint&quot;, &quot;title&quot;: &quot;Julia: a fast, dynamic language for technical computing&quot;}, &quot;uris&quot;: [&quot;http://www.mendeley.com/documents/?uuid=c68344c6-02c5-4d82-9423-e8de5d51b3ba&quot;]}], &quot;properties&quot;: {&quot;noteIndex&quot;: 0}, &quot;schema&quot;: &quot;https://github.com/citation-style-language/schema/raw/master/csl-citation.json&quot;, &quot;mendeley&quot;: {&quot;formattedCitation&quot;: &quot;(Bezanson et al. 2012)&quot;, &quot;previouslyFormattedCitation&quot;: &quot;(Bezanson et al. 2012)&quot;, &quot;plainTextFormattedCitation&quot;: &quot;(Bezanson et al. 2012)&quot;}} RNDq81ENOgBZl"/><text:span text:style-name="T18">⁠</text:span><text:span text:style-name="T20">. </text:span><text:span text:style-name="T383">This package</text:span><text:span text:style-name="T20"> use</text:span><text:span text:style-name="T383">s</text:span><text:span text:style-name="T20"> </text:span><text:change text:change-id="ct61471680"/><text:change text:change-id="ct61549360"/><text:span text:style-name="T20">models for the body shapes of cladocerans and calanoid copepods </text:span><text:span text:style-name="T384">from</text:span><text:span text:style-name="T20"> </text:span><text:reference-mark-start text:name="ADDIN CSL_CITATION {&quot;citationItems&quot;: [{&quot;id&quot;: &quot;ITEM-1&quot;, &quot;itemData&quot;: {&quot;ISBN&quot;: &quot;8153244698&quot;, &quot;type&quot;: &quot;article-journal&quot;, &quot;page&quot;: &quot;231\u2013244&quot;, &quot;ISSN&quot;: &quot;15415856&quot;, &quot;DOI&quot;: &quot;10.1002/lom3.10084&quot;, &quot;volume&quot;: &quot;14&quot;, &quot;issued&quot;: {&quot;date-parts&quot;: [[&quot;2016&quot;]]}, &quot;title&quot;: &quot;Measuring the distribution, abundance, and biovolume of zooplankton in an oligotrophic freshwater lake with a 710 kHz scientific echosounder&quot;, &quot;id&quot;: &quot;ITEM-1&quot;, &quot;author&quot;: [{&quot;parse-names&quot;: false, &quot;family&quot;: &quot;Warren&quot;, &quot;suffix&quot;: &quot;&quot;, &quot;given&quot;: &quot;Joseph D.&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Williamson&quot;, &quot;suffix&quot;: &quot;&quot;, &quot;given&quot;: &quot;Craig E.&quot;, &quot;non-dropping-particle&quot;: &quot;&quot;, &quot;dropping-particle&quot;: &quot;&quot;}], &quot;issue&quot;: &quot;4&quot;, &quot;container-title&quot;: &quot;Limnology and Oceanography: Methods&quot;}, &quot;uris&quot;: [&quot;http://www.mendeley.com/documents/?uuid=b770ceeb-795b-4bdc-9bda-a50a17f6561c&quot;]}], &quot;properties&quot;: {&quot;noteIndex&quot;: 0}, &quot;schema&quot;: &quot;https://github.com/citation-style-language/schema/raw/master/csl-citation.json&quot;, &quot;mendeley&quot;: {&quot;formattedCitation&quot;: &quot;(Warren et al. 2016)&quot;, &quot;manualFormatting&quot;: &quot;Warren et al. (2016)&quot;, &quot;plainTextFormattedCitation&quot;: &quot;(Warren et al. 2016)&quot;, &quot;previouslyFormattedCitation&quot;: &quot;(Warren et al. 2016)&quot;}} RNDvmuKHSkFSS"/><text:span text:style-name="T299">Warren et al. (2016)</text:span><text:reference-mark-end text:name="ADDIN CSL_CITATION {&quot;citationItems&quot;: [{&quot;id&quot;: &quot;ITEM-1&quot;, &quot;itemData&quot;: {&quot;ISBN&quot;: &quot;8153244698&quot;, &quot;type&quot;: &quot;article-journal&quot;, &quot;page&quot;: &quot;231\u2013244&quot;, &quot;ISSN&quot;: &quot;15415856&quot;, &quot;DOI&quot;: &quot;10.1002/lom3.10084&quot;, &quot;volume&quot;: &quot;14&quot;, &quot;issued&quot;: {&quot;date-parts&quot;: [[&quot;2016&quot;]]}, &quot;title&quot;: &quot;Measuring the distribution, abundance, and biovolume of zooplankton in an oligotrophic freshwater lake with a 710 kHz scientific echosounder&quot;, &quot;id&quot;: &quot;ITEM-1&quot;, &quot;author&quot;: [{&quot;parse-names&quot;: false, &quot;family&quot;: &quot;Warren&quot;, &quot;suffix&quot;: &quot;&quot;, &quot;given&quot;: &quot;Joseph D.&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Williamson&quot;, &quot;suffix&quot;: &quot;&quot;, &quot;given&quot;: &quot;Craig E.&quot;, &quot;non-dropping-particle&quot;: &quot;&quot;, &quot;dropping-particle&quot;: &quot;&quot;}], &quot;issue&quot;: &quot;4&quot;, &quot;container-title&quot;: &quot;Limnology and Oceanography: Methods&quot;}, &quot;uris&quot;: [&quot;http://www.mendeley.com/documents/?uuid=b770ceeb-795b-4bdc-9bda-a50a17f6561c&quot;]}], &quot;properties&quot;: {&quot;noteIndex&quot;: 0}, &quot;schema&quot;: &quot;https://github.com/citation-style-language/schema/raw/master/csl-citation.json&quot;, &quot;mendeley&quot;: {&quot;formattedCitation&quot;: &quot;(Warren et al. 2016)&quot;, &quot;manualFormatting&quot;: &quot;Warren et al. (2016)&quot;, &quot;plainTextFormattedCitation&quot;: &quot;(Warren et al. 2016)&quot;, &quot;previouslyFormattedCitation&quot;: &quot;(Warren et al. 2016)&quot;}} RNDvmuKHSkFSS"/><text:span text:style-name="T20">⁠, and </text:span><text:span text:style-name="T385">we</text:span><text:span text:style-name="T20"> assumed </text:span><text:change text:change-id="ct61477776"/><text:span text:style-name="T22"><text:s/></text:span><text:span text:style-name="T20">density and sound-speed contrasts of 1.04 </text:span><text:reference-mark-start text:name="ADDIN CSL_CITATION {&quot;citationItems&quot;: [{&quot;id&quot;: &quot;ITEM-1&quot;, &quot;itemData&quot;: {&quot;ISBN&quot;: &quot;1054-3139&quot;, &quot;type&quot;: &quot;article-journal&quot;, &quot;page&quot;: &quot;793-807&quot;, &quot;DOI&quot;: &quot;10.1006/jmsc.1999.0517&quot;, &quot;volume&quot;: &quot;57&quot;, &quot;issued&quot;: {&quot;date-parts&quot;: [[&quot;2000&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id&quot;: &quot;ITEM-1&quot;, &quot;PMID&quot;: &quot;9440326&quot;, &quot;author&quot;: [{&quot;parse-names&quot;: false, &quot;family&quot;: &quot;Stanton&quot;, &quot;suffix&quot;: &quot;&quot;, &quot;given&quot;: &quot;Timothy K.&quot;, &quot;non-dropping-particle&quot;: &quot;&quot;, &quot;dropping-particle&quot;: &quot;&quot;}, {&quot;parse-names&quot;: false, &quot;family&quot;: &quot;Chu&quot;, &quot;suffix&quot;: &quot;&quot;, &quot;given&quot;: &quot;Dezhang&quot;, &quot;non-dropping-particle&quot;: &quot;&quot;, &quot;dropping-particle&quot;: &quot;&quot;}], &quot;ISSN&quot;: &quot;10543139&quot;, &quot;container-title&quot;: &quot;ICES Journal of Marine Science&quot;}, &quot;uris&quot;: [&quot;http://www.mendeley.com/documents/?uuid=0f62569b-2404-49bc-90c6-f07a8a1b8f48&quot;]}], &quot;properties&quot;: {&quot;noteIndex&quot;: 0}, &quot;schema&quot;: &quot;https://github.com/citation-style-language/schema/raw/master/csl-citation.json&quot;, &quot;mendeley&quot;: {&quot;formattedCitation&quot;: &quot;(Stanton and Chu 2000)&quot;, &quot;previouslyFormattedCitation&quot;: &quot;(Stanton and Chu 2000)&quot;, &quot;plainTextFormattedCitation&quot;: &quot;(Stanton and Chu 2000)&quot;}} RNDfqKswFeI5w"/><text:span text:style-name="T299">(Stanton and Chu 2000)</text:span><text:reference-mark-end text:name="ADDIN CSL_CITATION {&quot;citationItems&quot;: [{&quot;id&quot;: &quot;ITEM-1&quot;, &quot;itemData&quot;: {&quot;ISBN&quot;: &quot;1054-3139&quot;, &quot;type&quot;: &quot;article-journal&quot;, &quot;page&quot;: &quot;793-807&quot;, &quot;DOI&quot;: &quot;10.1006/jmsc.1999.0517&quot;, &quot;volume&quot;: &quot;57&quot;, &quot;issued&quot;: {&quot;date-parts&quot;: [[&quot;2000&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id&quot;: &quot;ITEM-1&quot;, &quot;PMID&quot;: &quot;9440326&quot;, &quot;author&quot;: [{&quot;parse-names&quot;: false, &quot;family&quot;: &quot;Stanton&quot;, &quot;suffix&quot;: &quot;&quot;, &quot;given&quot;: &quot;Timothy K.&quot;, &quot;non-dropping-particle&quot;: &quot;&quot;, &quot;dropping-particle&quot;: &quot;&quot;}, {&quot;parse-names&quot;: false, &quot;family&quot;: &quot;Chu&quot;, &quot;suffix&quot;: &quot;&quot;, &quot;given&quot;: &quot;Dezhang&quot;, &quot;non-dropping-particle&quot;: &quot;&quot;, &quot;dropping-particle&quot;: &quot;&quot;}], &quot;ISSN&quot;: &quot;10543139&quot;, &quot;container-title&quot;: &quot;ICES Journal of Marine Science&quot;}, &quot;uris&quot;: [&quot;http://www.mendeley.com/documents/?uuid=0f62569b-2404-49bc-90c6-f07a8a1b8f48&quot;]}], &quot;properties&quot;: {&quot;noteIndex&quot;: 0}, &quot;schema&quot;: &quot;https://github.com/citation-style-language/schema/raw/master/csl-citation.json&quot;, &quot;mendeley&quot;: {&quot;formattedCitation&quot;: &quot;(Stanton and Chu 2000)&quot;, &quot;previouslyFormattedCitation&quot;: &quot;(Stanton and Chu 2000)&quot;, &quot;plainTextFormattedCitation&quot;: &quot;(Stanton and Chu 2000)&quot;}} RNDfqKswFeI5w"/><text:span text:style-name="T20">⁠. <text:s/>For each lake, sampling date, and taxonomic group (i.e., cladocerans and copepods), we calculated the mean body length and its standard deviation (s.d). <text:s/>We then drew 1000 random lengths from a normal </text:span><text:span text:style-name="T388">distribution with these parameters, scaling the generic body shape </text:span><text:change-start text:change-id="ct61537040"/><text:span text:style-name="T390">for </text:span><text:change-end text:change-id="ct61537040"/><text:span text:style-name="T388">each one and calculating its backscattering cross-section</text:span><text:change-start text:change-id="ct61166832"/><text:span text:style-name="T388"> </text:span><text:span text:style-name="T391">(</text:span><text:span text:style-name="T396">σ</text:span><text:span text:style-name="T401">BS</text:span><text:span text:style-name="T400">)</text:span><text:change-end text:change-id="ct61166832"/><text:span text:style-name="T388">. <text:s/></text:span><text:span text:style-name="T389">Assuming that t</text:span><text:span text:style-name="T392">he mean of these</text:span><text:span text:style-name="T399"> </text:span><text:span text:style-name="T392">values, </text:span><text:span text:style-name="T420">〈</text:span><text:span text:style-name="T396">σ</text:span><text:span text:style-name="T401">BS</text:span><text:span text:style-name="T420">〉</text:span><text:span text:style-name="T392">, </text:span><text:span text:style-name="T393">is</text:span><text:span text:style-name="T392"> representative for the taxonomic group in question, </text:span><text:span text:style-name="T393">then t</text:span><text:span text:style-name="T392">he density of animals </text:span><text:change-start text:change-id="ct61628768"/><text:span text:style-name="T397">n</text:span><text:change-end text:change-id="ct61628768"/><text:change text:change-id="ct61629216"/><text:change text:change-id="ct61628992"/><text:span text:style-name="T394"> </text:span><text:span text:style-name="T393">(number m</text:span><text:span text:style-name="T403">-3</text:span><text:span text:style-name="T393">) is given by </text:span><text:span text:style-name="T398">n</text:span><text:span text:style-name="T395"> = </text:span><text:span text:style-name="T398">s</text:span><text:span text:style-name="T402">V</text:span><text:span text:style-name="T395"> /</text:span><text:span text:style-name="T405">〈</text:span><text:span text:style-name="T396">σ</text:span><text:span text:style-name="T401">BS</text:span><text:span text:style-name="T405">〉.</text:span><text:change text:change-id="ct61648896"/><text:change text:change-id="ct61648672"/></text:p>
      <text:p text:style-name="P48"/>
      <text:p text:style-name="P57"><text:span text:style-name="T407">A</text:span><text:span text:style-name="T406">coustic data processing and analysis</text:span></text:p>
      <text:p text:style-name="P11"><text:span text:style-name="T173"><text:tab/>Acoustic data were preprocessed using Echoview Software version 7.0 </text:span><text:reference-mark-start text:name="ADDIN CSL_CITATION {&quot;citationItems&quot;: [{&quot;id&quot;: &quot;ITEM-1&quot;, &quot;itemData&quot;: {&quot;id&quot;: &quot;ITEM-1&quot;, &quot;type&quot;: &quot;article&quot;, &quot;publisher-place&quot;: &quot;Hobart, Tasmania&quot;, &quot;issued&quot;: {&quot;date-parts&quot;: [[&quot;2016&quot;]]}, &quot;number&quot;: &quot;7&quot;, &quot;author&quot;: [{&quot;parse-names&quot;: false, &quot;family&quot;: &quot;Myriax Pty Ltd&quot;, &quot;suffix&quot;: &quot;&quot;, &quot;given&quot;: &quot;&quot;, &quot;non-dropping-particle&quot;: &quot;&quot;, &quot;dropping-particle&quot;: &quot;&quot;}], &quot;title&quot;: &quot;Echoview&quot;}, &quot;uris&quot;: [&quot;http://www.mendeley.com/documents/?uuid=cf73062a-f57a-4c33-abfe-edb39d949a64&quot;]}], &quot;properties&quot;: {&quot;noteIndex&quot;: 0}, &quot;schema&quot;: &quot;https://github.com/citation-style-language/schema/raw/master/csl-citation.json&quot;, &quot;mendeley&quot;: {&quot;formattedCitation&quot;: &quot;(Myriax Pty Ltd 2016)&quot;, &quot;previouslyFormattedCitation&quot;: &quot;(Myriax Pty Ltd 2016)&quot;, &quot;plainTextFormattedCitation&quot;: &quot;(Myriax Pty Ltd 2016)&quot;}} RNDEBz5ylZNl3"/><text:span text:style-name="T195">(Myriax Pty Ltd 2016)</text:span><text:reference-mark-end text:name="ADDIN CSL_CITATION {&quot;citationItems&quot;: [{&quot;id&quot;: &quot;ITEM-1&quot;, &quot;itemData&quot;: {&quot;id&quot;: &quot;ITEM-1&quot;, &quot;type&quot;: &quot;article&quot;, &quot;publisher-place&quot;: &quot;Hobart, Tasmania&quot;, &quot;issued&quot;: {&quot;date-parts&quot;: [[&quot;2016&quot;]]}, &quot;number&quot;: &quot;7&quot;, &quot;author&quot;: [{&quot;parse-names&quot;: false, &quot;family&quot;: &quot;Myriax Pty Ltd&quot;, &quot;suffix&quot;: &quot;&quot;, &quot;given&quot;: &quot;&quot;, &quot;non-dropping-particle&quot;: &quot;&quot;, &quot;dropping-particle&quot;: &quot;&quot;}], &quot;title&quot;: &quot;Echoview&quot;}, &quot;uris&quot;: [&quot;http://www.mendeley.com/documents/?uuid=cf73062a-f57a-4c33-abfe-edb39d949a64&quot;]}], &quot;properties&quot;: {&quot;noteIndex&quot;: 0}, &quot;schema&quot;: &quot;https://github.com/citation-style-language/schema/raw/master/csl-citation.json&quot;, &quot;mendeley&quot;: {&quot;formattedCitation&quot;: &quot;(Myriax Pty Ltd 2016)&quot;, &quot;previouslyFormattedCitation&quot;: &quot;(Myriax Pty Ltd 2016)&quot;, &quot;plainTextFormattedCitation&quot;: &quot;(Myriax Pty Ltd 2016)&quot;}} RNDEBz5ylZNl3"/><text:span text:style-name="T173">⁠. <text:s/></text:span><text:span text:style-name="T27">Background noise was estimated and subtracted following</text:span><text:change text:change-id="ct60121952"/><text:span text:style-name="T27"> </text:span><text:reference-mark-start text:name="ADDIN CSL_CITATION {&quot;citationItems&quot;: [{&quot;id&quot;: &quot;ITEM-1&quot;, &quot;itemData&quot;: {&quot;type&quot;: &quot;article-journal&quot;, &quot;page&quot;: &quot;1282-1291&quot;, &quot;ISSN&quot;: &quot;10543139&quot;, &quot;DOI&quot;: &quot;10.1093/icesjms/fsm112&quot;, &quot;volume&quot;: &quot;64&quot;, &quot;issued&quot;: {&quot;date-parts&quot;: [[&quot;2007&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id&quot;: &quot;ITEM-1&quot;, &quot;author&quot;: [{&quot;parse-names&quot;: false, &quot;family&quot;: &quot;Robertis&quot;, &quot;suffix&quot;: &quot;&quot;, &quot;given&quot;: &quot;Alex&quot;, &quot;non-dropping-particle&quot;: &quot;De&quot;, &quot;dropping-particle&quot;: &quot;&quot;}, {&quot;parse-names&quot;: false, &quot;family&quot;: &quot;Higginbottom&quot;, &quot;suffix&quot;: &quot;&quot;, &quot;given&quot;: &quot;Ian&quot;, &quot;non-dropping-particle&quot;: &quot;&quot;, &quot;dropping-particle&quot;: &quot;&quot;}], &quot;issue&quot;: &quot;6&quot;, &quot;container-title&quot;: &quot;ICES Journal of Marine Science&quot;}, &quot;uris&quot;: [&quot;http://www.mendeley.com/documents/?uuid=3db6c386-65b7-48b9-95d2-565adb1c2dd6&quot;]}], &quot;properties&quot;: {&quot;noteIndex&quot;: 0}, &quot;schema&quot;: &quot;https://github.com/citation-style-language/schema/raw/master/csl-citation.json&quot;, &quot;mendeley&quot;: {&quot;formattedCitation&quot;: &quot;(De Robertis and Higginbottom 2007)&quot;, &quot;manualFormatting&quot;: &quot;De Robertis and Higginbottom (2007)&quot;, &quot;plainTextFormattedCitation&quot;: &quot;(De Robertis and Higginbottom 2007)&quot;, &quot;previouslyFormattedCitation&quot;: &quot;(De Robertis and Higginbottom 2007)&quot;}} RND6b2u5ymxH1"/><text:span text:style-name="T202">De Robertis and Higginbottom (2007)</text:span><text:reference-mark-end text:name="ADDIN CSL_CITATION {&quot;citationItems&quot;: [{&quot;id&quot;: &quot;ITEM-1&quot;, &quot;itemData&quot;: {&quot;type&quot;: &quot;article-journal&quot;, &quot;page&quot;: &quot;1282-1291&quot;, &quot;ISSN&quot;: &quot;10543139&quot;, &quot;DOI&quot;: &quot;10.1093/icesjms/fsm112&quot;, &quot;volume&quot;: &quot;64&quot;, &quot;issued&quot;: {&quot;date-parts&quot;: [[&quot;2007&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id&quot;: &quot;ITEM-1&quot;, &quot;author&quot;: [{&quot;parse-names&quot;: false, &quot;family&quot;: &quot;Robertis&quot;, &quot;suffix&quot;: &quot;&quot;, &quot;given&quot;: &quot;Alex&quot;, &quot;non-dropping-particle&quot;: &quot;De&quot;, &quot;dropping-particle&quot;: &quot;&quot;}, {&quot;parse-names&quot;: false, &quot;family&quot;: &quot;Higginbottom&quot;, &quot;suffix&quot;: &quot;&quot;, &quot;given&quot;: &quot;Ian&quot;, &quot;non-dropping-particle&quot;: &quot;&quot;, &quot;dropping-particle&quot;: &quot;&quot;}], &quot;issue&quot;: &quot;6&quot;, &quot;container-title&quot;: &quot;ICES Journal of Marine Science&quot;}, &quot;uris&quot;: [&quot;http://www.mendeley.com/documents/?uuid=3db6c386-65b7-48b9-95d2-565adb1c2dd6&quot;]}], &quot;properties&quot;: {&quot;noteIndex&quot;: 0}, &quot;schema&quot;: &quot;https://github.com/citation-style-language/schema/raw/master/csl-citation.json&quot;, &quot;mendeley&quot;: {&quot;formattedCitation&quot;: &quot;(De Robertis and Higginbottom 2007)&quot;, &quot;manualFormatting&quot;: &quot;De Robertis and Higginbottom (2007)&quot;, &quot;plainTextFormattedCitation&quot;: &quot;(De Robertis and Higginbottom 2007)&quot;, &quot;previouslyFormattedCitation&quot;: &quot;(De Robertis and Higginbottom 2007)&quot;}} RND6b2u5ymxH1"/><text:span text:style-name="T27">⁠. <text:s/>Data were manually scrutinized to correct bottom </text:span><text:change-start text:change-id="ct61536816"/><text:span text:style-name="T180">detection </text:span><text:change-end text:change-id="ct61536816"/><text:span text:style-name="T27">lines, exclude echoes from </text:span><text:change-start text:change-id="ct60151328"/><text:span text:style-name="T180">net and other </text:span><text:change-end text:change-id="ct60151328"/><text:span text:style-name="T27">instrument casts, and eliminate intermittent interference, such as multipath and sidelobe echoes from the steep rocky sides of the lake</text:span><text:change-start text:change-id="ct60153520"/><text:span text:style-name="T27"> </text:span><text:span text:style-name="T180">when close to shore</text:span><text:change-end text:change-id="ct60153520"/><text:span text:style-name="T27">. <text:s/>Acoustic data were integrated in bins 1 m deep and 10 m wide along-track and exported for further analysis. <text:s/></text:span><text:change text:change-id="ct61249360"/><text:change-start text:change-id="ct60088032"/></text:p>
      <text:p text:style-name="P11"><text:span text:style-name="T27"><text:tab/></text:span><text:change-end text:change-id="ct60088032"/><text:span text:style-name="T27">Single fish targets were detected </text:span><text:change-start text:change-id="ct61216160"/><text:span text:style-name="T180">from</text:span><text:change-end text:change-id="ct61216160"/><text:change text:change-id="ct60384032"/><text:span text:style-name="T27"> the 120 kHz data using Echoview's </text:span><text:span text:style-name="T174">individual target detection</text:span><text:span text:style-name="T27"> operator </text:span><text:span text:style-name="T176">(split-beam method 1</text:span><text:change-start text:change-id="ct61076384"/><text:span text:style-name="T176"><office:annotation><dc:creator>Joe Warren</dc:creator><dc:date>2016-10-07T13:01:07</dc:date><loext:sender-initials>JW</loext:sender-initials><text:p text:style-name="P87"><text:span text:style-name="T525">Is there a reason you used method 1 – brandyn's been using method 2 for all his TS exports ?</text:span></text:p></office:annotation></text:span><text:change-end text:change-id="ct61076384"/><text:change-start text:change-id="ct61647424"/><text:span text:style-name="T176"><office:annotation><dc:creator>Unknown Author</dc:creator><dc:date>2016-10-28T12:54:26</dc:date><text:p text:style-name="P87"><text:span text:style-name="T526">Reply to Joe Warren (10/07/2016, 13:01): "..."</text:span></text:p><text:p><text:span text:style-name="T527">No reason, just that it’s the first on the list. <text:s/>Is one supposed to be better than the other?</text:span></text:p></office:annotation></text:span><text:change-end text:change-id="ct61647424"/><text:change-start text:change-id="ct60384928"/><text:span text:style-name="T176"><office:annotation><dc:creator>Joe Warren</dc:creator><dc:date>2016-11-03T14:50:42</dc:date><loext:sender-initials>JW</loext:sender-initials><text:p text:style-name="P87"><text:span text:style-name="T526">Reply to Unknown Author (10/28/2016, 12:54): "..."</text:span></text:p><text:p><text:span text:style-name="T527">I think there is – Brandyn knows the difference – I want to say TS method 1 is for one type of ducers and single target #2 is for the current system/ducers (i.e. what we have). <text:s/>But check w/ Brandyn.</text:span></text:p></office:annotation></text:span><text:change-end text:change-id="ct60384928"/><text:change-start text:change-id="ct61160720"/><text:span text:style-name="T176"><office:annotation><dc:creator>Unknown Author</dc:creator><dc:date>2016-11-18T09:59:50</dc:date><text:p text:style-name="P87"><text:span text:style-name="T526">Reply to Joe Warren (11/03/2016, 14:50): "..."</text:span></text:p><text:p><text:span text:style-name="T527">Checked the EV docs and method 2 is recommended for Ex60 data. <text:s/>I’ll redo the exports, but Brandyn has the dongle at the moment.</text:span></text:p></office:annotation></text:span><text:change-end text:change-id="ct61160720"/><text:span text:style-name="T176">)</text:span><text:span text:style-name="T27">, </text:span><text:span text:style-name="T175">using an uncompensated TS threshold of -70 dB, pulse length determination level of -6 dB, and minimum and maximum normalized pulse lengths of 0.5 and 2.0</text:span><text:span text:style-name="T27">. </text:span><text:span text:style-name="T175"><text:s/>Targets were rejected if their beam-pattern compensation was greater than 6 dB or if their angular standard deviation was greater than 0.5°. <text:s/></text:span><text:span text:style-name="T32">In Independence Lake, only the 710 kHz single-beam echosounder was operated, so we </text:span><text:change-start text:change-id="ct61204608"/><text:span text:style-name="T184">did not </text:span><text:change-end text:change-id="ct61204608"/><text:change-start text:change-id="ct61248288"/><text:span text:style-name="T184">measure fish TS in this lake.</text:span><text:change-end text:change-id="ct61248288"/><text:change text:change-id="ct61639232"/><text:span text:style-name="T32">.</text:span><text:change-start text:change-id="ct61454432"/><text:span text:style-name="T32"> <text:s/></text:span><text:span text:style-name="T33">Fish target strengths were averaged (in the linear domain) by lake and survey</text:span><text:change-end text:change-id="ct61454432"/><text:change-start text:change-id="ct60208496"/><text:span text:style-name="T33">. <text:s/></text:span><text:change-end text:change-id="ct60208496"/><text:change text:change-id="ct61501264"/><text:change text:change-id="ct61471904"/><text:change text:change-id="ct61567536"/><text:change text:change-id="ct61631744"/><text:change text:change-id="ct61650896"/><text:change-start text:change-id="ct61071232"/></text:p>
      <text:p text:style-name="P11"><text:change-end text:change-id="ct61071232"/><text:span text:style-name="T27"><text:tab/></text:span><text:change text:change-id="ct61637520"/><text:change text:change-id="ct61105984"/><text:change text:change-id="ct61105760"/><text:change-start text:change-id="ct61637744"/><text:span text:style-name="T183">Acoustic </text:span><text:change-end text:change-id="ct61637744"/><text:change-start text:change-id="ct61170800"/><text:span text:style-name="T181">i</text:span><text:change-end text:change-id="ct61170800"/><text:change-start text:change-id="ct61171024"/><text:span text:style-name="T31">ntegration cells were classified as fish if their backscatter was higher at 120 kHz than at 710 kHz, </text:span><text:span text:style-name="T28">since resonant scattering from fishes’ swim bladders makes them stronger targets </text:span><text:change-end text:change-id="ct61171024"/><text:change-start text:change-id="ct61205120"/><text:span text:style-name="T417">at </text:span><text:change-end text:change-id="ct61205120"/><text:change-start text:change-id="ct61205344"/><text:span text:style-name="T29">the</text:span><text:span text:style-name="T28"> lower frequenc</text:span><text:span text:style-name="T29">y.</text:span><text:span text:style-name="T28"> <text:s/></text:span><text:change-end text:change-id="ct61205344"/><text:change-start text:change-id="ct61548848"/><text:span text:style-name="T416">Zooplankton </text:span><text:change-end text:change-id="ct61548848"/><text:change text:change-id="ct61549072"/><text:change-start text:change-id="ct60385520"/><text:span text:style-name="T425">b</text:span><text:change-end text:change-id="ct60385520"/><text:span text:style-name="T423">ackscatter </text:span><text:span text:style-name="T37">at 710 kHz in each lake on each sampling date </text:span><text:span text:style-name="T423">was </text:span><text:change text:change-id="ct60385744"/><text:span text:style-name="T423">apportioned to copepods and cladocerans based on </text:span><text:span text:style-name="T424">the</text:span><text:span text:style-name="T423"> proportional abundance</text:span><text:span text:style-name="T37">s</text:span><text:span text:style-name="T423"> </text:span><text:span text:style-name="T424">and target strengths</text:span><text:span text:style-name="T423"> </text:span><text:span text:style-name="T424">using the following two relations:</text:span><text:soft-page-break/></text:p>
      <text:p text:style-name="P52"><draw:frame draw:style-name="fr1" draw:name="Object1" text:anchor-type="as-char" svg:y="-0.1484in" svg:width="1.6953in" svg:height="0.2098in" draw:z-index="0"><draw:object xlink:href="./Object 2" xlink:type="simple" xlink:show="embed" xlink:actuate="onLoad"/><draw:image xlink:href="./ObjectReplacements/Object 2" xlink:type="simple" xlink:show="embed" xlink:actuate="onLoad"/></draw:frame></text:p>
      <text:p text:style-name="P43"><draw:frame draw:style-name="fr1" draw:name="Object2" text:anchor-type="as-char" svg:y="-0.2693in" svg:width="0.6091in" svg:height="0.4429in" draw:z-index="1"><draw:object xlink:href="./Object 3" xlink:type="simple" xlink:show="embed" xlink:actuate="onLoad"/><draw:image xlink:href="./ObjectReplacements/Object 3" xlink:type="simple" xlink:show="embed" xlink:actuate="onLoad"/><svg:desc>formula</svg:desc></draw:frame></text:p>
      <text:p text:style-name="P12"><text:span text:style-name="T516">where </text:span><text:span text:style-name="T460">N</text:span><text:span text:style-name="T363">1</text:span><text:span text:style-name="T516"> and </text:span><text:span text:style-name="T460">N</text:span><text:span text:style-name="T363">2</text:span><text:span text:style-name="T516"> are the counts of copepods and cladocerans in the corresponding net sample</text:span><text:change-start text:change-id="ct61745104"/><text:span text:style-name="T516">, and </text:span><text:span text:style-name="T467">n</text:span><text:span text:style-name="T359">1</text:span><text:span text:style-name="T234"> and </text:span><text:span text:style-name="T317">n</text:span><text:span text:style-name="T359">2</text:span><text:span text:style-name="T234"> are the </text:span><text:span text:style-name="T247">true </text:span><office:annotation office:name="__Annotation__7572_1392303280"><dc:creator>Joe Warren</dc:creator><dc:date>2016-11-03T14:52:50</dc:date><loext:sender-initials>JW</loext:sender-initials><text:p text:style-name="P87"><text:span text:style-name="T525">From the net tow catches ? <text:s/>Probably should specify.</text:span></text:p></office:annotation><text:span text:style-name="T234">n</text:span><text:change-end text:change-id="ct61745104"/><text:change-start text:change-id="ct61740832"/><text:span text:style-name="T234">umerical densities in the water</text:span><text:change-end text:change-id="ct61740832"/><text:change-start text:change-id="ct61750672"/><office:annotation-end office:name="__Annotation__7572_1392303280"/><text:change-end text:change-id="ct61750672"/><text:change-start text:change-id="ct61808464"/><office:annotation><dc:creator>Unknown Author</dc:creator><dc:date>2016-11-18T10:37:00</dc:date><text:p text:style-name="P87"><text:span text:style-name="T526">Reply to Joe Warren (11/03/2016, 14:52): "..."</text:span></text:p><text:p><text:span text:style-name="T527">Added the word “true,” hopefully more explicit</text:span></text:p></office:annotation><text:change-end text:change-id="ct61808464"/><text:span text:style-name="T516">. </text:span><text:span text:style-name="T423">Numerical densities were converted to </text:span><text:change-start text:change-id="ct61762240"/><text:span text:style-name="T426">dry-weight </text:span><text:change-end text:change-id="ct61762240"/><text:span text:style-name="T38">biomassses</text:span><text:change text:change-id="ct61746688"/><text:span text:style-name="T423"> based on the </text:span><text:span text:style-name="T38">measured lengths of the zooplankton in the net samples, using published regressions for calanoid nauplii, the calanoid </text:span><text:span text:style-name="T409">Diaptomus oregonenis</text:span><text:span text:style-name="T433">, and </text:span><text:span text:style-name="T409">Daphnia galeatea</text:span><text:span text:style-name="T433"> </text:span><text:reference-mark-start text:name="ADDIN CSL_CITATION {&quot;citationItems&quot;: [{&quot;id&quot;: &quot;ITEM-1&quot;, &quot;itemData&quot;: {&quot;type&quot;: &quot;article-journal&quot;, &quot;page&quot;: &quot;1380-1390&quot;, &quot;ISSN&quot;: &quot;0706-652X&quot;, &quot;DOI&quot;: &quot;10.1139/f85-173&quot;, &quot;volume&quot;: &quot;42&quot;, &quot;issued&quot;: {&quot;date-parts&quot;: [[&quot;1985&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id&quot;: &quot;ITEM-1&quot;, &quot;author&quot;: [{&quot;parse-names&quot;: false, &quot;family&quot;: &quot;Culver&quot;, &quot;suffix&quot;: &quot;&quot;, &quot;given&quot;: &quot;David A.&quot;, &quot;non-dropping-particle&quot;: &quot;&quot;, &quot;dropping-particle&quot;: &quot;&quot;}, {&quot;parse-names&quot;: false, &quot;family&quot;: &quot;Boucherle&quot;, &quot;suffix&quot;: &quot;&quot;, &quot;given&quot;: &quot;Mary M.&quot;, &quot;non-dropping-particle&quot;: &quot;&quot;, &quot;dropping-particle&quot;: &quot;&quot;}, {&quot;parse-names&quot;: false, &quot;family&quot;: &quot;Bean&quot;, &quot;suffix&quot;: &quot;&quot;, &quot;given&quot;: &quot;David J.&quot;, &quot;non-dropping-particle&quot;: &quot;&quot;, &quot;dropping-particle&quot;: &quot;&quot;}, {&quot;parse-names&quot;: false, &quot;family&quot;: &quot;Fletcher&quot;, &quot;suffix&quot;: &quot;&quot;, &quot;given&quot;: &quot;James W.&quot;, &quot;non-dropping-particle&quot;: &quot;&quot;, &quot;dropping-particle&quot;: &quot;&quot;}], &quot;issue&quot;: &quot;8&quot;, &quot;container-title&quot;: &quot;Canadian Journal of Fisheries and Aquatic Sciences&quot;}, &quot;uris&quot;: [&quot;http://www.mendeley.com/documents/?uuid=687b2c79-3ea9-463a-808b-957ca24b3cbc&quot;]}], &quot;properties&quot;: {&quot;noteIndex&quot;: 0}, &quot;schema&quot;: &quot;https://github.com/citation-style-language/schema/raw/master/csl-citation.json&quot;, &quot;mendeley&quot;: {&quot;formattedCitation&quot;: &quot;(Culver et al. 1985)&quot;, &quot;previouslyFormattedCitation&quot;: &quot;(Culver et al. 1985)&quot;, &quot;plainTextFormattedCitation&quot;: &quot;(Culver et al. 1985)&quot;}} RNDt73ah1Uz0E"/><text:span text:style-name="T453">(Culver et al. 1985)</text:span><text:reference-mark-end text:name="ADDIN CSL_CITATION {&quot;citationItems&quot;: [{&quot;id&quot;: &quot;ITEM-1&quot;, &quot;itemData&quot;: {&quot;type&quot;: &quot;article-journal&quot;, &quot;page&quot;: &quot;1380-1390&quot;, &quot;ISSN&quot;: &quot;0706-652X&quot;, &quot;DOI&quot;: &quot;10.1139/f85-173&quot;, &quot;volume&quot;: &quot;42&quot;, &quot;issued&quot;: {&quot;date-parts&quot;: [[&quot;1985&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id&quot;: &quot;ITEM-1&quot;, &quot;author&quot;: [{&quot;parse-names&quot;: false, &quot;family&quot;: &quot;Culver&quot;, &quot;suffix&quot;: &quot;&quot;, &quot;given&quot;: &quot;David A.&quot;, &quot;non-dropping-particle&quot;: &quot;&quot;, &quot;dropping-particle&quot;: &quot;&quot;}, {&quot;parse-names&quot;: false, &quot;family&quot;: &quot;Boucherle&quot;, &quot;suffix&quot;: &quot;&quot;, &quot;given&quot;: &quot;Mary M.&quot;, &quot;non-dropping-particle&quot;: &quot;&quot;, &quot;dropping-particle&quot;: &quot;&quot;}, {&quot;parse-names&quot;: false, &quot;family&quot;: &quot;Bean&quot;, &quot;suffix&quot;: &quot;&quot;, &quot;given&quot;: &quot;David J.&quot;, &quot;non-dropping-particle&quot;: &quot;&quot;, &quot;dropping-particle&quot;: &quot;&quot;}, {&quot;parse-names&quot;: false, &quot;family&quot;: &quot;Fletcher&quot;, &quot;suffix&quot;: &quot;&quot;, &quot;given&quot;: &quot;James W.&quot;, &quot;non-dropping-particle&quot;: &quot;&quot;, &quot;dropping-particle&quot;: &quot;&quot;}], &quot;issue&quot;: &quot;8&quot;, &quot;container-title&quot;: &quot;Canadian Journal of Fisheries and Aquatic Sciences&quot;}, &quot;uris&quot;: [&quot;http://www.mendeley.com/documents/?uuid=687b2c79-3ea9-463a-808b-957ca24b3cbc&quot;]}], &quot;properties&quot;: {&quot;noteIndex&quot;: 0}, &quot;schema&quot;: &quot;https://github.com/citation-style-language/schema/raw/master/csl-citation.json&quot;, &quot;mendeley&quot;: {&quot;formattedCitation&quot;: &quot;(Culver et al. 1985)&quot;, &quot;previouslyFormattedCitation&quot;: &quot;(Culver et al. 1985)&quot;, &quot;plainTextFormattedCitation&quot;: &quot;(Culver et al. 1985)&quot;}} RNDt73ah1Uz0E"/><text:span text:style-name="T433">⁠.</text:span><text:change-start text:change-id="ct61784352"/><text:span text:style-name="T433"> <text:s/></text:span><text:change-end text:change-id="ct61784352"/><text:change-start text:change-id="ct61787168"/><text:span text:style-name="T434"><text:s/></text:span><text:span text:style-name="T435">Z</text:span><text:span text:style-name="T434">ooplankton biomasses were </text:span><text:span text:style-name="T435">then</text:span><text:span text:style-name="T434"> converted to wet weight using another published scaling relationship</text:span><text:change-end text:change-id="ct61787168"/><text:span text:style-name="T434"> </text:span><text:reference-mark-start text:name="ADDIN CSL_CITATION {&quot;citationItems&quot;: [{&quot;id&quot;: &quot;ITEM-1&quot;, &quot;itemData&quot;: {&quot;ISBN&quot;: &quot;0090-0656&quot;, &quot;type&quot;: &quot;article-journal&quot;, &quot;page&quot;: &quot;777-786&quot;, &quot;ISSN&quot;: &quot;00900656&quot;, &quot;volume&quot;: &quot;73&quot;, &quot;issued&quot;: {&quot;date-parts&quot;: [[&quot;1975&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id&quot;: &quot;ITEM-1&quot;, &quot;author&quot;: [{&quot;parse-names&quot;: false, &quot;family&quot;: &quot;Wiebe&quot;, &quot;suffix&quot;: &quot;&quot;, &quot;given&quot;: &quot;Peter H.&quot;, &quot;non-dropping-particle&quot;: &quot;&quot;, &quot;dropping-particle&quot;: &quot;&quot;}, {&quot;parse-names&quot;: false, &quot;family&quot;: &quot;Boyd&quot;, &quot;suffix&quot;: &quot;&quot;, &quot;given&quot;: &quot;Steven&quot;, &quot;non-dropping-particle&quot;: &quot;&quot;, &quot;dropping-particle&quot;: &quot;&quot;}, {&quot;parse-names&quot;: false, &quot;family&quot;: &quot;Cox&quot;, &quot;suffix&quot;: &quot;&quot;, &quot;given&quot;: &quot;James L.&quot;, &quot;non-dropping-particle&quot;: &quot;&quot;, &quot;dropping-particle&quot;: &quot;&quot;}], &quot;issue&quot;: &quot;4&quot;, &quot;container-title&quot;: &quot;Fishery Bulletin&quot;}, &quot;uris&quot;: [&quot;http://www.mendeley.com/documents/?uuid=92a93296-6250-4c31-88c7-888c7029d02b&quot;]}], &quot;properties&quot;: {&quot;noteIndex&quot;: 0}, &quot;schema&quot;: &quot;https://github.com/citation-style-language/schema/raw/master/csl-citation.json&quot;, &quot;mendeley&quot;: {&quot;formattedCitation&quot;: &quot;(Wiebe et al. 1975)&quot;, &quot;plainTextFormattedCitation&quot;: &quot;(Wiebe et al. 1975)&quot;}} RNDkaDbNLuaDW"/><text:span text:style-name="T454">(Wiebe et al. 1975)</text:span><text:reference-mark-end text:name="ADDIN CSL_CITATION {&quot;citationItems&quot;: [{&quot;id&quot;: &quot;ITEM-1&quot;, &quot;itemData&quot;: {&quot;ISBN&quot;: &quot;0090-0656&quot;, &quot;type&quot;: &quot;article-journal&quot;, &quot;page&quot;: &quot;777-786&quot;, &quot;ISSN&quot;: &quot;00900656&quot;, &quot;volume&quot;: &quot;73&quot;, &quot;issued&quot;: {&quot;date-parts&quot;: [[&quot;1975&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id&quot;: &quot;ITEM-1&quot;, &quot;author&quot;: [{&quot;parse-names&quot;: false, &quot;family&quot;: &quot;Wiebe&quot;, &quot;suffix&quot;: &quot;&quot;, &quot;given&quot;: &quot;Peter H.&quot;, &quot;non-dropping-particle&quot;: &quot;&quot;, &quot;dropping-particle&quot;: &quot;&quot;}, {&quot;parse-names&quot;: false, &quot;family&quot;: &quot;Boyd&quot;, &quot;suffix&quot;: &quot;&quot;, &quot;given&quot;: &quot;Steven&quot;, &quot;non-dropping-particle&quot;: &quot;&quot;, &quot;dropping-particle&quot;: &quot;&quot;}, {&quot;parse-names&quot;: false, &quot;family&quot;: &quot;Cox&quot;, &quot;suffix&quot;: &quot;&quot;, &quot;given&quot;: &quot;James L.&quot;, &quot;non-dropping-particle&quot;: &quot;&quot;, &quot;dropping-particle&quot;: &quot;&quot;}], &quot;issue&quot;: &quot;4&quot;, &quot;container-title&quot;: &quot;Fishery Bulletin&quot;}, &quot;uris&quot;: [&quot;http://www.mendeley.com/documents/?uuid=92a93296-6250-4c31-88c7-888c7029d02b&quot;]}], &quot;properties&quot;: {&quot;noteIndex&quot;: 0}, &quot;schema&quot;: &quot;https://github.com/citation-style-language/schema/raw/master/csl-citation.json&quot;, &quot;mendeley&quot;: {&quot;formattedCitation&quot;: &quot;(Wiebe et al. 1975)&quot;, &quot;plainTextFormattedCitation&quot;: &quot;(Wiebe et al. 1975)&quot;}} RNDkaDbNLuaDW"/><text:span text:style-name="T434">⁠</text:span><text:change-start text:change-id="ct61791344"/><text:span text:style-name="T434">. </text:span><text:change-end text:change-id="ct61791344"/><text:change-start text:change-id="ct61780720"/></text:p>
      <text:p text:style-name="P13"><text:span text:style-name="T418"><text:tab/></text:span><text:change-end text:change-id="ct61780720"/><text:span text:style-name="T31">Fish densities were calculated from the integrated 120 kHz backscatter</text:span><text:change-start text:change-id="ct61765024"/><text:span text:style-name="T31">,</text:span><text:change-end text:change-id="ct61765024"/><text:change text:change-id="ct61813520"/><text:span text:style-name="T31"> </text:span><text:change text:change-id="ct61764608"/><text:span text:style-name="T31">. </text:span><text:change text:change-id="ct61760912"/><text:span text:style-name="T31"><text:s/></text:span><text:change-start text:change-id="ct61755568"/><text:span text:style-name="T416">using </text:span><text:change-end text:change-id="ct61755568"/><text:change text:change-id="ct61755792"/><text:change-start text:change-id="ct61757200"/><text:span text:style-name="T416">t</text:span><text:change-end text:change-id="ct61757200"/><text:span text:style-name="T31">he empirical mean TS of the </text:span><text:span text:style-name="T415">individual fish</text:span><text:span text:style-name="T31"> targets </text:span><text:change text:change-id="ct61772592"/><text:span text:style-name="T31">to convert backscatter to fish densities.</text:span><text:change-start text:change-id="ct61773088"/><text:span text:style-name="T31"> <text:s/></text:span><text:span text:style-name="T439">To obtain approximate estimates </text:span><text:span text:style-name="T440">of</text:span><text:span text:style-name="T439"> fish </text:span><text:span text:style-name="T440">biomass</text:span><text:span text:style-name="T439">, we </text:span><text:span text:style-name="T445">first</text:span><text:span text:style-name="T439"> converted each </text:span><text:span text:style-name="T442">fish </text:span><text:span text:style-name="T439">target’</text:span><text:span text:style-name="T444">s</text:span><text:span text:style-name="T442"> TS </text:span><text:span text:style-name="T444">to a length (in cm) by solving the </text:span><text:span text:style-name="T442">relationship </text:span><text:span text:style-name="T443">TS = 20log</text:span><text:span text:style-name="T437">10</text:span><text:span text:style-name="T443">(</text:span><text:span text:style-name="T448">L</text:span><text:span text:style-name="T443">) – 67.4 </text:span><text:span text:style-name="T442">for physoclist fishes from </text:span><text:change-end text:change-id="ct61773088"/><text:reference-mark-start text:name="ADDIN CSL_CITATION {&quot;citationItems&quot;: [{&quot;id&quot;: &quot;ITEM-1&quot;, &quot;itemData&quot;: {&quot;type&quot;: &quot;article-journal&quot;, &quot;page&quot;: &quot;981&quot;, &quot;ISSN&quot;: &quot;00014966&quot;, &quot;DOI&quot;: &quot;10.1121/1.395298&quot;, &quot;volume&quot;: &quot;82&quot;, &quot;issued&quot;: {&quot;date-parts&quot;: [[&quot;1987&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id&quot;: &quot;ITEM-1&quot;, &quot;author&quot;: [{&quot;parse-names&quot;: false, &quot;family&quot;: &quot;Foote&quot;, &quot;suffix&quot;: &quot;&quot;, &quot;given&quot;: &quot;Kenneth G.&quot;, &quot;non-dropping-particle&quot;: &quot;&quot;, &quot;dropping-particle&quot;: &quot;&quot;}], &quot;issue&quot;: &quot;3&quot;, &quot;container-title&quot;: &quot;The Journal of the Acoustical Society of America&quot;}, &quot;uris&quot;: [&quot;http://www.mendeley.com/documents/?uuid=6e08dae5-695c-4a6a-a0cc-760df3ca94c6&quot;]}], &quot;properties&quot;: {&quot;noteIndex&quot;: 0}, &quot;schema&quot;: &quot;https://github.com/citation-style-language/schema/raw/master/csl-citation.json&quot;, &quot;mendeley&quot;: {&quot;formattedCitation&quot;: &quot;(Foote 1987)&quot;, &quot;previouslyFormattedCitation&quot;: &quot;(Foote 1987)&quot;, &quot;plainTextFormattedCitation&quot;: &quot;(Foote 1987)&quot;}} RNDYC8cXGxEJe"/><text:span text:style-name="T455">(Foote 1987)</text:span><text:reference-mark-end text:name="ADDIN CSL_CITATION {&quot;citationItems&quot;: [{&quot;id&quot;: &quot;ITEM-1&quot;, &quot;itemData&quot;: {&quot;type&quot;: &quot;article-journal&quot;, &quot;page&quot;: &quot;981&quot;, &quot;ISSN&quot;: &quot;00014966&quot;, &quot;DOI&quot;: &quot;10.1121/1.395298&quot;, &quot;volume&quot;: &quot;82&quot;, &quot;issued&quot;: {&quot;date-parts&quot;: [[&quot;1987&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id&quot;: &quot;ITEM-1&quot;, &quot;author&quot;: [{&quot;parse-names&quot;: false, &quot;family&quot;: &quot;Foote&quot;, &quot;suffix&quot;: &quot;&quot;, &quot;given&quot;: &quot;Kenneth G.&quot;, &quot;non-dropping-particle&quot;: &quot;&quot;, &quot;dropping-particle&quot;: &quot;&quot;}], &quot;issue&quot;: &quot;3&quot;, &quot;container-title&quot;: &quot;The Journal of the Acoustical Society of America&quot;}, &quot;uris&quot;: [&quot;http://www.mendeley.com/documents/?uuid=6e08dae5-695c-4a6a-a0cc-760df3ca94c6&quot;]}], &quot;properties&quot;: {&quot;noteIndex&quot;: 0}, &quot;schema&quot;: &quot;https://github.com/citation-style-language/schema/raw/master/csl-citation.json&quot;, &quot;mendeley&quot;: {&quot;formattedCitation&quot;: &quot;(Foote 1987)&quot;, &quot;previouslyFormattedCitation&quot;: &quot;(Foote 1987)&quot;, &quot;plainTextFormattedCitation&quot;: &quot;(Foote 1987)&quot;}} RNDYC8cXGxEJe"/><text:span text:style-name="T442">⁠.</text:span><text:change-start text:change-id="ct61853504"/><text:span text:style-name="T442"> <text:s/></text:span><text:span text:style-name="T445">These lengths were then converted to approximate weights using</text:span><text:span text:style-name="T439"> published scaling relationships. <text:s/></text:span><text:span text:style-name="T441">Length-weight relationships for fish are usually assumed to follow a power law of the form </text:span><text:span text:style-name="T441"><draw:frame draw:style-name="fr1" draw:name="Object5" text:anchor-type="as-char" svg:y="-0.1484in" svg:width="1.4717in" svg:height="0.2091in" draw:z-index="2"><draw:object xlink:href="./Object 1" xlink:type="simple" xlink:show="embed" xlink:actuate="onLoad"/><draw:image xlink:href="./ObjectReplacements/Object 1" xlink:type="simple" xlink:show="embed" xlink:actuate="onLoad"/><svg:desc>formula</svg:desc></draw:frame></text:span><text:span text:style-name="T441">, where </text:span><text:span text:style-name="T446">a</text:span><text:span text:style-name="T449"> and </text:span><text:span text:style-name="T446">b</text:span><text:span text:style-name="T449"> are fitted empirically for a particular species or population. <text:s/>Because we could not identify fish targets to species, we averaged </text:span><text:span text:style-name="T450">the parameters </text:span><text:span text:style-name="T449">for rainbow trout (</text:span><text:span text:style-name="T446">a</text:span><text:span text:style-name="T449"> = -4.898, </text:span><text:span text:style-name="T446">b</text:span><text:span text:style-name="T449"> = 2.99, </text:span><text:change-end text:change-id="ct61853504"/><text:reference-mark-start text:name="ADDIN CSL_CITATION {&quot;citationItems&quot;: [{&quot;id&quot;: &quot;ITEM-1&quot;, &quot;itemData&quot;: {&quot;ISBN&quot;: &quot;0270-5060&quot;, &quot;id&quot;: &quot;ITEM-1&quot;, &quot;page&quot;: &quot;3-9&quot;, &quot;issue&quot;: &quot;3&quot;, &quot;volume&quot;: &quot;11&quot;, &quot;issued&quot;: {&quot;date-parts&quot;: [[&quot;1996&quot;]]}, &quot;author&quot;: [{&quot;parse-names&quot;: false, &quot;family&quot;: &quot;Simpkins&quot;, &quot;suffix&quot;: &quot;&quot;, &quot;given&quot;: &quot;D G&quot;, &quot;non-dropping-particle&quot;: &quot;&quot;, &quot;dropping-particle&quot;: &quot;&quot;}, {&quot;parse-names&quot;: false, &quot;family&quot;: &quot;Hubert&quot;, &quot;suffix&quot;: &quot;&quot;, &quot;given&quot;: &quot;W A&quot;, &quot;non-dropping-particle&quot;: &quot;&quot;, &quot;dropping-particle&quot;: &quot;&quot;}], &quot;type&quot;: &quot;article-journal&quot;, &quot;ISSN&quot;: &quot;02705060&quot;, &quot;title&quot;: &quot;Proposed revision of the standard-weight equation for rainbow trout.&quot;}, &quot;uris&quot;: [&quot;http://www.mendeley.com/documents/?uuid=c55d6d80-7164-4d65-ad17-40f6e3f29149&quot;]}], &quot;properties&quot;: {&quot;noteIndex&quot;: 0}, &quot;schema&quot;: &quot;https://github.com/citation-style-language/schema/raw/master/csl-citation.json&quot;, &quot;mendeley&quot;: {&quot;formattedCitation&quot;: &quot;(Simpkins and Hubert 1996)&quot;, &quot;manualFormatting&quot;: &quot;Simpkins and Hubert 1996&quot;, &quot;plainTextFormattedCitation&quot;: &quot;(Simpkins and Hubert 1996)&quot;, &quot;previouslyFormattedCitation&quot;: &quot;(Simpkins and Hubert 1996)&quot;}} RNDClME88AFIv"/><text:span text:style-name="T456">Simpkins and Hubert 1996</text:span><text:change-start text:change-id="ct61334880"/><text:reference-mark-end text:name="ADDIN CSL_CITATION {&quot;citationItems&quot;: [{&quot;id&quot;: &quot;ITEM-1&quot;, &quot;itemData&quot;: {&quot;ISBN&quot;: &quot;0270-5060&quot;, &quot;id&quot;: &quot;ITEM-1&quot;, &quot;page&quot;: &quot;3-9&quot;, &quot;issue&quot;: &quot;3&quot;, &quot;volume&quot;: &quot;11&quot;, &quot;issued&quot;: {&quot;date-parts&quot;: [[&quot;1996&quot;]]}, &quot;author&quot;: [{&quot;parse-names&quot;: false, &quot;family&quot;: &quot;Simpkins&quot;, &quot;suffix&quot;: &quot;&quot;, &quot;given&quot;: &quot;D G&quot;, &quot;non-dropping-particle&quot;: &quot;&quot;, &quot;dropping-particle&quot;: &quot;&quot;}, {&quot;parse-names&quot;: false, &quot;family&quot;: &quot;Hubert&quot;, &quot;suffix&quot;: &quot;&quot;, &quot;given&quot;: &quot;W A&quot;, &quot;non-dropping-particle&quot;: &quot;&quot;, &quot;dropping-particle&quot;: &quot;&quot;}], &quot;type&quot;: &quot;article-journal&quot;, &quot;ISSN&quot;: &quot;02705060&quot;, &quot;title&quot;: &quot;Proposed revision of the standard-weight equation for rainbow trout.&quot;}, &quot;uris&quot;: [&quot;http://www.mendeley.com/documents/?uuid=c55d6d80-7164-4d65-ad17-40f6e3f29149&quot;]}], &quot;properties&quot;: {&quot;noteIndex&quot;: 0}, &quot;schema&quot;: &quot;https://github.com/citation-style-language/schema/raw/master/csl-citation.json&quot;, &quot;mendeley&quot;: {&quot;formattedCitation&quot;: &quot;(Simpkins and Hubert 1996)&quot;, &quot;manualFormatting&quot;: &quot;Simpkins and Hubert 1996&quot;, &quot;plainTextFormattedCitation&quot;: &quot;(Simpkins and Hubert 1996)&quot;, &quot;previouslyFormattedCitation&quot;: &quot;(Simpkins and Hubert 1996)&quot;}} RNDClME88AFIv"/><text:span text:style-name="T449">), brook trout (</text:span><text:span text:style-name="T446">a</text:span><text:span text:style-name="T449"> = -5.186, </text:span><text:span text:style-name="T446">b</text:span><text:span text:style-name="T449"> = 3.103, </text:span><text:change-end text:change-id="ct61334880"/><text:reference-mark-start text:name="ADDIN CSL_CITATION {&quot;citationItems&quot;: [{&quot;id&quot;: &quot;ITEM-1&quot;, &quot;itemData&quot;: {&quot;ISBN&quot;: &quot;0275-5947&quot;, &quot;type&quot;: &quot;article-journal&quot;, &quot;page&quot;: &quot;253-254&quot;, &quot;ISSN&quot;: &quot;02755947&quot;, &quot;DOI&quot;: &quot;10.1577/1548-8675(2001)021&lt;0253:PSWEFB&gt;2.0.CO;2&quot;, &quot;volume&quot;: &quot;21&quot;, &quot;issued&quot;: {&quot;date-parts&quot;: [[&quot;2001&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id&quot;: &quot;ITEM-1&quot;, &quot;author&quot;: [{&quot;parse-names&quot;: false, &quot;family&quot;: &quot;Hyatt&quot;, &quot;suffix&quot;: &quot;&quot;, &quot;given&quot;: &quot;Matthew W&quot;, &quot;non-dropping-particle&quot;: &quot;&quot;, &quot;dropping-particle&quot;: &quot;&quot;}, {&quot;parse-names&quot;: false, &quot;family&quot;: &quot;Hubert&quot;, &quot;suffix&quot;: &quot;&quot;, &quot;given&quot;: &quot;Wayne a&quot;, &quot;non-dropping-particle&quot;: &quot;&quot;, &quot;dropping-particle&quot;: &quot;&quot;}], &quot;issue&quot;: &quot;May&quot;, &quot;container-title&quot;: &quot;North American Journal of Fisheries Management&quot;}, &quot;uris&quot;: [&quot;http://www.mendeley.com/documents/?uuid=994a9882-5c09-415d-ad02-5d78fbd23a77&quot;]}], &quot;properties&quot;: {&quot;noteIndex&quot;: 0}, &quot;schema&quot;: &quot;https://github.com/citation-style-language/schema/raw/master/csl-citation.json&quot;, &quot;mendeley&quot;: {&quot;formattedCitation&quot;: &quot;(Hyatt and Hubert 2001)&quot;, &quot;manualFormatting&quot;: &quot;Hyatt and Hubert 2001&quot;, &quot;plainTextFormattedCitation&quot;: &quot;(Hyatt and Hubert 2001)&quot;, &quot;previouslyFormattedCitation&quot;: &quot;(Hyatt and Hubert 2001)&quot;}} RNDBgimDmacB1"/><text:span text:style-name="T456">Hyatt and Hubert 2001</text:span><text:change-start text:change-id="ct61865888"/><text:reference-mark-end text:name="ADDIN CSL_CITATION {&quot;citationItems&quot;: [{&quot;id&quot;: &quot;ITEM-1&quot;, &quot;itemData&quot;: {&quot;ISBN&quot;: &quot;0275-5947&quot;, &quot;type&quot;: &quot;article-journal&quot;, &quot;page&quot;: &quot;253-254&quot;, &quot;ISSN&quot;: &quot;02755947&quot;, &quot;DOI&quot;: &quot;10.1577/1548-8675(2001)021&lt;0253:PSWEFB&gt;2.0.CO;2&quot;, &quot;volume&quot;: &quot;21&quot;, &quot;issued&quot;: {&quot;date-parts&quot;: [[&quot;2001&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id&quot;: &quot;ITEM-1&quot;, &quot;author&quot;: [{&quot;parse-names&quot;: false, &quot;family&quot;: &quot;Hyatt&quot;, &quot;suffix&quot;: &quot;&quot;, &quot;given&quot;: &quot;Matthew W&quot;, &quot;non-dropping-particle&quot;: &quot;&quot;, &quot;dropping-particle&quot;: &quot;&quot;}, {&quot;parse-names&quot;: false, &quot;family&quot;: &quot;Hubert&quot;, &quot;suffix&quot;: &quot;&quot;, &quot;given&quot;: &quot;Wayne a&quot;, &quot;non-dropping-particle&quot;: &quot;&quot;, &quot;dropping-particle&quot;: &quot;&quot;}], &quot;issue&quot;: &quot;May&quot;, &quot;container-title&quot;: &quot;North American Journal of Fisheries Management&quot;}, &quot;uris&quot;: [&quot;http://www.mendeley.com/documents/?uuid=994a9882-5c09-415d-ad02-5d78fbd23a77&quot;]}], &quot;properties&quot;: {&quot;noteIndex&quot;: 0}, &quot;schema&quot;: &quot;https://github.com/citation-style-language/schema/raw/master/csl-citation.json&quot;, &quot;mendeley&quot;: {&quot;formattedCitation&quot;: &quot;(Hyatt and Hubert 2001)&quot;, &quot;manualFormatting&quot;: &quot;Hyatt and Hubert 2001&quot;, &quot;plainTextFormattedCitation&quot;: &quot;(Hyatt and Hubert 2001)&quot;, &quot;previouslyFormattedCitation&quot;: &quot;(Hyatt and Hubert 2001)&quot;}} RNDBgimDmacB1"/><text:span text:style-name="T449">), and brown trout (</text:span><text:span text:style-name="T446">a</text:span><text:span text:style-name="T449"> = -4.867, </text:span><text:span text:style-name="T446">b</text:span><text:span text:style-name="T449"> = 2.96, </text:span><text:change-end text:change-id="ct61865888"/><text:reference-mark-start text:name="ADDIN CSL_CITATION {&quot;citationItems&quot;: [{&quot;id&quot;: &quot;ITEM-1&quot;, &quot;itemData&quot;: {&quot;type&quot;: &quot;article-journal&quot;, &quot;page&quot;: &quot;111-116&quot;, &quot;ISSN&quot;: &quot;0270-5060&quot;, &quot;DOI&quot;: &quot;10.1080/02705060.1994.9664437&quot;, &quot;volume&quot;: &quot;9&quot;, &quot;issued&quot;: {&quot;date-parts&quot;: [[&quot;1994&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id&quot;: &quot;ITEM-1&quot;, &quot;author&quot;: [{&quot;parse-names&quot;: false, &quot;family&quot;: &quot;Milewski&quot;, &quot;suffix&quot;: &quot;&quot;, &quot;given&quot;: &quot;Craig L.&quot;, &quot;non-dropping-particle&quot;: &quot;&quot;, &quot;dropping-particle&quot;: &quot;&quot;}, {&quot;parse-names&quot;: false, &quot;family&quot;: &quot;Brown&quot;, &quot;suffix&quot;: &quot;&quot;, &quot;given&quot;: &quot;Michael L.&quot;, &quot;non-dropping-particle&quot;: &quot;&quot;, &quot;dropping-particle&quot;: &quot;&quot;}], &quot;issue&quot;: &quot;2&quot;, &quot;container-title&quot;: &quot;Journal of Freshwater Ecology&quot;}, &quot;uris&quot;: [&quot;http://www.mendeley.com/documents/?uuid=7e4b9878-8654-421d-bd4c-2bf6aead5163&quot;]}], &quot;properties&quot;: {&quot;noteIndex&quot;: 0}, &quot;schema&quot;: &quot;https://github.com/citation-style-language/schema/raw/master/csl-citation.json&quot;, &quot;mendeley&quot;: {&quot;formattedCitation&quot;: &quot;(Milewski and Brown 1994)&quot;, &quot;manualFormatting&quot;: &quot;Milewski and Brown 1994&quot;, &quot;plainTextFormattedCitation&quot;: &quot;(Milewski and Brown 1994)&quot;, &quot;previouslyFormattedCitation&quot;: &quot;(Milewski and Brown 1994)&quot;}} RNDKb92YoBU6A"/><text:span text:style-name="T456">Milewski and Brown 1994</text:span><text:change-start text:change-id="ct61895584"/><text:reference-mark-end text:name="ADDIN CSL_CITATION {&quot;citationItems&quot;: [{&quot;id&quot;: &quot;ITEM-1&quot;, &quot;itemData&quot;: {&quot;type&quot;: &quot;article-journal&quot;, &quot;page&quot;: &quot;111-116&quot;, &quot;ISSN&quot;: &quot;0270-5060&quot;, &quot;DOI&quot;: &quot;10.1080/02705060.1994.9664437&quot;, &quot;volume&quot;: &quot;9&quot;, &quot;issued&quot;: {&quot;date-parts&quot;: [[&quot;1994&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id&quot;: &quot;ITEM-1&quot;, &quot;author&quot;: [{&quot;parse-names&quot;: false, &quot;family&quot;: &quot;Milewski&quot;, &quot;suffix&quot;: &quot;&quot;, &quot;given&quot;: &quot;Craig L.&quot;, &quot;non-dropping-particle&quot;: &quot;&quot;, &quot;dropping-particle&quot;: &quot;&quot;}, {&quot;parse-names&quot;: false, &quot;family&quot;: &quot;Brown&quot;, &quot;suffix&quot;: &quot;&quot;, &quot;given&quot;: &quot;Michael L.&quot;, &quot;non-dropping-particle&quot;: &quot;&quot;, &quot;dropping-particle&quot;: &quot;&quot;}], &quot;issue&quot;: &quot;2&quot;, &quot;container-title&quot;: &quot;Journal of Freshwater Ecology&quot;}, &quot;uris&quot;: [&quot;http://www.mendeley.com/documents/?uuid=7e4b9878-8654-421d-bd4c-2bf6aead5163&quot;]}], &quot;properties&quot;: {&quot;noteIndex&quot;: 0}, &quot;schema&quot;: &quot;https://github.com/citation-style-language/schema/raw/master/csl-citation.json&quot;, &quot;mendeley&quot;: {&quot;formattedCitation&quot;: &quot;(Milewski and Brown 1994)&quot;, &quot;manualFormatting&quot;: &quot;Milewski and Brown 1994&quot;, &quot;plainTextFormattedCitation&quot;: &quot;(Milewski and Brown 1994)&quot;, &quot;previouslyFormattedCitation&quot;: &quot;(Milewski and Brown 1994)&quot;}} RNDKb92YoBU6A"/><text:span text:style-name="T449">) </text:span><text:span text:style-name="T450">to get a single length-weight equation with </text:span><text:span text:style-name="T447">a</text:span><text:span text:style-name="T450"> = -4.98 and </text:span><text:span text:style-name="T447">b</text:span><text:span text:style-name="T450"> = 3.02. <text:s/></text:span><text:span text:style-name="T451">These lengths </text:span><text:span text:style-name="T452">and weights </text:span><text:span text:style-name="T451">were averaged into mean values for each lake and survey.</text:span><text:change-end text:change-id="ct61895584"/></text:p>
      <text:p text:style-name="P37"><text:change-start text:change-id="ct61748736"/><text:span text:style-name="T426"><text:tab/></text:span><text:span text:style-name="T432">Zooplankton and fish</text:span><text:span text:style-name="T426"> biomass densities were averaged across the survey track to give depth profiles of zooplankton </text:span><text:span text:style-name="T427">and fish density</text:span><text:span text:style-name="T426">. <text:s/>They were also integrated through the water column from and multiplied by each lake’s area to give estimates of the total biomass of </text:span><text:span text:style-name="T428">fish and zooplankton </text:span><text:span text:style-name="T432">in each lake and survey</text:span><text:span text:style-name="T426">. </text:span><text:change-end text:change-id="ct61748736"/><text:change-start text:change-id="ct61724784"/><text:span text:style-name="T426"><text:s text:c="2"/></text:span><text:span text:style-name="T431">W</text:span><text:change-end text:change-id="ct61724784"/><text:change-start text:change-id="ct61776592"/><text:span text:style-name="T429">e </text:span><text:span text:style-name="T431">also</text:span><text:span text:style-name="T429"> calculated the approximate ratio of zooplankton to fish biomass</text:span><text:change-end text:change-id="ct61776592"/><text:change-start text:change-id="ct61807856"/><text:span text:style-name="T429"> </text:span><text:span text:style-name="T430">in each lake </text:span><text:soft-page-break/><text:span text:style-name="T430">and survey.</text:span><text:change-end text:change-id="ct61807856"/><text:change-start text:change-id="ct61754496"/></text:p>
      <text:p text:style-name="P53"/>
      <text:p text:style-name="P56"><text:span text:style-name="T419">C</text:span><text:span text:style-name="T410">omparison of net and acoustic biomas</text:span><text:change-end text:change-id="ct61754496"/><text:change-start text:change-id="ct60371120"/><text:span text:style-name="T410">s</text:span></text:p>
      <text:p text:style-name="P14"><text:span text:style-name="T468"><text:tab/></text:span><text:span text:style-name="T126">To </text:span><text:change-end text:change-id="ct60371120"/><text:change-start text:change-id="ct61718144"/><text:span text:style-name="T126">test the agreement between a</text:span><office:annotation office:name="__Annotation__7701_1392303280"><dc:creator>Joe Warren</dc:creator><dc:date>2016-11-03T14:54:54</dc:date><loext:sender-initials>JW</loext:sender-initials><text:p text:style-name="P87"><text:span text:style-name="T525">Not sure why comparing acoustic vs biovolume is a test of acoustic vs net sampling of biomass. <text:s/>Probably need to do some conversion of biovolume to biomass (should be pretty trivial given that you've already cited g and h values for zooplankton). <text:s/>But it would make more sense if the comparisons were biomass-base and not some in biomass, some in biovolume.</text:span></text:p></office:annotation><text:span text:style-name="T126">coustic estimates of </text:span><text:span text:style-name="T127">zooplankton </text:span><text:span text:style-name="T126">biomass and the direct net sampling, we regressed </text:span><text:span text:style-name="T127">the </text:span><text:span text:style-name="T126">acoustic </text:span><text:span text:style-name="T127">estimate of biomass density for each lake </text:span><text:span text:style-name="T126">on the</text:span><text:change-end text:change-id="ct61718144"/><text:change-start text:change-id="ct61752368"/><text:span text:style-name="T127"> biovolume</text:span><text:change-end text:change-id="ct61752368"/><text:change-start text:change-id="ct61863296"/><office:annotation-end office:name="__Annotation__7701_1392303280"/><text:change-end text:change-id="ct61863296"/><text:change-start text:change-id="ct61748016"/><office:annotation><dc:creator>Unknown Author</dc:creator><dc:date>2016-11-17T23:01:15</dc:date><text:p text:style-name="P87"><text:span text:style-name="T526">Reply to Joe Warren (11/03/2016, 14:54): "..."</text:span></text:p><text:p><text:span text:style-name="T527">Aside from “it gives the cleanest relationship,” one good reason to use biovolume is that it doesn’t require as many extrapolations (i.e. from sample count to numerical density, from sample lengths to estimated mean weights, to estimated biomass density) </text:span></text:p></office:annotation><text:change-end text:change-id="ct61748016"/><text:change-start text:change-id="ct61865328"/><text:span text:style-name="T127"> from the corresponding net sample. <text:s/></text:span><text:change-end text:change-id="ct61865328"/><text:change-start text:change-id="ct61735376"/><text:span text:style-name="T127">Net biovolumes were normalized by the total volume of water filtered to give a </text:span><text:change-end text:change-id="ct61735376"/><text:change-start text:change-id="ct61747472"/><text:span text:style-name="T127">biovolume density, in mL m</text:span><text:span text:style-name="T483">-3</text:span><text:span text:style-name="T235">. <text:s/></text:span><text:change-end text:change-id="ct61747472"/><text:change-start text:change-id="ct61726704"/><text:span text:style-name="T237"><text:s/></text:span><text:change-end text:change-id="ct61726704"/><text:change-start text:change-id="ct61787472"/><text:span text:style-name="T236">Th</text:span><text:change-end text:change-id="ct61787472"/><text:change-start text:change-id="ct61862496"/><text:span text:style-name="T236">e intercept in the linear regression was fixed at the origin, since a preliminary model showed it </text:span><text:change-end text:change-id="ct61862496"/><text:change-start text:change-id="ct61862896"/><text:span text:style-name="T236">was not significantly different from zero</text:span><text:change-end text:change-id="ct61862896"/><text:change-start text:change-id="ct57194016"/><text:span text:style-name="T236"> </text:span><text:span text:style-name="T39">(at the </text:span><text:span text:style-name="T319">p</text:span><text:span text:style-name="T39">=0.05 level)</text:span><text:change-end text:change-id="ct57194016"/><text:change-start text:change-id="ct61754944"/><text:span text:style-name="T236">, and because it is physically reasonable</text:span><text:change-end text:change-id="ct61754944"/><text:change-start text:change-id="ct61771488"/><text:span text:style-name="T40">. <text:s/></text:span><text:span text:style-name="T237">Fitting the model without an intercept also </text:span><text:change-end text:change-id="ct61771488"/><text:change-start text:change-id="ct61778016"/><text:span text:style-name="T237">added a degree of freedom, increasing power and precision for the slope estimate</text:span><text:change-end text:change-id="ct61778016"/><text:change-start text:change-id="ct61745680"/><text:span text:style-name="T237">, which was advantageous given the small sample size </text:span><text:span text:style-name="T238">(</text:span><text:span text:style-name="T318">n</text:span><text:span text:style-name="T238">=</text:span><text:span text:style-name="T249">10</text:span><text:span text:style-name="T238">)</text:span><text:span text:style-name="T237">.</text:span><text:change-end text:change-id="ct61745680"/><text:change-start text:change-id="ct61892288"/><text:span text:style-name="T40"> <text:s/></text:span><text:span text:style-name="T250">When examining preliminary results, one data point (from Lake Eleanor in April 2014) appeared to be an outlier exerting undue influence on the slope, so we also fit the model without </text:span><text:span text:style-name="T251">it</text:span><text:span text:style-name="T250"> point for comparison.</text:span><text:span text:style-name="T40"> <text:s/></text:span><text:span text:style-name="T39">The significance of the slope</text:span><text:span text:style-name="T250">s</text:span><text:span text:style-name="T39"> </text:span><text:span text:style-name="T250">were</text:span><text:span text:style-name="T39"> assessed at the </text:span><text:change-end text:change-id="ct61892288"/><text:change-start text:change-id="ct61737040"/><text:span text:style-name="T39">0.05 level</text:span><text:change-end text:change-id="ct61737040"/><text:change-start text:change-id="ct61738176"/><text:span text:style-name="T39">. <text:s/>These analyses were run </text:span><text:change-end text:change-id="ct61738176"/><text:change-start text:change-id="ct61847344"/><text:span text:style-name="T244">using</text:span><text:change-end text:change-id="ct61847344"/><text:change text:change-id="ct61847568"/><text:change-start text:change-id="ct61327184"/><text:span text:style-name="T39"> R</text:span><text:change-end text:change-id="ct61327184"/><text:span text:style-name="T39"> </text:span><text:reference-mark-start text:name="ADDIN CSL_CITATION {&quot;citationItems&quot;: [{&quot;id&quot;: &quot;ITEM-1&quot;, &quot;itemData&quot;: {&quot;id&quot;: &quot;ITEM-1&quot;, &quot;type&quot;: &quot;article&quot;, &quot;publisher-place&quot;: &quot;Vienna, Austria&quot;, &quot;issued&quot;: {&quot;date-parts&quot;: [[&quot;2016&quot;]]}, &quot;author&quot;: [{&quot;parse-names&quot;: false, &quot;family&quot;: &quot;R Development Core Team&quot;, &quot;suffix&quot;: &quot;&quot;, &quot;given&quot;: &quot;&quot;, &quot;non-dropping-particle&quot;: &quot;&quot;, &quot;dropping-particle&quot;: &quot;&quot;}], &quot;publisher&quot;: &quot;R Foundation for Technical Computing&quot;, &quot;title&quot;: &quot;R: A Language and Environment for Statistical Computing&quot;}, &quot;uris&quot;: [&quot;http://www.mendeley.com/documents/?uuid=5ba6c9fc-e351-486c-8b00-c105a1043db9&quot;]}], &quot;properties&quot;: {&quot;noteIndex&quot;: 0}, &quot;schema&quot;: &quot;https://github.com/citation-style-language/schema/raw/master/csl-citation.json&quot;, &quot;mendeley&quot;: {&quot;formattedCitation&quot;: &quot;(R Development Core Team 2016)&quot;, &quot;previouslyFormattedCitation&quot;: &quot;(R Development Core Team 2016)&quot;, &quot;plainTextFormattedCitation&quot;: &quot;(R Development Core Team 2016)&quot;}} RNDBpzBOokwvm"/><text:span text:style-name="T39">(R Development Core Team 2016)</text:span><text:reference-mark-end text:name="ADDIN CSL_CITATION {&quot;citationItems&quot;: [{&quot;id&quot;: &quot;ITEM-1&quot;, &quot;itemData&quot;: {&quot;id&quot;: &quot;ITEM-1&quot;, &quot;type&quot;: &quot;article&quot;, &quot;publisher-place&quot;: &quot;Vienna, Austria&quot;, &quot;issued&quot;: {&quot;date-parts&quot;: [[&quot;2016&quot;]]}, &quot;author&quot;: [{&quot;parse-names&quot;: false, &quot;family&quot;: &quot;R Development Core Team&quot;, &quot;suffix&quot;: &quot;&quot;, &quot;given&quot;: &quot;&quot;, &quot;non-dropping-particle&quot;: &quot;&quot;, &quot;dropping-particle&quot;: &quot;&quot;}], &quot;publisher&quot;: &quot;R Foundation for Technical Computing&quot;, &quot;title&quot;: &quot;R: A Language and Environment for Statistical Computing&quot;}, &quot;uris&quot;: [&quot;http://www.mendeley.com/documents/?uuid=5ba6c9fc-e351-486c-8b00-c105a1043db9&quot;]}], &quot;properties&quot;: {&quot;noteIndex&quot;: 0}, &quot;schema&quot;: &quot;https://github.com/citation-style-language/schema/raw/master/csl-citation.json&quot;, &quot;mendeley&quot;: {&quot;formattedCitation&quot;: &quot;(R Development Core Team 2016)&quot;, &quot;previouslyFormattedCitation&quot;: &quot;(R Development Core Team 2016)&quot;, &quot;plainTextFormattedCitation&quot;: &quot;(R Development Core Team 2016)&quot;}} RNDBpzBOokwvm"/><text:span text:style-name="T40">⁠.</text:span><text:change text:change-id="ct61923168"/></text:p>
      <text:p text:style-name="P55">Distribution of zooplankton and fish</text:p>
      <text:p text:style-name="P15"><text:tab/><text:span text:style-name="T41">Vertical profiles of fish and zooplankton density were constructed for each lake and date by averaging values horizontally within each depth bin. <text:s/>We also investigated horizontal spatial trends and patchiness of </text:span><text:change text:change-id="ct60373984"/><text:span text:style-name="T41">zooplankton by averaging their densities vertically through the water column. <text:s/>The densities in this horizontal dataset were log</text:span><text:span text:style-name="T364">10</text:span><text:span text:style-name="T41">-transformed and regressed on their distance from the shoreline and from each lake's main stream inlet. <text:s/>This was done to test whether there was any spatial trend in the density of zooplankton, </text:span><text:change-start text:change-id="ct61326960"/><text:span text:style-name="T41">that is</text:span><text:change-end text:change-id="ct61326960"/><text:change text:change-id="ct61735152"/><text:span text:style-name="T41"> </text:span><text:change text:change-id="ct61326368"/><text:change-start text:change-id="ct60395056"/><text:span text:style-name="T41">a</text:span><text:change-end text:change-id="ct60395056"/><text:span text:style-name="T41"> response to a supply of food or nutrients via runoff. <text:s/>Spatial autocorrelation was assessed by calculating empirical variograms for the residuals of each regression. <text:s/></text:span><text:change-start text:change-id="ct61891824"/><text:span text:style-name="T41"><text:s/>Two key features of a variogram are its maximum value or </text:span><text:span text:style-name="T322">sill</text:span><text:span text:style-name="T77">, </text:span><text:span text:style-name="T78">indicating the expected absolute differences between biomass densities at widely separated locations. </text:span><text:span text:style-name="T77"><text:s/></text:span><text:span text:style-name="T335">The spatial lag at which the variogram reaches its sill is called the </text:span><text:span text:style-name="T321">range</text:span><text:span text:style-name="T335">, and characterizes the decorrelation distance. Because we calculated the variograms for</text:span><text:span text:style-name="T78"> log</text:span><text:span text:style-name="T365">10</text:span><text:span text:style-name="T78">-transformed units, </text:span><text:change-end text:change-id="ct61891824"/><text:change-start text:change-id="ct61846032"/><office:annotation office:name="__Annotation__7831_1392303280"><dc:creator>Joe Warren</dc:creator><dc:date>2016-11-03T14:57:20</dc:date><loext:sender-initials>JW</loext:sender-initials><text:p text:style-name="P87"><text:span text:style-name="T525">Not sure this is correct grammatically, but the sentence needs some modification here.</text:span></text:p></office:annotation><text:span text:style-name="T42">th</text:span><text:change-end text:change-id="ct61846032"/><text:change text:change-id="ct61772048"/><text:change-start text:change-id="ct61892512"/><text:span text:style-name="T347">ey</text:span><text:change-end text:change-id="ct61892512"/><text:change-start text:change-id="ct61771008"/><text:span text:style-name="T42"> </text:span><text:change-end text:change-id="ct61771008"/><text:change-start text:change-id="ct61784720"/><text:span text:style-name="T43">impl</text:span><text:change-end text:change-id="ct61784720"/><text:change-start text:change-id="ct60410368"/><text:span text:style-name="T42">ies</text:span><text:change-end text:change-id="ct60410368"/><text:change text:change-id="ct61903200"/><text:change-start text:change-id="ct61780944"/><office:annotation-end office:name="__Annotation__7831_1392303280"/><text:change-end text:change-id="ct61780944"/><text:change-start text:change-id="ct61845744"/><office:annotation><dc:creator>Unknown Author</dc:creator><dc:date>2016-11-17T23:08:01</dc:date><text:p text:style-name="P87"><text:span text:style-name="T526">Reply to Joe Warren (11/03/2016, 14:57): "..."</text:span></text:p><text:p><text:span text:style-name="T527">I think this fixes it</text:span></text:p></office:annotation><text:change-end text:change-id="ct61845744"/><text:change-start text:change-id="ct61491904"/><text:span text:style-name="T43"> multiplicative differences (</text:span><text:span text:style-name="T79">×/÷) in zooplankton density</text:span><text:change-end text:change-id="ct61491904"/><text:change-start text:change-id="ct61895120"/><text:span text:style-name="T79"> </text:span><text:span text:style-name="T203">in the linear domain. <text:s/></text:span><text:change-end text:change-id="ct61895120"/><text:change-start text:change-id="ct61893392"/><text:span text:style-name="T204">Variograms were calculated </text:span><text:change-end text:change-id="ct61893392"/><text:change-start text:change-id="ct61731760"/><text:span text:style-name="T204">a</text:span><text:change-end text:change-id="ct61731760"/><text:change-start text:change-id="ct61329088"/><text:span text:style-name="T206">t</text:span><text:change-end text:change-id="ct61329088"/><text:change-start text:change-id="ct61734560"/><text:span text:style-name="T204"> spatial lags from zero to half the distance spanned by the transect in each lake, in bins 0.25 km wide. <text:s/></text:span><text:change-end text:change-id="ct61734560"/><text:span text:style-name="T41">Lake Tahoe was omitted from these spatial analyses</text:span><text:change text:change-id="ct61778352"/><text:span text:style-name="T41">, </text:span><text:change text:change-id="ct61752032"/><text:span text:style-name="T41">because it is </text:span><text:change-start text:change-id="ct61817456"/><text:span text:style-name="T41">much larger and </text:span><text:change-end text:change-id="ct61817456"/><text:span text:style-name="T41">fed by many small streams at inlets around its perimeter, and, </text:span><text:change text:change-id="ct61335536"/><text:change-start text:change-id="ct61733056"/><text:span text:style-name="T41">because</text:span><text:change-end text:change-id="ct61733056"/><text:span text:style-name="T41"> the sampling schedule did not permit extended transects, precluding the calculation of variograms.</text:span></text:p>
      <text:p text:style-name="P35"/>
      <text:p text:style-name="P51">Results<text:span text:style-name="T366"> </text:span></text:p>
      <text:p text:style-name="P1"><text:tab/><text:span text:style-name="T519">The zooplankton communities of the four lakes differed, both between lakes and, in the case of the repeated samples at Cherry and Eleanor, over time. <text:s/>Lake Tahoe’s zooplankton were numerically dominated by the calanoid copepods </text:span><text:span text:style-name="T463">Leptodiaptomus tyrelli</text:span><text:span text:style-name="T110"> </text:span><text:span text:style-name="T111">(56%) </text:span><text:span text:style-name="T110">and </text:span><text:span text:style-name="T463">Epischura nevadensis</text:span><text:span text:style-name="T110"> </text:span><text:span text:style-name="T111">(22%), with another 20% made up by unidentified copepods and copepodites (Figure 4). <text:s/></text:span><text:span text:style-name="T112">The zooplankton in Independence Lake were split </text:span><text:change-start text:change-id="ct61335104"/><text:span text:style-name="T123">more </text:span><text:change-end text:change-id="ct61335104"/><text:span text:style-name="T112">evenly between the cyclopoid copepod </text:span><text:span text:style-name="T464">Diacyclops thomasi</text:span><text:span text:style-name="T112"> (46%) and the cladoceran </text:span><text:span text:style-name="T464">Daphnia middendorffiana</text:span><text:span text:style-name="T112"> (44%), </text:span><text:span text:style-name="T113">with the remainder composed of <text:s/></text:span><text:span text:style-name="T464">Bosmina longirostris</text:span><text:span text:style-name="T112"> (6%) </text:span><text:span text:style-name="T113">and unidentified rotifers (4%).</text:span></text:p>
      <text:p text:style-name="P1"><text:span text:style-name="T113"><text:tab/></text:span><text:span text:style-name="T116">The zooplankton communities in</text:span><text:span text:style-name="T114"> </text:span><text:span text:style-name="T115">Cherry Lake and Lake Eleanor </text:span><text:span text:style-name="T116">were more diverse than those in Independence and Tahoe, </text:span><text:span text:style-name="T44">with </text:span><text:change-start text:change-id="ct61808144"/><text:span text:style-name="T123">four to ten</text:span><text:change-end text:change-id="ct61808144"/><text:change text:change-id="ct61733440"/><text:span text:style-name="T44"> species present in each sample (Figure 5). <text:s/>In October 2013, </text:span><text:change text:change-id="ct60345088"/><text:span text:style-name="T44">the communit</text:span><text:change-start text:change-id="ct61786944"/><text:span text:style-name="T123">ies</text:span><text:change-end text:change-id="ct61786944"/><text:change text:change-id="ct57195600"/><text:span text:style-name="T44"> in both lakes w</text:span><text:change-start text:change-id="ct61732288"/><text:span text:style-name="T123">ere</text:span><text:change-end text:change-id="ct61732288"/><text:change text:change-id="ct61813744"/><text:span text:style-name="T44"> approximately 60% cladocerans in the genera </text:span><text:span text:style-name="T45">Daphnia</text:span><text:span text:style-name="T44"> and </text:span><text:span text:style-name="T45">Diplostraca</text:span><text:change-start text:change-id="ct57197408"/><text:span text:style-name="T45">,</text:span><text:span text:style-name="T128"> with the remainder</text:span><text:change-end text:change-id="ct57197408"/><text:change-start text:change-id="ct61870544"/><text:span text:style-name="T128"> mostly composed of cyclopoid copepods in the genus </text:span><text:span text:style-name="T469">Eurycyclops</text:span><text:change-end text:change-id="ct61870544"/><text:change-start text:change-id="ct61335760"/><text:span text:style-name="T45">,</text:span><text:change-end text:change-id="ct61335760"/><text:change text:change-id="ct61734784"/><text:span text:style-name="T44">. <text:s/>The following April, the community in Cherry Lake </text:span><text:span text:style-name="T46">remained</text:span><text:span text:style-name="T44"> similar, but </text:span><text:span text:style-name="T46">in Lake Eleanor it had shifted to 59% Copepods, mostly </text:span><text:span text:style-name="T465">Epischura nevadensis</text:span><text:span text:style-name="T46">. During the final two surveys, in June and September 2014, the communities in both lakes were between 59 and 77% copepods, a large proportion of which were copepodites of unknown calanoid species. <text:s/>The </text:span><text:change-start text:change-id="ct61761840"/><text:span text:style-name="T123">cladocerans which composed </text:span><text:change-end text:change-id="ct61761840"/><text:span text:style-name="T46">22-41% of the communities </text:span><text:change text:change-id="ct61783344"/><text:span text:style-name="T46">in June and September were again a mix of </text:span><text:span text:style-name="T465">Daphnia</text:span><text:span text:style-name="T46"> and </text:span><text:span text:style-name="T465">Diplostraca</text:span><text:span text:style-name="T46"> </text:span><text:span text:style-name="T47">(Figure 5).</text:span><text:change text:change-id="ct61332176"/><text:change-start text:change-id="ct61737264"/><text:span text:style-name="T47"> <text:s/></text:span><text:span text:style-name="T129">Biovolumes of zooplankton esti</text:span><text:change-end text:change-id="ct61737264"/><text:change-start text:change-id="ct61863568"/><text:span text:style-name="T129">mated from the nets ranged from 0.1 mL m</text:span><text:change-end text:change-id="ct61863568"/><text:change-start text:change-id="ct61449264"/><text:span text:style-name="T484">-3</text:span><text:span text:style-name="T239"> in Lake Tahoe to 2.5 mL m</text:span><text:span text:style-name="T484">-3</text:span><text:span text:style-name="T239"> in Lake Eleanor in April 2014 </text:span><text:span text:style-name="T242">(Figure 6)</text:span><text:span text:style-name="T239">.</text:span><text:change-end text:change-id="ct61449264"/><text:change-start text:change-id="ct61450496"/><text:span text:style-name="T239"> <text:s/></text:span><text:change-end text:change-id="ct61450496"/><text:change-start text:change-id="ct61954496"/><text:span text:style-name="T240">Biovolumes in both Cherry Lake and Lake Eleanor were highest in June</text:span><text:change-end text:change-id="ct61954496"/><text:change-start text:change-id="ct61957552"/><text:span text:style-name="T240"> </text:span><text:span text:style-name="T241">2014 </text:span><text:span text:style-name="T240">and lower in </text:span><text:change-end text:change-id="ct61957552"/><text:change-start text:change-id="ct61981152"/><text:span text:style-name="T261">the other months</text:span><text:change-end text:change-id="ct61981152"/><text:change-start text:change-id="ct61961424"/><text:span text:style-name="T240">.</text:span><text:change-end text:change-id="ct61961424"/></text:p>
      <text:p text:style-name="P1"><text:span text:style-name="T47"><text:tab/></text:span><text:span text:style-name="T117">Target strengths for the different classes of zooplankton scatterers, </text:span><text:span text:style-name="T118">as calculated using the DWBA,</text:span><text:span text:style-name="T117"> varied widely </text:span><text:span text:style-name="T118">(Table </text:span><text:span text:style-name="T120">1</text:span><text:span text:style-name="T118">)</text:span><text:span text:style-name="T117">. <text:s/></text:span><text:span text:style-name="T118">The strongest scatterers were copepods in Cherry Lake in April 2014, with an average TS of -111 dB</text:span><text:span text:style-name="T48">.</text:span><text:span text:style-name="T118"> <text:s text:c="2"/>The weakest were nauplius larvae in Cherry Lake in October 2013, with a mean TS of -148 dB</text:span><text:span text:style-name="T48">. <text:s/>Cladoceran target strengths fell between -112 and -127 dB. <text:s/>Adult copepod target strengths fell in the same broad range, from -104 to -128 dB. <text:s/>Nauplii, due to their much smaller size, were predicted to scatter </text:span><text:change-start text:change-id="ct61766992"/><text:span text:style-name="T49">much less </text:span><text:change-end text:change-id="ct61766992"/><text:span text:style-name="T48">sound</text:span><text:change text:change-id="ct60459008"/><text:span text:style-name="T48">, with their mean TS falling between -120 and -148 dB (Table </text:span><text:span text:style-name="T233">1</text:span><text:span text:style-name="T48">). <text:s/>There were no systematic trends in </text:span><text:change-start text:change-id="ct61768768"/><text:span text:style-name="T49">modelled</text:span><text:change-end text:change-id="ct61768768"/><text:change text:change-id="ct61745376"/><text:change-start text:change-id="ct61746368"/><text:span text:style-name="T49"> </text:span><text:change-end text:change-id="ct61746368"/><text:span text:style-name="T48">TS between the lakes, or through time.</text:span><text:change-start text:change-id="ct60461008"/><text:span text:style-name="T48"> <text:s/></text:span><text:change-end text:change-id="ct60461008"/><text:change-start text:change-id="ct61332512"/><text:span text:style-name="T222">Mean fish target strengths, measured in situ, ranged between -41 and -37 dB re m</text:span><text:span text:style-name="T478">2</text:span><text:span text:style-name="T222">, corresponding to mean lengths from 11 to 19 cm, </text:span><text:span text:style-name="T252">and mean weights from</text:span><text:span text:style-name="T222"> </text:span><text:span text:style-name="T253">86 to 270 g </text:span><text:span text:style-name="T222">(Table </text:span><text:span text:style-name="T256">2</text:span><text:span text:style-name="T222">). <text:s/></text:span><text:change-end text:change-id="ct61332512"/><text:change-start text:change-id="ct61781232"/><text:span text:style-name="T257">In October 2013, the mean TS (and the mean lengths </text:span><text:change-end text:change-id="ct61781232"/><text:change-start text:change-id="ct61960496"/><text:span text:style-name="T257">and weights derived from them) were </text:span><text:change-end text:change-id="ct61960496"/><text:change-start text:change-id="ct61324400"/><text:span text:style-name="T257">roughly equal in Cherry Lake and Lake Tahoe and slightly lower in Lake Eleanor. </text:span><text:change-end text:change-id="ct61324400"/><text:change-start text:change-id="ct61756528"/><text:span text:style-name="T257"><text:s/>In the following three </text:span><text:change-end text:change-id="ct61756528"/><text:change-start text:change-id="ct61894512"/><text:span text:style-name="T258">surveys, however, mean TS was 2-3 dB higher in Lake Eleanor, with corresponding length and weight differences </text:span><text:change-end text:change-id="ct61894512"/><text:change-start text:change-id="ct61737488"/><text:span text:style-name="T258">of 2-6 cm and 78</text:span><text:change-end text:change-id="ct61737488"/><text:change-start text:change-id="ct61846816"/><text:span text:style-name="T258">-124 g.</text:span><text:change-end text:change-id="ct61846816"/><text:soft-page-break/></text:p>
      <text:p text:style-name="P16"><text:span text:style-name="T46"><text:tab/></text:span><text:change-start text:change-id="ct61782912"/><text:span text:style-name="T135">The 710 kHz echosounder was able to detect </text:span><text:change-end text:change-id="ct61782912"/><text:change-start text:change-id="ct61894288"/><text:span text:style-name="T135">the small zooplankton in the lakes</text:span><text:change-end text:change-id="ct61894288"/><text:change-start text:change-id="ct60522992"/><text:span text:style-name="T135">, and the </text:span><text:change-end text:change-id="ct60522992"/><text:change-start text:change-id="ct57194800"/><text:span text:style-name="T135">frequency-differencing procedure could clearly separate them from fish echoes (Figure 4), <text:s/></text:span><text:change-end text:change-id="ct57194800"/><text:change-start text:change-id="ct60411152"/><text:span text:style-name="T124">Mean z</text:span><text:change-end text:change-id="ct60411152"/><text:change text:change-id="ct57200336"/><text:span text:style-name="T50">ooplankton </text:span><text:change text:change-id="ct61853728"/><text:change-start text:change-id="ct61734224"/><text:span text:style-name="T134">wet</text:span><text:change-end text:change-id="ct61734224"/><text:change-start text:change-id="ct61756016"/><text:span text:style-name="T51">-weight </text:span><text:change-end text:change-id="ct61756016"/><text:span text:style-name="T50">biomass densities </text:span><text:change-start text:change-id="ct61848112"/><text:span text:style-name="T125">measured acoustically </text:span><text:change-end text:change-id="ct61848112"/><text:span text:style-name="T50">were low (&lt; 1 g m</text:span><text:span text:style-name="T481">-3</text:span><text:span text:style-name="T52">)</text:span><text:change text:change-id="ct60466032"/><text:span text:style-name="T52"> in all lakes, </text:span><text:span text:style-name="T230">but varied seasonally</text:span><text:span text:style-name="T52"> (Figure </text:span><text:change-start text:change-id="ct61756752"/><text:span text:style-name="T262">7</text:span><text:change-end text:change-id="ct61756752"/><text:change text:change-id="ct61956192"/><text:span text:style-name="T53">). <text:s/></text:span><text:span text:style-name="T230">In October 2013, </text:span><text:span text:style-name="T54">the </text:span><text:change-start text:change-id="ct61758656"/><text:span text:style-name="T265">mean </text:span><text:change-end text:change-id="ct61758656"/><text:span text:style-name="T54">zooplankton density in all four lakes was low, with less than </text:span><text:change text:change-id="ct61779168"/><text:change text:change-id="ct61747696"/><text:change-start text:change-id="ct61325904"/><text:span text:style-name="T264">5</text:span><text:change-end text:change-id="ct61325904"/><text:span text:style-name="T54"> </text:span><text:change text:change-id="ct61891328"/><text:span text:style-name="T54">g of zooplankton </text:span><text:change-start text:change-id="ct61333440"/><text:span text:style-name="T263">wet</text:span><text:change-end text:change-id="ct61333440"/><text:change text:change-id="ct61738640"/><text:change-start text:change-id="ct61964112"/><text:span text:style-name="T55">-weight </text:span><text:change-end text:change-id="ct61964112"/><text:span text:style-name="T54">biomass m</text:span><text:span text:style-name="T56">-3</text:span><text:change-start text:change-id="ct61787840"/><text:span text:style-name="T54"> </text:span><text:span text:style-name="T266">(Figur</text:span><text:change-end text:change-id="ct61787840"/><text:change-start text:change-id="ct61449744"/><text:span text:style-name="T266">e 7)</text:span><text:change-end text:change-id="ct61449744"/><text:span text:style-name="T54">. <text:s/>Lake Eleanor had a weak sound-scattering layer extending from the surface to 15 m, corresponding to an estimated peak zooplankton </text:span><text:change-start text:change-id="ct60551424"/><text:span text:style-name="T248">biomass </text:span><text:change-end text:change-id="ct60551424"/><text:span text:style-name="T54">density of just over </text:span><text:change-start text:change-id="ct61956880"/><text:span text:style-name="T266">4 </text:span><text:change-end text:change-id="ct61956880"/><text:change text:change-id="ct61953392"/><text:span text:style-name="T54">g m</text:span><text:span text:style-name="T56">-3</text:span><text:change text:change-id="ct61736032"/><text:change-start text:change-id="ct61749888"/><text:span text:style-name="T54"> </text:span><text:span text:style-name="T57">(Figure </text:span><text:change-end text:change-id="ct61749888"/><text:change-start text:change-id="ct61934096"/><text:span text:style-name="T246">8</text:span><text:change-end text:change-id="ct61934096"/><text:change text:change-id="ct61934320"/><text:change-start text:change-id="ct61962704"/><text:span text:style-name="T57">)</text:span><text:change-end text:change-id="ct61962704"/><text:span text:style-name="T54">. <text:s/></text:span><text:span text:style-name="T230">In April 2014, Cherry Lake </text:span><text:span text:style-name="T54">again </text:span><text:span text:style-name="T230">contained zooplankton </text:span><text:span text:style-name="T231">at similarly low </text:span><text:span text:style-name="T230">densities, though Lake Eleanor had a zooplankton layer near the surface, increasing from near-zero density </text:span><text:span text:style-name="T58">at 10 m depth </text:span><text:span text:style-name="T230">to a maximum of </text:span><text:change text:change-id="ct61994560"/><text:change text:change-id="ct61994336"/><text:change text:change-id="ct61992256"/><text:change text:change-id="ct61992032"/><text:change-start text:change-id="ct61992960"/><text:span text:style-name="T267">125 </text:span><text:change-end text:change-id="ct61992960"/><text:span text:style-name="T58">g m</text:span><text:span text:style-name="T59">-3</text:span><text:span text:style-name="T58"> at </text:span><text:span text:style-name="T60">2 m depth, </text:span><text:span text:style-name="T58">the bottom of the echosounder’s blind zone (Figure </text:span><text:change-start text:change-id="ct62000176"/><text:span text:style-name="T246">8</text:span><text:change-end text:change-id="ct62000176"/><text:change text:change-id="ct62000400"/><text:span text:style-name="T58">). <text:s/>Two months later, this layer was still present, though </text:span><text:change text:change-id="ct62005504"/><text:change text:change-id="ct62005280"/><text:change text:change-id="ct62005056"/><text:change text:change-id="ct62004832"/><text:change text:change-id="ct62004608"/><text:change-start text:change-id="ct62002944"/><text:span text:style-name="T268">not quite as deep</text:span><text:change-end text:change-id="ct62002944"/><text:span text:style-name="T58"> as in April. <text:s/>During this time, a similar layer had also appeared in Cherry Lake, with a maximum density, at 2 m depth, of </text:span><text:change-start text:change-id="ct62006832"/><text:span text:style-name="T269">200</text:span><text:change-end text:change-id="ct62006832"/><text:change text:change-id="ct62007728"/><text:change text:change-id="ct62007504"/><text:change text:change-id="ct62007280"/><text:change text:change-id="ct62007056"/><text:span text:style-name="T58">g m</text:span><text:span text:style-name="T59">-3</text:span><text:change-start text:change-id="ct62012896"/><text:span text:style-name="T58"> </text:span><text:span text:style-name="T270">(Figure 8)</text:span><text:change-end text:change-id="ct62012896"/><text:span text:style-name="T58">. <text:s/></text:span><text:span text:style-name="T62">By September, the surface zooplankton layer in </text:span><text:change text:change-id="ct62015296"/><text:span text:style-name="T62">Lake</text:span><text:change-start text:change-id="ct62019840"/><text:span text:style-name="T62"> </text:span><text:span text:style-name="T271">Eleanor</text:span><text:change-end text:change-id="ct62019840"/><text:span text:style-name="T62"> had mostly disappeared. <text:s/>The layer in </text:span><text:change-start text:change-id="ct62019264"/><text:span text:style-name="T271">Cherry </text:span><text:change-end text:change-id="ct62019264"/><text:span text:style-name="T62">Lake</text:span><text:change text:change-id="ct62026080"/><text:span text:style-name="T62"> was much less dense (maximum </text:span><text:change-start text:change-id="ct62026448"/><text:span text:style-name="T272">4</text:span><text:change-end text:change-id="ct62026448"/><text:change text:change-id="ct62026896"/><text:change text:change-id="ct62026672"/><text:span text:style-name="T62"> </text:span><text:change text:change-id="ct62022336"/><text:span text:style-name="T62">g m</text:span><text:span text:style-name="T482">-3</text:span><text:span text:style-name="T62">) and slightly deeper, with its lower limit at approximately 11 m depth </text:span><text:span text:style-name="T63">(Figure </text:span><text:change-start text:change-id="ct62037120"/><text:span text:style-name="T246">8</text:span><text:change-end text:change-id="ct62037120"/><text:change text:change-id="ct62037344"/><text:span text:style-name="T63">). <text:s/></text:span><text:change-start text:change-id="ct60493056"/></text:p>
      <text:p text:style-name="P36"><text:span text:style-name="T223"><text:tab/></text:span><text:span text:style-name="T273">Peak f</text:span><text:span text:style-name="T223">ish densities in </text:span><text:span text:style-name="T224">the lakes</text:span><text:span text:style-name="T223"> ranged between </text:span><text:span text:style-name="T224">0.007 and 1.6 fish per 1000 m</text:span><text:span text:style-name="T479">-3</text:span><text:span text:style-name="T224">, </text:span><text:span text:style-name="T255">corresponding to biomass densities of </text:span><text:span text:style-name="T274">0.04 to 0.7 g m</text:span><text:span text:style-name="T487">-3</text:span><text:span text:style-name="T274"> </text:span><text:span text:style-name="T275">(Figure 8)</text:span><text:span text:style-name="T224">. <text:s/>These fish were mostly found below the zooplankton layers </text:span><text:span text:style-name="T254">(Figure </text:span><text:span text:style-name="T276">8</text:span><text:span text:style-name="T254">)</text:span><text:span text:style-name="T224">. <text:s/>In the first surveys in October 2013, fish in Cherry Lake were concentrated in a layer centered at </text:span><text:span text:style-name="T225">3</text:span><text:span text:style-name="T224">5 m depth, </text:span><text:span text:style-name="T226">with much higher densities than the other three lakes</text:span><text:span text:style-name="T224"> </text:span><text:span text:style-name="T227">(Figure </text:span><text:span text:style-name="T277">8</text:span><text:span text:style-name="T227">). <text:s/>The overall mean fish density in October in Cherry Lake was 1.6 per 1000 m</text:span><text:span text:style-name="T480">-3</text:span><text:span text:style-name="T227">, compared to 0.007 in Lake Eleanor. <text:s/>The next April, the fish in both lakes were grouped in two layers. <text:s/>These layers were shallower in Cherry Lake, at depths of 10 and 25 m, than in Lake Eleanor, where they were at depths of 20 and 40 m (Figure 9). <text:s/>In June, fish in both lakes were concentrated in the upper 10-15 m and were more abundant overall than in April, with mean densities of 0.</text:span><text:span text:style-name="T278">3</text:span><text:span text:style-name="T227"> (Cherry) and 0.</text:span><text:span text:style-name="T278">5</text:span><text:span text:style-name="T227"> (Eleanor) fish per 1000 m</text:span><text:span text:style-name="T480">-3</text:span><text:span text:style-name="T227">. <text:s/>In September, the fish in each lake were in one broad layer, </text:span><text:span text:style-name="T279">between </text:span><text:span text:style-name="T227">5 to 20 m de</text:span><text:span text:style-name="T279">pth</text:span><text:span text:style-name="T227"> in Lake Eleanor and from 10 to 30 m in Cherry Lake. <text:s/>Overall densities were lower than in June, at 0.2 fish per 1000 m</text:span><text:span text:style-name="T480">-3</text:span><text:span text:style-name="T227"> in Cherry Lake and 0.1 fish per 1000 m</text:span><text:span text:style-name="T480">-3</text:span><text:span text:style-name="T227"> in Lake Eleanor.</text:span><text:change-end text:change-id="ct60493056"/></text:p>
      <text:p text:style-name="P1"><text:soft-page-break/><text:tab/><text:span text:style-name="T64">When </text:span><text:change-start text:change-id="ct60475360"/><text:span text:style-name="T64">depth-</text:span><text:change-end text:change-id="ct60475360"/><text:span text:style-name="T64">integrated</text:span><text:change text:change-id="ct60598816"/><text:span text:style-name="T64"> and scaled by their respective lake areas, these densities yielded a wide range of estimates for the total </text:span><text:change text:change-id="ct61500704"/><text:span text:style-name="T64">biomass</text:span><text:change-start text:change-id="ct60613488"/><text:span text:style-name="T64">es</text:span><text:change-end text:change-id="ct60613488"/><text:span text:style-name="T64"> in the different lakes. <text:s/>In October 2013, Lake Tahoe contained an estimated </text:span><text:change text:change-id="ct62029040"/><text:change text:change-id="ct62023184"/><text:change-start text:change-id="ct60474752"/><text:span text:style-name="T64">1900</text:span><text:change-end text:change-id="ct60474752"/><text:span text:style-name="T64"> </text:span><text:change-start text:change-id="ct61921888"/><text:span text:style-name="T64">kg</text:span><text:change-end text:change-id="ct61921888"/><text:change text:change-id="ct62040240"/><text:span text:style-name="T64"> of small zooplankton. <text:s/>Zooplankton in the three smaller lakes was </text:span><text:change text:change-id="ct61575808"/><text:change-start text:change-id="ct61735664"/><text:span text:style-name="T64">60-240</text:span><text:change-end text:change-id="ct61735664"/><text:span text:style-name="T64"> times denser than in Tahoe, but their much smaller areas led to </text:span><text:change-start text:change-id="ct61809904"/><text:span text:style-name="T64">similar or smaller </text:span><text:change-end text:change-id="ct61809904"/><text:span text:style-name="T64">total biomass estimates </text:span><text:change text:change-id="ct61926048"/><text:span text:style-name="T64">(Table </text:span><text:change-start text:change-id="ct57219792"/><text:span text:style-name="T64">2</text:span><text:change-end text:change-id="ct57219792"/><text:change text:change-id="ct60579152"/><text:span text:style-name="T64">). <text:s/>In April 2014, the zooplankton </text:span><text:change-start text:change-id="ct61957776"/><text:span text:style-name="T64">wet</text:span><text:change-end text:change-id="ct61957776"/><text:change-start text:change-id="ct62033280"/><text:span text:style-name="T64">-weight biomass </text:span><text:change-end text:change-id="ct62033280"/><text:span text:style-name="T64">density in Lake Eleanor had increased to </text:span><text:change-start text:change-id="ct60707472"/><text:span text:style-name="T64">13</text:span><text:change-end text:change-id="ct60707472"/><text:change text:change-id="ct61745904"/><text:change text:change-id="ct61758320"/><text:change text:change-id="ct62034064"/><text:span text:style-name="T64"> </text:span><text:change text:change-id="ct61964528"/><text:span text:style-name="T64">g m</text:span><text:span text:style-name="T65">-</text:span><text:change text:change-id="ct61957104"/><text:span text:style-name="T494">3</text:span><text:span text:style-name="T64">, raising its total biomass estimate to over </text:span><text:change-start text:change-id="ct61751712"/><text:span text:style-name="T64">10,000 kg, </text:span><text:change-end text:change-id="ct61751712"/><text:change text:change-id="ct61737712"/><text:change text:change-id="ct61844592"/><text:span text:style-name="T64">, higher than that of Lake Tahoe in October 2013. <text:s/>Total zooplankton biomass in Cherry Lake in April was </text:span><text:change text:change-id="ct61491568"/><text:change-start text:change-id="ct61491184"/><text:span text:style-name="T64">18% of</text:span><text:change-end text:change-id="ct61491184"/><text:change-start text:change-id="ct62028752"/><text:span text:style-name="T64"> its level </text:span><text:change-end text:change-id="ct62028752"/><text:span text:style-name="T64">in the October survey. By June, however, it had increased dramatically, to </text:span><text:change text:change-id="ct61903744"/><text:change text:change-id="ct61780400"/><text:change-start text:change-id="ct61729488"/><text:span text:style-name="T64">22,000 kg</text:span><text:change-end text:change-id="ct61729488"/><text:span text:style-name="T64">, while the zooplankton biomass in Eleanor dropped to </text:span><text:change-start text:change-id="ct62015008"/><text:span text:style-name="T64">8,100</text:span><text:change-end text:change-id="ct62015008"/><text:change-start text:change-id="ct62018544"/><text:span text:style-name="T64"> kg</text:span><text:change-end text:change-id="ct62018544"/><text:change text:change-id="ct61332864"/><text:change text:change-id="ct61956624"/><text:span text:style-name="T64">. <text:s/>During the September 2014 survey, zooplankton populations in both lakes had dropped back to </text:span><text:change-start text:change-id="ct61769120"/><text:span text:style-name="T64">low </text:span><text:change-end text:change-id="ct61769120"/><text:span text:style-name="T64">levels</text:span><text:change-start text:change-id="ct61817824"/><text:span text:style-name="T64">,</text:span><text:change-end text:change-id="ct61817824"/><text:span text:style-name="T64"> similar to </text:span><text:change text:change-id="ct61329776"/><text:span text:style-name="T64">the previous autumn (Table </text:span><text:change-start text:change-id="ct61750336"/><text:span text:style-name="T64">3</text:span><text:change-end text:change-id="ct61750336"/><text:change text:change-id="ct61782192"/><text:change text:change-id="ct61955744"/><text:span text:style-name="T64">).</text:span><text:change-start text:change-id="ct62009152"/></text:p>
      <text:p text:style-name="P1"><text:tab/><text:change-end text:change-id="ct62009152"/><text:change-start text:change-id="ct61999648"/><text:span text:style-name="T66">Net and acoustic estimates of zoop</text:span><text:change-end text:change-id="ct61999648"/><text:change-start text:change-id="ct61999872"/><text:span text:style-name="T66">lankton density</text:span><text:change-end text:change-id="ct61999872"/><text:change-start text:change-id="ct61991504"/><text:span text:style-name="T66"> were positively related (Figure 9). <text:s/>The regression </text:span><text:change-end text:change-id="ct61991504"/><text:change-start text:change-id="ct61991264"/><text:span text:style-name="T66">of net</text:span><text:change-end text:change-id="ct61991264"/><text:change-start text:change-id="ct62025728"/><text:span text:style-name="T66">-caught zooplankton </text:span><text:change-end text:change-id="ct62025728"/><text:change text:change-id="ct61991728"/><text:change-start text:change-id="ct62025440"/><text:span text:style-name="T66">biovolume on acoustic</text:span><text:change-end text:change-id="ct62025440"/><text:change-start text:change-id="ct61998784"/><text:span text:style-name="T66">ally estimated</text:span><text:change-end text:change-id="ct61998784"/><text:change-start text:change-id="ct61327776"/><text:span text:style-name="T66"> biomass </text:span><text:change-end text:change-id="ct61327776"/><text:change-start text:change-id="ct61328000"/><text:span text:style-name="T66">was not </text:span><text:change-end text:change-id="ct61328000"/><text:change-start text:change-id="ct61327408"/><text:span text:style-name="T66">statistically </text:span><text:change-end text:change-id="ct61327408"/><text:change-start text:change-id="ct62008480"/><text:span text:style-name="T66">significant when all data points were included (</text:span><text:span text:style-name="T470">p</text:span><text:span text:style-name="T130">=0.</text:span><text:span text:style-name="T136">1</text:span><text:span text:style-name="T131">, </text:span><text:span text:style-name="T472">R</text:span><text:span text:style-name="T486">2</text:span><text:span text:style-name="T259">=0.</text:span><text:span text:style-name="T280">19</text:span><text:span text:style-name="T130">), </text:span><text:span text:style-name="T132">though fitted slope was positive</text:span><text:span text:style-name="T130">. <text:s/></text:span><text:span text:style-name="T132">When the outlying measurement from Lake Eleanor in April 2014 was excluded, t</text:span><text:span text:style-name="T130">he </text:span><text:span text:style-name="T132">fitted </text:span><text:span text:style-name="T130">slope was </text:span><text:span text:style-name="T132">significantly different from </text:span><text:span text:style-name="T133">zero, with a fitted value of</text:span><text:span text:style-name="T130"> </text:span><text:span text:style-name="T137">0.29</text:span><text:span text:style-name="T130"> mL mg</text:span><text:span text:style-name="T485">-1</text:span><text:span text:style-name="T67">, with a 95% co</text:span><text:change-end text:change-id="ct62008480"/><text:change-start text:change-id="ct61736544"/><text:span text:style-name="T67">nfidence interval from </text:span><text:span text:style-name="T281">0.1</text:span><text:span text:style-name="T67"> to </text:span><text:span text:style-name="T281">0.4</text:span><text:span text:style-name="T67"> mL mg</text:span><text:span text:style-name="T485">-1</text:span><text:span text:style-name="T67">. <text:s/></text:span><text:span text:style-name="T260">T</text:span><text:span text:style-name="T67">h</text:span><text:span text:style-name="T260">is</text:span><text:span text:style-name="T67"> model </text:span><text:change-end text:change-id="ct61736544"/><text:change-start text:change-id="ct61999008"/><text:span text:style-name="T260">fit</text:span><text:change-end text:change-id="ct61999008"/><text:change-start text:change-id="ct62001968"/><text:span text:style-name="T67"> the data </text:span><text:span text:style-name="T260">fairly well</text:span><text:span text:style-name="T67">, </text:span><text:change-end text:change-id="ct62001968"/><text:change-start text:change-id="ct61993408"/><text:span text:style-name="T67">with an adjusted </text:span><text:span text:style-name="T323">R</text:span><text:span text:style-name="T485">2</text:span><text:span text:style-name="T67"> </text:span><text:span text:style-name="T260">of 0.8</text:span><text:change-end text:change-id="ct61993408"/><text:change-start text:change-id="ct62017088"/><text:span text:style-name="T282">2</text:span><text:change-end text:change-id="ct62017088"/><text:change-start text:change-id="ct62029776"/><text:span text:style-name="T260">.</text:span><text:change-end text:change-id="ct62029776"/><text:change text:change-id="ct62030000"/><text:change-start text:change-id="ct61993184"/></text:p>
      <text:p text:style-name="P17"><text:change-end text:change-id="ct61993184"/><text:change text:change-id="ct60733376"/></text:p>
      <text:p text:style-name="P18"><text:tab/><text:change text:change-id="ct62029328"/><text:change-start text:change-id="ct60739360"/><text:span text:style-name="T73">Z</text:span><text:change-end text:change-id="ct60739360"/><text:span text:style-name="T73">ooplankton biomass density </text:span><text:change text:change-id="ct61818048"/><text:change-start text:change-id="ct61999232"/><text:span text:style-name="T73">displayed significant trends with respect to distance from the</text:span><text:change-end text:change-id="ct61999232"/><text:span text:style-name="T73"> inlet</text:span><text:change-start text:change-id="ct61990960"/><text:span text:style-name="T73"> and shore in most surveys, though the </text:span><text:change-end text:change-id="ct61990960"/><text:change-start text:change-id="ct61788064"/><text:span text:style-name="T73">directions of these trends were variable</text:span><text:change-end text:change-id="ct61788064"/><text:span text:style-name="T73"> (</text:span><text:change text:change-id="ct60716112"/><text:change-start text:change-id="ct60738640"/><text:span text:style-name="T73">Table 4</text:span><text:change-end text:change-id="ct60738640"/><text:span text:style-name="T73">). <text:s/>Th</text:span><text:change text:change-id="ct60490512"/><text:change-start text:change-id="ct60769712"/><text:span text:style-name="T73">e </text:span><text:change-end text:change-id="ct60769712"/><text:span text:style-name="T73">most pronounced </text:span><text:change-start text:change-id="ct61993776"/><text:span text:style-name="T73">trend was </text:span><text:change-end text:change-id="ct61993776"/><text:span text:style-name="T73">in Cherry Lake in June 2014, where zooplankton biomass density was an order of magnitude higher near the lake’s inlet than near the dam at the other end. <text:s/></text:span><text:change-start text:change-id="ct61817088"/><text:span text:style-name="T73">In eight out of the nine surveys,</text:span><text:change-end text:change-id="ct61817088"/><text:change-start text:change-id="ct61449968"/><text:span text:style-name="T73"> </text:span><text:change-end text:change-id="ct61449968"/><text:change-start text:change-id="ct60787968"/><text:span text:style-name="T73">the coefficients for distance from shore and distance from the inlet were the same; Independence Lake was the exception.</text:span><text:change-end text:change-id="ct60787968"/><text:change-start text:change-id="ct60748688"/><text:span text:style-name="T73"> <text:s/></text:span><text:change-end text:change-id="ct60748688"/><text:change-start text:change-id="ct60616048"/><text:span text:style-name="T73">In three of the four surveys in Cherry Lake, zooplankton density increased towards the shore and inlet. <text:s/>In Lake Eleanor, the reverse was true: three out of four surveys showed </text:span><text:change-end text:change-id="ct60616048"/><text:change-start text:change-id="ct61992480"/><text:span text:style-name="T73">zooplankton density higher away from </text:span><text:change-end text:change-id="ct61992480"/><text:change-start text:change-id="ct61933824"/><text:span text:style-name="T73">shore and the inlet (Table 4).</text:span><text:change-end text:change-id="ct61933824"/><text:change-start text:change-id="ct60795744"/><text:span text:style-name="T73"> <text:s/>These spatial regressions explained a low</text:span><text:change-end text:change-id="ct60795744"/><text:change-start text:change-id="ct60796096"/><text:span text:style-name="T73">-to-moderate amount of the variability in th data, with </text:span><text:span text:style-name="T471">R</text:span><text:span text:style-name="T498">2</text:span><text:span text:style-name="T245"> values ranging from approximately zero in Lake Eleanor in October 2013, to </text:span><text:change-end text:change-id="ct60796096"/><text:change-start text:change-id="ct60796448"/><text:span text:style-name="T245">0.63 in Cherry Lake in June 2014 (Table 4).</text:span><text:change-end text:change-id="ct60796448"/><text:change-start text:change-id="ct60747808"/></text:p>
      <text:p text:style-name="P19"><text:span text:style-name="T73"><text:tab/></text:span><text:change-end text:change-id="ct60747808"/><text:change text:change-id="ct60740144"/><text:span text:style-name="T73">The residuals from these regressions were spatially autocorrelated in some, but not all, lakes and surveys. <text:s/>In September 2013, when biomass densities in all lakes were low, </text:span><text:change text:change-id="ct62036560"/><text:change-start text:change-id="ct60198384"/><text:span text:style-name="T73">Lake Eleanor’s variogram reached its sill of 0.1 at a range of about 2 km. <text:s/>Cherry Lake’s variogram was flat, showing little evidence for spatial autocorrelation, and in Independence Lake, the variogram was</text:span><text:change-end text:change-id="ct60198384"/><text:change text:change-id="ct61450800"/><text:span text:style-name="T73"> higher at shorter lags, suggesting short-range anticorrelation</text:span><text:change-start text:change-id="ct60758304"/><text:span text:style-name="T73"> (Figure</text:span><text:change-end text:change-id="ct60758304"/><text:change-start text:change-id="ct62018816"/><text:span text:style-name="T73"> 10)</text:span><text:change-end text:change-id="ct62018816"/><text:span text:style-name="T73">. <text:s/>In April, </text:span><text:change text:change-id="ct62015808"/><text:change text:change-id="ct62015584"/><text:change text:change-id="ct62003392"/><text:change text:change-id="ct62003168"/><text:change text:change-id="ct62019040"/><text:change-start text:change-id="ct61330528"/><text:span text:style-name="T73"><text:s/>Lake Eleanor’s</text:span><text:change-end text:change-id="ct61330528"/><text:span text:style-name="T73"> variogram </text:span><text:change text:change-id="ct61330752"/><text:change text:change-id="ct60798800"/><text:change-start text:change-id="ct62032528"/><text:span text:style-name="T73">was similar, with a sill</text:span><text:change-end text:change-id="ct62032528"/><text:span text:style-name="T73"> of around 0.</text:span><text:change-start text:change-id="ct60808816"/><text:span text:style-name="T73">1</text:span><text:change-end text:change-id="ct60808816"/><text:change text:change-id="ct62032752"/><text:span text:style-name="T73"> at a range of </text:span><text:change-start text:change-id="ct61933392"/><text:span text:style-name="T73">1.5</text:span><text:change-end text:change-id="ct61933392"/><text:change text:change-id="ct62024560"/><text:span text:style-name="T73"> km. </text:span><text:change-start text:change-id="ct62024784"/><text:span text:style-name="T73"><text:s/></text:span><text:change-end text:change-id="ct62024784"/><text:span text:style-name="T73">Back-transformed to linear units, this implies an expected difference in biomass on the order of </text:span><text:change-start text:change-id="ct62008224"/><text:span text:style-name="T73">25</text:span><text:change-end text:change-id="ct62008224"/><text:change text:change-id="ct61323808"/><text:span text:style-name="T73">% across distances of 500 m or greater.</text:span><text:change-start text:change-id="ct60805488"/><text:span text:style-name="T73"> <text:s/>The short transect in Cherry Lake limited the spatial information available for that variogram. </text:span><text:change-end text:change-id="ct60805488"/><text:change-start text:change-id="ct62007952"/></text:p>
      <text:p text:style-name="P19"><text:change-end text:change-id="ct62007952"/><text:change text:change-id="ct60797856"/><text:span text:style-name="T73"><text:s/>In June, the sill of the variogram in Lake Eleanor had increased to 0.15 at a range of </text:span><text:change-start text:change-id="ct60798208"/><text:span text:style-name="T73">2</text:span><text:change-end text:change-id="ct60798208"/><text:change text:change-id="ct61750112"/><text:change text:change-id="ct60797504"/><text:span text:style-name="T73"> km (Figure </text:span><text:change-start text:change-id="ct62017312"/><text:span text:style-name="T73">10</text:span><text:change-end text:change-id="ct62017312"/><text:change text:change-id="ct62031744"/><text:span text:style-name="T73">), implying an expected difference in biomass on the order of </text:span><text:change-start text:change-id="ct62017536"/><text:span text:style-name="T73">5</text:span><text:change-end text:change-id="ct62017536"/><text:change text:change-id="ct62031968"/><text:span text:style-name="T73">0% when transformed back to linear units.</text:span><text:change text:change-id="ct61953616"/><text:span text:style-name="T73"> <text:s/>In Cherry Lake, the variogram was </text:span><text:change text:change-id="ct62003680"/><text:change-start text:change-id="ct62003904"/><text:span text:style-name="T73"><text:s/>relatively flat, showing little evidence for </text:span><text:change-end text:change-id="ct62003904"/><text:change-start text:change-id="ct62006464"/><text:span text:style-name="T73">spatial structure other than the lakewide trends descibed above</text:span><text:change-end text:change-id="ct62006464"/><text:span text:style-name="T73"> (Figure </text:span><text:change-start text:change-id="ct61963680"/><text:span text:style-name="T73">10</text:span><text:change-end text:change-id="ct61963680"/><text:change text:change-id="ct62004128"/><text:span text:style-name="T73">). <text:s/></text:span><text:change-start text:change-id="ct62004352"/><text:span text:style-name="T73">Spatial variability in </text:span><text:change-end text:change-id="ct62004352"/><text:change text:change-id="ct61953840"/><text:span text:style-name="T73"><text:s/>Lake Eleanor </text:span><text:change text:change-id="ct61954064"/><text:change-start text:change-id="ct61933120"/><text:span text:style-name="T73">decreased somewhat</text:span><text:change-end text:change-id="ct61933120"/><text:span text:style-name="T73"> between June and August 2014. <text:s/>However, the variogram for Cherry Lake in the final survey showed higher overall variability, </text:span><text:change text:change-id="ct60792736"/><text:change-start text:change-id="ct62006000"/><text:span text:style-name="T73"><text:s/>peaking <text:s/>at 0.37 at a lag of 1</text:span><text:change-end text:change-id="ct62006000"/><text:span text:style-name="T73"> km </text:span><text:change text:change-id="ct61962928"/><text:change-start text:change-id="ct62014512"/><text:span text:style-name="T73">and</text:span><text:change-end text:change-id="ct62014512"/><text:span text:style-name="T73"> a sill</text:span><text:change-start text:change-id="ct62014736"/><text:span text:style-name="T73"> near 0.2</text:span><text:change-end text:change-id="ct62014736"/><text:change-start text:change-id="ct61932256"/><text:span text:style-name="T73"> beyond 1.5 km</text:span><text:change-end text:change-id="ct61932256"/><text:span text:style-name="T73">. <text:s/></text:span><text:change text:change-id="ct61932800"/><text:change text:change-id="ct61932480"/><text:change text:change-id="ct60884160"/><text:change-start text:change-id="ct60887264"/><text:span text:style-name="T75"><text:s text:c="2"/></text:span><text:change-end text:change-id="ct60887264"/><text:change-start text:change-id="ct62038224"/><text:span text:style-name="T336">Overall, the</text:span><text:change-end text:change-id="ct62038224"/><text:span text:style-name="T74"> </text:span><text:span text:style-name="T77">variogram </text:span><text:span text:style-name="T232">sill</text:span><text:span text:style-name="T77"> values</text:span><text:change text:change-id="ct62038544"/><text:span text:style-name="T77">ranged from approximately 0.</text:span><text:change-start text:change-id="ct62038864"/><text:span text:style-name="T336">1</text:span><text:change-end text:change-id="ct62038864"/><text:change text:change-id="ct62013312"/><text:span text:style-name="T77"> to 0.</text:span><text:change-start text:change-id="ct62005728"/><text:span text:style-name="T336">2</text:span><text:change-end text:change-id="ct62005728"/><text:change text:change-id="ct62014064"/><text:change-start text:change-id="ct62014288"/><text:span text:style-name="T77"> </text:span><text:change-end text:change-id="ct62014288"/><text:span text:style-name="T77">. <text:s/></text:span><text:span text:style-name="T78">These values</text:span><text:change-start text:change-id="ct60894704"/><text:span text:style-name="T78">,</text:span><text:change-end text:change-id="ct60894704"/><text:change text:change-id="ct60895872"/><text:span text:style-name="T77"> </text:span><text:span text:style-name="T78">in log</text:span><text:span text:style-name="T365">10</text:span><text:span text:style-name="T78">-transformed units, </text:span><text:change text:change-id="ct62021568"/><text:span text:style-name="T43"><text:s/>imply multiplicative differences (</text:span><text:span text:style-name="T79">×/÷) in zooplankton density from </text:span><text:change text:change-id="ct62021792"/><text:change-start text:change-id="ct60746240"/><text:span text:style-name="T205">0.25</text:span><text:change-end text:change-id="ct60746240"/><text:span text:style-name="T79"> to </text:span><text:change-start text:change-id="ct60866496"/><text:span text:style-name="T205">1.6</text:span><text:change-end text:change-id="ct60866496"/><text:change text:change-id="ct62022016"/><text:span text:style-name="T79"> at long ranges</text:span><text:change-start text:change-id="ct62011600"/><text:span text:style-name="T79">, </text:span><text:span text:style-name="T205">where</text:span><text:change-end text:change-id="ct62011600"/><text:change text:change-id="ct62011904"/><text:span text:style-name="T79"> “long ranges</text:span><text:change-start text:change-id="ct62012128"/><text:span text:style-name="T79">,</text:span><text:change-end text:change-id="ct62012128"/><text:span text:style-name="T79">” as defined by the vario</text:span><text:span text:style-name="T80">grams</text:span><text:change-start text:change-id="ct62012352"/><text:span text:style-name="T80">,</text:span><text:change-end text:change-id="ct62012352"/><text:span text:style-name="T80"> are between </text:span><text:change text:change-id="ct62020960"/><text:change-start text:change-id="ct61887264"/><text:span text:style-name="T205">1</text:span><text:change-end text:change-id="ct61887264"/><text:span text:style-name="T80"> and </text:span><text:change text:change-id="ct61987648"/><text:change-start text:change-id="ct61985088"/><text:span text:style-name="T205">2</text:span><text:change-end text:change-id="ct61985088"/><text:span text:style-name="T80"> </text:span><text:change-start text:change-id="ct61887808"/><text:span text:style-name="T205">km</text:span><text:change-end text:change-id="ct61887808"/><text:change text:change-id="ct61888032"/><text:span text:style-name="T80">.</text:span><text:change text:change-id="ct61987872"/><text:span text:style-name="T80"> <text:s/></text:span><text:change text:change-id="ct61989120"/><text:soft-page-break/></text:p>
      <text:p text:style-name="P1"/>
      <text:p text:style-name="P51">Discussion</text:p>
      <text:p text:style-name="P20"><text:tab/><text:span text:style-name="T81">A spring bloom of zooplankton </text:span><text:change text:change-id="ct60742384"/><text:span text:style-name="T81">occur</text:span><text:change-start text:change-id="ct61984864"/><text:span text:style-name="T81">red</text:span><text:change-end text:change-id="ct61984864"/><text:change text:change-id="ct62057984"/><text:span text:style-name="T81"> in both Cherry Lake and Lake Eleanor, with peak biomass densities of 4-6 g m</text:span><text:span text:style-name="T495">-</text:span><text:span text:style-name="T496">3</text:span><text:span text:style-name="T304">. <text:s/>In spring and summer, the zooplankton were concentrated in the upper 5-10 m of the water column, probably associated with a stratified surface layer. <text:s/>In 2014, the bloom appeared to begin earlier in Lake Eleanor than in Cherry Lake, since a near-surface zooplantkon layer was present in Eleanor, but not Cherry, during the early April survey. <text:s/>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text:span><text:change-start text:change-id="ct62006224"/><text:span text:style-name="T304"><office:annotation><dc:creator>Joe Warren</dc:creator><dc:date>2016-10-07T13:31:50</dc:date><loext:sender-initials>JW</loext:sender-initials><text:p text:style-name="P87"><text:span text:style-name="T525">Doesn't this preceding text read very much like a result rather than a discussion point ?</text:span></text:p></office:annotation></text:span><text:change-end text:change-id="ct62006224"/><text:change-start text:change-id="ct62069120"/><text:span text:style-name="T304"><office:annotation><dc:creator>Unknown Author</dc:creator><dc:date>2016-11-17T23:18:08</dc:date><text:p text:style-name="P87"><text:span text:style-name="T526">Reply to Joe Warren (10/07/2016, 13:31): "..."</text:span></text:p><text:p><text:span text:style-name="T527">Maybe, but I think there’s enough interpretation that it belongs here</text:span></text:p></office:annotation></text:span><text:change-end text:change-id="ct62069120"/><text:span text:style-name="T304"> <text:s/>This pattern, of a spring and summer increase in zooplankton as they respond to </text:span><text:span text:style-name="T305">blooming phytoplankton, is consistent with standard models of seasonal cycles in lake ecosystems </text:span><text:reference-mark-start text:name="ADDIN CSL_CITATION {&quot;citationItems&quot;: [{&quot;id&quot;: &quot;ITEM-1&quot;, &quot;itemData&quot;: {&quot;ISBN&quot;: &quot;0003-9136&quot;, &quot;type&quot;: &quot;article-journal&quot;, &quot;page&quot;: &quot;433-471&quot;, &quot;ISSN&quot;: &quot;1469185X&quot;, &quot;DOI&quot;: &quot;10.1111/j.1469-185X.1969.tb01218.x&quot;, &quot;volume&quot;: &quot;106&quot;, &quot;issued&quot;: {&quot;date-parts&quot;: [[&quot;1986&quot;]]}, &quot;title&quot;: &quot;The PEG-model of seasonal succession of plantkonic events in fresh waters&quot;, &quot;id&quot;: &quot;ITEM-1&quot;, &quot;PMID&quot;: &quot;227&quot;, &quot;author&quot;: [{&quot;parse-names&quot;: false, &quot;family&quot;: &quot;Sommer&quot;, &quot;suffix&quot;: &quot;&quot;, &quot;given&quot;: &quot;Ulrich&quot;, &quot;non-dropping-particle&quot;: &quot;&quot;, &quot;dropping-particle&quot;: &quot;&quot;}, {&quot;parse-names&quot;: false, &quot;family&quot;: &quot;Gliwicz&quot;, &quot;suffix&quot;: &quot;&quot;, &quot;given&quot;: &quot;Z. Maciej&quot;, &quot;non-dropping-particle&quot;: &quot;&quot;, &quot;dropping-particle&quot;: &quot;&quot;}, {&quot;parse-names&quot;: false, &quot;family&quot;: &quot;Lampert&quot;, &quot;suffix&quot;: &quot;&quot;, &quot;given&quot;: &quot;Winfried&quot;, &quot;non-dropping-particle&quot;: &quot;&quot;, &quot;dropping-particle&quot;: &quot;&quot;}, {&quot;parse-names&quot;: false, &quot;family&quot;: &quot;Duncan&quot;, &quot;suffix&quot;: &quot;&quot;, &quot;given&quot;: &quot;Annie&quot;, &quot;non-dropping-particle&quot;: &quot;&quot;, &quot;dropping-particle&quot;: &quot;&quot;}], &quot;issue&quot;: &quot;4&quot;, &quot;container-title&quot;: &quot;Archive fur Hydrobiologie&quot;}, &quot;uris&quot;: [&quot;http://www.mendeley.com/documents/?uuid=d69dcfd3-4104-4b08-9a66-4281fe6be689&quot;]}], &quot;properties&quot;: {&quot;noteIndex&quot;: 0}, &quot;schema&quot;: &quot;https://github.com/citation-style-language/schema/raw/master/csl-citation.json&quot;, &quot;mendeley&quot;: {&quot;formattedCitation&quot;: &quot;(Sommer et al. 1986)&quot;, &quot;previouslyFormattedCitation&quot;: &quot;(Sommer et al. 1986)&quot;, &quot;plainTextFormattedCitation&quot;: &quot;(Sommer et al. 1986)&quot;}} RNDDmHwzQ7AjW"/><text:span text:style-name="T305">(Sommer et al. 1986)</text:span><text:reference-mark-end text:name="ADDIN CSL_CITATION {&quot;citationItems&quot;: [{&quot;id&quot;: &quot;ITEM-1&quot;, &quot;itemData&quot;: {&quot;ISBN&quot;: &quot;0003-9136&quot;, &quot;type&quot;: &quot;article-journal&quot;, &quot;page&quot;: &quot;433-471&quot;, &quot;ISSN&quot;: &quot;1469185X&quot;, &quot;DOI&quot;: &quot;10.1111/j.1469-185X.1969.tb01218.x&quot;, &quot;volume&quot;: &quot;106&quot;, &quot;issued&quot;: {&quot;date-parts&quot;: [[&quot;1986&quot;]]}, &quot;title&quot;: &quot;The PEG-model of seasonal succession of plantkonic events in fresh waters&quot;, &quot;id&quot;: &quot;ITEM-1&quot;, &quot;PMID&quot;: &quot;227&quot;, &quot;author&quot;: [{&quot;parse-names&quot;: false, &quot;family&quot;: &quot;Sommer&quot;, &quot;suffix&quot;: &quot;&quot;, &quot;given&quot;: &quot;Ulrich&quot;, &quot;non-dropping-particle&quot;: &quot;&quot;, &quot;dropping-particle&quot;: &quot;&quot;}, {&quot;parse-names&quot;: false, &quot;family&quot;: &quot;Gliwicz&quot;, &quot;suffix&quot;: &quot;&quot;, &quot;given&quot;: &quot;Z. Maciej&quot;, &quot;non-dropping-particle&quot;: &quot;&quot;, &quot;dropping-particle&quot;: &quot;&quot;}, {&quot;parse-names&quot;: false, &quot;family&quot;: &quot;Lampert&quot;, &quot;suffix&quot;: &quot;&quot;, &quot;given&quot;: &quot;Winfried&quot;, &quot;non-dropping-particle&quot;: &quot;&quot;, &quot;dropping-particle&quot;: &quot;&quot;}, {&quot;parse-names&quot;: false, &quot;family&quot;: &quot;Duncan&quot;, &quot;suffix&quot;: &quot;&quot;, &quot;given&quot;: &quot;Annie&quot;, &quot;non-dropping-particle&quot;: &quot;&quot;, &quot;dropping-particle&quot;: &quot;&quot;}], &quot;issue&quot;: &quot;4&quot;, &quot;container-title&quot;: &quot;Archive fur Hydrobiologie&quot;}, &quot;uris&quot;: [&quot;http://www.mendeley.com/documents/?uuid=d69dcfd3-4104-4b08-9a66-4281fe6be689&quot;]}], &quot;properties&quot;: {&quot;noteIndex&quot;: 0}, &quot;schema&quot;: &quot;https://github.com/citation-style-language/schema/raw/master/csl-citation.json&quot;, &quot;mendeley&quot;: {&quot;formattedCitation&quot;: &quot;(Sommer et al. 1986)&quot;, &quot;previouslyFormattedCitation&quot;: &quot;(Sommer et al. 1986)&quot;, &quot;plainTextFormattedCitation&quot;: &quot;(Sommer et al. 1986)&quot;}} RNDDmHwzQ7AjW"/><text:span text:style-name="T305">⁠. <text:s/></text:span><text:span text:style-name="T306">However, it should be noted that our seasonal sampling interval may have caused us to miss shorter-scale varibility in zooplankton populations, due either to sub-seasonal population dynamics, or responses to environmental forcings such as runoff from rainstorms or overturning due to wind. <text:s/></text:span><text:change-start text:change-id="ct61988672"/><text:span text:style-name="T83">T</text:span><text:change-end text:change-id="ct61988672"/><text:change text:change-id="ct61994000"/><text:change text:change-id="ct62021184"/><text:span text:style-name="T82">his study </text:span><text:change-start text:change-id="ct60918576"/><text:span text:style-name="T340">also </text:span><text:change-end text:change-id="ct60918576"/><text:span text:style-name="T82">only covers one year, leaving longer-term trends unknown.</text:span><text:change-start text:change-id="ct60889120"/></text:p>
      <text:p text:style-name="P20"><text:span text:style-name="T82"><text:tab/></text:span><text:change-end text:change-id="ct60889120"/><text:change-start text:change-id="ct61887488"/><text:span text:style-name="T343">Fish target strengths</text:span><text:change-end text:change-id="ct61887488"/><text:change-start text:change-id="ct60820480"/><text:span text:style-name="T343">, and the corresponding estimated lengths, were in the expected range for <text:s/></text:span><text:change-end text:change-id="ct60820480"/><text:change-start text:change-id="ct62058352"/><text:span text:style-name="T343">lake salmonids. <text:s/></text:span><text:change-end text:change-id="ct62058352"/><text:change-start text:change-id="ct60881216"/><text:span text:style-name="T341">The vertical distribution of fish in Cherry Lake and Lake Eleanor was</text:span><text:change-end text:change-id="ct60881216"/><text:change-start text:change-id="ct62013536"/><text:span text:style-name="T341"> qualitatively similar in the every survey but the first, suggesting similar</text:span><text:span text:style-name="T342"> </text:span><text:span text:style-name="T344">dynamics in the </text:span><text:span text:style-name="T341">fish </text:span><text:change-end text:change-id="ct62013536"/><text:change-start text:change-id="ct62013760"/><text:span text:style-name="T344">community of </text:span><text:change-end text:change-id="ct62013760"/><text:change-start text:change-id="ct61963152"/><text:span text:style-name="T341">both lakes.</text:span><text:change-end text:change-id="ct61963152"/><text:change-start text:change-id="ct61963376"/><text:span text:style-name="T341"> <text:s/></text:span><text:change-end text:change-id="ct61963376"/><text:change-start text:change-id="ct61889296"/><text:span text:style-name="T344">These drivers cannot be determined fro</text:span><text:change-end text:change-id="ct61889296"/><text:change-start text:change-id="ct61889520"/><text:span text:style-name="T344">m the limited information available in this study, but the similar </text:span><text:change-end text:change-id="ct61889520"/><text:change-start text:change-id="ct61986912"/><text:span text:style-name="T344">vertical patterns of fish density, offset in some cases by </text:span><text:change-end text:change-id="ct61986912"/><text:change-start text:change-id="ct60933088"/><text:span text:style-name="T344">up to 10 m, suggest that Cherry Lake and Lake Eleanor </text:span><text:change-end text:change-id="ct60933088"/><text:change-start text:change-id="ct60989696"/><text:span text:style-name="T344">could </text:span><text:change-end text:change-id="ct60989696"/><text:change-start text:change-id="ct60944336"/><text:span text:style-name="T344">be an interesting setting for further comparative studi</text:span><text:change-end text:change-id="ct60944336"/><text:change-start text:change-id="ct60944880"/><text:span text:style-name="T344">es of fish behavior</text:span><text:change-end text:change-id="ct60944880"/><text:change-start text:change-id="ct60989072"/><text:span text:style-name="T344">. <text:s/></text:span><text:change-end text:change-id="ct60989072"/><text:change-start text:change-id="ct60988768"/><text:span text:style-name="T343">The vertical distributi</text:span><text:change-end text:change-id="ct60988768"/><text:change-start text:change-id="ct60967712"/><text:span text:style-name="T343">ons of fish and zooplankton </text:span><text:change-end text:change-id="ct60967712"/><text:change-start text:change-id="ct61987136"/><text:span text:style-name="T343">did not coincide except in June 2014, though</text:span><text:change-end text:change-id="ct61987136"/><text:change-start text:change-id="ct62020608"/><text:span text:style-name="T343"> this is not particularly surprising, since our surveys were only run in the daytime and many fish migrate vertically. <text:s text:c="2"/></text:span><text:change-end text:change-id="ct62020608"/><text:change-start text:change-id="ct60969168"/></text:p>
      <text:p text:style-name="P77"><text:soft-page-break/><text:span text:style-name="T82"><text:tab/></text:span><text:span text:style-name="T324">There was fair agreement between the acoustic and </text:span><text:change-end text:change-id="ct60969168"/><text:change-start text:change-id="ct61888256"/><text:span text:style-name="T324">net-based estimates of zooplankton biomass. <text:s/></text:span><text:change-end text:change-id="ct61888256"/><text:change-start text:change-id="ct106357680"/><text:span text:style-name="T351">However, the</text:span><text:change-end text:change-id="ct106357680"/><text:change-start text:change-id="ct61189504"/><text:span text:style-name="T351"> </text:span><text:change-end text:change-id="ct61189504"/><text:change-start text:change-id="ct61187536"/><text:span text:style-name="T351">data from Lake Eleanor in April 2014 formed a notable outlier</text:span><text:change-end text:change-id="ct61187536"/><text:change-start text:change-id="ct106358448"/><text:span text:style-name="T351">, with the net-based biovolume much lower</text:span><text:change-end text:change-id="ct106358448"/><text:change-start text:change-id="ct109074656"/><text:span text:style-name="T351"> </text:span><text:change-end text:change-id="ct109074656"/><text:change-start text:change-id="ct93586112"/><text:span text:style-name="T351">relative to the acoustic biomass</text:span><text:change-end text:change-id="ct93586112"/><text:change-start text:change-id="ct94198144"/><text:span text:style-name="T351"> than expected, based on the other samples. </text:span><text:change-end text:change-id="ct94198144"/><text:change-start text:change-id="ct105239216"/><text:span text:style-name="T352"><text:s/></text:span><text:change-end text:change-id="ct105239216"/><text:change-start text:change-id="ct107060928"/><text:span text:style-name="T354">A</text:span><text:change-end text:change-id="ct107060928"/><text:change-start text:change-id="ct105225728"/><text:span text:style-name="T352"> </text:span><text:span text:style-name="T354">relatively strong scattering layer</text:span><text:span text:style-name="T352"> was </text:span><text:span text:style-name="T354">visible</text:span><text:span text:style-name="T352"> </text:span><text:span text:style-name="T354">near the surface</text:span><text:span text:style-name="T352"> </text:span><text:change-end text:change-id="ct105225728"/><text:change-start text:change-id="ct105382832"/><text:span text:style-name="T353">along the en</text:span><text:change-end text:change-id="ct105382832"/><text:change-start text:change-id="ct105656048"/><text:span text:style-name="T353">tire survey track. <text:s/></text:span><text:span text:style-name="T354">This layer, along with weaker-than-average zooplankton TS </text:span><text:span text:style-name="T355">(Table 1)</text:span><text:span text:style-name="T354">, accounted for the high acoustic biomass.</text:span><text:change-end text:change-id="ct105656048"/><text:change-start text:change-id="ct141848320"/><text:span text:style-name="T354"> <text:s/></text:span><text:span text:style-name="T356">T</text:span><text:change-end text:change-id="ct141848320"/><text:change-start text:change-id="ct106771744"/><text:span text:style-name="T354">he small biovolume </text:span><text:span text:style-name="T355">estimate is accurate, </text:span><text:span text:style-name="T356">at least </text:span><text:span text:style-name="T355">based on the net sample</text:span><text:span text:style-name="T354"> (0.5 mL of zooplankton from a total filtered volume</text:span><text:change-end text:change-id="ct106771744"/><text:change-start text:change-id="ct87641520"/><text:span text:style-name="T354"> of 15 m</text:span><text:span text:style-name="T499">3</text:span><text:span text:style-name="T354">)</text:span><text:change-end text:change-id="ct87641520"/><text:change-start text:change-id="ct91269760"/><text:span text:style-name="T354">. <text:s/></text:span><text:change-end text:change-id="ct91269760"/><text:change-start text:change-id="ct88475664"/><text:span text:style-name="T356">The discrepancy between these two measures is probably due to some combination of random variability in </text:span><text:change-end text:change-id="ct88475664"/><text:change-start text:change-id="ct142259504"/><text:span text:style-name="T356">the net sample and </text:span><text:change-end text:change-id="ct142259504"/><text:change-start text:change-id="ct120796688"/><text:span text:style-name="T356">uncertainty in our TS estimate</text:span><text:change-end text:change-id="ct120796688"/><text:change-start text:change-id="ct142045984"/><text:span text:style-name="T356">s. <text:s/>Regardless, regressions with and without this outlier produced positive slopes. <text:s/>Without it, the</text:span><text:change-end text:change-id="ct142045984"/><text:change-start text:change-id="ct94297072"/><text:span text:style-name="T356"> slope was significantly different from zero, and its value, </text:span><text:change-end text:change-id="ct94297072"/><text:change-start text:change-id="ct62060384"/><text:span text:style-name="T348">0.29</text:span><text:span text:style-name="T331"> mL mg</text:span><text:span text:style-name="T497">-1</text:span><text:span text:style-name="T331">, is a physically reasonable number. </text:span><text:change-end text:change-id="ct62060384"/><text:change-start text:change-id="ct61890656"/><text:span text:style-name="T325">Th</text:span><text:change-end text:change-id="ct61890656"/><text:change-start text:change-id="ct62061184"/><text:span text:style-name="T325">ough </text:span><text:change-end text:change-id="ct62061184"/><text:change-start text:change-id="ct60958128"/><text:span text:style-name="T325">not measured in the same units, </text:span><text:change-end text:change-id="ct60958128"/><text:change-start text:change-id="ct60967312"/><text:span text:style-name="T326">we can </text:span><text:span text:style-name="T327">express them in</text:span><text:span text:style-name="T326"> rough</text:span><text:span text:style-name="T327">ly equivalent terms </text:span><text:span text:style-name="T326">using </text:span><text:change-end text:change-id="ct60967312"/><text:change-start text:change-id="ct61986016"/><text:span text:style-name="T329">a </text:span><text:change-end text:change-id="ct61986016"/><text:change-start text:change-id="ct61890880"/><text:span text:style-name="T328">published</text:span><text:change-end text:change-id="ct61890880"/><text:change-start text:change-id="ct62070128"/><text:span text:style-name="T327"> </text:span><text:change-end text:change-id="ct62070128"/><text:change-start text:change-id="ct62070352"/><text:span text:style-name="T332">scaling </text:span><text:change-end text:change-id="ct62070352"/><text:change-start text:change-id="ct62064736"/><text:span text:style-name="T331">relationship between</text:span><text:change-end text:change-id="ct62064736"/><text:change-start text:change-id="ct62067856"/><text:span text:style-name="T328"> zooplankton </text:span><text:span text:style-name="T329">dry weight, </text:span><text:span text:style-name="T320">DW</text:span><text:span text:style-name="T243">,</text:span><text:span text:style-name="T329"> and displacement volume, </text:span><text:span text:style-name="T320">DV</text:span><text:span text:style-name="T327"> </text:span><text:change-end text:change-id="ct62067856"/><text:reference-mark-start text:name="ADDIN CSL_CITATION {&quot;citationItems&quot;: [{&quot;id&quot;: &quot;ITEM-1&quot;, &quot;itemData&quot;: {&quot;ISBN&quot;: &quot;0090-0656&quot;, &quot;type&quot;: &quot;article-journal&quot;, &quot;page&quot;: &quot;777-786&quot;, &quot;ISSN&quot;: &quot;00900656&quot;, &quot;volume&quot;: &quot;73&quot;, &quot;issued&quot;: {&quot;date-parts&quot;: [[&quot;1975&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id&quot;: &quot;ITEM-1&quot;, &quot;author&quot;: [{&quot;parse-names&quot;: false, &quot;family&quot;: &quot;Wiebe&quot;, &quot;suffix&quot;: &quot;&quot;, &quot;given&quot;: &quot;Peter H.&quot;, &quot;non-dropping-particle&quot;: &quot;&quot;, &quot;dropping-particle&quot;: &quot;&quot;}, {&quot;parse-names&quot;: false, &quot;family&quot;: &quot;Boyd&quot;, &quot;suffix&quot;: &quot;&quot;, &quot;given&quot;: &quot;Steven&quot;, &quot;non-dropping-particle&quot;: &quot;&quot;, &quot;dropping-particle&quot;: &quot;&quot;}, {&quot;parse-names&quot;: false, &quot;family&quot;: &quot;Cox&quot;, &quot;suffix&quot;: &quot;&quot;, &quot;given&quot;: &quot;James L.&quot;, &quot;non-dropping-particle&quot;: &quot;&quot;, &quot;dropping-particle&quot;: &quot;&quot;}], &quot;issue&quot;: &quot;4&quot;, &quot;container-title&quot;: &quot;Fishery Bulletin&quot;}, &quot;uris&quot;: [&quot;http://www.mendeley.com/documents/?uuid=92a93296-6250-4c31-88c7-888c7029d02b&quot;, &quot;http://www.mendeley.com/documents/?uuid=de648a1a-b215-46a9-9530-cd0145da18c3&quot;]}], &quot;properties&quot;: {&quot;noteIndex&quot;: 0}, &quot;schema&quot;: &quot;https://github.com/citation-style-language/schema/raw/master/csl-citation.json&quot;, &quot;mendeley&quot;: {&quot;formattedCitation&quot;: &quot;(Wiebe et al. 1975)&quot;, &quot;previouslyFormattedCitation&quot;: &quot;(Wiebe et al. 1975)&quot;, &quot;plainTextFormattedCitation&quot;: &quot;(Wiebe et al. 1975)&quot;}} RNDZNETlzxDkV"/><text:span text:style-name="T327">(Wiebe et al. 1975)</text:span><text:reference-mark-end text:name="ADDIN CSL_CITATION {&quot;citationItems&quot;: [{&quot;id&quot;: &quot;ITEM-1&quot;, &quot;itemData&quot;: {&quot;ISBN&quot;: &quot;0090-0656&quot;, &quot;type&quot;: &quot;article-journal&quot;, &quot;page&quot;: &quot;777-786&quot;, &quot;ISSN&quot;: &quot;00900656&quot;, &quot;volume&quot;: &quot;73&quot;, &quot;issued&quot;: {&quot;date-parts&quot;: [[&quot;1975&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id&quot;: &quot;ITEM-1&quot;, &quot;author&quot;: [{&quot;parse-names&quot;: false, &quot;family&quot;: &quot;Wiebe&quot;, &quot;suffix&quot;: &quot;&quot;, &quot;given&quot;: &quot;Peter H.&quot;, &quot;non-dropping-particle&quot;: &quot;&quot;, &quot;dropping-particle&quot;: &quot;&quot;}, {&quot;parse-names&quot;: false, &quot;family&quot;: &quot;Boyd&quot;, &quot;suffix&quot;: &quot;&quot;, &quot;given&quot;: &quot;Steven&quot;, &quot;non-dropping-particle&quot;: &quot;&quot;, &quot;dropping-particle&quot;: &quot;&quot;}, {&quot;parse-names&quot;: false, &quot;family&quot;: &quot;Cox&quot;, &quot;suffix&quot;: &quot;&quot;, &quot;given&quot;: &quot;James L.&quot;, &quot;non-dropping-particle&quot;: &quot;&quot;, &quot;dropping-particle&quot;: &quot;&quot;}], &quot;issue&quot;: &quot;4&quot;, &quot;container-title&quot;: &quot;Fishery Bulletin&quot;}, &quot;uris&quot;: [&quot;http://www.mendeley.com/documents/?uuid=92a93296-6250-4c31-88c7-888c7029d02b&quot;, &quot;http://www.mendeley.com/documents/?uuid=de648a1a-b215-46a9-9530-cd0145da18c3&quot;]}], &quot;properties&quot;: {&quot;noteIndex&quot;: 0}, &quot;schema&quot;: &quot;https://github.com/citation-style-language/schema/raw/master/csl-citation.json&quot;, &quot;mendeley&quot;: {&quot;formattedCitation&quot;: &quot;(Wiebe et al. 1975)&quot;, &quot;previouslyFormattedCitation&quot;: &quot;(Wiebe et al. 1975)&quot;, &quot;plainTextFormattedCitation&quot;: &quot;(Wiebe et al. 1975)&quot;}} RNDZNETlzxDkV"/><text:span text:style-name="T327">⁠</text:span><text:change-start text:change-id="ct62075840"/><text:span text:style-name="T327">,</text:span><text:change-end text:change-id="ct62075840"/><text:change-start text:change-id="ct62062928"/></text:p>
      <text:p text:style-name="P21"><text:span text:style-name="T327"><draw:frame draw:style-name="fr1" draw:name="Object4" text:anchor-type="as-char" svg:y="-0.172in" svg:width="1.2909in" svg:height="0.2075in" draw:z-index="3"><draw:object xlink:href="./Object 5" xlink:type="simple" xlink:show="embed" xlink:actuate="onLoad"/><draw:image xlink:href="./ObjectReplacements/Object 5" xlink:type="simple" xlink:show="embed" xlink:actuate="onLoad"/></draw:frame></text:span><text:span text:style-name="T327">.</text:span><text:change-end text:change-id="ct62062928"/><text:change-start text:change-id="ct60930000"/><text:span text:style-name="T327"> <text:s/></text:span><text:change-end text:change-id="ct60930000"/><text:change-start text:change-id="ct60935312"/><text:span text:style-name="T349">Across the range of </text:span><text:change-end text:change-id="ct60935312"/><text:change-start text:change-id="ct62070976"/><text:span text:style-name="T349">dry weights estimated from the acoustics, this equation predicts </text:span><text:change-end text:change-id="ct62070976"/><text:change-start text:change-id="ct60929632"/><text:span text:style-name="T349">biovolumes </text:span><text:change-end text:change-id="ct60929632"/><text:change-start text:change-id="ct61987360"/><text:span text:style-name="T349">5-6 times higher than our fitted regression. <text:s/></text:span><text:change-end text:change-id="ct61987360"/><text:change-start text:change-id="ct62063312"/><text:span text:style-name="T84">This</text:span><text:change-end text:change-id="ct62063312"/><text:change-start text:change-id="ct60956416"/><text:span text:style-name="T349"> multi-step conversion </text:span><text:span text:style-name="T84">process</text:span><text:span text:style-name="T349"> from acoustic backscatter to </text:span><text:change-end text:change-id="ct60956416"/><text:change-start text:change-id="ct62064960"/><text:span text:style-name="T84">biovolume introduces a number of uncertainties, and should be interpreted with caution. <text:s/>However, </text:span><text:change-end text:change-id="ct62064960"/><text:change text:change-id="ct62020064"/><text:change-start text:change-id="ct62068736"/><text:span text:style-name="T84">it </text:span><text:change-end text:change-id="ct62068736"/><text:change-start text:change-id="ct62065712"/><text:span text:style-name="T84">does </text:span><text:change-end text:change-id="ct62065712"/><text:change-start text:change-id="ct62066592"/><text:span text:style-name="T84">produce reasonable values, especially given tha</text:span><text:span text:style-name="T334">t</text:span><text:span text:style-name="T84"> acoustic estimates of </text:span><text:change-end text:change-id="ct62066592"/><text:change-start text:change-id="ct62069344"/><text:span text:style-name="T84">biomass are often several times higher than corresponding net-based estimates</text:span><text:change-end text:change-id="ct62069344"/><text:change-start text:change-id="ct60949216"/><text:span text:style-name="T84">. <text:s/></text:span><text:span text:style-name="T350">Such discrepancies are usuall</text:span><text:change-end text:change-id="ct60949216"/><text:change-start text:change-id="ct60948672"/><text:span text:style-name="T350">y attributed to </text:span><text:change-end text:change-id="ct60948672"/><text:change-start text:change-id="ct60940720"/><text:span text:style-name="T333">net avoidance by the animals</text:span><text:span text:style-name="T84"> </text:span><text:change-end text:change-id="ct60940720"/><text:reference-mark-start text:name="ADDIN CSL_CITATION {&quot;citationItems&quot;: [{&quot;id&quot;: &quot;ITEM-1&quot;, &quot;itemData&quot;: {&quot;ISBN&quot;: &quot;1631632507&quot;, &quot;type&quot;: &quot;article-journal&quot;, &quot;page&quot;: &quot;1321-1333&quot;, &quot;ISSN&quot;: &quot;0706-652X&quot;, &quot;DOI&quot;: &quot;10.1139/F08-047&quot;, &quot;volume&quot;: &quot;65&quot;, &quot;issued&quot;: {&quot;date-parts&quot;: [[&quot;2008&quot;, &quot;7&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id&quot;: &quot;ITEM-1&quot;, &quot;author&quot;: [{&quot;parse-names&quot;: false, &quot;family&quot;: &quot;Warren&quot;, &quot;suffix&quot;: &quot;&quot;, &quot;given&quot;: &quot;Joseph D.&quot;, &quot;non-dropping-particle&quot;: &quot;&quot;, &quot;dropping-particle&quot;: &quot;&quot;}, {&quot;parse-names&quot;: false, &quot;family&quot;: &quot;Wiebe&quot;, &quot;suffix&quot;: &quot;&quot;, &quot;given&quot;: &quot;Peter H.&quot;, &quot;non-dropping-particle&quot;: &quot;&quot;, &quot;dropping-particle&quot;: &quot;&quot;}], &quot;issue&quot;: &quot;7&quot;, &quot;container-title&quot;: &quot;Canadian Journal of Fisheries and Aquatic Sciences&quot;}, &quot;uris&quot;: [&quot;http://www.mendeley.com/documents/?uuid=7628809c-32a6-40f5-a314-2f82ffb1504a&quot;]}, {&quot;id&quot;: &quot;ITEM-2&quot;, &quot;itemData&quot;: {&quot;ISBN&quot;: &quot;1631632507&quot;, &quot;type&quot;: &quot;article-journal&quot;, &quot;page&quot;: &quot;650-664&quot;, &quot;ISSN&quot;: &quot;10543139&quot;, &quot;DOI&quot;: &quot;10.1093/icesjms/fst005&quot;, &quot;volume&quot;: &quot;70&quot;, &quot;issued&quot;: {&quot;date-parts&quot;: [[&quot;2013&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id&quot;: &quot;ITEM-2&quot;, &quot;author&quot;: [{&quot;parse-names&quot;: false, &quot;family&quot;: &quot;Wiebe&quot;, &quot;suffix&quot;: &quot;&quot;, &quot;given&quot;: &quot;Peter H.&quot;, &quot;non-dropping-particle&quot;: &quot;&quot;, &quot;dropping-particle&quot;: &quot;&quot;}, {&quot;parse-names&quot;: false, &quot;family&quot;: &quot;Lawson&quot;, &quot;suffix&quot;: &quot;&quot;, &quot;given&quot;: &quot;Gareth L.&quot;, &quot;non-dropping-particle&quot;: &quot;&quot;, &quot;dropping-particle&quot;: &quot;&quot;}, {&quot;parse-names&quot;: false, &quot;family&quot;: &quot;Lavery&quot;, &quot;suffix&quot;: &quot;&quot;, &quot;given&quot;: &quot;Andone C.&quot;, &quot;non-dropping-particle&quot;: &quot;&quot;, &quot;dropping-particle&quot;: &quot;&quot;}, {&quot;parse-names&quot;: false, &quot;family&quot;: &quot;Copley&quot;, &quot;suffix&quot;: &quot;&quot;, &quot;given&quot;: &quot;Nancy J.&quot;, &quot;non-dropping-particle&quot;: &quot;&quot;, &quot;dropping-particle&quot;: &quot;&quot;}, {&quot;parse-names&quot;: false, &quot;family&quot;: &quot;Horgan&quot;, &quot;suffix&quot;: &quot;&quot;, &quot;given&quot;: &quot;Erich&quot;, &quot;non-dropping-particle&quot;: &quot;&quot;, &quot;dropping-particle&quot;: &quot;&quot;}, {&quot;parse-names&quot;: false, &quot;family&quot;: &quot;Bradley&quot;, &quot;suffix&quot;: &quot;&quot;, &quot;given&quot;: &quot;Albert&quot;, &quot;non-dropping-particle&quot;: &quot;&quot;, &quot;dropping-particle&quot;: &quot;&quot;}], &quot;issue&quot;: &quot;3&quot;, &quot;container-title&quot;: &quot;ICES Journal of Marine Science&quot;}, &quot;uris&quot;: [&quot;http://www.mendeley.com/documents/?uuid=383227c5-5db6-4ff1-8c50-6e19dcbf4a6f&quot;]}], &quot;properties&quot;: {&quot;noteIndex&quot;: 0}, &quot;schema&quot;: &quot;https://github.com/citation-style-language/schema/raw/master/csl-citation.json&quot;, &quot;mendeley&quot;: {&quot;formattedCitation&quot;: &quot;(Warren and Wiebe 2008, Wiebe et al. 2013)&quot;, &quot;previouslyFormattedCitation&quot;: &quot;(Warren and Wiebe 2008, Wiebe et al. 2013)&quot;, &quot;plainTextFormattedCitation&quot;: &quot;(Warren and Wiebe 2008, Wiebe et al. 2013)&quot;}} RND126PJZ2d4f"/><text:span text:style-name="T84">(Warren and Wiebe 2008, Wiebe et al. 2013)</text:span><text:reference-mark-end text:name="ADDIN CSL_CITATION {&quot;citationItems&quot;: [{&quot;id&quot;: &quot;ITEM-1&quot;, &quot;itemData&quot;: {&quot;ISBN&quot;: &quot;1631632507&quot;, &quot;type&quot;: &quot;article-journal&quot;, &quot;page&quot;: &quot;1321-1333&quot;, &quot;ISSN&quot;: &quot;0706-652X&quot;, &quot;DOI&quot;: &quot;10.1139/F08-047&quot;, &quot;volume&quot;: &quot;65&quot;, &quot;issued&quot;: {&quot;date-parts&quot;: [[&quot;2008&quot;, &quot;7&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id&quot;: &quot;ITEM-1&quot;, &quot;author&quot;: [{&quot;parse-names&quot;: false, &quot;family&quot;: &quot;Warren&quot;, &quot;suffix&quot;: &quot;&quot;, &quot;given&quot;: &quot;Joseph D.&quot;, &quot;non-dropping-particle&quot;: &quot;&quot;, &quot;dropping-particle&quot;: &quot;&quot;}, {&quot;parse-names&quot;: false, &quot;family&quot;: &quot;Wiebe&quot;, &quot;suffix&quot;: &quot;&quot;, &quot;given&quot;: &quot;Peter H.&quot;, &quot;non-dropping-particle&quot;: &quot;&quot;, &quot;dropping-particle&quot;: &quot;&quot;}], &quot;issue&quot;: &quot;7&quot;, &quot;container-title&quot;: &quot;Canadian Journal of Fisheries and Aquatic Sciences&quot;}, &quot;uris&quot;: [&quot;http://www.mendeley.com/documents/?uuid=7628809c-32a6-40f5-a314-2f82ffb1504a&quot;]}, {&quot;id&quot;: &quot;ITEM-2&quot;, &quot;itemData&quot;: {&quot;ISBN&quot;: &quot;1631632507&quot;, &quot;type&quot;: &quot;article-journal&quot;, &quot;page&quot;: &quot;650-664&quot;, &quot;ISSN&quot;: &quot;10543139&quot;, &quot;DOI&quot;: &quot;10.1093/icesjms/fst005&quot;, &quot;volume&quot;: &quot;70&quot;, &quot;issued&quot;: {&quot;date-parts&quot;: [[&quot;2013&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id&quot;: &quot;ITEM-2&quot;, &quot;author&quot;: [{&quot;parse-names&quot;: false, &quot;family&quot;: &quot;Wiebe&quot;, &quot;suffix&quot;: &quot;&quot;, &quot;given&quot;: &quot;Peter H.&quot;, &quot;non-dropping-particle&quot;: &quot;&quot;, &quot;dropping-particle&quot;: &quot;&quot;}, {&quot;parse-names&quot;: false, &quot;family&quot;: &quot;Lawson&quot;, &quot;suffix&quot;: &quot;&quot;, &quot;given&quot;: &quot;Gareth L.&quot;, &quot;non-dropping-particle&quot;: &quot;&quot;, &quot;dropping-particle&quot;: &quot;&quot;}, {&quot;parse-names&quot;: false, &quot;family&quot;: &quot;Lavery&quot;, &quot;suffix&quot;: &quot;&quot;, &quot;given&quot;: &quot;Andone C.&quot;, &quot;non-dropping-particle&quot;: &quot;&quot;, &quot;dropping-particle&quot;: &quot;&quot;}, {&quot;parse-names&quot;: false, &quot;family&quot;: &quot;Copley&quot;, &quot;suffix&quot;: &quot;&quot;, &quot;given&quot;: &quot;Nancy J.&quot;, &quot;non-dropping-particle&quot;: &quot;&quot;, &quot;dropping-particle&quot;: &quot;&quot;}, {&quot;parse-names&quot;: false, &quot;family&quot;: &quot;Horgan&quot;, &quot;suffix&quot;: &quot;&quot;, &quot;given&quot;: &quot;Erich&quot;, &quot;non-dropping-particle&quot;: &quot;&quot;, &quot;dropping-particle&quot;: &quot;&quot;}, {&quot;parse-names&quot;: false, &quot;family&quot;: &quot;Bradley&quot;, &quot;suffix&quot;: &quot;&quot;, &quot;given&quot;: &quot;Albert&quot;, &quot;non-dropping-particle&quot;: &quot;&quot;, &quot;dropping-particle&quot;: &quot;&quot;}], &quot;issue&quot;: &quot;3&quot;, &quot;container-title&quot;: &quot;ICES Journal of Marine Science&quot;}, &quot;uris&quot;: [&quot;http://www.mendeley.com/documents/?uuid=383227c5-5db6-4ff1-8c50-6e19dcbf4a6f&quot;]}], &quot;properties&quot;: {&quot;noteIndex&quot;: 0}, &quot;schema&quot;: &quot;https://github.com/citation-style-language/schema/raw/master/csl-citation.json&quot;, &quot;mendeley&quot;: {&quot;formattedCitation&quot;: &quot;(Warren and Wiebe 2008, Wiebe et al. 2013)&quot;, &quot;previouslyFormattedCitation&quot;: &quot;(Warren and Wiebe 2008, Wiebe et al. 2013)&quot;, &quot;plainTextFormattedCitation&quot;: &quot;(Warren and Wiebe 2008, Wiebe et al. 2013)&quot;}} RND126PJZ2d4f"/><text:span text:style-name="T84">⁠</text:span><text:change-start text:change-id="ct60677008"/><text:span text:style-name="T84">.</text:span><text:change-end text:change-id="ct60677008"/></text:p>
      <text:p text:style-name="P20"><text:span text:style-name="T82"><text:tab/></text:span><text:change-start text:change-id="ct62066320"/><text:span text:style-name="T337">The</text:span><text:change-end text:change-id="ct62066320"/><text:change-start text:change-id="ct60679856"/><text:span text:style-name="T337"> variable spatial trends in zooplankton density in </text:span><text:change-end text:change-id="ct60679856"/><text:change text:change-id="ct62076832"/><text:change-start text:change-id="ct60679408"/><text:span text:style-name="T337">the</text:span><text:change-end text:change-id="ct60679408"/><text:span text:style-name="T85"> three small lakes</text:span><text:change-start text:change-id="ct60681392"/><text:span text:style-name="T85"> </text:span><text:change-end text:change-id="ct60681392"/><text:change-start text:change-id="ct60681616"/><text:span text:style-name="T337">defy a single explanation, given the short surveys and limited set of spatial covaria</text:span><text:change-end text:change-id="ct60681616"/><text:change-start text:change-id="ct60682304"/><text:span text:style-name="T337">tes available.</text:span><text:change-end text:change-id="ct60682304"/><text:change text:change-id="ct60682528"/><text:span text:style-name="T85"> </text:span><text:change text:change-id="ct60683360"/><text:change text:change-id="ct60683136"/><text:change text:change-id="ct60681840"/><text:change-start text:change-id="ct60682752"/><text:span text:style-name="T85"><text:s/></text:span><text:change-end text:change-id="ct60682752"/><text:change-start text:change-id="ct60683584"/><text:span text:style-name="T337">The clearest</text:span><text:change-end text:change-id="ct60683584"/><text:span text:style-name="T85"> trend </text:span><text:change text:change-id="ct60683808"/><text:change-start text:change-id="ct60685216"/><text:span text:style-name="T337">was</text:span><text:change-end text:change-id="ct60685216"/><text:span text:style-name="T85"> increasing zooplankton </text:span><text:span text:style-name="T86">density</text:span><text:span text:style-name="T85"> </text:span><text:change text:change-id="ct60685440"/><text:change-start text:change-id="ct60684800"/><text:span text:style-name="T337">close</text:span><text:change-end text:change-id="ct60684800"/><text:span text:style-name="T86"> to</text:span><text:span text:style-name="T85"> the </text:span><text:change-start text:change-id="ct60684304"/><text:span text:style-name="T337">Cherry </text:span><text:change-end text:change-id="ct60684304"/><text:change text:change-id="ct60684528"/><text:change-start text:change-id="ct61622064"/><text:span text:style-name="T337">L</text:span><text:change-end text:change-id="ct61622064"/><text:span text:style-name="T85">ake’s main stream inlet</text:span><text:change-start text:change-id="ct61621440"/><text:span text:style-name="T85"> </text:span><text:span text:style-name="T337">in June 2014</text:span><text:change-end text:change-id="ct61621440"/><text:span text:style-name="T85">. <text:s/></text:span><text:span text:style-name="T87">One</text:span><text:span text:style-name="T86"> reasonable explanation for this trend is that the stream</text:span><text:change text:change-id="ct61621664"/><text:span text:style-name="T86"> transport</text:span><text:change-start text:change-id="ct61622288"/><text:span text:style-name="T338">s</text:span><text:change-end text:change-id="ct61622288"/><text:span text:style-name="T86"> nutrients, detritus, or other exogenous resources into the lake near its inlet, supporting higher </text:span><text:change-start text:change-id="ct61624288"/><text:span text:style-name="T83">primary </text:span><text:change-end text:change-id="ct61624288"/><text:span text:style-name="T86">production</text:span><text:change-start text:change-id="ct61624720"/><text:span text:style-name="T86">,</text:span><text:change-end text:change-id="ct61624720"/><text:span text:style-name="T86"> and maintaining a higher rate of zooplankton growth at the upstream end of the lake. <text:s/>Alternatively, the higher biomass estimates near the inlets could be an artifact due to </text:span><text:span text:style-name="T308">acoustic scattering from </text:span><text:change text:change-id="ct61046816"/><text:span text:style-name="T86">sediments introduced by the streams</text:span><text:span text:style-name="T307"> </text:span><text:reference-mark-start text:name="ADDIN CSL_CITATION {&quot;citationItems&quot;: [{&quot;id&quot;: &quot;ITEM-1&quot;, &quot;itemData&quot;: {&quot;ISBN&quot;: &quot;0278-4343&quot;, &quot;type&quot;: &quot;article-journal&quot;, &quot;page&quot;: &quot;603-632&quot;, &quot;ISSN&quot;: &quot;02784343&quot;, &quot;DOI&quot;: &quot;10.1016/S0278-4343(01)00101-7&quot;, &quot;volume&quot;: &quot;22&quot;, &quot;issued&quot;: {&quot;date-parts&quot;: [[&quot;2002&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id&quot;: &quot;ITEM-1&quot;, &quot;author&quot;: [{&quot;parse-names&quot;: false, &quot;family&quot;: &quot;Thorne&quot;, &quot;suffix&quot;: &quot;&quot;, &quot;given&quot;: &quot;Peter D.&quot;, &quot;non-dropping-particle&quot;: &quot;&quot;, &quot;dropping-particle&quot;: &quot;&quot;}, {&quot;parse-names&quot;: false, &quot;family&quot;: &quot;Hanes&quot;, &quot;suffix&quot;: &quot;&quot;, &quot;given&quot;: &quot;Daniel M.&quot;, &quot;non-dropping-particle&quot;: &quot;&quot;, &quot;dropping-particle&quot;: &quot;&quot;}], &quot;issue&quot;: &quot;4&quot;, &quot;container-title&quot;: &quot;Continental Shelf Research&quot;}, &quot;uris&quot;: [&quot;http://www.mendeley.com/documents/?uuid=fc1de956-855b-4bde-b9a8-83cc8e001576&quot;]}], &quot;properties&quot;: {&quot;noteIndex&quot;: 0}, &quot;schema&quot;: &quot;https://github.com/citation-style-language/schema/raw/master/csl-citation.json&quot;, &quot;mendeley&quot;: {&quot;formattedCitation&quot;: &quot;(Thorne and Hanes 2002)&quot;, &quot;previouslyFormattedCitation&quot;: &quot;(Thorne and Hanes 2002)&quot;, &quot;plainTextFormattedCitation&quot;: &quot;(Thorne and Hanes 2002)&quot;}} RNDwGlrqDXpLQ"/><text:span text:style-name="T307">(Thorne and Hanes 2002)</text:span><text:reference-mark-end text:name="ADDIN CSL_CITATION {&quot;citationItems&quot;: [{&quot;id&quot;: &quot;ITEM-1&quot;, &quot;itemData&quot;: {&quot;ISBN&quot;: &quot;0278-4343&quot;, &quot;type&quot;: &quot;article-journal&quot;, &quot;page&quot;: &quot;603-632&quot;, &quot;ISSN&quot;: &quot;02784343&quot;, &quot;DOI&quot;: &quot;10.1016/S0278-4343(01)00101-7&quot;, &quot;volume&quot;: &quot;22&quot;, &quot;issued&quot;: {&quot;date-parts&quot;: [[&quot;2002&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id&quot;: &quot;ITEM-1&quot;, &quot;author&quot;: [{&quot;parse-names&quot;: false, &quot;family&quot;: &quot;Thorne&quot;, &quot;suffix&quot;: &quot;&quot;, &quot;given&quot;: &quot;Peter D.&quot;, &quot;non-dropping-particle&quot;: &quot;&quot;, &quot;dropping-particle&quot;: &quot;&quot;}, {&quot;parse-names&quot;: false, &quot;family&quot;: &quot;Hanes&quot;, &quot;suffix&quot;: &quot;&quot;, &quot;given&quot;: &quot;Daniel M.&quot;, &quot;non-dropping-particle&quot;: &quot;&quot;, &quot;dropping-particle&quot;: &quot;&quot;}], &quot;issue&quot;: &quot;4&quot;, &quot;container-title&quot;: &quot;Continental Shelf Research&quot;}, &quot;uris&quot;: [&quot;http://www.mendeley.com/documents/?uuid=fc1de956-855b-4bde-b9a8-83cc8e001576&quot;]}], &quot;properties&quot;: {&quot;noteIndex&quot;: 0}, &quot;schema&quot;: &quot;https://github.com/citation-style-language/schema/raw/master/csl-citation.json&quot;, &quot;mendeley&quot;: {&quot;formattedCitation&quot;: &quot;(Thorne and Hanes 2002)&quot;, &quot;previouslyFormattedCitation&quot;: &quot;(Thorne and Hanes 2002)&quot;, &quot;plainTextFormattedCitation&quot;: &quot;(Thorne and Hanes 2002)&quot;}} RNDwGlrqDXpLQ"/><text:span text:style-name="T307">⁠</text:span><text:change-start text:change-id="ct62124720"/><text:span text:style-name="T307">, </text:span><text:span text:style-name="T338">which might remain suspended near the stream mouth but would settle out rapidly </text:span><text:change-end text:change-id="ct62124720"/><text:change-start text:change-id="ct62125520"/><text:span text:style-name="T338">further into the lake basin</text:span><text:change-end text:change-id="ct62125520"/><text:span text:style-name="T307">. </text:span><text:change-start text:change-id="ct62121744"/><text:span text:style-name="T307"><office:annotation><dc:creator>Joe Warren</dc:creator><dc:date>2016-10-07T13:34:02</dc:date><loext:sender-initials>JW</loext:sender-initials><text:p text:style-name="P87"><text:span text:style-name="T525">Do you think this is really likely ? <text:s/>Suspended sediments are usually pretty strong scatterers. <text:s/>Maybe if we're getting glacial silt (i.e. really really small grain particles) it could be an issue, but I'm not sure we want to point out this other source of backscatter that fits our data – won't a reviewer just point out that even the authors state that they probably measured sediments so their whole paper is malarkey!</text:span></text:p></office:annotation></text:span><text:change-end text:change-id="ct62121744"/><text:change-start text:change-id="ct62176784"/><text:span text:style-name="T307"><office:annotation><dc:creator>Unknown Author</dc:creator><dc:date>2016-11-17T23:19:07</dc:date><text:p text:style-name="P87"><text:span text:style-name="T526">Reply to Joe Warren (10/07/2016, 13:34): "..."</text:span></text:p><text:p><text:span text:style-name="T527">I do think it’s a possibility. <text:s/>Besides, if we delete, it a reviewer <text:s/>is basically guaranteed to ask about it...</text:span></text:p></office:annotation></text:span><text:change-end text:change-id="ct62176784"/><text:span text:style-name="T307"> </text:span><text:span text:style-name="T87">This explanation is consistent with the </text:span><text:change text:change-id="ct62122000"/><text:change-start text:change-id="ct62184032"/><text:span text:style-name="T339">fact that the steepest gradient was observed</text:span><text:change-end text:change-id="ct62184032"/><text:span text:style-name="T87"> in June, near the peak of the seasonal snow melt and runoff.</text:span></text:p>
      <text:p text:style-name="P20"><text:soft-page-break/><text:span text:style-name="T87"><text:tab/></text:span><text:span text:style-name="T88">Even a</text:span><text:span text:style-name="T309">fter subtracting the lake-scale trend in zooplankton density, spatial autocorrelation </text:span><text:span text:style-name="T88">was </text:span><text:change text:change-id="ct60953920"/><text:span text:style-name="T88"><text:s/>evident in the residuals, as illustrated by the empirical variograms (Figure </text:span><text:change-start text:change-id="ct60951392"/><text:span text:style-name="T345">10</text:span><text:change-end text:change-id="ct60951392"/><text:change text:change-id="ct60684032"/><text:span text:style-name="T88">). These should be interpreted with caution, since they were based in most cases on single reciprocal transects down the main axis of each lake </text:span><text:span text:style-name="T311">which may not have captured any spatial anisotropy present</text:span><text:span text:style-name="T88">. <text:s/>In particular, </text:span><text:span text:style-name="T310">the restricted time available to survey Cherry Lake on 2 April 2013 meant that the transect was only about 1 km long, limiting our ability to draw conclusions about the spatial distribution of zooplankton. <text:s/></text:span><text:span text:style-name="T313">Regardless, most of the variograms did show evidence of spatial patchiness in the distribution of zooplankton, with approximate spatial scales, based on the variogram ranges, between 500 and 2000 km. <text:s/>It is unknown what processes generate and maintain patchiness in these lakes. <text:s/></text:span><text:span text:style-name="T314">In the ocean, patchiness in zooplankton appears to be driven mostly by bottom-up processes, with scales of </text:span><text:span text:style-name="T315">biological</text:span><text:span text:style-name="T314"> variability </text:span><text:span text:style-name="T315">mirroring scales of physical variability </text:span><text:reference-mark-start text:name="ADDIN CSL_CITATION {&quot;citationItems&quot;: [{&quot;id&quot;: &quot;ITEM-1&quot;, &quot;itemData&quot;: {&quot;ISBN&quot;: &quot;0007-4977&quot;, &quot;type&quot;: &quot;article-journal&quot;, &quot;page&quot;: &quot;653-674&quot;, &quot;ISSN&quot;: &quot;00074977&quot;, &quot;volume&quot;: &quot;37&quot;, &quot;issued&quot;: {&quot;date-parts&quot;: [[&quot;1985&quot;, &quot;1&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id&quot;: &quot;ITEM-1&quot;, &quot;PMID&quot;: &quot;1216&quot;, &quot;author&quot;: [{&quot;parse-names&quot;: false, &quot;family&quot;: &quot;Mackas&quot;, &quot;suffix&quot;: &quot;&quot;, &quot;given&quot;: &quot;D. L.&quot;, &quot;non-dropping-particle&quot;: &quot;&quot;, &quot;dropping-particle&quot;: &quot;&quot;}, {&quot;parse-names&quot;: false, &quot;family&quot;: &quot;Denman&quot;, &quot;suffix&quot;: &quot;&quot;, &quot;given&quot;: &quot;K. L.&quot;, &quot;non-dropping-particle&quot;: &quot;&quot;, &quot;dropping-particle&quot;: &quot;&quot;}, {&quot;parse-names&quot;: false, &quot;family&quot;: &quot;Abbott&quot;, &quot;suffix&quot;: &quot;&quot;, &quot;given&quot;: &quot;M. R.&quot;, &quot;non-dropping-particle&quot;: &quot;&quot;, &quot;dropping-particle&quot;: &quot;&quot;}], &quot;issue&quot;: &quot;2&quot;, &quot;container-title&quot;: &quot;Bulletin of Marine Science&quot;}, &quot;uris&quot;: [&quot;http://www.mendeley.com/documents/?uuid=42a02095-c28f-4b61-b9b4-1ece6fae34fe&quot;]}, {&quot;id&quot;: &quot;ITEM-2&quot;, &quot;itemData&quot;: {&quot;id&quot;: &quot;ITEM-2&quot;, &quot;type&quot;: &quot;article-journal&quot;, &quot;page&quot;: &quot;1033-1038&quot;, &quot;issue&quot;: &quot;6&quot;, &quot;DOI&quot;: &quot;10.4319/lo.1977.22.6.1033&quot;, &quot;volume&quot;: &quot;22&quot;, &quot;issued&quot;: {&quot;date-parts&quot;: [[&quot;1977&quot;]]}, &quot;author&quot;: [{&quot;parse-names&quot;: false, &quot;family&quot;: &quot;Denman&quot;, &quot;suffix&quot;: &quot;&quot;, &quot;given&quot;: &quot;Kenneth&quot;, &quot;non-dropping-particle&quot;: &quot;&quot;, &quot;dropping-particle&quot;: &quot;&quot;}, {&quot;parse-names&quot;: false, &quot;family&quot;: &quot;Okubo&quot;, &quot;suffix&quot;: &quot;&quot;, &quot;given&quot;: &quot;Akira&quot;, &quot;non-dropping-particle&quot;: &quot;&quot;, &quot;dropping-particle&quot;: &quot;&quot;}, {&quot;parse-names&quot;: false, &quot;family&quot;: &quot;Platt&quot;, &quot;suffix&quot;: &quot;&quot;, &quot;given&quot;: &quot;Trevor&quot;, &quot;non-dropping-particle&quot;: &quot;&quot;, &quot;dropping-particle&quot;: &quot;&quot;}], &quot;ISSN&quot;: &quot;19395590&quot;, &quot;container-title&quot;: &quot;Limnology and Oceanography&quot;, &quot;title&quot;: &quot;The chlorophyll function spectrum in the sea&quot;}, &quot;uris&quot;: [&quot;http://www.mendeley.com/documents/?uuid=1dd0b34d-f1ce-41fe-9fd7-2d09b9cc360e&quot;]}, {&quot;id&quot;: &quot;ITEM-3&quot;, &quot;itemData&quot;: {&quot;ISBN&quot;: &quot;1054-3139&quot;, &quot;type&quot;: &quot;article-journal&quot;, &quot;page&quot;: &quot;184-196&quot;, &quot;ISSN&quot;: &quot;10543139&quot;, &quot;DOI&quot;: &quot;10.1093/icesjms/fsr205&quot;, &quot;volume&quot;: &quot;69&quot;, &quot;issued&quot;: {&quot;date-parts&quot;: [[&quot;2012&quot;, &quot;1&quot;, &quot;20&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id&quot;: &quot;ITEM-3&quot;, &quot;author&quot;: [{&quot;parse-names&quot;: false, &quot;family&quot;: &quot;Urmy&quot;, &quot;suffix&quot;: &quot;&quot;, &quot;given&quot;: &quot;Samuel S.&quot;, &quot;non-dropping-particle&quot;: &quot;&quot;, &quot;dropping-particle&quot;: &quot;&quot;}, {&quot;parse-names&quot;: false, &quot;family&quot;: &quot;Horne&quot;, &quot;suffix&quot;: &quot;&quot;, &quot;given&quot;: &quot;John K.&quot;, &quot;non-dropping-particle&quot;: &quot;&quot;, &quot;dropping-particle&quot;: &quot;&quot;}, {&quot;parse-names&quot;: false, &quot;family&quot;: &quot;Barbee&quot;, &quot;suffix&quot;: &quot;&quot;, &quot;given&quot;: &quot;David H.&quot;, &quot;non-dropping-particle&quot;: &quot;&quot;, &quot;dropping-particle&quot;: &quot;&quot;}], &quot;issue&quot;: &quot;2&quot;, &quot;container-title&quot;: &quot;ICES Journal of Marine Science&quot;}, &quot;uris&quot;: [&quot;http://www.mendeley.com/documents/?uuid=53534f36-a52c-482f-8089-b4db7ea8ddaa&quot;]}], &quot;properties&quot;: {&quot;noteIndex&quot;: 0}, &quot;schema&quot;: &quot;https://github.com/citation-style-language/schema/raw/master/csl-citation.json&quot;, &quot;mendeley&quot;: {&quot;formattedCitation&quot;: &quot;(Denman et al. 1977, Mackas et al. 1985, Urmy et al. 2012)&quot;, &quot;previouslyFormattedCitation&quot;: &quot;(Denman et al. 1977, Mackas et al. 1985, Urmy et al. 2012)&quot;, &quot;plainTextFormattedCitation&quot;: &quot;(Denman et al. 1977, Mackas et al. 1985, Urmy et al. 2012)&quot;}} RNDYujHkxP3zN"/><text:span text:style-name="T315">(Denman et al. 1977, Mackas et al. 1985, Urmy et al. 2012)</text:span><text:reference-mark-end text:name="ADDIN CSL_CITATION {&quot;citationItems&quot;: [{&quot;id&quot;: &quot;ITEM-1&quot;, &quot;itemData&quot;: {&quot;ISBN&quot;: &quot;0007-4977&quot;, &quot;type&quot;: &quot;article-journal&quot;, &quot;page&quot;: &quot;653-674&quot;, &quot;ISSN&quot;: &quot;00074977&quot;, &quot;volume&quot;: &quot;37&quot;, &quot;issued&quot;: {&quot;date-parts&quot;: [[&quot;1985&quot;, &quot;1&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id&quot;: &quot;ITEM-1&quot;, &quot;PMID&quot;: &quot;1216&quot;, &quot;author&quot;: [{&quot;parse-names&quot;: false, &quot;family&quot;: &quot;Mackas&quot;, &quot;suffix&quot;: &quot;&quot;, &quot;given&quot;: &quot;D. L.&quot;, &quot;non-dropping-particle&quot;: &quot;&quot;, &quot;dropping-particle&quot;: &quot;&quot;}, {&quot;parse-names&quot;: false, &quot;family&quot;: &quot;Denman&quot;, &quot;suffix&quot;: &quot;&quot;, &quot;given&quot;: &quot;K. L.&quot;, &quot;non-dropping-particle&quot;: &quot;&quot;, &quot;dropping-particle&quot;: &quot;&quot;}, {&quot;parse-names&quot;: false, &quot;family&quot;: &quot;Abbott&quot;, &quot;suffix&quot;: &quot;&quot;, &quot;given&quot;: &quot;M. R.&quot;, &quot;non-dropping-particle&quot;: &quot;&quot;, &quot;dropping-particle&quot;: &quot;&quot;}], &quot;issue&quot;: &quot;2&quot;, &quot;container-title&quot;: &quot;Bulletin of Marine Science&quot;}, &quot;uris&quot;: [&quot;http://www.mendeley.com/documents/?uuid=42a02095-c28f-4b61-b9b4-1ece6fae34fe&quot;]}, {&quot;id&quot;: &quot;ITEM-2&quot;, &quot;itemData&quot;: {&quot;id&quot;: &quot;ITEM-2&quot;, &quot;type&quot;: &quot;article-journal&quot;, &quot;page&quot;: &quot;1033-1038&quot;, &quot;issue&quot;: &quot;6&quot;, &quot;DOI&quot;: &quot;10.4319/lo.1977.22.6.1033&quot;, &quot;volume&quot;: &quot;22&quot;, &quot;issued&quot;: {&quot;date-parts&quot;: [[&quot;1977&quot;]]}, &quot;author&quot;: [{&quot;parse-names&quot;: false, &quot;family&quot;: &quot;Denman&quot;, &quot;suffix&quot;: &quot;&quot;, &quot;given&quot;: &quot;Kenneth&quot;, &quot;non-dropping-particle&quot;: &quot;&quot;, &quot;dropping-particle&quot;: &quot;&quot;}, {&quot;parse-names&quot;: false, &quot;family&quot;: &quot;Okubo&quot;, &quot;suffix&quot;: &quot;&quot;, &quot;given&quot;: &quot;Akira&quot;, &quot;non-dropping-particle&quot;: &quot;&quot;, &quot;dropping-particle&quot;: &quot;&quot;}, {&quot;parse-names&quot;: false, &quot;family&quot;: &quot;Platt&quot;, &quot;suffix&quot;: &quot;&quot;, &quot;given&quot;: &quot;Trevor&quot;, &quot;non-dropping-particle&quot;: &quot;&quot;, &quot;dropping-particle&quot;: &quot;&quot;}], &quot;ISSN&quot;: &quot;19395590&quot;, &quot;container-title&quot;: &quot;Limnology and Oceanography&quot;, &quot;title&quot;: &quot;The chlorophyll function spectrum in the sea&quot;}, &quot;uris&quot;: [&quot;http://www.mendeley.com/documents/?uuid=1dd0b34d-f1ce-41fe-9fd7-2d09b9cc360e&quot;]}, {&quot;id&quot;: &quot;ITEM-3&quot;, &quot;itemData&quot;: {&quot;ISBN&quot;: &quot;1054-3139&quot;, &quot;type&quot;: &quot;article-journal&quot;, &quot;page&quot;: &quot;184-196&quot;, &quot;ISSN&quot;: &quot;10543139&quot;, &quot;DOI&quot;: &quot;10.1093/icesjms/fsr205&quot;, &quot;volume&quot;: &quot;69&quot;, &quot;issued&quot;: {&quot;date-parts&quot;: [[&quot;2012&quot;, &quot;1&quot;, &quot;20&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id&quot;: &quot;ITEM-3&quot;, &quot;author&quot;: [{&quot;parse-names&quot;: false, &quot;family&quot;: &quot;Urmy&quot;, &quot;suffix&quot;: &quot;&quot;, &quot;given&quot;: &quot;Samuel S.&quot;, &quot;non-dropping-particle&quot;: &quot;&quot;, &quot;dropping-particle&quot;: &quot;&quot;}, {&quot;parse-names&quot;: false, &quot;family&quot;: &quot;Horne&quot;, &quot;suffix&quot;: &quot;&quot;, &quot;given&quot;: &quot;John K.&quot;, &quot;non-dropping-particle&quot;: &quot;&quot;, &quot;dropping-particle&quot;: &quot;&quot;}, {&quot;parse-names&quot;: false, &quot;family&quot;: &quot;Barbee&quot;, &quot;suffix&quot;: &quot;&quot;, &quot;given&quot;: &quot;David H.&quot;, &quot;non-dropping-particle&quot;: &quot;&quot;, &quot;dropping-particle&quot;: &quot;&quot;}], &quot;issue&quot;: &quot;2&quot;, &quot;container-title&quot;: &quot;ICES Journal of Marine Science&quot;}, &quot;uris&quot;: [&quot;http://www.mendeley.com/documents/?uuid=53534f36-a52c-482f-8089-b4db7ea8ddaa&quot;]}], &quot;properties&quot;: {&quot;noteIndex&quot;: 0}, &quot;schema&quot;: &quot;https://github.com/citation-style-language/schema/raw/master/csl-citation.json&quot;, &quot;mendeley&quot;: {&quot;formattedCitation&quot;: &quot;(Denman et al. 1977, Mackas et al. 1985, Urmy et al. 2012)&quot;, &quot;previouslyFormattedCitation&quot;: &quot;(Denman et al. 1977, Mackas et al. 1985, Urmy et al. 2012)&quot;, &quot;plainTextFormattedCitation&quot;: &quot;(Denman et al. 1977, Mackas et al. 1985, Urmy et al. 2012)&quot;}} RNDYujHkxP3zN"/><text:span text:style-name="T315">⁠. It seems unlikely that these lakes (with the possible exception of Tahoe) are large enough to support much horizontal physical variability, so the patchiness in the zooplankton is probably due to other processes, such as aggregation </text:span><text:reference-mark-start text:name="ADDIN CSL_CITATION {&quot;citationItems&quot;: [{&quot;id&quot;: &quot;ITEM-1&quot;, &quot;itemData&quot;: {&quot;ISBN&quot;: &quot;0024-3590&quot;, &quot;type&quot;: &quot;article-journal&quot;, &quot;page&quot;: &quot;378-382&quot;, &quot;ISSN&quot;: &quot;00243590&quot;, &quot;DOI&quot;: &quot;10.4319/lo.1983.28.2.0378&quot;, &quot;volume&quot;: &quot;28&quot;, &quot;issued&quot;: {&quot;date-parts&quot;: [[&quot;1983&quot;]]}, &quot;title&quot;: &quot;Observation of copepod swarms in Lake Tahoe&quot;, &quot;id&quot;: &quot;ITEM-1&quot;, &quot;author&quot;: [{&quot;parse-names&quot;: false, &quot;family&quot;: &quot;Byron&quot;, &quot;suffix&quot;: &quot;&quot;, &quot;given&quot;: &quot;E. R.&quot;, &quot;non-dropping-particle&quot;: &quot;&quot;, &quot;dropping-particle&quot;: &quot;&quot;}, {&quot;parse-names&quot;: false, &quot;family&quot;: &quot;Whitman&quot;, &quot;suffix&quot;: &quot;&quot;, &quot;given&quot;: &quot;P. T.&quot;, &quot;non-dropping-particle&quot;: &quot;&quot;, &quot;dropping-particle&quot;: &quot;&quot;}, {&quot;parse-names&quot;: false, &quot;family&quot;: &quot;Goldman&quot;, &quot;suffix&quot;: &quot;&quot;, &quot;given&quot;: &quot;C. R.&quot;, &quot;non-dropping-particle&quot;: &quot;&quot;, &quot;dropping-particle&quot;: &quot;&quot;}], &quot;issue&quot;: &quot;2&quot;, &quot;container-title&quot;: &quot;Limnology and Oceanography&quot;}, &quot;uris&quot;: [&quot;http://www.mendeley.com/documents/?uuid=d878d59a-24d6-461b-8840-d676b5486cff&quot;]}], &quot;properties&quot;: {&quot;noteIndex&quot;: 0}, &quot;schema&quot;: &quot;https://github.com/citation-style-language/schema/raw/master/csl-citation.json&quot;, &quot;mendeley&quot;: {&quot;formattedCitation&quot;: &quot;(Byron et al. 1983)&quot;, &quot;previouslyFormattedCitation&quot;: &quot;(Byron et al. 1983)&quot;, &quot;plainTextFormattedCitation&quot;: &quot;(Byron et al. 1983)&quot;}} RNDcNsqi59zxh"/><text:span text:style-name="T315">(Byron et al. 1983)</text:span><text:reference-mark-end text:name="ADDIN CSL_CITATION {&quot;citationItems&quot;: [{&quot;id&quot;: &quot;ITEM-1&quot;, &quot;itemData&quot;: {&quot;ISBN&quot;: &quot;0024-3590&quot;, &quot;type&quot;: &quot;article-journal&quot;, &quot;page&quot;: &quot;378-382&quot;, &quot;ISSN&quot;: &quot;00243590&quot;, &quot;DOI&quot;: &quot;10.4319/lo.1983.28.2.0378&quot;, &quot;volume&quot;: &quot;28&quot;, &quot;issued&quot;: {&quot;date-parts&quot;: [[&quot;1983&quot;]]}, &quot;title&quot;: &quot;Observation of copepod swarms in Lake Tahoe&quot;, &quot;id&quot;: &quot;ITEM-1&quot;, &quot;author&quot;: [{&quot;parse-names&quot;: false, &quot;family&quot;: &quot;Byron&quot;, &quot;suffix&quot;: &quot;&quot;, &quot;given&quot;: &quot;E. R.&quot;, &quot;non-dropping-particle&quot;: &quot;&quot;, &quot;dropping-particle&quot;: &quot;&quot;}, {&quot;parse-names&quot;: false, &quot;family&quot;: &quot;Whitman&quot;, &quot;suffix&quot;: &quot;&quot;, &quot;given&quot;: &quot;P. T.&quot;, &quot;non-dropping-particle&quot;: &quot;&quot;, &quot;dropping-particle&quot;: &quot;&quot;}, {&quot;parse-names&quot;: false, &quot;family&quot;: &quot;Goldman&quot;, &quot;suffix&quot;: &quot;&quot;, &quot;given&quot;: &quot;C. R.&quot;, &quot;non-dropping-particle&quot;: &quot;&quot;, &quot;dropping-particle&quot;: &quot;&quot;}], &quot;issue&quot;: &quot;2&quot;, &quot;container-title&quot;: &quot;Limnology and Oceanography&quot;}, &quot;uris&quot;: [&quot;http://www.mendeley.com/documents/?uuid=d878d59a-24d6-461b-8840-d676b5486cff&quot;]}], &quot;properties&quot;: {&quot;noteIndex&quot;: 0}, &quot;schema&quot;: &quot;https://github.com/citation-style-language/schema/raw/master/csl-citation.json&quot;, &quot;mendeley&quot;: {&quot;formattedCitation&quot;: &quot;(Byron et al. 1983)&quot;, &quot;previouslyFormattedCitation&quot;: &quot;(Byron et al. 1983)&quot;, &quot;plainTextFormattedCitation&quot;: &quot;(Byron et al. 1983)&quot;}} RNDcNsqi59zxh"/><text:span text:style-name="T315">⁠ or predation by schooling fish.</text:span></text:p>
      <text:p text:style-name="P22"><text:tab/><text:span text:style-name="T89">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text:span><text:change text:change-id="ct62156272"/><text:span text:style-name="T89"> <text:s/>The main source of uncertainty when interpreting acoustic backscatter as an estimate of biomass density is in the target strengths assumed for the scattering organisms. <text:s/>The DWBA is an accurate and widely used method to calculate zooplankton target strengths, but it in turn depends, sensitively, on accurate values for the scatterers’ <text:s/>material properties—namely the density- and sound-speed-contrasts </text:span><text:span text:style-name="T466">g</text:span><text:span text:style-name="T119"> and </text:span><text:span text:style-name="T466">h</text:span><text:span text:style-name="T89">. <text:s/>To our knowledge, these values have never been measured for any freshwater zooplankton. <text:s/>In their absence, we used generic values from the literature, based on marine zooplankton </text:span><text:reference-mark-start text:name="ADDIN CSL_CITATION {&quot;citationItems&quot;: [{&quot;id&quot;: &quot;ITEM-1&quot;, &quot;itemData&quot;: {&quot;ISBN&quot;: &quot;1054-3139&quot;, &quot;type&quot;: &quot;article-journal&quot;, &quot;page&quot;: &quot;793-807&quot;, &quot;DOI&quot;: &quot;10.1006/jmsc.1999.0517&quot;, &quot;volume&quot;: &quot;57&quot;, &quot;issued&quot;: {&quot;date-parts&quot;: [[&quot;2000&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id&quot;: &quot;ITEM-1&quot;, &quot;PMID&quot;: &quot;9440326&quot;, &quot;author&quot;: [{&quot;parse-names&quot;: false, &quot;family&quot;: &quot;Stanton&quot;, &quot;suffix&quot;: &quot;&quot;, &quot;given&quot;: &quot;Timothy K.&quot;, &quot;non-dropping-particle&quot;: &quot;&quot;, &quot;dropping-particle&quot;: &quot;&quot;}, {&quot;parse-names&quot;: false, &quot;family&quot;: &quot;Chu&quot;, &quot;suffix&quot;: &quot;&quot;, &quot;given&quot;: &quot;Dezhang&quot;, &quot;non-dropping-particle&quot;: &quot;&quot;, &quot;dropping-particle&quot;: &quot;&quot;}], &quot;ISSN&quot;: &quot;10543139&quot;, &quot;container-title&quot;: &quot;ICES Journal of Marine Science&quot;}, &quot;uris&quot;: [&quot;http://www.mendeley.com/documents/?uuid=0f62569b-2404-49bc-90c6-f07a8a1b8f48&quot;]}], &quot;properties&quot;: {&quot;noteIndex&quot;: 0}, &quot;schema&quot;: &quot;https://github.com/citation-style-language/schema/raw/master/csl-citation.json&quot;, &quot;mendeley&quot;: {&quot;formattedCitation&quot;: &quot;(Stanton and Chu 2000)&quot;, &quot;previouslyFormattedCitation&quot;: &quot;(Stanton and Chu 2000)&quot;, &quot;plainTextFormattedCitation&quot;: &quot;(Stanton and Chu 2000)&quot;}} RNDxGa8z0wKc3"/><text:span text:style-name="T312">(Stanton and Chu 2000)</text:span><text:reference-mark-end text:name="ADDIN CSL_CITATION {&quot;citationItems&quot;: [{&quot;id&quot;: &quot;ITEM-1&quot;, &quot;itemData&quot;: {&quot;ISBN&quot;: &quot;1054-3139&quot;, &quot;type&quot;: &quot;article-journal&quot;, &quot;page&quot;: &quot;793-807&quot;, &quot;DOI&quot;: &quot;10.1006/jmsc.1999.0517&quot;, &quot;volume&quot;: &quot;57&quot;, &quot;issued&quot;: {&quot;date-parts&quot;: [[&quot;2000&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id&quot;: &quot;ITEM-1&quot;, &quot;PMID&quot;: &quot;9440326&quot;, &quot;author&quot;: [{&quot;parse-names&quot;: false, &quot;family&quot;: &quot;Stanton&quot;, &quot;suffix&quot;: &quot;&quot;, &quot;given&quot;: &quot;Timothy K.&quot;, &quot;non-dropping-particle&quot;: &quot;&quot;, &quot;dropping-particle&quot;: &quot;&quot;}, {&quot;parse-names&quot;: false, &quot;family&quot;: &quot;Chu&quot;, &quot;suffix&quot;: &quot;&quot;, &quot;given&quot;: &quot;Dezhang&quot;, &quot;non-dropping-particle&quot;: &quot;&quot;, &quot;dropping-particle&quot;: &quot;&quot;}], &quot;ISSN&quot;: &quot;10543139&quot;, &quot;container-title&quot;: &quot;ICES Journal of Marine Science&quot;}, &quot;uris&quot;: [&quot;http://www.mendeley.com/documents/?uuid=0f62569b-2404-49bc-90c6-f07a8a1b8f48&quot;]}], &quot;properties&quot;: {&quot;noteIndex&quot;: 0}, &quot;schema&quot;: &quot;https://github.com/citation-style-language/schema/raw/master/csl-citation.json&quot;, &quot;mendeley&quot;: {&quot;formattedCitation&quot;: &quot;(Stanton and Chu 2000)&quot;, &quot;previouslyFormattedCitation&quot;: &quot;(Stanton and Chu 2000)&quot;, &quot;plainTextFormattedCitation&quot;: &quot;(Stanton and Chu 2000)&quot;}} RNDxGa8z0wKc3"/><text:span text:style-name="T89">⁠. <text:s/>These values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22"><text:span text:style-name="T89"><text:tab/>Despite these uncertainties, acoustic methods for surveying zooplankton have several advantages. <text:s/>Acoustics can sample large volumes of water quickly at high spatial resolution, revealing </text:span><text:soft-page-break/><text:span text:style-name="T89">trends in the distribution of zooplankton that would be missed by traditional sampling methods </text:span><text:reference-mark-start text:name="ADDIN CSL_CITATION {&quot;citationItems&quot;: [{&quot;id&quot;: &quot;ITEM-1&quot;, &quot;itemData&quot;: {&quot;ISBN&quot;: &quot;0706-652X&quot;, &quot;type&quot;: &quot;article-journal&quot;, &quot;page&quot;: &quot;1437-1451&quot;, &quot;ISSN&quot;: &quot;0706-652X&quot;, &quot;DOI&quot;: &quot;10.1139/cjfas-56-8-1437&quot;, &quot;volume&quot;: &quot;56&quot;, &quot;issued&quot;: {&quot;date-parts&quot;: [[&quot;1999&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id&quot;: &quot;ITEM-1&quot;, &quot;author&quot;: [{&quot;parse-names&quot;: false, &quot;family&quot;: &quot;Pinel-Alloul&quot;, &quot;suffix&quot;: &quot;&quot;, &quot;given&quot;: &quot;B&quot;, &quot;non-dropping-particle&quot;: &quot;&quot;, &quot;dropping-particle&quot;: &quot;&quot;}, {&quot;parse-names&quot;: false, &quot;family&quot;: &quot;Guay&quot;, &quot;suffix&quot;: &quot;&quot;, &quot;given&quot;: &quot;C&quot;, &quot;non-dropping-particle&quot;: &quot;&quot;, &quot;dropping-particle&quot;: &quot;&quot;}, {&quot;parse-names&quot;: false, &quot;family&quot;: &quot;Angeli&quot;, &quot;suffix&quot;: &quot;&quot;, &quot;given&quot;: &quot;N&quot;, &quot;non-dropping-particle&quot;: &quot;&quot;, &quot;dropping-particle&quot;: &quot;&quot;}, {&quot;parse-names&quot;: false, &quot;family&quot;: &quot;Legendre&quot;, &quot;suffix&quot;: &quot;&quot;, &quot;given&quot;: &quot;P&quot;, &quot;non-dropping-particle&quot;: &quot;&quot;, &quot;dropping-particle&quot;: &quot;&quot;}, {&quot;parse-names&quot;: false, &quot;family&quot;: &quot;Dutilleul&quot;, &quot;suffix&quot;: &quot;&quot;, &quot;given&quot;: &quot;P&quot;, &quot;non-dropping-particle&quot;: &quot;&quot;, &quot;dropping-particle&quot;: &quot;&quot;}, {&quot;parse-names&quot;: false, &quot;family&quot;: &quot;Balvay&quot;, &quot;suffix&quot;: &quot;&quot;, &quot;given&quot;: &quot;G&quot;, &quot;non-dropping-particle&quot;: &quot;&quot;, &quot;dropping-particle&quot;: &quot;&quot;}, {&quot;parse-names&quot;: false, &quot;family&quot;: &quot;Gerdeaux&quot;, &quot;suffix&quot;: &quot;&quot;, &quot;given&quot;: &quot;D&quot;, &quot;non-dropping-particle&quot;: &quot;&quot;, &quot;dropping-particle&quot;: &quot;&quot;}, {&quot;parse-names&quot;: false, &quot;family&quot;: &quot;Guillard&quot;, &quot;suffix&quot;: &quot;&quot;, &quot;given&quot;: &quot;J&quot;, &quot;non-dropping-particle&quot;: &quot;&quot;, &quot;dropping-particle&quot;: &quot;&quot;}], &quot;issue&quot;: &quot;8&quot;, &quot;container-title&quot;: &quot;Canadian Journal of Fisheries and Aquatic Sciences&quot;}, &quot;uris&quot;: [&quot;http://www.mendeley.com/documents/?uuid=65947f9e-b89c-4ab5-aab3-2048cbed2aad&quot;]}, {&quot;id&quot;: &quot;ITEM-2&quot;, &quot;itemData&quot;: {&quot;ISBN&quot;: &quot;0024-3590&quot;, &quot;type&quot;: &quot;article-journal&quot;, &quot;page&quot;: &quot;2221-2233&quot;, &quot;ISSN&quot;: &quot;00243590&quot;, &quot;DOI&quot;: &quot;10.4319/lo.2003.48.6.2221&quot;, &quot;volume&quot;: &quot;48&quot;, &quot;issued&quot;: {&quot;date-parts&quot;: [[&quot;200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Daphnia population: An acoustic analysis&quot;, &quot;id&quot;: &quot;ITEM-2&quot;, &quot;PMID&quot;: &quot;318&quot;, &quot;author&quot;: [{&quot;parse-names&quot;: false, &quot;family&quot;: &quot;Hembre&quot;, &quot;suffix&quot;: &quot;&quot;, &quot;given&quot;: &quot;Leif K.&quot;, &quot;non-dropping-particle&quot;: &quot;&quot;, &quot;dropping-particle&quot;: &quot;&quot;}, {&quot;parse-names&quot;: false, &quot;family&quot;: &quot;Megard&quot;, &quot;suffix&quot;: &quot;&quot;, &quot;given&quot;: &quot;Robert O.&quot;, &quot;non-dropping-particle&quot;: &quot;&quot;, &quot;dropping-particle&quot;: &quot;&quot;}], &quot;issue&quot;: &quot;6&quot;, &quot;container-title&quot;: &quot;Limnology and Oceanography&quot;}, &quot;uris&quot;: [&quot;http://www.mendeley.com/documents/?uuid=a3e4a669-f56f-44dc-aa9e-af973fa33e3c&quot;]}], &quot;properties&quot;: {&quot;noteIndex&quot;: 0}, &quot;schema&quot;: &quot;https://github.com/citation-style-language/schema/raw/master/csl-citation.json&quot;, &quot;mendeley&quot;: {&quot;formattedCitation&quot;: &quot;(Pinel-Alloul et al. 1999, Hembre and Megard 2003)&quot;, &quot;previouslyFormattedCitation&quot;: &quot;(Pinel-Alloul et al. 1999, Hembre and Megard 2003)&quot;, &quot;plainTextFormattedCitation&quot;: &quot;(Pinel-Alloul et al. 1999, Hembre and Megard 2003)&quot;}} RNDhEqHay8CpS"/><text:span text:style-name="T312">(Pinel-Alloul et al. 1999, Hembre and Megard 2003)</text:span><text:reference-mark-end text:name="ADDIN CSL_CITATION {&quot;citationItems&quot;: [{&quot;id&quot;: &quot;ITEM-1&quot;, &quot;itemData&quot;: {&quot;ISBN&quot;: &quot;0706-652X&quot;, &quot;type&quot;: &quot;article-journal&quot;, &quot;page&quot;: &quot;1437-1451&quot;, &quot;ISSN&quot;: &quot;0706-652X&quot;, &quot;DOI&quot;: &quot;10.1139/cjfas-56-8-1437&quot;, &quot;volume&quot;: &quot;56&quot;, &quot;issued&quot;: {&quot;date-parts&quot;: [[&quot;1999&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id&quot;: &quot;ITEM-1&quot;, &quot;author&quot;: [{&quot;parse-names&quot;: false, &quot;family&quot;: &quot;Pinel-Alloul&quot;, &quot;suffix&quot;: &quot;&quot;, &quot;given&quot;: &quot;B&quot;, &quot;non-dropping-particle&quot;: &quot;&quot;, &quot;dropping-particle&quot;: &quot;&quot;}, {&quot;parse-names&quot;: false, &quot;family&quot;: &quot;Guay&quot;, &quot;suffix&quot;: &quot;&quot;, &quot;given&quot;: &quot;C&quot;, &quot;non-dropping-particle&quot;: &quot;&quot;, &quot;dropping-particle&quot;: &quot;&quot;}, {&quot;parse-names&quot;: false, &quot;family&quot;: &quot;Angeli&quot;, &quot;suffix&quot;: &quot;&quot;, &quot;given&quot;: &quot;N&quot;, &quot;non-dropping-particle&quot;: &quot;&quot;, &quot;dropping-particle&quot;: &quot;&quot;}, {&quot;parse-names&quot;: false, &quot;family&quot;: &quot;Legendre&quot;, &quot;suffix&quot;: &quot;&quot;, &quot;given&quot;: &quot;P&quot;, &quot;non-dropping-particle&quot;: &quot;&quot;, &quot;dropping-particle&quot;: &quot;&quot;}, {&quot;parse-names&quot;: false, &quot;family&quot;: &quot;Dutilleul&quot;, &quot;suffix&quot;: &quot;&quot;, &quot;given&quot;: &quot;P&quot;, &quot;non-dropping-particle&quot;: &quot;&quot;, &quot;dropping-particle&quot;: &quot;&quot;}, {&quot;parse-names&quot;: false, &quot;family&quot;: &quot;Balvay&quot;, &quot;suffix&quot;: &quot;&quot;, &quot;given&quot;: &quot;G&quot;, &quot;non-dropping-particle&quot;: &quot;&quot;, &quot;dropping-particle&quot;: &quot;&quot;}, {&quot;parse-names&quot;: false, &quot;family&quot;: &quot;Gerdeaux&quot;, &quot;suffix&quot;: &quot;&quot;, &quot;given&quot;: &quot;D&quot;, &quot;non-dropping-particle&quot;: &quot;&quot;, &quot;dropping-particle&quot;: &quot;&quot;}, {&quot;parse-names&quot;: false, &quot;family&quot;: &quot;Guillard&quot;, &quot;suffix&quot;: &quot;&quot;, &quot;given&quot;: &quot;J&quot;, &quot;non-dropping-particle&quot;: &quot;&quot;, &quot;dropping-particle&quot;: &quot;&quot;}], &quot;issue&quot;: &quot;8&quot;, &quot;container-title&quot;: &quot;Canadian Journal of Fisheries and Aquatic Sciences&quot;}, &quot;uris&quot;: [&quot;http://www.mendeley.com/documents/?uuid=65947f9e-b89c-4ab5-aab3-2048cbed2aad&quot;]}, {&quot;id&quot;: &quot;ITEM-2&quot;, &quot;itemData&quot;: {&quot;ISBN&quot;: &quot;0024-3590&quot;, &quot;type&quot;: &quot;article-journal&quot;, &quot;page&quot;: &quot;2221-2233&quot;, &quot;ISSN&quot;: &quot;00243590&quot;, &quot;DOI&quot;: &quot;10.4319/lo.2003.48.6.2221&quot;, &quot;volume&quot;: &quot;48&quot;, &quot;issued&quot;: {&quot;date-parts&quot;: [[&quot;200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Daphnia population: An acoustic analysis&quot;, &quot;id&quot;: &quot;ITEM-2&quot;, &quot;PMID&quot;: &quot;318&quot;, &quot;author&quot;: [{&quot;parse-names&quot;: false, &quot;family&quot;: &quot;Hembre&quot;, &quot;suffix&quot;: &quot;&quot;, &quot;given&quot;: &quot;Leif K.&quot;, &quot;non-dropping-particle&quot;: &quot;&quot;, &quot;dropping-particle&quot;: &quot;&quot;}, {&quot;parse-names&quot;: false, &quot;family&quot;: &quot;Megard&quot;, &quot;suffix&quot;: &quot;&quot;, &quot;given&quot;: &quot;Robert O.&quot;, &quot;non-dropping-particle&quot;: &quot;&quot;, &quot;dropping-particle&quot;: &quot;&quot;}], &quot;issue&quot;: &quot;6&quot;, &quot;container-title&quot;: &quot;Limnology and Oceanography&quot;}, &quot;uris&quot;: [&quot;http://www.mendeley.com/documents/?uuid=a3e4a669-f56f-44dc-aa9e-af973fa33e3c&quot;]}], &quot;properties&quot;: {&quot;noteIndex&quot;: 0}, &quot;schema&quot;: &quot;https://github.com/citation-style-language/schema/raw/master/csl-citation.json&quot;, &quot;mendeley&quot;: {&quot;formattedCitation&quot;: &quot;(Pinel-Alloul et al. 1999, Hembre and Megard 2003)&quot;, &quot;previouslyFormattedCitation&quot;: &quot;(Pinel-Alloul et al. 1999, Hembre and Megard 2003)&quot;, &quot;plainTextFormattedCitation&quot;: &quot;(Pinel-Alloul et al. 1999, Hembre and Megard 2003)&quot;}} RNDhEqHay8CpS"/><text:span text:style-name="T89">⁠. <text:s/>In this case, these included significant trends in zooplankton biomass density with distance from shore or from the stream inlet. <text:s/>Accounting for spatial trends and patchiness reduces uncertainty in the biomass estimates Acoustic methods also provide high-resolution vertical profiles of fish and zooplankton densities, offering insights into the biotic and abiotic processes structuring lake ecosystems </text:span><text:reference-mark-start text:name="ADDIN CSL_CITATION {&quot;citationItems&quot;: [{&quot;id&quot;: &quot;ITEM-1&quot;, &quot;itemData&quot;: {&quot;ISBN&quot;: &quot;0706-652X&quot;, &quot;type&quot;: &quot;article-journal&quot;, &quot;page&quot;: &quot;128-139&quot;, &quot;ISSN&quot;: &quot;0706-652X&quot;, &quot;DOI&quot;: &quot;10.1139/f99-217&quot;, &quot;volume&quot;: &quot;56&quot;, &quot;issued&quot;: {&quot;date-parts&quot;: [[&quot;1999&quot;, &quot;12&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id&quot;: &quot;ITEM-1&quot;, &quot;PMID&quot;: &quot;2206013154731626671&quot;, &quot;author&quot;: [{&quot;parse-names&quot;: false, &quot;family&quot;: &quot;Beauchamp&quot;, &quot;suffix&quot;: &quot;&quot;, &quot;given&quot;: &quot;David a&quot;, &quot;non-dropping-particle&quot;: &quot;&quot;, &quot;dropping-particle&quot;: &quot;&quot;}, {&quot;parse-names&quot;: false, &quot;family&quot;: &quot;Baldwin&quot;, &quot;suffix&quot;: &quot;&quot;, &quot;given&quot;: &quot;Casey M&quot;, &quot;non-dropping-particle&quot;: &quot;&quot;, &quot;dropping-particle&quot;: &quot;&quot;}, {&quot;parse-names&quot;: false, &quot;family&quot;: &quot;Vogel&quot;, &quot;suffix&quot;: &quot;&quot;, &quot;given&quot;: &quot;Jason L&quot;, &quot;non-dropping-particle&quot;: &quot;&quot;, &quot;dropping-particle&quot;: &quot;&quot;}, {&quot;parse-names&quot;: false, &quot;family&quot;: &quot;Gubala&quot;, &quot;suffix&quot;: &quot;&quot;, &quot;given&quot;: &quot;Chad P&quot;, &quot;non-dropping-particle&quot;: &quot;&quot;, &quot;dropping-particle&quot;: &quot;&quot;}], &quot;issue&quot;: &quot;S1&quot;, &quot;container-title&quot;: &quot;Canadian Journal of Fisheries and Aquatic Sciences&quot;}, &quot;uris&quot;: [&quot;http://www.mendeley.com/documents/?uuid=fb84ddcf-e35f-49ce-b03d-7ab4b851e1b8&quot;]}, {&quot;id&quot;: &quot;ITEM-2&quot;, &quot;itemData&quot;: {&quot;type&quot;: &quot;article-journal&quot;, &quot;page&quot;: &quot;3746-3753&quot;, &quot;ISSN&quot;: &quot;19448007&quot;, &quot;DOI&quot;: &quot;10.1002/2016GL068533&quot;, &quot;volume&quot;: &quot;43&quot;, &quot;issued&quot;: {&quot;date-parts&quot;: [[&quot;2016&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id&quot;: &quot;ITEM-2&quot;, &quot;author&quot;: [{&quot;parse-names&quot;: false, &quot;family&quot;: &quot;Urmy&quot;, &quot;suffix&quot;: &quot;&quot;, &quot;given&quot;: &quot;Samuel S.&quot;, &quot;non-dropping-particle&quot;: &quot;&quot;, &quot;dropping-particle&quot;: &quot;&quot;}, {&quot;parse-names&quot;: false, &quot;family&quot;: &quot;Williamson&quot;, &quot;suffix&quot;: &quot;&quot;, &quot;given&quot;: &quot;Craig E.&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Schladow&quot;, &quot;suffix&quot;: &quot;&quot;, &quot;given&quot;: &quot;S. Geoffrey&quot;, &quot;non-dropping-particle&quot;: &quot;&quot;, &quot;dropping-particle&quot;: &quot;&quot;}, {&quot;parse-names&quot;: false, &quot;family&quot;: &quot;Overholt&quot;, &quot;suffix&quot;: &quot;&quot;, &quot;given&quot;: &quot;Erin P.&quot;, &quot;non-dropping-particle&quot;: &quot;&quot;, &quot;dropping-particle&quot;: &quot;&quot;}, {&quot;parse-names&quot;: false, &quot;family&quot;: &quot;Warren&quot;, &quot;suffix&quot;: &quot;&quot;, &quot;given&quot;: &quot;Joseph D.&quot;, &quot;non-dropping-particle&quot;: &quot;&quot;, &quot;dropping-particle&quot;: &quot;&quot;}], &quot;issue&quot;: &quot;8&quot;, &quot;container-title&quot;: &quot;Geophysical Research Letters&quot;}, &quot;uris&quot;: [&quot;http://www.mendeley.com/documents/?uuid=11670bda-7af6-454b-8651-0349be297ae5&quot;]}], &quot;properties&quot;: {&quot;noteIndex&quot;: 0}, &quot;schema&quot;: &quot;https://github.com/citation-style-language/schema/raw/master/csl-citation.json&quot;, &quot;mendeley&quot;: {&quot;formattedCitation&quot;: &quot;(Beauchamp et al. 1999, Urmy et al. 2016)&quot;, &quot;previouslyFormattedCitation&quot;: &quot;(Beauchamp et al. 1999, Urmy et al. 2016)&quot;, &quot;plainTextFormattedCitation&quot;: &quot;(Beauchamp et al. 1999, Urmy et al. 2016)&quot;}} RNDxDYREksyfb"/><text:span text:style-name="T312">(Beauchamp et al. 1999, Urmy et al. 2016)</text:span><text:reference-mark-end text:name="ADDIN CSL_CITATION {&quot;citationItems&quot;: [{&quot;id&quot;: &quot;ITEM-1&quot;, &quot;itemData&quot;: {&quot;ISBN&quot;: &quot;0706-652X&quot;, &quot;type&quot;: &quot;article-journal&quot;, &quot;page&quot;: &quot;128-139&quot;, &quot;ISSN&quot;: &quot;0706-652X&quot;, &quot;DOI&quot;: &quot;10.1139/f99-217&quot;, &quot;volume&quot;: &quot;56&quot;, &quot;issued&quot;: {&quot;date-parts&quot;: [[&quot;1999&quot;, &quot;12&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id&quot;: &quot;ITEM-1&quot;, &quot;PMID&quot;: &quot;2206013154731626671&quot;, &quot;author&quot;: [{&quot;parse-names&quot;: false, &quot;family&quot;: &quot;Beauchamp&quot;, &quot;suffix&quot;: &quot;&quot;, &quot;given&quot;: &quot;David a&quot;, &quot;non-dropping-particle&quot;: &quot;&quot;, &quot;dropping-particle&quot;: &quot;&quot;}, {&quot;parse-names&quot;: false, &quot;family&quot;: &quot;Baldwin&quot;, &quot;suffix&quot;: &quot;&quot;, &quot;given&quot;: &quot;Casey M&quot;, &quot;non-dropping-particle&quot;: &quot;&quot;, &quot;dropping-particle&quot;: &quot;&quot;}, {&quot;parse-names&quot;: false, &quot;family&quot;: &quot;Vogel&quot;, &quot;suffix&quot;: &quot;&quot;, &quot;given&quot;: &quot;Jason L&quot;, &quot;non-dropping-particle&quot;: &quot;&quot;, &quot;dropping-particle&quot;: &quot;&quot;}, {&quot;parse-names&quot;: false, &quot;family&quot;: &quot;Gubala&quot;, &quot;suffix&quot;: &quot;&quot;, &quot;given&quot;: &quot;Chad P&quot;, &quot;non-dropping-particle&quot;: &quot;&quot;, &quot;dropping-particle&quot;: &quot;&quot;}], &quot;issue&quot;: &quot;S1&quot;, &quot;container-title&quot;: &quot;Canadian Journal of Fisheries and Aquatic Sciences&quot;}, &quot;uris&quot;: [&quot;http://www.mendeley.com/documents/?uuid=fb84ddcf-e35f-49ce-b03d-7ab4b851e1b8&quot;]}, {&quot;id&quot;: &quot;ITEM-2&quot;, &quot;itemData&quot;: {&quot;type&quot;: &quot;article-journal&quot;, &quot;page&quot;: &quot;3746-3753&quot;, &quot;ISSN&quot;: &quot;19448007&quot;, &quot;DOI&quot;: &quot;10.1002/2016GL068533&quot;, &quot;volume&quot;: &quot;43&quot;, &quot;issued&quot;: {&quot;date-parts&quot;: [[&quot;2016&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id&quot;: &quot;ITEM-2&quot;, &quot;author&quot;: [{&quot;parse-names&quot;: false, &quot;family&quot;: &quot;Urmy&quot;, &quot;suffix&quot;: &quot;&quot;, &quot;given&quot;: &quot;Samuel S.&quot;, &quot;non-dropping-particle&quot;: &quot;&quot;, &quot;dropping-particle&quot;: &quot;&quot;}, {&quot;parse-names&quot;: false, &quot;family&quot;: &quot;Williamson&quot;, &quot;suffix&quot;: &quot;&quot;, &quot;given&quot;: &quot;Craig E.&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Schladow&quot;, &quot;suffix&quot;: &quot;&quot;, &quot;given&quot;: &quot;S. Geoffrey&quot;, &quot;non-dropping-particle&quot;: &quot;&quot;, &quot;dropping-particle&quot;: &quot;&quot;}, {&quot;parse-names&quot;: false, &quot;family&quot;: &quot;Overholt&quot;, &quot;suffix&quot;: &quot;&quot;, &quot;given&quot;: &quot;Erin P.&quot;, &quot;non-dropping-particle&quot;: &quot;&quot;, &quot;dropping-particle&quot;: &quot;&quot;}, {&quot;parse-names&quot;: false, &quot;family&quot;: &quot;Warren&quot;, &quot;suffix&quot;: &quot;&quot;, &quot;given&quot;: &quot;Joseph D.&quot;, &quot;non-dropping-particle&quot;: &quot;&quot;, &quot;dropping-particle&quot;: &quot;&quot;}], &quot;issue&quot;: &quot;8&quot;, &quot;container-title&quot;: &quot;Geophysical Research Letters&quot;}, &quot;uris&quot;: [&quot;http://www.mendeley.com/documents/?uuid=11670bda-7af6-454b-8651-0349be297ae5&quot;]}], &quot;properties&quot;: {&quot;noteIndex&quot;: 0}, &quot;schema&quot;: &quot;https://github.com/citation-style-language/schema/raw/master/csl-citation.json&quot;, &quot;mendeley&quot;: {&quot;formattedCitation&quot;: &quot;(Beauchamp et al. 1999, Urmy et al. 2016)&quot;, &quot;previouslyFormattedCitation&quot;: &quot;(Beauchamp et al. 1999, Urmy et al. 2016)&quot;, &quot;plainTextFormattedCitation&quot;: &quot;(Beauchamp et al. 1999, Urmy et al. 2016)&quot;}} RNDxDYREksyfb"/><text:span text:style-name="T89">⁠. <text:s/>Acoustics are also an excellent method for recording the diel vertical migration of lake zooplankton </text:span><text:reference-mark-start text:name="ADDIN CSL_CITATION {&quot;citationItems&quot;: [{&quot;id&quot;: &quot;ITEM-1&quot;, &quot;itemData&quot;: {&quot;ISBN&quot;: &quot;8153244698&quot;, &quot;type&quot;: &quot;article-journal&quot;, &quot;page&quot;: &quot;231\u2013244&quot;, &quot;ISSN&quot;: &quot;15415856&quot;, &quot;DOI&quot;: &quot;10.1002/lom3.10084&quot;, &quot;volume&quot;: &quot;14&quot;, &quot;issued&quot;: {&quot;date-parts&quot;: [[&quot;2016&quot;]]}, &quot;title&quot;: &quot;Measuring the distribution, abundance, and biovolume of zooplankton in an oligotrophic freshwater lake with a 710 kHz scientific echosounder&quot;, &quot;id&quot;: &quot;ITEM-1&quot;, &quot;author&quot;: [{&quot;parse-names&quot;: false, &quot;family&quot;: &quot;Warren&quot;, &quot;suffix&quot;: &quot;&quot;, &quot;given&quot;: &quot;Joseph D.&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Williamson&quot;, &quot;suffix&quot;: &quot;&quot;, &quot;given&quot;: &quot;Craig E.&quot;, &quot;non-dropping-particle&quot;: &quot;&quot;, &quot;dropping-particle&quot;: &quot;&quot;}], &quot;issue&quot;: &quot;4&quot;, &quot;container-title&quot;: &quot;Limnology and Oceanography: Methods&quot;}, &quot;uris&quot;: [&quot;http://www.mendeley.com/documents/?uuid=b770ceeb-795b-4bdc-9bda-a50a17f6561c&quot;]}], &quot;properties&quot;: {&quot;noteIndex&quot;: 0}, &quot;schema&quot;: &quot;https://github.com/citation-style-language/schema/raw/master/csl-citation.json&quot;, &quot;mendeley&quot;: {&quot;formattedCitation&quot;: &quot;(Warren et al. 2016)&quot;, &quot;previouslyFormattedCitation&quot;: &quot;(Warren et al. 2016)&quot;, &quot;plainTextFormattedCitation&quot;: &quot;(Warren et al. 2016)&quot;}} RNDBTDdqjpVHn"/><text:span text:style-name="T312">(Warren et al. 2016)</text:span><text:reference-mark-end text:name="ADDIN CSL_CITATION {&quot;citationItems&quot;: [{&quot;id&quot;: &quot;ITEM-1&quot;, &quot;itemData&quot;: {&quot;ISBN&quot;: &quot;8153244698&quot;, &quot;type&quot;: &quot;article-journal&quot;, &quot;page&quot;: &quot;231\u2013244&quot;, &quot;ISSN&quot;: &quot;15415856&quot;, &quot;DOI&quot;: &quot;10.1002/lom3.10084&quot;, &quot;volume&quot;: &quot;14&quot;, &quot;issued&quot;: {&quot;date-parts&quot;: [[&quot;2016&quot;]]}, &quot;title&quot;: &quot;Measuring the distribution, abundance, and biovolume of zooplankton in an oligotrophic freshwater lake with a 710 kHz scientific echosounder&quot;, &quot;id&quot;: &quot;ITEM-1&quot;, &quot;author&quot;: [{&quot;parse-names&quot;: false, &quot;family&quot;: &quot;Warren&quot;, &quot;suffix&quot;: &quot;&quot;, &quot;given&quot;: &quot;Joseph D.&quot;, &quot;non-dropping-particle&quot;: &quot;&quot;, &quot;dropping-particle&quot;: &quot;&quot;}, {&quot;parse-names&quot;: false, &quot;family&quot;: &quot;Leach&quot;, &quot;suffix&quot;: &quot;&quot;, &quot;given&quot;: &quot;Taylor H.&quot;, &quot;non-dropping-particle&quot;: &quot;&quot;, &quot;dropping-particle&quot;: &quot;&quot;}, {&quot;parse-names&quot;: false, &quot;family&quot;: &quot;Williamson&quot;, &quot;suffix&quot;: &quot;&quot;, &quot;given&quot;: &quot;Craig E.&quot;, &quot;non-dropping-particle&quot;: &quot;&quot;, &quot;dropping-particle&quot;: &quot;&quot;}], &quot;issue&quot;: &quot;4&quot;, &quot;container-title&quot;: &quot;Limnology and Oceanography: Methods&quot;}, &quot;uris&quot;: [&quot;http://www.mendeley.com/documents/?uuid=b770ceeb-795b-4bdc-9bda-a50a17f6561c&quot;]}], &quot;properties&quot;: {&quot;noteIndex&quot;: 0}, &quot;schema&quot;: &quot;https://github.com/citation-style-language/schema/raw/master/csl-citation.json&quot;, &quot;mendeley&quot;: {&quot;formattedCitation&quot;: &quot;(Warren et al. 2016)&quot;, &quot;previouslyFormattedCitation&quot;: &quot;(Warren et al. 2016)&quot;, &quot;plainTextFormattedCitation&quot;: &quot;(Warren et al. 2016)&quot;}} RNDBTDdqjpVHn"/><text:span text:style-name="T89">⁠. <text:s/>Although DVM was not part of this study, it would be a worthwhile topic for further investigation in these lakes.</text:span></text:p>
      <text:p text:style-name="P61">References</text:p>
      <text:section text:style-name="Sect1" text:name="ADDIN Mendeley Bibliography CSL_BIBLIOGRAPHY  RND6rqCmXmu3b">
        <text:p text:style-name="P63">Beauchamp, D. a, C. M. Baldwin, J. L. Vogel, and C. P. Gubala. 1999. Estimating diel, depth-specific foraging opportunities with a visual encounter rate model for pelagic piscivores. Canadian Journal of Fisheries and Aquatic Sciences 56:128–139.</text:p>
        <text:p text:style-name="P63">Bezanson, J., S. Karpinski, V. B. Shah, and A. Edelman. 2012. Julia: a fast, dynamic language for technical computing. arXiv preprint arXiv:1209.</text:p>
        <text:p text:style-name="P63">Bingaman, J. W. 1961. Guardians of the Yosemite: A Story of the First Rangers. First edition. Desert Printers.</text:p>
        <text:p text:style-name="P63">Bradford, D. F., S. D. Cooper, T. M. Jenkins, Jr., K. Kratz, O. Sarnelle, A. D. Brown, T. M. Jenkins, K. Kratz, O. Sarnelle, and A. D. Brown. 1998. Influences of natural acidity and introduced fish on faunal assemblages in California alpine lakes. Canadian Journal of Fisheries and Aquatic Sciences 55:2478–2491.</text:p>
        <text:p text:style-name="P63">Brandt, S. B., D. M. Mason, E. V Patrick, R. L. Argyle, L. Wells, P. A. Unger, and D. J. Stewart. 1991. Acoustic measures of the abundance and size of pelagic planktivores in Lake Michigan. Canadian Journal of Fisheries and Aquatic Science 48:894–908.</text:p>
        <text:p text:style-name="P63">Byron, E. R., P. T. Whitman, and C. R. Goldman. 1983. Observation of copepod swarms in Lake Tahoe. Limnology and Oceanography 28:378–382.</text:p>
        <text:p text:style-name="P63">Culver, D. A., M. M. Boucherle, D. J. Bean, and J. W. Fletcher. 1985. Biomass of Freshwater Crustacean Zooplankton from Length–Weight Regressions. Canadian Journal of Fisheries and Aquatic Sciences 42:1380–1390.</text:p>
        <text:p text:style-name="P63">Denman, K., A. Okubo, and T. Platt. 1977. The chlorophyll function spectrum in the sea. Limnology and Oceanography 22:1033–1038.</text:p>
        <text:p text:style-name="P63">Eckart, N. A. 1940. The Water Supply System of San Francisco. Journal (American Water Works Association) 32:751–794.</text:p>
        <text:p text:style-name="P63">Finlay, K., B. E. Beisner, and <text:s/>a J. D. Barnett. 2007. The use of the Laser Optical Plankton Counter to measure zooplankton size, abundance, and biomass in small freshwater lakes. Limnology and Oceanography-Methods 5:41–49.</text:p>
        <text:p text:style-name="P63">Foote, K. G. 1987. Fish target strengths for use in echo integrator surveys. The Journal of the Acoustical Society of America 82:981.</text:p>
        <text:p text:style-name="P63">Foote, K. G., H. P. Knudsen, G. Vestnes, D. N. MacLennan, and E. J. Simmonds. 1987. Calibration of acoustic instruments for fish density estimation: a practical guide. Page ICES Cooperative Research Report.</text:p>
        <text:p text:style-name="P63">Grünbaum, D. 2012. The logic of ecological patchiness. Interface Focus 2:150–155.</text:p>
        <text:p text:style-name="P63"><text:soft-page-break/>Hembre, L. K., and R. O. Megard. 2003. Seasonal and diel patchiness of a Daphnia population: An acoustic analysis. Limnology and Oceanography 48:2221–2233.</text:p>
        <text:p text:style-name="P63">Holliday, D. 1995. Bioacoustical oceanography at high frequencies. ICES Journal of Marine Science 52:279–296.</text:p>
        <text:p text:style-name="P63">Hyatt, M. W., and W. a Hubert. 2001. Proposed Standard-Weight Equations for Brook Trout. North American Journal of Fisheries Management 21:253–254.</text:p>
        <text:p text:style-name="P63">Knapp, R. a, K. R. Matthews, and O. Sarnelle. 2001. Resistance and resilience of alpine lake fauna tofish introductions. Ecological Monographs 71:401–421.</text:p>
        <text:p text:style-name="P63">Mackas, D. L., K. L. Denman, and M. R. Abbott. 1985. Plankton patchiness: biology in the physical vernacular. Bulletin of Marine Science 37:653–674.</text:p>
        <text:p text:style-name="P63">MacLennan, D. N., P. G. Fernandes, J. D. Maclennan, D. N. Fernandes, D. M. Maclennan, and P. G. Fernandes. 2002. A consistent approach to definitions and symbols in fisheries acoustics. ICES Journal of Marine Science 59:365–369.</text:p>
        <text:p text:style-name="P63">Masson, S., N. Angeli, J. Guillard, and B. Pinel-Alloul. 2001. Diel vertical and horizontal distribution of crustacean zooplankton and young of the year fish in a sub-alpine lake: an approach based on high frequency sampling. Journal of Plankton Research 23:1041–1060.</text:p>
        <text:p text:style-name="P63">McGehee, D. E., R. L. O’Driscoll, and L. V. M. Traykovski. 1998. Effects of orientation on acoustic scattering from Antarctic krill at 120 kHz. Deep-Sea Research Part II: Topical Studies in Oceanography 45:1273–1294.</text:p>
        <text:p text:style-name="P63">Melnik, N. G., O. A. Timoshkin, V. G. Sidleva, S. V. Pushkin, and V. S. Mamylov. 1993. Hydroacoustic measurement of the density of the Baikal macrozooplankter Macrohectopus branickii. Limnology and Oceanography 38:425–434.</text:p>
        <text:p text:style-name="P63">Milewski, C. L., and M. L. Brown. 1994. Proposed Standard Weight (Ws) Equation and Length-Categorization Standards for Stream-Dwelling Brown Trout (<text:span text:style-name="T458">Salmo trutta</text:span>). Journal of Freshwater Ecology 9:111–116.</text:p>
        <text:p text:style-name="P63">Myriax Pty Ltd. 2016. Echoview. Hobart, Tasmania.</text:p>
        <text:p text:style-name="P63">National Wildfire Coordinating Group. 2013. Rim Fire Final Update.</text:p>
        <text:p text:style-name="P63">Nielsen, J. L., and G. K. Sage. 2002. Population Genetic Structure in Lahontan Cutthroat Trout. Transactions of the American Fisheries Society 131:376–388.</text:p>
        <text:p text:style-name="P63">Northcote, T. G. 1964. Use of a high-frequency echo sounder to record distribution and migration of Chaoborus larvae. Limnology and Oceanography 9:87–91.</text:p>
        <text:p text:style-name="P63">Parks, S. E., J. D. Warren, K. Stamieszkin, C. A. Mayo, and D. Wiley. 2012. Dangerous dining: surface foraging of North Atlantic right whales increases risk of vessel collisions. Biol Lett 8:57–60.</text:p>
        <text:p text:style-name="P63"><text:soft-page-break/>Pinel-Alloul, B., C. Guay, N. Angeli, P. Legendre, P. Dutilleul, G. Balvay, D. Gerdeaux, and J. Guillard. 1999. Large-scale spatial heterogeneity of macrozooplankton in Lake of Geneva. Canadian Journal of Fisheries and Aquatic Sciences 56:1437–1451.</text:p>
        <text:p text:style-name="P63">R Development Core Team. 2016. R: A Language and Environment for Statistical Computing. R Foundation for Technical Computing, Vienna, Austria.</text:p>
        <text:p text:style-name="P63">De Robertis, A., and I. Higginbottom. 2007. A post-processing technique to estimate the signal-to-noise ratio and remove echosounder background noise. ICES Journal of Marine Science 64:1282–1291.</text:p>
        <text:p text:style-name="P63">Roman, M. R., D. V. Holliday, and L. P. Sanford. 2001. Temporal and spatial patterns of zooplankton in the Chesapeake Bay turbidity maximum. Marine Ecology Progress Series 213:215–227.</text:p>
        <text:p text:style-name="P63">Rudstam, L. G., F. R. Knudsen, H. Balk, G. Gal, B. T. Boscarino, and T. Axenrot. 2008. Acoustic characterization of Mysis relicta at multiple frequencies. Canadian Journal of Fisheries and Aquatic Sciences 65:2769–2779.</text:p>
        <text:p text:style-name="P63">Rudstam, L. G., S. L. Parker-Stetter, P. J. Sullivan, and D. M. Warner. 2009. Towards a standard operating procedure for fishery acoustic surveys in the Laurentian Great Lakes, North America. ICES Journal of Marine Science.</text:p>
        <text:p text:style-name="P63">Schabetsberger, R., M. S. Luger, G. Drozdowski, and A. Jagsch. 2009. Only the small survive: Monitoring long-term changes in the zooplankton community of an Alpine lake after fish introduction. Biological Invasions 11:1335–1345.</text:p>
        <text:p text:style-name="P63">Simonin, P. W., D. L. Parrish, L. G. Rudstam, P. J. Sullivan, and B. Pientka. 2012. Native rainbow smelt and nonnative alewife distribution related to temperature and light gradients in Lake Champlain. Journal of Great Lakes Research 38:115–122.</text:p>
        <text:p text:style-name="P63">Simpkins, D. G., and W. A. Hubert. 1996. Proposed revision of the standard-weight equation for rainbow trout. 11:3–9.</text:p>
        <text:p text:style-name="P63">Sommer, U., Z. M. Gliwicz, W. Lampert, and A. Duncan. 1986. The PEG-model of seasonal succession of plantkonic events in fresh waters. Archive fur Hydrobiologie 106:433–471.</text:p>
        <text:p text:style-name="P63">Stanton, T. K., and D. Chu. 2000. Review and recommendations for the modelling of acoustic scattering by fluid-like elongated zooplankton: euphausiids and copepods. ICES Journal of Marine Science 57:793–807.</text:p>
        <text:p text:style-name="P63">Stanton, T. K., D. Chu, and P. H. Wiebe. 1998. Sound scattering by several zooplankton groups. II. Scattering models. The Journal of the Acoustical Society of America 103:236–253.</text:p>
        <text:p text:style-name="P63">Temming, A., J. Floeter, and S. Ehrich. 2007. Predation hot spots: Large scale impact of local aggregations. Ecosystems 10:865–876.</text:p>
        <text:p text:style-name="P63">Teraguchi, M., and T. G. Northcote. 1966. Teraguchi_and_Northcote_1966.Pdf. Limnology and <text:soft-page-break/>Oceanography 11:164–176.</text:p>
        <text:p text:style-name="P63">Thorne, P. D., and D. M. Hanes. 2002. A review of acoustic measurement of small-scale sediment processes. Continental Shelf Research 22:603–632.</text:p>
        <text:p text:style-name="P63">United States Forest Service. 2016. Stanislaus National Forest - Cherry Lake. http://www.fs.usda.gov/recarea/stanislaus/recarea/?recid=14973.</text:p>
        <text:p text:style-name="P63">Urmy, S. S. 2016. SDWBA.jl: A Julia package for modeling acoustic backscatter from zooplankton.</text:p>
        <text:p text:style-name="P63">Urmy, S. S., J. K. Horne, and D. H. Barbee. 2012. Measuring the vertical distributional variability of pelagic fauna in Monterey Bay. ICES Journal of Marine Science 69:184–196.</text:p>
        <text:p text:style-name="P63">Urmy, S. S., C. E. Williamson, T. H. Leach, S. G. Schladow, E. P. Overholt, and J. D. Warren. 2016. Vertical redistribution of zooplankton in an oligotrophic lake associated with reduction in ultraviolet radiation by wildfire smoke. Geophysical Research Letters 43:3746–3753.</text:p>
        <text:p text:style-name="P63">Warren, J. D., T. H. Leach, and C. E. Williamson. 2016. Measuring the distribution, abundance, and biovolume of zooplankton in an oligotrophic freshwater lake with a 710 kHz scientific echosounder. Limnology and Oceanography: Methods 14:231–244.</text:p>
        <text:p text:style-name="P63">Warren, J. D., and P. H. Wiebe. 2008. Accounting for biological and physical sources of acoustic backscatter improves estimates of zooplankton biomass. Canadian Journal of Fisheries and Aquatic Sciences 65:1321–1333.</text:p>
        <text:p text:style-name="P63">Wiebe, P. H., S. Boyd, and J. L. Cox. 1975. Relationships between zooplankton displacement volume, wet weight, dry weight, and carbon. Fishery Bulletin 73:777–786.</text:p>
        <text:p text:style-name="P63">Wiebe, P. H., G. L. Lawson, A. C. Lavery, N. J. Copley, E. Horgan, and A. Bradley. 2013. Improved agreement of net and acoustical methods for surveying euphausiids by mitigating avoidance using a net-based LED strobe light system. ICES Journal of Marine Science 70:650–664.</text:p>
        <text:p text:style-name="P63">Williamson, C. E., J. M. Fischer, S. M. Bollens, E. P. Overholt, and J. K. Breckenridge. 2011. Towards a more comprehensive theory of zooplankton diel vertical migration: Integrating ultraviolet radiation and water transparency into the biotic paradigm. Limnology and Oceanography 56:1603–1623.</text:p>
        <text:p text:style-name="P59">Williamson, C. E., E. P. Overholt, J. A. Brentrup, R. M. Pilla, T. H. Leach, S. G. Schladow, J. D. Warren, S. S. Urmy, S. Sadro, S. Chandra, and P. J. Neale. 2016. Sentinel responses to droughts, wildfires, and floods: Effects of UV radiation on lakes and their ecosystem services. Frontiers in Ecology and the Environment 14:102–109.</text:p>
      </text:section>
      <text:p text:style-name="P62"><text:change-start text:change-id="ct62169408"/>Acknowledgements</text:p>
      <text:p text:style-name="P47"><text:span text:style-name="T372"><text:tab/></text:span><text:span text:style-name="T373">Many of the logistical aspects of this project were planned and executed on short notice, and could not have succeeded without help from a number of people. <text:s/>T</text:span><text:span text:style-name="T372">he staff of the UC Davis Tahoe Environmental Research Center, in particular Raph Townsend, Katie Webb, and Brant Allen, </text:span><text:span text:style-name="T373">got</text:span><text:span text:style-name="T372"> us in and out of the lakes </text:span><text:span text:style-name="T374">safely in conditions that were difficult and at times even dangerous. <text:s/>Taylor Leach assisted with field work in Independence Lake and Lake Tahoe and helped process some of the zooplankton samples. <text:s/></text:span><text:span text:style-name="T372">Erin Overholt </text:span><text:span text:style-name="T374">maintained her good humor when dealing with reimbursements for a dozen cross-country flights, booked on short notice. <text:s/></text:span><text:span text:style-name="T372">Maria Anderson, Kayla Hartigan, Michaela Miller, and Helena Nierer </text:span><text:span text:style-name="T375">identified, </text:span><text:span text:style-name="T372">counted and measured </text:span><text:span text:style-name="T375">the zooplankton samples</text:span><text:span text:style-name="T372">. <text:s/></text:span><text:span text:style-name="T376">This project was funded by the National Science Foundation’s Division of Environmental Biology RAPID grant 13-60066.</text:span><text:change-end text:change-id="ct621694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6-11-21T11:29:54.230278509</dc:date>
    <meta:editing-duration>P9DT6H2M18S</meta:editing-duration>
    <meta:editing-cycles>490</meta:editing-cycles>
    <meta:generator>LibreOffice/5.1.4.2$Linux_X86_64 LibreOffice_project/10m0$Build-2</meta:generator>
    <meta:document-statistic meta:table-count="0" meta:image-count="0" meta:object-count="4" meta:page-count="22" meta:paragraph-count="117" meta:word-count="7869" meta:character-count="50028" meta:non-whitespace-character-count="42031"/>
    <meta:user-defined meta:name="Mendeley Citation Style_1">http://www.zotero.org/styles/ecolog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2/content.xml><?xml version="1.0" encoding="utf-8"?>
<math xmlns="http://www.w3.org/1998/Math/MathML" display="block">
  <semantics>
    <mrow>
      <mrow>
        <msub>
          <mi>s</mi>
          <mi>v</mi>
        </msub>
        <mo stretchy="false">=</mo>
        <msub>
          <mi>n</mi>
          <mn>1</mn>
        </msub>
      </mrow>
      <mrow>
        <mrow>
          <mo fence="true" stretchy="false">⟨</mo>
          <mrow>
            <msub>
              <mi mathvariant="normal">σ</mi>
              <mrow>
                <mi mathvariant="italic">BS</mi>
                <mi>,</mi>
                <mn>1</mn>
              </mrow>
            </msub>
          </mrow>
          <mo fence="true" stretchy="false">⟩</mo>
        </mrow>
        <mo stretchy="false">+</mo>
        <msub>
          <mi>n</mi>
          <mn>2</mn>
        </msub>
      </mrow>
      <mrow>
        <mo fence="true" stretchy="false">⟨</mo>
        <mrow>
          <msub>
            <mi mathvariant="normal">σ</mi>
            <mrow>
              <mi mathvariant="italic">BS</mi>
              <mi>,</mi>
              <mn>2</mn>
            </mrow>
          </msub>
        </mrow>
        <mo fence="true" stretchy="false">⟩</mo>
      </mrow>
    </mrow>
    <annotation encoding="StarMath 5.0">s_v = n_1 langle %sigma_{BS,1} rangle + n_2 langle %sigma_{BS,2} rangle
</annotation>
  </semantics>
</math>
</file>

<file path=Object 3/content.xml><?xml version="1.0" encoding="utf-8"?>
<math xmlns="http://www.w3.org/1998/Math/MathML" display="block">
  <semantics>
    <mrow>
      <mfrac>
        <msub>
          <mi>n</mi>
          <mn>1</mn>
        </msub>
        <msub>
          <mi>n</mi>
          <mn>2</mn>
        </msub>
      </mfrac>
      <mo stretchy="false">=</mo>
      <mfrac>
        <msub>
          <mi>N</mi>
          <mn>1</mn>
        </msub>
        <msub>
          <mi>N</mi>
          <mn>2</mn>
        </msub>
      </mfrac>
    </mrow>
    <annotation encoding="StarMath 5.0">n_1 over n_2 = N_1 over N_2</annotation>
  </semantics>
</math>
</file>

<file path=Object 5/content.xml><?xml version="1.0" encoding="utf-8"?>
<math xmlns="http://www.w3.org/1998/Math/MathML" display="block">
  <semantics>
    <mrow>
      <mrow>
        <mi mathvariant="italic">DV</mi>
        <mo stretchy="false">=</mo>
        <mn>11.2</mn>
      </mrow>
      <msup>
        <mi mathvariant="italic">DW</mi>
        <mn>0.821</mn>
      </msup>
    </mrow>
    <annotation encoding="StarMath 5.0">DV = 11.2 DW^0.821</annotation>
  </semantics>
</math>
</file>